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8" table:style-name="ta1">
        <table:shapes>
          <draw:frame draw:z-index="0" draw:style-name="gr1" draw:text-style-name="P1" svg:width="6.2988in" svg:height="3.5429in" svg:x="12.5685in" svg:y="0.1961in">
            <draw:object draw:notify-on-update-of-ranges="data_8.B1:data_8.B1 data_8.B2:data_8.B501 data_8.C1:data_8.C1 data_8.C2:data_8.C501 data_8.D1:data_8.D1 data_8.D2:data_8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3in" svg:x="12.6768in" svg:y="3.9319in">
            <draw:object draw:notify-on-update-of-ranges="data_8.E1:data_8.E1 data_8.E2:data_8.E501 data_8.F1:data_8.F1 data_8.F2:data_8.F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8in" svg:height="3.5453in" svg:x="12.752in" svg:y="7.822in">
            <draw:object draw:notify-on-update-of-ranges="data_8.G1:data_8.G1 data_8.G2:data_8.G501 data_8.H1:data_8.H1 data_8.H2:data_8.H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xec time (1 thread)</text:p>
          </table:table-cell>
          <table:table-cell office:value-type="string" calcext:value-type="string">
            <text:p>exec time (8 threads)</text:p>
          </table:table-cell>
          <table:table-cell office:value-type="string" calcext:value-type="string">
            <text:p>exec time (8 threads linear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peedup (linear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fficiency (linear)</text:p>
          </table:table-cell>
          <table:table-cell office:value-type="string" calcext:value-type="string">
            <text:p>difference (1 thread)</text:p>
          </table:table-cell>
          <table:table-cell office:value-type="string" calcext:value-type="string">
            <text:p>difference(8 threa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6197" calcext:value-type="float">
            <text:p>0.056197</text:p>
          </table:table-cell>
          <table:table-cell office:value-type="float" office:value="0.011194" calcext:value-type="float">
            <text:p>0.011194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5.020302" calcext:value-type="float">
            <text:p>5.020302</text:p>
          </table:table-cell>
          <table:table-cell office:value-type="float" office:value="8" calcext:value-type="float">
            <text:p>8</text:p>
          </table:table-cell>
          <table:table-cell office:value-type="float" office:value="0.627538" calcext:value-type="float">
            <text:p>0.627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00512" calcext:value-type="float">
            <text:p>80000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7307" calcext:value-type="float">
            <text:p>0.107307</text:p>
          </table:table-cell>
          <table:table-cell office:value-type="float" office:value="0.024462" calcext:value-type="float">
            <text:p>0.024462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4.386655" calcext:value-type="float">
            <text:p>4.386655</text:p>
          </table:table-cell>
          <table:table-cell office:value-type="float" office:value="8" calcext:value-type="float">
            <text:p>8</text:p>
          </table:table-cell>
          <table:table-cell office:value-type="float" office:value="0.548332" calcext:value-type="float">
            <text:p>0.548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599808" calcext:value-type="float">
            <text:p>79599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823" calcext:value-type="float">
            <text:p>0.15823</text:p>
          </table:table-cell>
          <table:table-cell office:value-type="float" office:value="0.037949" calcext:value-type="float">
            <text:p>0.037949</text:p>
          </table:table-cell>
          <table:table-cell office:value-type="float" office:value="0.019779" calcext:value-type="float">
            <text:p>0.019779</text:p>
          </table:table-cell>
          <table:table-cell office:value-type="float" office:value="4.169602" calcext:value-type="float">
            <text:p>4.169602</text:p>
          </table:table-cell>
          <table:table-cell office:value-type="float" office:value="8" calcext:value-type="float">
            <text:p>8</text:p>
          </table:table-cell>
          <table:table-cell office:value-type="float" office:value="0.5212" calcext:value-type="float">
            <text:p>0.5212</text:p>
          </table:table-cell>
          <table:table-cell office:value-type="float" office:value="1" calcext:value-type="float">
            <text:p>1</text:p>
          </table:table-cell>
          <table:table-cell office:value-type="float" office:value="79202288" calcext:value-type="float">
            <text:p>79202288</text:p>
          </table:table-cell>
          <table:table-cell office:value-type="float" office:value="79202280" calcext:value-type="float">
            <text:p>79202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2409" calcext:value-type="float">
            <text:p>0.212409</text:p>
          </table:table-cell>
          <table:table-cell office:value-type="float" office:value="0.048225" calcext:value-type="float">
            <text:p>0.048225</text:p>
          </table:table-cell>
          <table:table-cell office:value-type="float" office:value="0.026551" calcext:value-type="float">
            <text:p>0.026551</text:p>
          </table:table-cell>
          <table:table-cell office:value-type="float" office:value="4.404556" calcext:value-type="float">
            <text:p>4.404556</text:p>
          </table:table-cell>
          <table:table-cell office:value-type="float" office:value="8" calcext:value-type="float">
            <text:p>8</text:p>
          </table:table-cell>
          <table:table-cell office:value-type="float" office:value="0.55057" calcext:value-type="float">
            <text:p>0.55057</text:p>
          </table:table-cell>
          <table:table-cell office:value-type="float" office:value="1" calcext:value-type="float">
            <text:p>1</text:p>
          </table:table-cell>
          <table:table-cell office:value-type="float" office:value="78806864" calcext:value-type="float">
            <text:p>78806864</text:p>
          </table:table-cell>
          <table:table-cell office:value-type="float" office:value="78806872" calcext:value-type="float">
            <text:p>78806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4399" calcext:value-type="float">
            <text:p>0.264399</text:p>
          </table:table-cell>
          <table:table-cell office:value-type="float" office:value="0.058664" calcext:value-type="float">
            <text:p>0.058664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4.506994" calcext:value-type="float">
            <text:p>4.506994</text:p>
          </table:table-cell>
          <table:table-cell office:value-type="float" office:value="8" calcext:value-type="float">
            <text:p>8</text:p>
          </table:table-cell>
          <table:table-cell office:value-type="float" office:value="0.563374" calcext:value-type="float">
            <text:p>0.563374</text:p>
          </table:table-cell>
          <table:table-cell office:value-type="float" office:value="1" calcext:value-type="float">
            <text:p>1</text:p>
          </table:table-cell>
          <table:table-cell office:value-type="float" office:value="78413592" calcext:value-type="float">
            <text:p>78413592</text:p>
          </table:table-cell>
          <table:table-cell office:value-type="float" office:value="78413608" calcext:value-type="float">
            <text:p>78413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7256" calcext:value-type="float">
            <text:p>0.317256</text:p>
          </table:table-cell>
          <table:table-cell office:value-type="float" office:value="0.070379" calcext:value-type="float">
            <text:p>0.070379</text:p>
          </table:table-cell>
          <table:table-cell office:value-type="float" office:value="0.039657" calcext:value-type="float">
            <text:p>0.039657</text:p>
          </table:table-cell>
          <table:table-cell office:value-type="float" office:value="4.507803" calcext:value-type="float">
            <text:p>4.507803</text:p>
          </table:table-cell>
          <table:table-cell office:value-type="float" office:value="8" calcext:value-type="float">
            <text:p>8</text:p>
          </table:table-cell>
          <table:table-cell office:value-type="float" office:value="0.563475" calcext:value-type="float">
            <text:p>0.563475</text:p>
          </table:table-cell>
          <table:table-cell office:value-type="float" office:value="1" calcext:value-type="float">
            <text:p>1</text:p>
          </table:table-cell>
          <table:table-cell office:value-type="float" office:value="78022456" calcext:value-type="float">
            <text:p>78022456</text:p>
          </table:table-cell>
          <table:table-cell office:value-type="float" office:value="78022448" calcext:value-type="float">
            <text:p>78022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0404" calcext:value-type="float">
            <text:p>0.370404</text:p>
          </table:table-cell>
          <table:table-cell office:value-type="float" office:value="0.082534" calcext:value-type="float">
            <text:p>0.082534</text:p>
          </table:table-cell>
          <table:table-cell office:value-type="float" office:value="0.046301" calcext:value-type="float">
            <text:p>0.046301</text:p>
          </table:table-cell>
          <table:table-cell office:value-type="float" office:value="4.487884" calcext:value-type="float">
            <text:p>4.487884</text:p>
          </table:table-cell>
          <table:table-cell office:value-type="float" office:value="8" calcext:value-type="float">
            <text:p>8</text:p>
          </table:table-cell>
          <table:table-cell office:value-type="float" office:value="0.560985" calcext:value-type="float">
            <text:p>0.560985</text:p>
          </table:table-cell>
          <table:table-cell office:value-type="float" office:value="1" calcext:value-type="float">
            <text:p>1</text:p>
          </table:table-cell>
          <table:table-cell office:value-type="float" office:value="77633408" calcext:value-type="float">
            <text:p>77633408</text:p>
          </table:table-cell>
          <table:table-cell office:value-type="float" office:value="77633424" calcext:value-type="float">
            <text:p>7763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4947" calcext:value-type="float">
            <text:p>0.424947</text:p>
          </table:table-cell>
          <table:table-cell office:value-type="float" office:value="0.094865" calcext:value-type="float">
            <text:p>0.094865</text:p>
          </table:table-cell>
          <table:table-cell office:value-type="float" office:value="0.053118" calcext:value-type="float">
            <text:p>0.053118</text:p>
          </table:table-cell>
          <table:table-cell office:value-type="float" office:value="4.479506" calcext:value-type="float">
            <text:p>4.479506</text:p>
          </table:table-cell>
          <table:table-cell office:value-type="float" office:value="8" calcext:value-type="float">
            <text:p>8</text:p>
          </table:table-cell>
          <table:table-cell office:value-type="float" office:value="0.559938" calcext:value-type="float">
            <text:p>0.559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246520" calcext:value-type="float">
            <text:p>77246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8307" calcext:value-type="float">
            <text:p>0.478307</text:p>
          </table:table-cell>
          <table:table-cell office:value-type="float" office:value="0.107151" calcext:value-type="float">
            <text:p>0.107151</text:p>
          </table:table-cell>
          <table:table-cell office:value-type="float" office:value="0.059788" calcext:value-type="float">
            <text:p>0.059788</text:p>
          </table:table-cell>
          <table:table-cell office:value-type="float" office:value="4.463875" calcext:value-type="float">
            <text:p>4.463875</text:p>
          </table:table-cell>
          <table:table-cell office:value-type="float" office:value="8" calcext:value-type="float">
            <text:p>8</text:p>
          </table:table-cell>
          <table:table-cell office:value-type="float" office:value="0.557984" calcext:value-type="float">
            <text:p>0.557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861696" calcext:value-type="float">
            <text:p>76861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2208" calcext:value-type="float">
            <text:p>0.532208</text:p>
          </table:table-cell>
          <table:table-cell office:value-type="float" office:value="0.118976" calcext:value-type="float">
            <text:p>0.118976</text:p>
          </table:table-cell>
          <table:table-cell office:value-type="float" office:value="0.066526" calcext:value-type="float">
            <text:p>0.066526</text:p>
          </table:table-cell>
          <table:table-cell office:value-type="float" office:value="4.473247" calcext:value-type="float">
            <text:p>4.473247</text:p>
          </table:table-cell>
          <table:table-cell office:value-type="float" office:value="8" calcext:value-type="float">
            <text:p>8</text:p>
          </table:table-cell>
          <table:table-cell office:value-type="float" office:value="0.559156" calcext:value-type="float">
            <text:p>0.559156</text:p>
          </table:table-cell>
          <table:table-cell office:value-type="float" office:value="1" calcext:value-type="float">
            <text:p>1</text:p>
          </table:table-cell>
          <table:table-cell office:value-type="float" office:value="76480008" calcext:value-type="float">
            <text:p>76480008</text:p>
          </table:table-cell>
          <table:table-cell office:value-type="float" office:value="76480016" calcext:value-type="float">
            <text:p>7648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5227" calcext:value-type="float">
            <text:p>0.585227</text:p>
          </table:table-cell>
          <table:table-cell office:value-type="float" office:value="0.131108" calcext:value-type="float">
            <text:p>0.131108</text:p>
          </table:table-cell>
          <table:table-cell office:value-type="float" office:value="0.073153" calcext:value-type="float">
            <text:p>0.073153</text:p>
          </table:table-cell>
          <table:table-cell office:value-type="float" office:value="4.463685" calcext:value-type="float">
            <text:p>4.463685</text:p>
          </table:table-cell>
          <table:table-cell office:value-type="float" office:value="8" calcext:value-type="float">
            <text:p>8</text:p>
          </table:table-cell>
          <table:table-cell office:value-type="float" office:value="0.557961" calcext:value-type="float">
            <text:p>0.557961</text:p>
          </table:table-cell>
          <table:table-cell office:value-type="float" office:value="1" calcext:value-type="float">
            <text:p>1</text:p>
          </table:table-cell>
          <table:table-cell office:value-type="float" office:value="76099416" calcext:value-type="float">
            <text:p>76099416</text:p>
          </table:table-cell>
          <table:table-cell office:value-type="float" office:value="76099392" calcext:value-type="float">
            <text:p>76099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8783" calcext:value-type="float">
            <text:p>0.638783</text:p>
          </table:table-cell>
          <table:table-cell office:value-type="float" office:value="0.143572" calcext:value-type="float">
            <text:p>0.143572</text:p>
          </table:table-cell>
          <table:table-cell office:value-type="float" office:value="0.079848" calcext:value-type="float">
            <text:p>0.079848</text:p>
          </table:table-cell>
          <table:table-cell office:value-type="float" office:value="4.449225" calcext:value-type="float">
            <text:p>4.449225</text:p>
          </table:table-cell>
          <table:table-cell office:value-type="float" office:value="8" calcext:value-type="float">
            <text:p>8</text:p>
          </table:table-cell>
          <table:table-cell office:value-type="float" office:value="0.556153" calcext:value-type="float">
            <text:p>0.556153</text:p>
          </table:table-cell>
          <table:table-cell office:value-type="float" office:value="1" calcext:value-type="float">
            <text:p>1</text:p>
          </table:table-cell>
          <table:table-cell office:value-type="float" office:value="75720856" calcext:value-type="float">
            <text:p>75720856</text:p>
          </table:table-cell>
          <table:table-cell office:value-type="float" office:value="75720840" calcext:value-type="float">
            <text:p>757208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91631" calcext:value-type="float">
            <text:p>0.691631</text:p>
          </table:table-cell>
          <table:table-cell office:value-type="float" office:value="0.156089" calcext:value-type="float">
            <text:p>0.156089</text:p>
          </table:table-cell>
          <table:table-cell office:value-type="float" office:value="0.086454" calcext:value-type="float">
            <text:p>0.086454</text:p>
          </table:table-cell>
          <table:table-cell office:value-type="float" office:value="4.430995" calcext:value-type="float">
            <text:p>4.430995</text:p>
          </table:table-cell>
          <table:table-cell office:value-type="float" office:value="8" calcext:value-type="float">
            <text:p>8</text:p>
          </table:table-cell>
          <table:table-cell office:value-type="float" office:value="0.553874" calcext:value-type="float">
            <text:p>0.553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344384" calcext:value-type="float">
            <text:p>75344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4442" calcext:value-type="float">
            <text:p>0.744442</text:p>
          </table:table-cell>
          <table:table-cell office:value-type="float" office:value="0.17067" calcext:value-type="float">
            <text:p>0.17067</text:p>
          </table:table-cell>
          <table:table-cell office:value-type="float" office:value="0.093055" calcext:value-type="float">
            <text:p>0.093055</text:p>
          </table:table-cell>
          <table:table-cell office:value-type="float" office:value="4.361876" calcext:value-type="float">
            <text:p>4.361876</text:p>
          </table:table-cell>
          <table:table-cell office:value-type="float" office:value="8" calcext:value-type="float">
            <text:p>8</text:p>
          </table:table-cell>
          <table:table-cell office:value-type="float" office:value="0.545235" calcext:value-type="float">
            <text:p>0.545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71024" calcext:value-type="float">
            <text:p>74971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8044" calcext:value-type="float">
            <text:p>0.798044</text:p>
          </table:table-cell>
          <table:table-cell office:value-type="float" office:value="0.181528" calcext:value-type="float">
            <text:p>0.181528</text:p>
          </table:table-cell>
          <table:table-cell office:value-type="float" office:value="0.099755" calcext:value-type="float">
            <text:p>0.099755</text:p>
          </table:table-cell>
          <table:table-cell office:value-type="float" office:value="4.396245" calcext:value-type="float">
            <text:p>4.396245</text:p>
          </table:table-cell>
          <table:table-cell office:value-type="float" office:value="8" calcext:value-type="float">
            <text:p>8</text:p>
          </table:table-cell>
          <table:table-cell office:value-type="float" office:value="0.549531" calcext:value-type="float">
            <text:p>0.549531</text:p>
          </table:table-cell>
          <table:table-cell office:value-type="float" office:value="1" calcext:value-type="float">
            <text:p>1</text:p>
          </table:table-cell>
          <table:table-cell office:value-type="float" office:value="74598704" calcext:value-type="float">
            <text:p>74598704</text:p>
          </table:table-cell>
          <table:table-cell office:value-type="float" office:value="74598696" calcext:value-type="float">
            <text:p>74598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3151" calcext:value-type="float">
            <text:p>0.853151</text:p>
          </table:table-cell>
          <table:table-cell office:value-type="float" office:value="0.193183" calcext:value-type="float">
            <text:p>0.193183</text:p>
          </table:table-cell>
          <table:table-cell office:value-type="float" office:value="0.106644" calcext:value-type="float">
            <text:p>0.106644</text:p>
          </table:table-cell>
          <table:table-cell office:value-type="float" office:value="4.416273" calcext:value-type="float">
            <text:p>4.416273</text:p>
          </table:table-cell>
          <table:table-cell office:value-type="float" office:value="8" calcext:value-type="float">
            <text:p>8</text:p>
          </table:table-cell>
          <table:table-cell office:value-type="float" office:value="0.552034" calcext:value-type="float">
            <text:p>0.552034</text:p>
          </table:table-cell>
          <table:table-cell office:value-type="float" office:value="1" calcext:value-type="float">
            <text:p>1</text:p>
          </table:table-cell>
          <table:table-cell office:value-type="float" office:value="74229432" calcext:value-type="float">
            <text:p>74229432</text:p>
          </table:table-cell>
          <table:table-cell office:value-type="float" office:value="74229448" calcext:value-type="float">
            <text:p>74229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4919" calcext:value-type="float">
            <text:p>0.904919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113115" calcext:value-type="float">
            <text:p>0.113115</text:p>
          </table:table-cell>
          <table:table-cell office:value-type="float" office:value="4.425027" calcext:value-type="float">
            <text:p>4.425027</text:p>
          </table:table-cell>
          <table:table-cell office:value-type="float" office:value="8" calcext:value-type="float">
            <text:p>8</text:p>
          </table:table-cell>
          <table:table-cell office:value-type="float" office:value="0.553128" calcext:value-type="float">
            <text:p>0.553128</text:p>
          </table:table-cell>
          <table:table-cell office:value-type="float" office:value="1" calcext:value-type="float">
            <text:p>1</text:p>
          </table:table-cell>
          <table:table-cell office:value-type="float" office:value="73861256" calcext:value-type="float">
            <text:p>73861256</text:p>
          </table:table-cell>
          <table:table-cell office:value-type="float" office:value="73861240" calcext:value-type="float">
            <text:p>738612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6264" calcext:value-type="float">
            <text:p>0.956264</text:p>
          </table:table-cell>
          <table:table-cell office:value-type="float" office:value="0.21865" calcext:value-type="float">
            <text:p>0.21865</text:p>
          </table:table-cell>
          <table:table-cell office:value-type="float" office:value="0.119533" calcext:value-type="float">
            <text:p>0.119533</text:p>
          </table:table-cell>
          <table:table-cell office:value-type="float" office:value="4.373496" calcext:value-type="float">
            <text:p>4.373496</text:p>
          </table:table-cell>
          <table:table-cell office:value-type="float" office:value="8" calcext:value-type="float">
            <text:p>8</text:p>
          </table:table-cell>
          <table:table-cell office:value-type="float" office:value="0.546687" calcext:value-type="float">
            <text:p>0.546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496104" calcext:value-type="float">
            <text:p>73496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231511" calcext:value-type="float">
            <text:p>0.231511</text:p>
          </table:table-cell>
          <table:table-cell office:value-type="float" office:value="0.126038" calcext:value-type="float">
            <text:p>0.126038</text:p>
          </table:table-cell>
          <table:table-cell office:value-type="float" office:value="4.355293" calcext:value-type="float">
            <text:p>4.355293</text:p>
          </table:table-cell>
          <table:table-cell office:value-type="float" office:value="8" calcext:value-type="float">
            <text:p>8</text:p>
          </table:table-cell>
          <table:table-cell office:value-type="float" office:value="0.544412" calcext:value-type="float">
            <text:p>0.544412</text:p>
          </table:table-cell>
          <table:table-cell office:value-type="float" office:value="1" calcext:value-type="float">
            <text:p>1</text:p>
          </table:table-cell>
          <table:table-cell office:value-type="float" office:value="73132016" calcext:value-type="float">
            <text:p>73132016</text:p>
          </table:table-cell>
          <table:table-cell office:value-type="float" office:value="73131984" calcext:value-type="float">
            <text:p>731319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60219" calcext:value-type="float">
            <text:p>1.060219</text:p>
          </table:table-cell>
          <table:table-cell office:value-type="float" office:value="0.252588" calcext:value-type="float">
            <text:p>0.252588</text:p>
          </table:table-cell>
          <table:table-cell office:value-type="float" office:value="0.132527" calcext:value-type="float">
            <text:p>0.132527</text:p>
          </table:table-cell>
          <table:table-cell office:value-type="float" office:value="4.197418" calcext:value-type="float">
            <text:p>4.197418</text:p>
          </table:table-cell>
          <table:table-cell office:value-type="float" office:value="8" calcext:value-type="float">
            <text:p>8</text:p>
          </table:table-cell>
          <table:table-cell office:value-type="float" office:value="0.524677" calcext:value-type="float">
            <text:p>0.524677</text:p>
          </table:table-cell>
          <table:table-cell office:value-type="float" office:value="1" calcext:value-type="float">
            <text:p>1</text:p>
          </table:table-cell>
          <table:table-cell office:value-type="float" office:value="72769872" calcext:value-type="float">
            <text:p>72769872</text:p>
          </table:table-cell>
          <table:table-cell office:value-type="float" office:value="72769880" calcext:value-type="float">
            <text:p>727698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11764" calcext:value-type="float">
            <text:p>1.111764</text:p>
          </table:table-cell>
          <table:table-cell office:value-type="float" office:value="0.271577" calcext:value-type="float">
            <text:p>0.271577</text:p>
          </table:table-cell>
          <table:table-cell office:value-type="float" office:value="0.13897" calcext:value-type="float">
            <text:p>0.13897</text:p>
          </table:table-cell>
          <table:table-cell office:value-type="float" office:value="4.093739" calcext:value-type="float">
            <text:p>4.093739</text:p>
          </table:table-cell>
          <table:table-cell office:value-type="float" office:value="8" calcext:value-type="float">
            <text:p>8</text:p>
          </table:table-cell>
          <table:table-cell office:value-type="float" office:value="0.511717" calcext:value-type="float">
            <text:p>0.511717</text:p>
          </table:table-cell>
          <table:table-cell office:value-type="float" office:value="1" calcext:value-type="float">
            <text:p>1</text:p>
          </table:table-cell>
          <table:table-cell office:value-type="float" office:value="72410848" calcext:value-type="float">
            <text:p>72410848</text:p>
          </table:table-cell>
          <table:table-cell office:value-type="float" office:value="72410856" calcext:value-type="float">
            <text:p>72410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64155" calcext:value-type="float">
            <text:p>1.164155</text:p>
          </table:table-cell>
          <table:table-cell office:value-type="float" office:value="0.283208" calcext:value-type="float">
            <text:p>0.283208</text:p>
          </table:table-cell>
          <table:table-cell office:value-type="float" office:value="0.145519" calcext:value-type="float">
            <text:p>0.145519</text:p>
          </table:table-cell>
          <table:table-cell office:value-type="float" office:value="4.110595" calcext:value-type="float">
            <text:p>4.110595</text:p>
          </table:table-cell>
          <table:table-cell office:value-type="float" office:value="8" calcext:value-type="float">
            <text:p>8</text:p>
          </table:table-cell>
          <table:table-cell office:value-type="float" office:value="0.513824" calcext:value-type="float">
            <text:p>0.5138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052824" calcext:value-type="float">
            <text:p>72052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15333" calcext:value-type="float">
            <text:p>1.215333</text:p>
          </table:table-cell>
          <table:table-cell office:value-type="float" office:value="0.293623" calcext:value-type="float">
            <text:p>0.293623</text:p>
          </table:table-cell>
          <table:table-cell office:value-type="float" office:value="0.151917" calcext:value-type="float">
            <text:p>0.151917</text:p>
          </table:table-cell>
          <table:table-cell office:value-type="float" office:value="4.139099" calcext:value-type="float">
            <text:p>4.139099</text:p>
          </table:table-cell>
          <table:table-cell office:value-type="float" office:value="8" calcext:value-type="float">
            <text:p>8</text:p>
          </table:table-cell>
          <table:table-cell office:value-type="float" office:value="0.517387" calcext:value-type="float">
            <text:p>0.517387</text:p>
          </table:table-cell>
          <table:table-cell office:value-type="float" office:value="1" calcext:value-type="float">
            <text:p>1</text:p>
          </table:table-cell>
          <table:table-cell office:value-type="float" office:value="71696832" calcext:value-type="float">
            <text:p>71696832</text:p>
          </table:table-cell>
          <table:table-cell office:value-type="float" office:value="71696816" calcext:value-type="float">
            <text:p>71696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66689" calcext:value-type="float">
            <text:p>1.266689</text:p>
          </table:table-cell>
          <table:table-cell office:value-type="float" office:value="0.305096" calcext:value-type="float">
            <text:p>0.305096</text:p>
          </table:table-cell>
          <table:table-cell office:value-type="float" office:value="0.158336" calcext:value-type="float">
            <text:p>0.158336</text:p>
          </table:table-cell>
          <table:table-cell office:value-type="float" office:value="4.151767" calcext:value-type="float">
            <text:p>4.151767</text:p>
          </table:table-cell>
          <table:table-cell office:value-type="float" office:value="8" calcext:value-type="float">
            <text:p>8</text:p>
          </table:table-cell>
          <table:table-cell office:value-type="float" office:value="0.518971" calcext:value-type="float">
            <text:p>0.518971</text:p>
          </table:table-cell>
          <table:table-cell office:value-type="float" office:value="1" calcext:value-type="float">
            <text:p>1</text:p>
          </table:table-cell>
          <table:table-cell office:value-type="float" office:value="71343840" calcext:value-type="float">
            <text:p>71343840</text:p>
          </table:table-cell>
          <table:table-cell office:value-type="float" office:value="71343848" calcext:value-type="float">
            <text:p>71343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17272" calcext:value-type="float">
            <text:p>1.317272</text:p>
          </table:table-cell>
          <table:table-cell office:value-type="float" office:value="0.317645" calcext:value-type="float">
            <text:p>0.317645</text:p>
          </table:table-cell>
          <table:table-cell office:value-type="float" office:value="0.164659" calcext:value-type="float">
            <text:p>0.164659</text:p>
          </table:table-cell>
          <table:table-cell office:value-type="float" office:value="4.146995" calcext:value-type="float">
            <text:p>4.146995</text:p>
          </table:table-cell>
          <table:table-cell office:value-type="float" office:value="8" calcext:value-type="float">
            <text:p>8</text:p>
          </table:table-cell>
          <table:table-cell office:value-type="float" office:value="0.518374" calcext:value-type="float">
            <text:p>0.518374</text:p>
          </table:table-cell>
          <table:table-cell office:value-type="float" office:value="1" calcext:value-type="float">
            <text:p>1</text:p>
          </table:table-cell>
          <table:table-cell office:value-type="float" office:value="70991832" calcext:value-type="float">
            <text:p>70991832</text:p>
          </table:table-cell>
          <table:table-cell office:value-type="float" office:value="70991840" calcext:value-type="float">
            <text:p>709918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67985" calcext:value-type="float">
            <text:p>1.367985</text:p>
          </table:table-cell>
          <table:table-cell office:value-type="float" office:value="0.329629" calcext:value-type="float">
            <text:p>0.329629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4.150074" calcext:value-type="float">
            <text:p>4.150074</text:p>
          </table:table-cell>
          <table:table-cell office:value-type="float" office:value="8" calcext:value-type="float">
            <text:p>8</text:p>
          </table:table-cell>
          <table:table-cell office:value-type="float" office:value="0.518759" calcext:value-type="float">
            <text:p>0.518759</text:p>
          </table:table-cell>
          <table:table-cell office:value-type="float" office:value="1" calcext:value-type="float">
            <text:p>1</text:p>
          </table:table-cell>
          <table:table-cell office:value-type="float" office:value="70641784" calcext:value-type="float">
            <text:p>70641784</text:p>
          </table:table-cell>
          <table:table-cell office:value-type="float" office:value="70641808" calcext:value-type="float">
            <text:p>706418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18732" calcext:value-type="float">
            <text:p>1.418732</text:p>
          </table:table-cell>
          <table:table-cell office:value-type="float" office:value="0.340331" calcext:value-type="float">
            <text:p>0.340331</text:p>
          </table:table-cell>
          <table:table-cell office:value-type="float" office:value="0.177342" calcext:value-type="float">
            <text:p>0.177342</text:p>
          </table:table-cell>
          <table:table-cell office:value-type="float" office:value="4.168689" calcext:value-type="float">
            <text:p>4.168689</text:p>
          </table:table-cell>
          <table:table-cell office:value-type="float" office:value="8" calcext:value-type="float">
            <text:p>8</text:p>
          </table:table-cell>
          <table:table-cell office:value-type="float" office:value="0.521086" calcext:value-type="float">
            <text:p>0.521086</text:p>
          </table:table-cell>
          <table:table-cell office:value-type="float" office:value="1" calcext:value-type="float">
            <text:p>1</text:p>
          </table:table-cell>
          <table:table-cell office:value-type="float" office:value="70293816" calcext:value-type="float">
            <text:p>70293816</text:p>
          </table:table-cell>
          <table:table-cell office:value-type="float" office:value="70293824" calcext:value-type="float">
            <text:p>70293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0545" calcext:value-type="float">
            <text:p>1.470545</text:p>
          </table:table-cell>
          <table:table-cell office:value-type="float" office:value="0.351404" calcext:value-type="float">
            <text:p>0.351404</text:p>
          </table:table-cell>
          <table:table-cell office:value-type="float" office:value="0.183818" calcext:value-type="float">
            <text:p>0.183818</text:p>
          </table:table-cell>
          <table:table-cell office:value-type="float" office:value="4.184764" calcext:value-type="float">
            <text:p>4.184764</text:p>
          </table:table-cell>
          <table:table-cell office:value-type="float" office:value="8" calcext:value-type="float">
            <text:p>8</text:p>
          </table:table-cell>
          <table:table-cell office:value-type="float" office:value="0.523096" calcext:value-type="float">
            <text:p>0.523096</text:p>
          </table:table-cell>
          <table:table-cell office:value-type="float" office:value="1" calcext:value-type="float">
            <text:p>1</text:p>
          </table:table-cell>
          <table:table-cell office:value-type="float" office:value="69947744" calcext:value-type="float">
            <text:p>69947744</text:p>
          </table:table-cell>
          <table:table-cell office:value-type="float" office:value="69947776" calcext:value-type="float">
            <text:p>699477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21055" calcext:value-type="float">
            <text:p>1.521055</text:p>
          </table:table-cell>
          <table:table-cell office:value-type="float" office:value="0.363349" calcext:value-type="float">
            <text:p>0.363349</text:p>
          </table:table-cell>
          <table:table-cell office:value-type="float" office:value="0.190132" calcext:value-type="float">
            <text:p>0.190132</text:p>
          </table:table-cell>
          <table:table-cell office:value-type="float" office:value="4.18621" calcext:value-type="float">
            <text:p>4.18621</text:p>
          </table:table-cell>
          <table:table-cell office:value-type="float" office:value="8" calcext:value-type="float">
            <text:p>8</text:p>
          </table:table-cell>
          <table:table-cell office:value-type="float" office:value="0.523276" calcext:value-type="float">
            <text:p>0.523276</text:p>
          </table:table-cell>
          <table:table-cell office:value-type="float" office:value="1" calcext:value-type="float">
            <text:p>1</text:p>
          </table:table-cell>
          <table:table-cell office:value-type="float" office:value="69603704" calcext:value-type="float">
            <text:p>69603704</text:p>
          </table:table-cell>
          <table:table-cell office:value-type="float" office:value="69603728" calcext:value-type="float">
            <text:p>69603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71758" calcext:value-type="float">
            <text:p>1.571758</text:p>
          </table:table-cell>
          <table:table-cell office:value-type="float" office:value="0.374793" calcext:value-type="float">
            <text:p>0.374793</text:p>
          </table:table-cell>
          <table:table-cell office:value-type="float" office:value="0.19647" calcext:value-type="float">
            <text:p>0.19647</text:p>
          </table:table-cell>
          <table:table-cell office:value-type="float" office:value="4.193666" calcext:value-type="float">
            <text:p>4.193666</text:p>
          </table:table-cell>
          <table:table-cell office:value-type="float" office:value="8" calcext:value-type="float">
            <text:p>8</text:p>
          </table:table-cell>
          <table:table-cell office:value-type="float" office:value="0.524208" calcext:value-type="float">
            <text:p>0.524208</text:p>
          </table:table-cell>
          <table:table-cell office:value-type="float" office:value="1" calcext:value-type="float">
            <text:p>1</text:p>
          </table:table-cell>
          <table:table-cell office:value-type="float" office:value="69261664" calcext:value-type="float">
            <text:p>69261664</text:p>
          </table:table-cell>
          <table:table-cell office:value-type="float" office:value="69261680" calcext:value-type="float">
            <text:p>692616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22233" calcext:value-type="float">
            <text:p>1.622233</text:p>
          </table:table-cell>
          <table:table-cell office:value-type="float" office:value="0.385399" calcext:value-type="float">
            <text:p>0.385399</text:p>
          </table:table-cell>
          <table:table-cell office:value-type="float" office:value="0.202779" calcext:value-type="float">
            <text:p>0.202779</text:p>
          </table:table-cell>
          <table:table-cell office:value-type="float" office:value="4.20923" calcext:value-type="float">
            <text:p>4.20923</text:p>
          </table:table-cell>
          <table:table-cell office:value-type="float" office:value="8" calcext:value-type="float">
            <text:p>8</text:p>
          </table:table-cell>
          <table:table-cell office:value-type="float" office:value="0.526154" calcext:value-type="float">
            <text:p>0.526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21536" calcext:value-type="float">
            <text:p>689215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72992" calcext:value-type="float">
            <text:p>1.672992</text:p>
          </table:table-cell>
          <table:table-cell office:value-type="float" office:value="0.397046" calcext:value-type="float">
            <text:p>0.397046</text:p>
          </table:table-cell>
          <table:table-cell office:value-type="float" office:value="0.209124" calcext:value-type="float">
            <text:p>0.209124</text:p>
          </table:table-cell>
          <table:table-cell office:value-type="float" office:value="4.213601" calcext:value-type="float">
            <text:p>4.213601</text:p>
          </table:table-cell>
          <table:table-cell office:value-type="float" office:value="8" calcext:value-type="float">
            <text:p>8</text:p>
          </table:table-cell>
          <table:table-cell office:value-type="float" office:value="0.5267" calcext:value-type="float">
            <text:p>0.5267</text:p>
          </table:table-cell>
          <table:table-cell office:value-type="float" office:value="1" calcext:value-type="float">
            <text:p>1</text:p>
          </table:table-cell>
          <table:table-cell office:value-type="float" office:value="68583464" calcext:value-type="float">
            <text:p>68583464</text:p>
          </table:table-cell>
          <table:table-cell office:value-type="float" office:value="68583472" calcext:value-type="float">
            <text:p>685834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24058" calcext:value-type="float">
            <text:p>1.724058</text:p>
          </table:table-cell>
          <table:table-cell office:value-type="float" office:value="0.409436" calcext:value-type="float">
            <text:p>0.409436</text:p>
          </table:table-cell>
          <table:table-cell office:value-type="float" office:value="0.215507" calcext:value-type="float">
            <text:p>0.215507</text:p>
          </table:table-cell>
          <table:table-cell office:value-type="float" office:value="4.210812" calcext:value-type="float">
            <text:p>4.210812</text:p>
          </table:table-cell>
          <table:table-cell office:value-type="float" office:value="8" calcext:value-type="float">
            <text:p>8</text:p>
          </table:table-cell>
          <table:table-cell office:value-type="float" office:value="0.526352" calcext:value-type="float">
            <text:p>0.526352</text:p>
          </table:table-cell>
          <table:table-cell office:value-type="float" office:value="1" calcext:value-type="float">
            <text:p>1</text:p>
          </table:table-cell>
          <table:table-cell office:value-type="float" office:value="68247224" calcext:value-type="float">
            <text:p>68247224</text:p>
          </table:table-cell>
          <table:table-cell office:value-type="float" office:value="68247264" calcext:value-type="float">
            <text:p>682472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7755" calcext:value-type="float">
            <text:p>1.77755</text:p>
          </table:table-cell>
          <table:table-cell office:value-type="float" office:value="0.420651" calcext:value-type="float">
            <text:p>0.420651</text:p>
          </table:table-cell>
          <table:table-cell office:value-type="float" office:value="0.222194" calcext:value-type="float">
            <text:p>0.222194</text:p>
          </table:table-cell>
          <table:table-cell office:value-type="float" office:value="4.225715" calcext:value-type="float">
            <text:p>4.225715</text:p>
          </table:table-cell>
          <table:table-cell office:value-type="float" office:value="8" calcext:value-type="float">
            <text:p>8</text:p>
          </table:table-cell>
          <table:table-cell office:value-type="float" office:value="0.528214" calcext:value-type="float">
            <text:p>0.528214</text:p>
          </table:table-cell>
          <table:table-cell office:value-type="float" office:value="1" calcext:value-type="float">
            <text:p>1</text:p>
          </table:table-cell>
          <table:table-cell office:value-type="float" office:value="67912024" calcext:value-type="float">
            <text:p>67912024</text:p>
          </table:table-cell>
          <table:table-cell office:value-type="float" office:value="67912064" calcext:value-type="float">
            <text:p>67912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82882" calcext:value-type="float">
            <text:p>1.82882</text:p>
          </table:table-cell>
          <table:table-cell office:value-type="float" office:value="0.431313" calcext:value-type="float">
            <text:p>0.431313</text:p>
          </table:table-cell>
          <table:table-cell office:value-type="float" office:value="0.228603" calcext:value-type="float">
            <text:p>0.228603</text:p>
          </table:table-cell>
          <table:table-cell office:value-type="float" office:value="4.240119" calcext:value-type="float">
            <text:p>4.240119</text:p>
          </table:table-cell>
          <table:table-cell office:value-type="float" office:value="8" calcext:value-type="float">
            <text:p>8</text:p>
          </table:table-cell>
          <table:table-cell office:value-type="float" office:value="0.530015" calcext:value-type="float">
            <text:p>0.530015</text:p>
          </table:table-cell>
          <table:table-cell office:value-type="float" office:value="1" calcext:value-type="float">
            <text:p>1</text:p>
          </table:table-cell>
          <table:table-cell office:value-type="float" office:value="67579752" calcext:value-type="float">
            <text:p>67579752</text:p>
          </table:table-cell>
          <table:table-cell office:value-type="float" office:value="67579736" calcext:value-type="float">
            <text:p>67579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879506" calcext:value-type="float">
            <text:p>1.879506</text:p>
          </table:table-cell>
          <table:table-cell office:value-type="float" office:value="0.442581" calcext:value-type="float">
            <text:p>0.442581</text:p>
          </table:table-cell>
          <table:table-cell office:value-type="float" office:value="0.234938" calcext:value-type="float">
            <text:p>0.234938</text:p>
          </table:table-cell>
          <table:table-cell office:value-type="float" office:value="4.246693" calcext:value-type="float">
            <text:p>4.246693</text:p>
          </table:table-cell>
          <table:table-cell office:value-type="float" office:value="8" calcext:value-type="float">
            <text:p>8</text:p>
          </table:table-cell>
          <table:table-cell office:value-type="float" office:value="0.530837" calcext:value-type="float">
            <text:p>0.530837</text:p>
          </table:table-cell>
          <table:table-cell office:value-type="float" office:value="1" calcext:value-type="float">
            <text:p>1</text:p>
          </table:table-cell>
          <table:table-cell office:value-type="float" office:value="67248464" calcext:value-type="float">
            <text:p>67248464</text:p>
          </table:table-cell>
          <table:table-cell office:value-type="float" office:value="67248448" calcext:value-type="float">
            <text:p>67248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931165" calcext:value-type="float">
            <text:p>1.931165</text:p>
          </table:table-cell>
          <table:table-cell office:value-type="float" office:value="0.454602" calcext:value-type="float">
            <text:p>0.454602</text:p>
          </table:table-cell>
          <table:table-cell office:value-type="float" office:value="0.241396" calcext:value-type="float">
            <text:p>0.241396</text:p>
          </table:table-cell>
          <table:table-cell office:value-type="float" office:value="4.248034" calcext:value-type="float">
            <text:p>4.248034</text:p>
          </table:table-cell>
          <table:table-cell office:value-type="float" office:value="8" calcext:value-type="float">
            <text:p>8</text:p>
          </table:table-cell>
          <table:table-cell office:value-type="float" office:value="0.531004" calcext:value-type="float">
            <text:p>0.531004</text:p>
          </table:table-cell>
          <table:table-cell office:value-type="float" office:value="1" calcext:value-type="float">
            <text:p>1</text:p>
          </table:table-cell>
          <table:table-cell office:value-type="float" office:value="66920004" calcext:value-type="float">
            <text:p>66920004</text:p>
          </table:table-cell>
          <table:table-cell office:value-type="float" office:value="66919992" calcext:value-type="float">
            <text:p>669199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83947" calcext:value-type="float">
            <text:p>1.983947</text:p>
          </table:table-cell>
          <table:table-cell office:value-type="float" office:value="0.46632" calcext:value-type="float">
            <text:p>0.46632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4.254474" calcext:value-type="float">
            <text:p>4.254474</text:p>
          </table:table-cell>
          <table:table-cell office:value-type="float" office:value="8" calcext:value-type="float">
            <text:p>8</text:p>
          </table:table-cell>
          <table:table-cell office:value-type="float" office:value="0.531809" calcext:value-type="float">
            <text:p>0.531809</text:p>
          </table:table-cell>
          <table:table-cell office:value-type="float" office:value="1" calcext:value-type="float">
            <text:p>1</text:p>
          </table:table-cell>
          <table:table-cell office:value-type="float" office:value="66592480" calcext:value-type="float">
            <text:p>66592480</text:p>
          </table:table-cell>
          <table:table-cell office:value-type="float" office:value="66592472" calcext:value-type="float">
            <text:p>66592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035771" calcext:value-type="float">
            <text:p>2.035771</text:p>
          </table:table-cell>
          <table:table-cell office:value-type="float" office:value="0.478857" calcext:value-type="float">
            <text:p>0.478857</text:p>
          </table:table-cell>
          <table:table-cell office:value-type="float" office:value="0.254471" calcext:value-type="float">
            <text:p>0.254471</text:p>
          </table:table-cell>
          <table:table-cell office:value-type="float" office:value="4.251316" calcext:value-type="float">
            <text:p>4.251316</text:p>
          </table:table-cell>
          <table:table-cell office:value-type="float" office:value="8" calcext:value-type="float">
            <text:p>8</text:p>
          </table:table-cell>
          <table:table-cell office:value-type="float" office:value="0.531415" calcext:value-type="float">
            <text:p>0.531415</text:p>
          </table:table-cell>
          <table:table-cell office:value-type="float" office:value="1" calcext:value-type="float">
            <text:p>1</text:p>
          </table:table-cell>
          <table:table-cell office:value-type="float" office:value="66266984" calcext:value-type="float">
            <text:p>66266984</text:p>
          </table:table-cell>
          <table:table-cell office:value-type="float" office:value="66266972" calcext:value-type="float">
            <text:p>662669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86465" calcext:value-type="float">
            <text:p>2.086465</text:p>
          </table:table-cell>
          <table:table-cell office:value-type="float" office:value="0.489342" calcext:value-type="float">
            <text:p>0.489342</text:p>
          </table:table-cell>
          <table:table-cell office:value-type="float" office:value="0.260808" calcext:value-type="float">
            <text:p>0.260808</text:p>
          </table:table-cell>
          <table:table-cell office:value-type="float" office:value="4.263821" calcext:value-type="float">
            <text:p>4.263821</text:p>
          </table:table-cell>
          <table:table-cell office:value-type="float" office:value="8" calcext:value-type="float">
            <text:p>8</text:p>
          </table:table-cell>
          <table:table-cell office:value-type="float" office:value="0.532978" calcext:value-type="float">
            <text:p>0.532978</text:p>
          </table:table-cell>
          <table:table-cell office:value-type="float" office:value="1" calcext:value-type="float">
            <text:p>1</text:p>
          </table:table-cell>
          <table:table-cell office:value-type="float" office:value="65943332" calcext:value-type="float">
            <text:p>65943332</text:p>
          </table:table-cell>
          <table:table-cell office:value-type="float" office:value="65943328" calcext:value-type="float">
            <text:p>659433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137139" calcext:value-type="float">
            <text:p>2.137139</text:p>
          </table:table-cell>
          <table:table-cell office:value-type="float" office:value="0.502331" calcext:value-type="float">
            <text:p>0.502331</text:p>
          </table:table-cell>
          <table:table-cell office:value-type="float" office:value="0.267142" calcext:value-type="float">
            <text:p>0.267142</text:p>
          </table:table-cell>
          <table:table-cell office:value-type="float" office:value="4.25444" calcext:value-type="float">
            <text:p>4.25444</text:p>
          </table:table-cell>
          <table:table-cell office:value-type="float" office:value="8" calcext:value-type="float">
            <text:p>8</text:p>
          </table:table-cell>
          <table:table-cell office:value-type="float" office:value="0.531805" calcext:value-type="float">
            <text:p>0.531805</text:p>
          </table:table-cell>
          <table:table-cell office:value-type="float" office:value="1" calcext:value-type="float">
            <text:p>1</text:p>
          </table:table-cell>
          <table:table-cell office:value-type="float" office:value="65621032" calcext:value-type="float">
            <text:p>65621032</text:p>
          </table:table-cell>
          <table:table-cell office:value-type="float" office:value="65621024" calcext:value-type="float">
            <text:p>656210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87752" calcext:value-type="float">
            <text:p>2.187752</text:p>
          </table:table-cell>
          <table:table-cell office:value-type="float" office:value="0.515088" calcext:value-type="float">
            <text:p>0.515088</text:p>
          </table:table-cell>
          <table:table-cell office:value-type="float" office:value="0.273469" calcext:value-type="float">
            <text:p>0.273469</text:p>
          </table:table-cell>
          <table:table-cell office:value-type="float" office:value="4.247339" calcext:value-type="float">
            <text:p>4.247339</text:p>
          </table:table-cell>
          <table:table-cell office:value-type="float" office:value="8" calcext:value-type="float">
            <text:p>8</text:p>
          </table:table-cell>
          <table:table-cell office:value-type="float" office:value="0.530917" calcext:value-type="float">
            <text:p>0.530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300664" calcext:value-type="float">
            <text:p>65300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239234" calcext:value-type="float">
            <text:p>2.239234</text:p>
          </table:table-cell>
          <table:table-cell office:value-type="float" office:value="0.527925" calcext:value-type="float">
            <text:p>0.527925</text:p>
          </table:table-cell>
          <table:table-cell office:value-type="float" office:value="0.279904" calcext:value-type="float">
            <text:p>0.279904</text:p>
          </table:table-cell>
          <table:table-cell office:value-type="float" office:value="4.241575" calcext:value-type="float">
            <text:p>4.241575</text:p>
          </table:table-cell>
          <table:table-cell office:value-type="float" office:value="8" calcext:value-type="float">
            <text:p>8</text:p>
          </table:table-cell>
          <table:table-cell office:value-type="float" office:value="0.530197" calcext:value-type="float">
            <text:p>0.530197</text:p>
          </table:table-cell>
          <table:table-cell office:value-type="float" office:value="1" calcext:value-type="float">
            <text:p>1</text:p>
          </table:table-cell>
          <table:table-cell office:value-type="float" office:value="64982812" calcext:value-type="float">
            <text:p>64982812</text:p>
          </table:table-cell>
          <table:table-cell office:value-type="float" office:value="64982808" calcext:value-type="float">
            <text:p>649828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90076" calcext:value-type="float">
            <text:p>2.290076</text:p>
          </table:table-cell>
          <table:table-cell office:value-type="float" office:value="0.539969" calcext:value-type="float">
            <text:p>0.539969</text:p>
          </table:table-cell>
          <table:table-cell office:value-type="float" office:value="0.28626" calcext:value-type="float">
            <text:p>0.28626</text:p>
          </table:table-cell>
          <table:table-cell office:value-type="float" office:value="4.241124" calcext:value-type="float">
            <text:p>4.241124</text:p>
          </table:table-cell>
          <table:table-cell office:value-type="float" office:value="8" calcext:value-type="float">
            <text:p>8</text:p>
          </table:table-cell>
          <table:table-cell office:value-type="float" office:value="0.530141" calcext:value-type="float">
            <text:p>0.530141</text:p>
          </table:table-cell>
          <table:table-cell office:value-type="float" office:value="1" calcext:value-type="float">
            <text:p>1</text:p>
          </table:table-cell>
          <table:table-cell office:value-type="float" office:value="64665784" calcext:value-type="float">
            <text:p>64665784</text:p>
          </table:table-cell>
          <table:table-cell office:value-type="float" office:value="64665768" calcext:value-type="float">
            <text:p>646657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341004" calcext:value-type="float">
            <text:p>2.341004</text:p>
          </table:table-cell>
          <table:table-cell office:value-type="float" office:value="0.550478" calcext:value-type="float">
            <text:p>0.550478</text:p>
          </table:table-cell>
          <table:table-cell office:value-type="float" office:value="0.292626" calcext:value-type="float">
            <text:p>0.292626</text:p>
          </table:table-cell>
          <table:table-cell office:value-type="float" office:value="4.252674" calcext:value-type="float">
            <text:p>4.252674</text:p>
          </table:table-cell>
          <table:table-cell office:value-type="float" office:value="8" calcext:value-type="float">
            <text:p>8</text:p>
          </table:table-cell>
          <table:table-cell office:value-type="float" office:value="0.531584" calcext:value-type="float">
            <text:p>0.5315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351120" calcext:value-type="float">
            <text:p>64351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92004" calcext:value-type="float">
            <text:p>2.392004</text:p>
          </table:table-cell>
          <table:table-cell office:value-type="float" office:value="0.563715" calcext:value-type="float">
            <text:p>0.563715</text:p>
          </table:table-cell>
          <table:table-cell office:value-type="float" office:value="0.299001" calcext:value-type="float">
            <text:p>0.299001</text:p>
          </table:table-cell>
          <table:table-cell office:value-type="float" office:value="4.24329" calcext:value-type="float">
            <text:p>4.24329</text:p>
          </table:table-cell>
          <table:table-cell office:value-type="float" office:value="8" calcext:value-type="float">
            <text:p>8</text:p>
          </table:table-cell>
          <table:table-cell office:value-type="float" office:value="0.530411" calcext:value-type="float">
            <text:p>0.530411</text:p>
          </table:table-cell>
          <table:table-cell office:value-type="float" office:value="1" calcext:value-type="float">
            <text:p>1</text:p>
          </table:table-cell>
          <table:table-cell office:value-type="float" office:value="64037956" calcext:value-type="float">
            <text:p>64037956</text:p>
          </table:table-cell>
          <table:table-cell office:value-type="float" office:value="64037944" calcext:value-type="float">
            <text:p>640379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442847" calcext:value-type="float">
            <text:p>2.442847</text:p>
          </table:table-cell>
          <table:table-cell office:value-type="float" office:value="0.575662" calcext:value-type="float">
            <text:p>0.575662</text:p>
          </table:table-cell>
          <table:table-cell office:value-type="float" office:value="0.305356" calcext:value-type="float">
            <text:p>0.305356</text:p>
          </table:table-cell>
          <table:table-cell office:value-type="float" office:value="4.243546" calcext:value-type="float">
            <text:p>4.243546</text:p>
          </table:table-cell>
          <table:table-cell office:value-type="float" office:value="8" calcext:value-type="float">
            <text:p>8</text:p>
          </table:table-cell>
          <table:table-cell office:value-type="float" office:value="0.530443" calcext:value-type="float">
            <text:p>0.530443</text:p>
          </table:table-cell>
          <table:table-cell office:value-type="float" office:value="1" calcext:value-type="float">
            <text:p>1</text:p>
          </table:table-cell>
          <table:table-cell office:value-type="float" office:value="63726540" calcext:value-type="float">
            <text:p>63726540</text:p>
          </table:table-cell>
          <table:table-cell office:value-type="float" office:value="63726524" calcext:value-type="float">
            <text:p>637265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493756" calcext:value-type="float">
            <text:p>2.493756</text:p>
          </table:table-cell>
          <table:table-cell office:value-type="float" office:value="0.588001" calcext:value-type="float">
            <text:p>0.588001</text:p>
          </table:table-cell>
          <table:table-cell office:value-type="float" office:value="0.31172" calcext:value-type="float">
            <text:p>0.31172</text:p>
          </table:table-cell>
          <table:table-cell office:value-type="float" office:value="4.241074" calcext:value-type="float">
            <text:p>4.241074</text:p>
          </table:table-cell>
          <table:table-cell office:value-type="float" office:value="8" calcext:value-type="float">
            <text:p>8</text:p>
          </table:table-cell>
          <table:table-cell office:value-type="float" office:value="0.530134" calcext:value-type="float">
            <text:p>0.530134</text:p>
          </table:table-cell>
          <table:table-cell office:value-type="float" office:value="1" calcext:value-type="float">
            <text:p>1</text:p>
          </table:table-cell>
          <table:table-cell office:value-type="float" office:value="63416480" calcext:value-type="float">
            <text:p>63416480</text:p>
          </table:table-cell>
          <table:table-cell office:value-type="float" office:value="63416468" calcext:value-type="float">
            <text:p>63416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46535" calcext:value-type="float">
            <text:p>2.546535</text:p>
          </table:table-cell>
          <table:table-cell office:value-type="float" office:value="0.598077" calcext:value-type="float">
            <text:p>0.598077</text:p>
          </table:table-cell>
          <table:table-cell office:value-type="float" office:value="0.318317" calcext:value-type="float">
            <text:p>0.318317</text:p>
          </table:table-cell>
          <table:table-cell office:value-type="float" office:value="4.257874" calcext:value-type="float">
            <text:p>4.257874</text:p>
          </table:table-cell>
          <table:table-cell office:value-type="float" office:value="8" calcext:value-type="float">
            <text:p>8</text:p>
          </table:table-cell>
          <table:table-cell office:value-type="float" office:value="0.532234" calcext:value-type="float">
            <text:p>0.532234</text:p>
          </table:table-cell>
          <table:table-cell office:value-type="float" office:value="1" calcext:value-type="float">
            <text:p>1</text:p>
          </table:table-cell>
          <table:table-cell office:value-type="float" office:value="63108936" calcext:value-type="float">
            <text:p>63108936</text:p>
          </table:table-cell>
          <table:table-cell office:value-type="float" office:value="63108940" calcext:value-type="float">
            <text:p>631089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98998" calcext:value-type="float">
            <text:p>2.598998</text:p>
          </table:table-cell>
          <table:table-cell office:value-type="float" office:value="0.609099" calcext:value-type="float">
            <text:p>0.609099</text:p>
          </table:table-cell>
          <table:table-cell office:value-type="float" office:value="0.324875" calcext:value-type="float">
            <text:p>0.324875</text:p>
          </table:table-cell>
          <table:table-cell office:value-type="float" office:value="4.266952" calcext:value-type="float">
            <text:p>4.266952</text:p>
          </table:table-cell>
          <table:table-cell office:value-type="float" office:value="8" calcext:value-type="float">
            <text:p>8</text:p>
          </table:table-cell>
          <table:table-cell office:value-type="float" office:value="0.533369" calcext:value-type="float">
            <text:p>0.533369</text:p>
          </table:table-cell>
          <table:table-cell office:value-type="float" office:value="1" calcext:value-type="float">
            <text:p>1</text:p>
          </table:table-cell>
          <table:table-cell office:value-type="float" office:value="62802132" calcext:value-type="float">
            <text:p>62802132</text:p>
          </table:table-cell>
          <table:table-cell office:value-type="float" office:value="62802152" calcext:value-type="float">
            <text:p>628021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50427" calcext:value-type="float">
            <text:p>2.650427</text:p>
          </table:table-cell>
          <table:table-cell office:value-type="float" office:value="0.621373" calcext:value-type="float">
            <text:p>0.621373</text:p>
          </table:table-cell>
          <table:table-cell office:value-type="float" office:value="0.331303" calcext:value-type="float">
            <text:p>0.331303</text:p>
          </table:table-cell>
          <table:table-cell office:value-type="float" office:value="4.265437" calcext:value-type="float">
            <text:p>4.265437</text:p>
          </table:table-cell>
          <table:table-cell office:value-type="float" office:value="8" calcext:value-type="float">
            <text:p>8</text:p>
          </table:table-cell>
          <table:table-cell office:value-type="float" office:value="0.53318" calcext:value-type="float">
            <text:p>0.53318</text:p>
          </table:table-cell>
          <table:table-cell office:value-type="float" office:value="1" calcext:value-type="float">
            <text:p>1</text:p>
          </table:table-cell>
          <table:table-cell office:value-type="float" office:value="62497788" calcext:value-type="float">
            <text:p>62497788</text:p>
          </table:table-cell>
          <table:table-cell office:value-type="float" office:value="62497776" calcext:value-type="float">
            <text:p>62497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701361" calcext:value-type="float">
            <text:p>2.701361</text:p>
          </table:table-cell>
          <table:table-cell office:value-type="float" office:value="0.634541" calcext:value-type="float">
            <text:p>0.634541</text:p>
          </table:table-cell>
          <table:table-cell office:value-type="float" office:value="0.33767" calcext:value-type="float">
            <text:p>0.33767</text:p>
          </table:table-cell>
          <table:table-cell office:value-type="float" office:value="4.25719" calcext:value-type="float">
            <text:p>4.25719</text:p>
          </table:table-cell>
          <table:table-cell office:value-type="float" office:value="8" calcext:value-type="float">
            <text:p>8</text:p>
          </table:table-cell>
          <table:table-cell office:value-type="float" office:value="0.532149" calcext:value-type="float">
            <text:p>0.532149</text:p>
          </table:table-cell>
          <table:table-cell office:value-type="float" office:value="1" calcext:value-type="float">
            <text:p>1</text:p>
          </table:table-cell>
          <table:table-cell office:value-type="float" office:value="62194664" calcext:value-type="float">
            <text:p>62194664</text:p>
          </table:table-cell>
          <table:table-cell office:value-type="float" office:value="62194672" calcext:value-type="float">
            <text:p>621946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752069" calcext:value-type="float">
            <text:p>2.752069</text:p>
          </table:table-cell>
          <table:table-cell office:value-type="float" office:value="0.646794" calcext:value-type="float">
            <text:p>0.646794</text:p>
          </table:table-cell>
          <table:table-cell office:value-type="float" office:value="0.344009" calcext:value-type="float">
            <text:p>0.344009</text:p>
          </table:table-cell>
          <table:table-cell office:value-type="float" office:value="4.254938" calcext:value-type="float">
            <text:p>4.254938</text:p>
          </table:table-cell>
          <table:table-cell office:value-type="float" office:value="8" calcext:value-type="float">
            <text:p>8</text:p>
          </table:table-cell>
          <table:table-cell office:value-type="float" office:value="0.531867" calcext:value-type="float">
            <text:p>0.531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893484" calcext:value-type="float">
            <text:p>618934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805784" calcext:value-type="float">
            <text:p>2.805784</text:p>
          </table:table-cell>
          <table:table-cell office:value-type="float" office:value="0.662063" calcext:value-type="float">
            <text:p>0.662063</text:p>
          </table:table-cell>
          <table:table-cell office:value-type="float" office:value="0.350723" calcext:value-type="float">
            <text:p>0.350723</text:p>
          </table:table-cell>
          <table:table-cell office:value-type="float" office:value="4.23794" calcext:value-type="float">
            <text:p>4.23794</text:p>
          </table:table-cell>
          <table:table-cell office:value-type="float" office:value="8" calcext:value-type="float">
            <text:p>8</text:p>
          </table:table-cell>
          <table:table-cell office:value-type="float" office:value="0.529743" calcext:value-type="float">
            <text:p>0.529743</text:p>
          </table:table-cell>
          <table:table-cell office:value-type="float" office:value="1" calcext:value-type="float">
            <text:p>1</text:p>
          </table:table-cell>
          <table:table-cell office:value-type="float" office:value="61593592" calcext:value-type="float">
            <text:p>61593592</text:p>
          </table:table-cell>
          <table:table-cell office:value-type="float" office:value="61593576" calcext:value-type="float">
            <text:p>615935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857089" calcext:value-type="float">
            <text:p>2.857089</text:p>
          </table:table-cell>
          <table:table-cell office:value-type="float" office:value="0.675252" calcext:value-type="float">
            <text:p>0.675252</text:p>
          </table:table-cell>
          <table:table-cell office:value-type="float" office:value="0.357136" calcext:value-type="float">
            <text:p>0.357136</text:p>
          </table:table-cell>
          <table:table-cell office:value-type="float" office:value="4.231148" calcext:value-type="float">
            <text:p>4.231148</text:p>
          </table:table-cell>
          <table:table-cell office:value-type="float" office:value="8" calcext:value-type="float">
            <text:p>8</text:p>
          </table:table-cell>
          <table:table-cell office:value-type="float" office:value="0.528894" calcext:value-type="float">
            <text:p>0.528894</text:p>
          </table:table-cell>
          <table:table-cell office:value-type="float" office:value="1" calcext:value-type="float">
            <text:p>1</text:p>
          </table:table-cell>
          <table:table-cell office:value-type="float" office:value="61295588" calcext:value-type="float">
            <text:p>61295588</text:p>
          </table:table-cell>
          <table:table-cell office:value-type="float" office:value="61295596" calcext:value-type="float">
            <text:p>612955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908857" calcext:value-type="float">
            <text:p>2.908857</text:p>
          </table:table-cell>
          <table:table-cell office:value-type="float" office:value="0.688118" calcext:value-type="float">
            <text:p>0.688118</text:p>
          </table:table-cell>
          <table:table-cell office:value-type="float" office:value="0.363607" calcext:value-type="float">
            <text:p>0.363607</text:p>
          </table:table-cell>
          <table:table-cell office:value-type="float" office:value="4.227265" calcext:value-type="float">
            <text:p>4.227265</text:p>
          </table:table-cell>
          <table:table-cell office:value-type="float" office:value="8" calcext:value-type="float">
            <text:p>8</text:p>
          </table:table-cell>
          <table:table-cell office:value-type="float" office:value="0.528408" calcext:value-type="float">
            <text:p>0.528408</text:p>
          </table:table-cell>
          <table:table-cell office:value-type="float" office:value="1" calcext:value-type="float">
            <text:p>1</text:p>
          </table:table-cell>
          <table:table-cell office:value-type="float" office:value="60999404" calcext:value-type="float">
            <text:p>60999404</text:p>
          </table:table-cell>
          <table:table-cell office:value-type="float" office:value="60999420" calcext:value-type="float">
            <text:p>609994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961342" calcext:value-type="float">
            <text:p>2.961342</text:p>
          </table:table-cell>
          <table:table-cell office:value-type="float" office:value="0.698936" calcext:value-type="float">
            <text:p>0.698936</text:p>
          </table:table-cell>
          <table:table-cell office:value-type="float" office:value="0.370168" calcext:value-type="float">
            <text:p>0.370168</text:p>
          </table:table-cell>
          <table:table-cell office:value-type="float" office:value="4.23693" calcext:value-type="float">
            <text:p>4.23693</text:p>
          </table:table-cell>
          <table:table-cell office:value-type="float" office:value="8" calcext:value-type="float">
            <text:p>8</text:p>
          </table:table-cell>
          <table:table-cell office:value-type="float" office:value="0.529616" calcext:value-type="float">
            <text:p>0.529616</text:p>
          </table:table-cell>
          <table:table-cell office:value-type="float" office:value="1" calcext:value-type="float">
            <text:p>1</text:p>
          </table:table-cell>
          <table:table-cell office:value-type="float" office:value="60704536" calcext:value-type="float">
            <text:p>60704536</text:p>
          </table:table-cell>
          <table:table-cell office:value-type="float" office:value="60704528" calcext:value-type="float">
            <text:p>60704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013653" calcext:value-type="float">
            <text:p>3.013653</text:p>
          </table:table-cell>
          <table:table-cell office:value-type="float" office:value="0.711477" calcext:value-type="float">
            <text:p>0.711477</text:p>
          </table:table-cell>
          <table:table-cell office:value-type="float" office:value="0.376707" calcext:value-type="float">
            <text:p>0.376707</text:p>
          </table:table-cell>
          <table:table-cell office:value-type="float" office:value="4.235769" calcext:value-type="float">
            <text:p>4.235769</text:p>
          </table:table-cell>
          <table:table-cell office:value-type="float" office:value="8" calcext:value-type="float">
            <text:p>8</text:p>
          </table:table-cell>
          <table:table-cell office:value-type="float" office:value="0.529471" calcext:value-type="float">
            <text:p>0.529471</text:p>
          </table:table-cell>
          <table:table-cell office:value-type="float" office:value="1" calcext:value-type="float">
            <text:p>1</text:p>
          </table:table-cell>
          <table:table-cell office:value-type="float" office:value="60411084" calcext:value-type="float">
            <text:p>60411084</text:p>
          </table:table-cell>
          <table:table-cell office:value-type="float" office:value="60411080" calcext:value-type="float">
            <text:p>604110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066061" calcext:value-type="float">
            <text:p>3.066061</text:p>
          </table:table-cell>
          <table:table-cell office:value-type="float" office:value="0.724104" calcext:value-type="float">
            <text:p>0.724104</text:p>
          </table:table-cell>
          <table:table-cell office:value-type="float" office:value="0.383258" calcext:value-type="float">
            <text:p>0.383258</text:p>
          </table:table-cell>
          <table:table-cell office:value-type="float" office:value="4.234282" calcext:value-type="float">
            <text:p>4.234282</text:p>
          </table:table-cell>
          <table:table-cell office:value-type="float" office:value="8" calcext:value-type="float">
            <text:p>8</text:p>
          </table:table-cell>
          <table:table-cell office:value-type="float" office:value="0.529285" calcext:value-type="float">
            <text:p>0.529285</text:p>
          </table:table-cell>
          <table:table-cell office:value-type="float" office:value="1" calcext:value-type="float">
            <text:p>1</text:p>
          </table:table-cell>
          <table:table-cell office:value-type="float" office:value="60119844" calcext:value-type="float">
            <text:p>60119844</text:p>
          </table:table-cell>
          <table:table-cell office:value-type="float" office:value="60119852" calcext:value-type="float">
            <text:p>60119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118908" calcext:value-type="float">
            <text:p>3.118908</text:p>
          </table:table-cell>
          <table:table-cell office:value-type="float" office:value="0.736195" calcext:value-type="float">
            <text:p>0.736195</text:p>
          </table:table-cell>
          <table:table-cell office:value-type="float" office:value="0.389863" calcext:value-type="float">
            <text:p>0.389863</text:p>
          </table:table-cell>
          <table:table-cell office:value-type="float" office:value="4.236526" calcext:value-type="float">
            <text:p>4.236526</text:p>
          </table:table-cell>
          <table:table-cell office:value-type="float" office:value="8" calcext:value-type="float">
            <text:p>8</text:p>
          </table:table-cell>
          <table:table-cell office:value-type="float" office:value="0.529566" calcext:value-type="float">
            <text:p>0.529566</text:p>
          </table:table-cell>
          <table:table-cell office:value-type="float" office:value="1" calcext:value-type="float">
            <text:p>1</text:p>
          </table:table-cell>
          <table:table-cell office:value-type="float" office:value="59829404" calcext:value-type="float">
            <text:p>59829404</text:p>
          </table:table-cell>
          <table:table-cell office:value-type="float" office:value="59829408" calcext:value-type="float">
            <text:p>59829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70326" calcext:value-type="float">
            <text:p>3.170326</text:p>
          </table:table-cell>
          <table:table-cell office:value-type="float" office:value="0.746553" calcext:value-type="float">
            <text:p>0.746553</text:p>
          </table:table-cell>
          <table:table-cell office:value-type="float" office:value="0.396291" calcext:value-type="float">
            <text:p>0.396291</text:p>
          </table:table-cell>
          <table:table-cell office:value-type="float" office:value="4.246619" calcext:value-type="float">
            <text:p>4.246619</text:p>
          </table:table-cell>
          <table:table-cell office:value-type="float" office:value="8" calcext:value-type="float">
            <text:p>8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541320" calcext:value-type="float">
            <text:p>595413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222089" calcext:value-type="float">
            <text:p>3.222089</text:p>
          </table:table-cell>
          <table:table-cell office:value-type="float" office:value="0.759477" calcext:value-type="float">
            <text:p>0.759477</text:p>
          </table:table-cell>
          <table:table-cell office:value-type="float" office:value="0.402761" calcext:value-type="float">
            <text:p>0.402761</text:p>
          </table:table-cell>
          <table:table-cell office:value-type="float" office:value="4.24251" calcext:value-type="float">
            <text:p>4.24251</text:p>
          </table:table-cell>
          <table:table-cell office:value-type="float" office:value="8" calcext:value-type="float">
            <text:p>8</text:p>
          </table:table-cell>
          <table:table-cell office:value-type="float" office:value="0.530314" calcext:value-type="float">
            <text:p>0.530314</text:p>
          </table:table-cell>
          <table:table-cell office:value-type="float" office:value="1" calcext:value-type="float">
            <text:p>1</text:p>
          </table:table-cell>
          <table:table-cell office:value-type="float" office:value="59254552" calcext:value-type="float">
            <text:p>59254552</text:p>
          </table:table-cell>
          <table:table-cell office:value-type="float" office:value="59254560" calcext:value-type="float">
            <text:p>592545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273101" calcext:value-type="float">
            <text:p>3.273101</text:p>
          </table:table-cell>
          <table:table-cell office:value-type="float" office:value="0.77236" calcext:value-type="float">
            <text:p>0.77236</text:p>
          </table:table-cell>
          <table:table-cell office:value-type="float" office:value="0.409138" calcext:value-type="float">
            <text:p>0.409138</text:p>
          </table:table-cell>
          <table:table-cell office:value-type="float" office:value="4.23779" calcext:value-type="float">
            <text:p>4.23779</text:p>
          </table:table-cell>
          <table:table-cell office:value-type="float" office:value="8" calcext:value-type="float">
            <text:p>8</text:p>
          </table:table-cell>
          <table:table-cell office:value-type="float" office:value="0.529724" calcext:value-type="float">
            <text:p>0.52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969140" calcext:value-type="float">
            <text:p>589691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324921" calcext:value-type="float">
            <text:p>3.324921</text:p>
          </table:table-cell>
          <table:table-cell office:value-type="float" office:value="0.783872" calcext:value-type="float">
            <text:p>0.783872</text:p>
          </table:table-cell>
          <table:table-cell office:value-type="float" office:value="0.415615" calcext:value-type="float">
            <text:p>0.415615</text:p>
          </table:table-cell>
          <table:table-cell office:value-type="float" office:value="4.241664" calcext:value-type="float">
            <text:p>4.241664</text:p>
          </table:table-cell>
          <table:table-cell office:value-type="float" office:value="8" calcext:value-type="float">
            <text:p>8</text:p>
          </table:table-cell>
          <table:table-cell office:value-type="float" office:value="0.530208" calcext:value-type="float">
            <text:p>0.530208</text:p>
          </table:table-cell>
          <table:table-cell office:value-type="float" office:value="1" calcext:value-type="float">
            <text:p>1</text:p>
          </table:table-cell>
          <table:table-cell office:value-type="float" office:value="58685436" calcext:value-type="float">
            <text:p>58685436</text:p>
          </table:table-cell>
          <table:table-cell office:value-type="float" office:value="58685432" calcext:value-type="float">
            <text:p>586854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376583" calcext:value-type="float">
            <text:p>3.376583</text:p>
          </table:table-cell>
          <table:table-cell office:value-type="float" office:value="0.796445" calcext:value-type="float">
            <text:p>0.796445</text:p>
          </table:table-cell>
          <table:table-cell office:value-type="float" office:value="0.422073" calcext:value-type="float">
            <text:p>0.422073</text:p>
          </table:table-cell>
          <table:table-cell office:value-type="float" office:value="4.239571" calcext:value-type="float">
            <text:p>4.239571</text:p>
          </table:table-cell>
          <table:table-cell office:value-type="float" office:value="8" calcext:value-type="float">
            <text:p>8</text:p>
          </table:table-cell>
          <table:table-cell office:value-type="float" office:value="0.529946" calcext:value-type="float">
            <text:p>0.529946</text:p>
          </table:table-cell>
          <table:table-cell office:value-type="float" office:value="1" calcext:value-type="float">
            <text:p>1</text:p>
          </table:table-cell>
          <table:table-cell office:value-type="float" office:value="58402960" calcext:value-type="float">
            <text:p>58402960</text:p>
          </table:table-cell>
          <table:table-cell office:value-type="float" office:value="58402956" calcext:value-type="float">
            <text:p>58402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428837" calcext:value-type="float">
            <text:p>3.428837</text:p>
          </table:table-cell>
          <table:table-cell office:value-type="float" office:value="0.808462" calcext:value-type="float">
            <text:p>0.808462</text:p>
          </table:table-cell>
          <table:table-cell office:value-type="float" office:value="0.428605" calcext:value-type="float">
            <text:p>0.428605</text:p>
          </table:table-cell>
          <table:table-cell office:value-type="float" office:value="4.241188" calcext:value-type="float">
            <text:p>4.241188</text:p>
          </table:table-cell>
          <table:table-cell office:value-type="float" office:value="8" calcext:value-type="float">
            <text:p>8</text:p>
          </table:table-cell>
          <table:table-cell office:value-type="float" office:value="0.530148" calcext:value-type="float">
            <text:p>0.530148</text:p>
          </table:table-cell>
          <table:table-cell office:value-type="float" office:value="1" calcext:value-type="float">
            <text:p>1</text:p>
          </table:table-cell>
          <table:table-cell office:value-type="float" office:value="58122328" calcext:value-type="float">
            <text:p>58122328</text:p>
          </table:table-cell>
          <table:table-cell office:value-type="float" office:value="58122332" calcext:value-type="float">
            <text:p>581223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480625" calcext:value-type="float">
            <text:p>3.480625</text:p>
          </table:table-cell>
          <table:table-cell office:value-type="float" office:value="0.820341" calcext:value-type="float">
            <text:p>0.820341</text:p>
          </table:table-cell>
          <table:table-cell office:value-type="float" office:value="0.435078" calcext:value-type="float">
            <text:p>0.435078</text:p>
          </table:table-cell>
          <table:table-cell office:value-type="float" office:value="4.242899" calcext:value-type="float">
            <text:p>4.242899</text:p>
          </table:table-cell>
          <table:table-cell office:value-type="float" office:value="8" calcext:value-type="float">
            <text:p>8</text:p>
          </table:table-cell>
          <table:table-cell office:value-type="float" office:value="0.530362" calcext:value-type="float">
            <text:p>0.530362</text:p>
          </table:table-cell>
          <table:table-cell office:value-type="float" office:value="1" calcext:value-type="float">
            <text:p>1</text:p>
          </table:table-cell>
          <table:table-cell office:value-type="float" office:value="57843584" calcext:value-type="float">
            <text:p>57843584</text:p>
          </table:table-cell>
          <table:table-cell office:value-type="float" office:value="57843580" calcext:value-type="float">
            <text:p>578435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531668" calcext:value-type="float">
            <text:p>3.531668</text:p>
          </table:table-cell>
          <table:table-cell office:value-type="float" office:value="0.831977" calcext:value-type="float">
            <text:p>0.831977</text:p>
          </table:table-cell>
          <table:table-cell office:value-type="float" office:value="0.441458" calcext:value-type="float">
            <text:p>0.441458</text:p>
          </table:table-cell>
          <table:table-cell office:value-type="float" office:value="4.244909" calcext:value-type="float">
            <text:p>4.244909</text:p>
          </table:table-cell>
          <table:table-cell office:value-type="float" office:value="8" calcext:value-type="float">
            <text:p>8</text:p>
          </table:table-cell>
          <table:table-cell office:value-type="float" office:value="0.530614" calcext:value-type="float">
            <text:p>0.530614</text:p>
          </table:table-cell>
          <table:table-cell office:value-type="float" office:value="1" calcext:value-type="float">
            <text:p>1</text:p>
          </table:table-cell>
          <table:table-cell office:value-type="float" office:value="57565916" calcext:value-type="float">
            <text:p>57565916</text:p>
          </table:table-cell>
          <table:table-cell office:value-type="float" office:value="57565944" calcext:value-type="float">
            <text:p>575659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83218" calcext:value-type="float">
            <text:p>3.583218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447902" calcext:value-type="float">
            <text:p>0.447902</text:p>
          </table:table-cell>
          <table:table-cell office:value-type="float" office:value="4.254591" calcext:value-type="float">
            <text:p>4.254591</text:p>
          </table:table-cell>
          <table:table-cell office:value-type="float" office:value="8" calcext:value-type="float">
            <text:p>8</text:p>
          </table:table-cell>
          <table:table-cell office:value-type="float" office:value="0.531824" calcext:value-type="float">
            <text:p>0.531824</text:p>
          </table:table-cell>
          <table:table-cell office:value-type="float" office:value="1" calcext:value-type="float">
            <text:p>1</text:p>
          </table:table-cell>
          <table:table-cell office:value-type="float" office:value="57289676" calcext:value-type="float">
            <text:p>57289676</text:p>
          </table:table-cell>
          <table:table-cell office:value-type="float" office:value="57289672" calcext:value-type="float">
            <text:p>572896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63388" calcext:value-type="float">
            <text:p>3.63388</text:p>
          </table:table-cell>
          <table:table-cell office:value-type="float" office:value="0.854351" calcext:value-type="float">
            <text:p>0.854351</text:p>
          </table:table-cell>
          <table:table-cell office:value-type="float" office:value="0.454235" calcext:value-type="float">
            <text:p>0.454235</text:p>
          </table:table-cell>
          <table:table-cell office:value-type="float" office:value="4.25338" calcext:value-type="float">
            <text:p>4.25338</text:p>
          </table:table-cell>
          <table:table-cell office:value-type="float" office:value="8" calcext:value-type="float">
            <text:p>8</text:p>
          </table:table-cell>
          <table:table-cell office:value-type="float" office:value="0.531672" calcext:value-type="float">
            <text:p>0.531672</text:p>
          </table:table-cell>
          <table:table-cell office:value-type="float" office:value="1" calcext:value-type="float">
            <text:p>1</text:p>
          </table:table-cell>
          <table:table-cell office:value-type="float" office:value="57015156" calcext:value-type="float">
            <text:p>57015156</text:p>
          </table:table-cell>
          <table:table-cell office:value-type="float" office:value="57015164" calcext:value-type="float">
            <text:p>570151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685059" calcext:value-type="float">
            <text:p>3.685059</text:p>
          </table:table-cell>
          <table:table-cell office:value-type="float" office:value="0.867086" calcext:value-type="float">
            <text:p>0.867086</text:p>
          </table:table-cell>
          <table:table-cell office:value-type="float" office:value="0.460632" calcext:value-type="float">
            <text:p>0.460632</text:p>
          </table:table-cell>
          <table:table-cell office:value-type="float" office:value="4.249936" calcext:value-type="float">
            <text:p>4.249936</text:p>
          </table:table-cell>
          <table:table-cell office:value-type="float" office:value="8" calcext:value-type="float">
            <text:p>8</text:p>
          </table:table-cell>
          <table:table-cell office:value-type="float" office:value="0.531242" calcext:value-type="float">
            <text:p>0.531242</text:p>
          </table:table-cell>
          <table:table-cell office:value-type="float" office:value="1" calcext:value-type="float">
            <text:p>1</text:p>
          </table:table-cell>
          <table:table-cell office:value-type="float" office:value="56741932" calcext:value-type="float">
            <text:p>56741932</text:p>
          </table:table-cell>
          <table:table-cell office:value-type="float" office:value="56741948" calcext:value-type="float">
            <text:p>567419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735871" calcext:value-type="float">
            <text:p>3.735871</text:p>
          </table:table-cell>
          <table:table-cell office:value-type="float" office:value="0.879528" calcext:value-type="float">
            <text:p>0.879528</text:p>
          </table:table-cell>
          <table:table-cell office:value-type="float" office:value="0.466984" calcext:value-type="float">
            <text:p>0.466984</text:p>
          </table:table-cell>
          <table:table-cell office:value-type="float" office:value="4.247583" calcext:value-type="float">
            <text:p>4.247583</text:p>
          </table:table-cell>
          <table:table-cell office:value-type="float" office:value="8" calcext:value-type="float">
            <text:p>8</text:p>
          </table:table-cell>
          <table:table-cell office:value-type="float" office:value="0.530948" calcext:value-type="float">
            <text:p>0.530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470432" calcext:value-type="float">
            <text:p>564704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786656" calcext:value-type="float">
            <text:p>3.786656</text:p>
          </table:table-cell>
          <table:table-cell office:value-type="float" office:value="0.892178" calcext:value-type="float">
            <text:p>0.892178</text:p>
          </table:table-cell>
          <table:table-cell office:value-type="float" office:value="0.473332" calcext:value-type="float">
            <text:p>0.473332</text:p>
          </table:table-cell>
          <table:table-cell office:value-type="float" office:value="4.244283" calcext:value-type="float">
            <text:p>4.244283</text:p>
          </table:table-cell>
          <table:table-cell office:value-type="float" office:value="8" calcext:value-type="float">
            <text:p>8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1" calcext:value-type="float">
            <text:p>1</text:p>
          </table:table-cell>
          <table:table-cell office:value-type="float" office:value="56200316" calcext:value-type="float">
            <text:p>56200316</text:p>
          </table:table-cell>
          <table:table-cell office:value-type="float" office:value="56200320" calcext:value-type="float">
            <text:p>56200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837815" calcext:value-type="float">
            <text:p>3.837815</text:p>
          </table:table-cell>
          <table:table-cell office:value-type="float" office:value="0.90351" calcext:value-type="float">
            <text:p>0.90351</text:p>
          </table:table-cell>
          <table:table-cell office:value-type="float" office:value="0.479727" calcext:value-type="float">
            <text:p>0.479727</text:p>
          </table:table-cell>
          <table:table-cell office:value-type="float" office:value="4.247671" calcext:value-type="float">
            <text:p>4.247671</text:p>
          </table:table-cell>
          <table:table-cell office:value-type="float" office:value="8" calcext:value-type="float">
            <text:p>8</text:p>
          </table:table-cell>
          <table:table-cell office:value-type="float" office:value="0.530959" calcext:value-type="float">
            <text:p>0.5309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931628" calcext:value-type="float">
            <text:p>559316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888472" calcext:value-type="float">
            <text:p>3.888472</text:p>
          </table:table-cell>
          <table:table-cell office:value-type="float" office:value="0.915831" calcext:value-type="float">
            <text:p>0.915831</text:p>
          </table:table-cell>
          <table:table-cell office:value-type="float" office:value="0.486059" calcext:value-type="float">
            <text:p>0.486059</text:p>
          </table:table-cell>
          <table:table-cell office:value-type="float" office:value="4.245841" calcext:value-type="float">
            <text:p>4.245841</text:p>
          </table:table-cell>
          <table:table-cell office:value-type="float" office:value="8" calcext:value-type="float">
            <text:p>8</text:p>
          </table:table-cell>
          <table:table-cell office:value-type="float" office:value="0.53073" calcext:value-type="float">
            <text:p>0.530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64576" calcext:value-type="float">
            <text:p>556645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938876" calcext:value-type="float">
            <text:p>3.938876</text:p>
          </table:table-cell>
          <table:table-cell office:value-type="float" office:value="0.928354" calcext:value-type="float">
            <text:p>0.928354</text:p>
          </table:table-cell>
          <table:table-cell office:value-type="float" office:value="0.49236" calcext:value-type="float">
            <text:p>0.49236</text:p>
          </table:table-cell>
          <table:table-cell office:value-type="float" office:value="4.242861" calcext:value-type="float">
            <text:p>4.242861</text:p>
          </table:table-cell>
          <table:table-cell office:value-type="float" office:value="8" calcext:value-type="float">
            <text:p>8</text:p>
          </table:table-cell>
          <table:table-cell office:value-type="float" office:value="0.530358" calcext:value-type="float">
            <text:p>0.530358</text:p>
          </table:table-cell>
          <table:table-cell office:value-type="float" office:value="1" calcext:value-type="float">
            <text:p>1</text:p>
          </table:table-cell>
          <table:table-cell office:value-type="float" office:value="55398428" calcext:value-type="float">
            <text:p>55398428</text:p>
          </table:table-cell>
          <table:table-cell office:value-type="float" office:value="55398436" calcext:value-type="float">
            <text:p>553984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89339" calcext:value-type="float">
            <text:p>3.989339</text:p>
          </table:table-cell>
          <table:table-cell office:value-type="float" office:value="0.939922" calcext:value-type="float">
            <text:p>0.939922</text:p>
          </table:table-cell>
          <table:table-cell office:value-type="float" office:value="0.498667" calcext:value-type="float">
            <text:p>0.498667</text:p>
          </table:table-cell>
          <table:table-cell office:value-type="float" office:value="4.244328" calcext:value-type="float">
            <text:p>4.244328</text:p>
          </table:table-cell>
          <table:table-cell office:value-type="float" office:value="8" calcext:value-type="float">
            <text:p>8</text:p>
          </table:table-cell>
          <table:table-cell office:value-type="float" office:value="0.530541" calcext:value-type="float">
            <text:p>0.530541</text:p>
          </table:table-cell>
          <table:table-cell office:value-type="float" office:value="1" calcext:value-type="float">
            <text:p>1</text:p>
          </table:table-cell>
          <table:table-cell office:value-type="float" office:value="55134208" calcext:value-type="float">
            <text:p>55134208</text:p>
          </table:table-cell>
          <table:table-cell office:value-type="float" office:value="55134220" calcext:value-type="float">
            <text:p>551342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042684" calcext:value-type="float">
            <text:p>4.042684</text:p>
          </table:table-cell>
          <table:table-cell office:value-type="float" office:value="0.962142" calcext:value-type="float">
            <text:p>0.962142</text:p>
          </table:table-cell>
          <table:table-cell office:value-type="float" office:value="0.505335" calcext:value-type="float">
            <text:p>0.505335</text:p>
          </table:table-cell>
          <table:table-cell office:value-type="float" office:value="4.201754" calcext:value-type="float">
            <text:p>4.201754</text:p>
          </table:table-cell>
          <table:table-cell office:value-type="float" office:value="8" calcext:value-type="float">
            <text:p>8</text:p>
          </table:table-cell>
          <table:table-cell office:value-type="float" office:value="0.525219" calcext:value-type="float">
            <text:p>0.525219</text:p>
          </table:table-cell>
          <table:table-cell office:value-type="float" office:value="1" calcext:value-type="float">
            <text:p>1</text:p>
          </table:table-cell>
          <table:table-cell office:value-type="float" office:value="54871160" calcext:value-type="float">
            <text:p>54871160</text:p>
          </table:table-cell>
          <table:table-cell office:value-type="float" office:value="54871152" calcext:value-type="float">
            <text:p>548711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107558" calcext:value-type="float">
            <text:p>4.107558</text:p>
          </table:table-cell>
          <table:table-cell office:value-type="float" office:value="0.97832" calcext:value-type="float">
            <text:p>0.97832</text:p>
          </table:table-cell>
          <table:table-cell office:value-type="float" office:value="0.513445" calcext:value-type="float">
            <text:p>0.513445</text:p>
          </table:table-cell>
          <table:table-cell office:value-type="float" office:value="4.198582" calcext:value-type="float">
            <text:p>4.198582</text:p>
          </table:table-cell>
          <table:table-cell office:value-type="float" office:value="8" calcext:value-type="float">
            <text:p>8</text:p>
          </table:table-cell>
          <table:table-cell office:value-type="float" office:value="0.524823" calcext:value-type="float">
            <text:p>0.524823</text:p>
          </table:table-cell>
          <table:table-cell office:value-type="float" office:value="1" calcext:value-type="float">
            <text:p>1</text:p>
          </table:table-cell>
          <table:table-cell office:value-type="float" office:value="54609800" calcext:value-type="float">
            <text:p>54609800</text:p>
          </table:table-cell>
          <table:table-cell office:value-type="float" office:value="54609780" calcext:value-type="float">
            <text:p>546097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183116" calcext:value-type="float">
            <text:p>4.183116</text:p>
          </table:table-cell>
          <table:table-cell office:value-type="float" office:value="0.99392" calcext:value-type="float">
            <text:p>0.99392</text:p>
          </table:table-cell>
          <table:table-cell office:value-type="float" office:value="0.52289" calcext:value-type="float">
            <text:p>0.52289</text:p>
          </table:table-cell>
          <table:table-cell office:value-type="float" office:value="4.208703" calcext:value-type="float">
            <text:p>4.208703</text:p>
          </table:table-cell>
          <table:table-cell office:value-type="float" office:value="8" calcext:value-type="float">
            <text:p>8</text:p>
          </table:table-cell>
          <table:table-cell office:value-type="float" office:value="0.526088" calcext:value-type="float">
            <text:p>0.526088</text:p>
          </table:table-cell>
          <table:table-cell office:value-type="float" office:value="1" calcext:value-type="float">
            <text:p>1</text:p>
          </table:table-cell>
          <table:table-cell office:value-type="float" office:value="54349816" calcext:value-type="float">
            <text:p>54349816</text:p>
          </table:table-cell>
          <table:table-cell office:value-type="float" office:value="54349824" calcext:value-type="float">
            <text:p>543498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39955" calcext:value-type="float">
            <text:p>4.239955</text:p>
          </table:table-cell>
          <table:table-cell office:value-type="float" office:value="1.019144" calcext:value-type="float">
            <text:p>1.019144</text:p>
          </table:table-cell>
          <table:table-cell office:value-type="float" office:value="0.529994" calcext:value-type="float">
            <text:p>0.529994</text:p>
          </table:table-cell>
          <table:table-cell office:value-type="float" office:value="4.160311" calcext:value-type="float">
            <text:p>4.160311</text:p>
          </table:table-cell>
          <table:table-cell office:value-type="float" office:value="8" calcext:value-type="float">
            <text:p>8</text:p>
          </table:table-cell>
          <table:table-cell office:value-type="float" office:value="0.520039" calcext:value-type="float">
            <text:p>0.520039</text:p>
          </table:table-cell>
          <table:table-cell office:value-type="float" office:value="1" calcext:value-type="float">
            <text:p>1</text:p>
          </table:table-cell>
          <table:table-cell office:value-type="float" office:value="54091072" calcext:value-type="float">
            <text:p>54091072</text:p>
          </table:table-cell>
          <table:table-cell office:value-type="float" office:value="54091056" calcext:value-type="float">
            <text:p>54091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298196" calcext:value-type="float">
            <text:p>4.298196</text:p>
          </table:table-cell>
          <table:table-cell office:value-type="float" office:value="1.034965" calcext:value-type="float">
            <text:p>1.034965</text:p>
          </table:table-cell>
          <table:table-cell office:value-type="float" office:value="0.537274" calcext:value-type="float">
            <text:p>0.537274</text:p>
          </table:table-cell>
          <table:table-cell office:value-type="float" office:value="4.152986" calcext:value-type="float">
            <text:p>4.152986</text:p>
          </table:table-cell>
          <table:table-cell office:value-type="float" office:value="8" calcext:value-type="float">
            <text:p>8</text:p>
          </table:table-cell>
          <table:table-cell office:value-type="float" office:value="0.519123" calcext:value-type="float">
            <text:p>0.519123</text:p>
          </table:table-cell>
          <table:table-cell office:value-type="float" office:value="1" calcext:value-type="float">
            <text:p>1</text:p>
          </table:table-cell>
          <table:table-cell office:value-type="float" office:value="53833708" calcext:value-type="float">
            <text:p>53833708</text:p>
          </table:table-cell>
          <table:table-cell office:value-type="float" office:value="53833720" calcext:value-type="float">
            <text:p>53833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351767" calcext:value-type="float">
            <text:p>4.351767</text:p>
          </table:table-cell>
          <table:table-cell office:value-type="float" office:value="1.057004" calcext:value-type="float">
            <text:p>1.057004</text:p>
          </table:table-cell>
          <table:table-cell office:value-type="float" office:value="0.543971" calcext:value-type="float">
            <text:p>0.543971</text:p>
          </table:table-cell>
          <table:table-cell office:value-type="float" office:value="4.117079" calcext:value-type="float">
            <text:p>4.117079</text:p>
          </table:table-cell>
          <table:table-cell office:value-type="float" office:value="8" calcext:value-type="float">
            <text:p>8</text:p>
          </table:table-cell>
          <table:table-cell office:value-type="float" office:value="0.514635" calcext:value-type="float">
            <text:p>0.514635</text:p>
          </table:table-cell>
          <table:table-cell office:value-type="float" office:value="1" calcext:value-type="float">
            <text:p>1</text:p>
          </table:table-cell>
          <table:table-cell office:value-type="float" office:value="53577828" calcext:value-type="float">
            <text:p>53577828</text:p>
          </table:table-cell>
          <table:table-cell office:value-type="float" office:value="53577832" calcext:value-type="float">
            <text:p>535778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405042" calcext:value-type="float">
            <text:p>4.405042</text:p>
          </table:table-cell>
          <table:table-cell office:value-type="float" office:value="1.07004" calcext:value-type="float">
            <text:p>1.07004</text:p>
          </table:table-cell>
          <table:table-cell office:value-type="float" office:value="0.55063" calcext:value-type="float">
            <text:p>0.55063</text:p>
          </table:table-cell>
          <table:table-cell office:value-type="float" office:value="4.11671" calcext:value-type="float">
            <text:p>4.11671</text:p>
          </table:table-cell>
          <table:table-cell office:value-type="float" office:value="8" calcext:value-type="float">
            <text:p>8</text:p>
          </table:table-cell>
          <table:table-cell office:value-type="float" office:value="0.514589" calcext:value-type="float">
            <text:p>0.514589</text:p>
          </table:table-cell>
          <table:table-cell office:value-type="float" office:value="1" calcext:value-type="float">
            <text:p>1</text:p>
          </table:table-cell>
          <table:table-cell office:value-type="float" office:value="53323652" calcext:value-type="float">
            <text:p>53323652</text:p>
          </table:table-cell>
          <table:table-cell office:value-type="float" office:value="53323640" calcext:value-type="float">
            <text:p>533236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456901" calcext:value-type="float">
            <text:p>4.456901</text:p>
          </table:table-cell>
          <table:table-cell office:value-type="float" office:value="1.089081" calcext:value-type="float">
            <text:p>1.089081</text:p>
          </table:table-cell>
          <table:table-cell office:value-type="float" office:value="0.557113" calcext:value-type="float">
            <text:p>0.557113</text:p>
          </table:table-cell>
          <table:table-cell office:value-type="float" office:value="4.092352" calcext:value-type="float">
            <text:p>4.092352</text:p>
          </table:table-cell>
          <table:table-cell office:value-type="float" office:value="8" calcext:value-type="float">
            <text:p>8</text:p>
          </table:table-cell>
          <table:table-cell office:value-type="float" office:value="0.511544" calcext:value-type="float">
            <text:p>0.511544</text:p>
          </table:table-cell>
          <table:table-cell office:value-type="float" office:value="1" calcext:value-type="float">
            <text:p>1</text:p>
          </table:table-cell>
          <table:table-cell office:value-type="float" office:value="53070636" calcext:value-type="float">
            <text:p>53070636</text:p>
          </table:table-cell>
          <table:table-cell office:value-type="float" office:value="53070656" calcext:value-type="float">
            <text:p>5307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507827" calcext:value-type="float">
            <text:p>4.507827</text:p>
          </table:table-cell>
          <table:table-cell office:value-type="float" office:value="1.103239" calcext:value-type="float">
            <text:p>1.103239</text:p>
          </table:table-cell>
          <table:table-cell office:value-type="float" office:value="0.563478" calcext:value-type="float">
            <text:p>0.563478</text:p>
          </table:table-cell>
          <table:table-cell office:value-type="float" office:value="4.085994" calcext:value-type="float">
            <text:p>4.085994</text:p>
          </table:table-cell>
          <table:table-cell office:value-type="float" office:value="8" calcext:value-type="float">
            <text:p>8</text:p>
          </table:table-cell>
          <table:table-cell office:value-type="float" office:value="0.510749" calcext:value-type="float">
            <text:p>0.510749</text:p>
          </table:table-cell>
          <table:table-cell office:value-type="float" office:value="1" calcext:value-type="float">
            <text:p>1</text:p>
          </table:table-cell>
          <table:table-cell office:value-type="float" office:value="52818860" calcext:value-type="float">
            <text:p>52818860</text:p>
          </table:table-cell>
          <table:table-cell office:value-type="float" office:value="52818872" calcext:value-type="float">
            <text:p>528188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559888" calcext:value-type="float">
            <text:p>4.559888</text:p>
          </table:table-cell>
          <table:table-cell office:value-type="float" office:value="1.115753" calcext:value-type="float">
            <text:p>1.115753</text:p>
          </table:table-cell>
          <table:table-cell office:value-type="float" office:value="0.569986" calcext:value-type="float">
            <text:p>0.569986</text:p>
          </table:table-cell>
          <table:table-cell office:value-type="float" office:value="4.086825" calcext:value-type="float">
            <text:p>4.086825</text:p>
          </table:table-cell>
          <table:table-cell office:value-type="float" office:value="8" calcext:value-type="float">
            <text:p>8</text:p>
          </table:table-cell>
          <table:table-cell office:value-type="float" office:value="0.510853" calcext:value-type="float">
            <text:p>0.510853</text:p>
          </table:table-cell>
          <table:table-cell office:value-type="float" office:value="1" calcext:value-type="float">
            <text:p>1</text:p>
          </table:table-cell>
          <table:table-cell office:value-type="float" office:value="52568032" calcext:value-type="float">
            <text:p>52568032</text:p>
          </table:table-cell>
          <table:table-cell office:value-type="float" office:value="52568040" calcext:value-type="float">
            <text:p>525680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612085" calcext:value-type="float">
            <text:p>4.612085</text:p>
          </table:table-cell>
          <table:table-cell office:value-type="float" office:value="1.130505" calcext:value-type="float">
            <text:p>1.130505</text:p>
          </table:table-cell>
          <table:table-cell office:value-type="float" office:value="0.576511" calcext:value-type="float">
            <text:p>0.576511</text:p>
          </table:table-cell>
          <table:table-cell office:value-type="float" office:value="4.079669" calcext:value-type="float">
            <text:p>4.079669</text:p>
          </table:table-cell>
          <table:table-cell office:value-type="float" office:value="8" calcext:value-type="float">
            <text:p>8</text:p>
          </table:table-cell>
          <table:table-cell office:value-type="float" office:value="0.509959" calcext:value-type="float">
            <text:p>0.509959</text:p>
          </table:table-cell>
          <table:table-cell office:value-type="float" office:value="1" calcext:value-type="float">
            <text:p>1</text:p>
          </table:table-cell>
          <table:table-cell office:value-type="float" office:value="52319184" calcext:value-type="float">
            <text:p>52319184</text:p>
          </table:table-cell>
          <table:table-cell office:value-type="float" office:value="52319188" calcext:value-type="float">
            <text:p>523191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66879" calcext:value-type="float">
            <text:p>4.666879</text:p>
          </table:table-cell>
          <table:table-cell office:value-type="float" office:value="1.143026" calcext:value-type="float">
            <text:p>1.143026</text:p>
          </table:table-cell>
          <table:table-cell office:value-type="float" office:value="0.58336" calcext:value-type="float">
            <text:p>0.58336</text:p>
          </table:table-cell>
          <table:table-cell office:value-type="float" office:value="4.082915" calcext:value-type="float">
            <text:p>4.082915</text:p>
          </table:table-cell>
          <table:table-cell office:value-type="float" office:value="8" calcext:value-type="float">
            <text:p>8</text:p>
          </table:table-cell>
          <table:table-cell office:value-type="float" office:value="0.510364" calcext:value-type="float">
            <text:p>0.510364</text:p>
          </table:table-cell>
          <table:table-cell office:value-type="float" office:value="1" calcext:value-type="float">
            <text:p>1</text:p>
          </table:table-cell>
          <table:table-cell office:value-type="float" office:value="52071556" calcext:value-type="float">
            <text:p>52071556</text:p>
          </table:table-cell>
          <table:table-cell office:value-type="float" office:value="52071548" calcext:value-type="float">
            <text:p>520715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718985" calcext:value-type="float">
            <text:p>4.718985</text:p>
          </table:table-cell>
          <table:table-cell office:value-type="float" office:value="1.155966" calcext:value-type="float">
            <text:p>1.155966</text:p>
          </table:table-cell>
          <table:table-cell office:value-type="float" office:value="0.589873" calcext:value-type="float">
            <text:p>0.589873</text:p>
          </table:table-cell>
          <table:table-cell office:value-type="float" office:value="4.082286" calcext:value-type="float">
            <text:p>4.082286</text:p>
          </table:table-cell>
          <table:table-cell office:value-type="float" office:value="8" calcext:value-type="float">
            <text:p>8</text:p>
          </table:table-cell>
          <table:table-cell office:value-type="float" office:value="0.510286" calcext:value-type="float">
            <text:p>0.510286</text:p>
          </table:table-cell>
          <table:table-cell office:value-type="float" office:value="1" calcext:value-type="float">
            <text:p>1</text:p>
          </table:table-cell>
          <table:table-cell office:value-type="float" office:value="51824856" calcext:value-type="float">
            <text:p>51824856</text:p>
          </table:table-cell>
          <table:table-cell office:value-type="float" office:value="51824876" calcext:value-type="float">
            <text:p>51824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772696" calcext:value-type="float">
            <text:p>4.772696</text:p>
          </table:table-cell>
          <table:table-cell office:value-type="float" office:value="1.167746" calcext:value-type="float">
            <text:p>1.167746</text:p>
          </table:table-cell>
          <table:table-cell office:value-type="float" office:value="0.596587" calcext:value-type="float">
            <text:p>0.596587</text:p>
          </table:table-cell>
          <table:table-cell office:value-type="float" office:value="4.0871" calcext:value-type="float">
            <text:p>4.0871</text:p>
          </table:table-cell>
          <table:table-cell office:value-type="float" office:value="8" calcext:value-type="float">
            <text:p>8</text:p>
          </table:table-cell>
          <table:table-cell office:value-type="float" office:value="0.510888" calcext:value-type="float">
            <text:p>0.510888</text:p>
          </table:table-cell>
          <table:table-cell office:value-type="float" office:value="1" calcext:value-type="float">
            <text:p>1</text:p>
          </table:table-cell>
          <table:table-cell office:value-type="float" office:value="51579908" calcext:value-type="float">
            <text:p>51579908</text:p>
          </table:table-cell>
          <table:table-cell office:value-type="float" office:value="51579944" calcext:value-type="float">
            <text:p>51579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826185" calcext:value-type="float">
            <text:p>4.826185</text:p>
          </table:table-cell>
          <table:table-cell office:value-type="float" office:value="1.180015" calcext:value-type="float">
            <text:p>1.180015</text:p>
          </table:table-cell>
          <table:table-cell office:value-type="float" office:value="0.603273" calcext:value-type="float">
            <text:p>0.603273</text:p>
          </table:table-cell>
          <table:table-cell office:value-type="float" office:value="4.089936" calcext:value-type="float">
            <text:p>4.089936</text:p>
          </table:table-cell>
          <table:table-cell office:value-type="float" office:value="8" calcext:value-type="float">
            <text:p>8</text:p>
          </table:table-cell>
          <table:table-cell office:value-type="float" office:value="0.511242" calcext:value-type="float">
            <text:p>0.511242</text:p>
          </table:table-cell>
          <table:table-cell office:value-type="float" office:value="1" calcext:value-type="float">
            <text:p>1</text:p>
          </table:table-cell>
          <table:table-cell office:value-type="float" office:value="51336232" calcext:value-type="float">
            <text:p>51336232</text:p>
          </table:table-cell>
          <table:table-cell office:value-type="float" office:value="51336248" calcext:value-type="float">
            <text:p>513362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877476" calcext:value-type="float">
            <text:p>4.877476</text:p>
          </table:table-cell>
          <table:table-cell office:value-type="float" office:value="1.191968" calcext:value-type="float">
            <text:p>1.191968</text:p>
          </table:table-cell>
          <table:table-cell office:value-type="float" office:value="0.609685" calcext:value-type="float">
            <text:p>0.609685</text:p>
          </table:table-cell>
          <table:table-cell office:value-type="float" office:value="4.091953" calcext:value-type="float">
            <text:p>4.091953</text:p>
          </table:table-cell>
          <table:table-cell office:value-type="float" office:value="8" calcext:value-type="float">
            <text:p>8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093792" calcext:value-type="float">
            <text:p>510937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929037" calcext:value-type="float">
            <text:p>4.929037</text:p>
          </table:table-cell>
          <table:table-cell office:value-type="float" office:value="1.203554" calcext:value-type="float">
            <text:p>1.203554</text:p>
          </table:table-cell>
          <table:table-cell office:value-type="float" office:value="0.61613" calcext:value-type="float">
            <text:p>0.61613</text:p>
          </table:table-cell>
          <table:table-cell office:value-type="float" office:value="4.095403" calcext:value-type="float">
            <text:p>4.095403</text:p>
          </table:table-cell>
          <table:table-cell office:value-type="float" office:value="8" calcext:value-type="float">
            <text:p>8</text:p>
          </table:table-cell>
          <table:table-cell office:value-type="float" office:value="0.511925" calcext:value-type="float">
            <text:p>0.511925</text:p>
          </table:table-cell>
          <table:table-cell office:value-type="float" office:value="1" calcext:value-type="float">
            <text:p>1</text:p>
          </table:table-cell>
          <table:table-cell office:value-type="float" office:value="50852836" calcext:value-type="float">
            <text:p>50852836</text:p>
          </table:table-cell>
          <table:table-cell office:value-type="float" office:value="50852824" calcext:value-type="float">
            <text:p>508528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97997" calcext:value-type="float">
            <text:p>4.97997</text:p>
          </table:table-cell>
          <table:table-cell office:value-type="float" office:value="1.214681" calcext:value-type="float">
            <text:p>1.214681</text:p>
          </table:table-cell>
          <table:table-cell office:value-type="float" office:value="0.622496" calcext:value-type="float">
            <text:p>0.622496</text:p>
          </table:table-cell>
          <table:table-cell office:value-type="float" office:value="4.099818" calcext:value-type="float">
            <text:p>4.099818</text:p>
          </table:table-cell>
          <table:table-cell office:value-type="float" office:value="8" calcext:value-type="float">
            <text:p>8</text:p>
          </table:table-cell>
          <table:table-cell office:value-type="float" office:value="0.512477" calcext:value-type="float">
            <text:p>0.512477</text:p>
          </table:table-cell>
          <table:table-cell office:value-type="float" office:value="1" calcext:value-type="float">
            <text:p>1</text:p>
          </table:table-cell>
          <table:table-cell office:value-type="float" office:value="50613116" calcext:value-type="float">
            <text:p>50613116</text:p>
          </table:table-cell>
          <table:table-cell office:value-type="float" office:value="50613100" calcext:value-type="float">
            <text:p>50613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081785" calcext:value-type="float">
            <text:p>5.081785</text:p>
          </table:table-cell>
          <table:table-cell office:value-type="float" office:value="1.232013" calcext:value-type="float">
            <text:p>1.232013</text:p>
          </table:table-cell>
          <table:table-cell office:value-type="float" office:value="0.635223" calcext:value-type="float">
            <text:p>0.635223</text:p>
          </table:table-cell>
          <table:table-cell office:value-type="float" office:value="4.124783" calcext:value-type="float">
            <text:p>4.124783</text:p>
          </table:table-cell>
          <table:table-cell office:value-type="float" office:value="8" calcext:value-type="float">
            <text:p>8</text:p>
          </table:table-cell>
          <table:table-cell office:value-type="float" office:value="0.515598" calcext:value-type="float">
            <text:p>0.515598</text:p>
          </table:table-cell>
          <table:table-cell office:value-type="float" office:value="1" calcext:value-type="float">
            <text:p>1</text:p>
          </table:table-cell>
          <table:table-cell office:value-type="float" office:value="50374400" calcext:value-type="float">
            <text:p>50374400</text:p>
          </table:table-cell>
          <table:table-cell office:value-type="float" office:value="50374388" calcext:value-type="float">
            <text:p>503743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32095" calcext:value-type="float">
            <text:p>5.132095</text:p>
          </table:table-cell>
          <table:table-cell office:value-type="float" office:value="1.254125" calcext:value-type="float">
            <text:p>1.254125</text:p>
          </table:table-cell>
          <table:table-cell office:value-type="float" office:value="0.641512" calcext:value-type="float">
            <text:p>0.641512</text:p>
          </table:table-cell>
          <table:table-cell office:value-type="float" office:value="4.09217" calcext:value-type="float">
            <text:p>4.09217</text:p>
          </table:table-cell>
          <table:table-cell office:value-type="float" office:value="8" calcext:value-type="float">
            <text:p>8</text:p>
          </table:table-cell>
          <table:table-cell office:value-type="float" office:value="0.511521" calcext:value-type="float">
            <text:p>0.511521</text:p>
          </table:table-cell>
          <table:table-cell office:value-type="float" office:value="1" calcext:value-type="float">
            <text:p>1</text:p>
          </table:table-cell>
          <table:table-cell office:value-type="float" office:value="50137180" calcext:value-type="float">
            <text:p>50137180</text:p>
          </table:table-cell>
          <table:table-cell office:value-type="float" office:value="50137160" calcext:value-type="float">
            <text:p>501371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86942" calcext:value-type="float">
            <text:p>5.186942</text:p>
          </table:table-cell>
          <table:table-cell office:value-type="float" office:value="1.267198" calcext:value-type="float">
            <text:p>1.267198</text:p>
          </table:table-cell>
          <table:table-cell office:value-type="float" office:value="0.648368" calcext:value-type="float">
            <text:p>0.648368</text:p>
          </table:table-cell>
          <table:table-cell office:value-type="float" office:value="4.093238" calcext:value-type="float">
            <text:p>4.093238</text:p>
          </table:table-cell>
          <table:table-cell office:value-type="float" office:value="8" calcext:value-type="float">
            <text:p>8</text:p>
          </table:table-cell>
          <table:table-cell office:value-type="float" office:value="0.511655" calcext:value-type="float">
            <text:p>0.511655</text:p>
          </table:table-cell>
          <table:table-cell office:value-type="float" office:value="1" calcext:value-type="float">
            <text:p>1</text:p>
          </table:table-cell>
          <table:table-cell office:value-type="float" office:value="49901248" calcext:value-type="float">
            <text:p>49901248</text:p>
          </table:table-cell>
          <table:table-cell office:value-type="float" office:value="49901216" calcext:value-type="float">
            <text:p>499012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240503" calcext:value-type="float">
            <text:p>5.240503</text:p>
          </table:table-cell>
          <table:table-cell office:value-type="float" office:value="1.280824" calcext:value-type="float">
            <text:p>1.280824</text:p>
          </table:table-cell>
          <table:table-cell office:value-type="float" office:value="0.655063" calcext:value-type="float">
            <text:p>0.655063</text:p>
          </table:table-cell>
          <table:table-cell office:value-type="float" office:value="4.09151" calcext:value-type="float">
            <text:p>4.09151</text:p>
          </table:table-cell>
          <table:table-cell office:value-type="float" office:value="8" calcext:value-type="float">
            <text:p>8</text:p>
          </table:table-cell>
          <table:table-cell office:value-type="float" office:value="0.511439" calcext:value-type="float">
            <text:p>0.511439</text:p>
          </table:table-cell>
          <table:table-cell office:value-type="float" office:value="1" calcext:value-type="float">
            <text:p>1</text:p>
          </table:table-cell>
          <table:table-cell office:value-type="float" office:value="49666280" calcext:value-type="float">
            <text:p>49666280</text:p>
          </table:table-cell>
          <table:table-cell office:value-type="float" office:value="49666256" calcext:value-type="float">
            <text:p>496662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93393" calcext:value-type="float">
            <text:p>5.293393</text:p>
          </table:table-cell>
          <table:table-cell office:value-type="float" office:value="1.292765" calcext:value-type="float">
            <text:p>1.292765</text:p>
          </table:table-cell>
          <table:table-cell office:value-type="float" office:value="0.661674" calcext:value-type="float">
            <text:p>0.661674</text:p>
          </table:table-cell>
          <table:table-cell office:value-type="float" office:value="4.094629" calcext:value-type="float">
            <text:p>4.094629</text:p>
          </table:table-cell>
          <table:table-cell office:value-type="float" office:value="8" calcext:value-type="float">
            <text:p>8</text:p>
          </table:table-cell>
          <table:table-cell office:value-type="float" office:value="0.511829" calcext:value-type="float">
            <text:p>0.511829</text:p>
          </table:table-cell>
          <table:table-cell office:value-type="float" office:value="1" calcext:value-type="float">
            <text:p>1</text:p>
          </table:table-cell>
          <table:table-cell office:value-type="float" office:value="49432832" calcext:value-type="float">
            <text:p>49432832</text:p>
          </table:table-cell>
          <table:table-cell office:value-type="float" office:value="49432824" calcext:value-type="float">
            <text:p>49432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344785" calcext:value-type="float">
            <text:p>5.344785</text:p>
          </table:table-cell>
          <table:table-cell office:value-type="float" office:value="1.304755" calcext:value-type="float">
            <text:p>1.304755</text:p>
          </table:table-cell>
          <table:table-cell office:value-type="float" office:value="0.668098" calcext:value-type="float">
            <text:p>0.668098</text:p>
          </table:table-cell>
          <table:table-cell office:value-type="float" office:value="4.096391" calcext:value-type="float">
            <text:p>4.096391</text:p>
          </table:table-cell>
          <table:table-cell office:value-type="float" office:value="8" calcext:value-type="float">
            <text:p>8</text:p>
          </table:table-cell>
          <table:table-cell office:value-type="float" office:value="0.512049" calcext:value-type="float">
            <text:p>0.512049</text:p>
          </table:table-cell>
          <table:table-cell office:value-type="float" office:value="1" calcext:value-type="float">
            <text:p>1</text:p>
          </table:table-cell>
          <table:table-cell office:value-type="float" office:value="49200940" calcext:value-type="float">
            <text:p>49200940</text:p>
          </table:table-cell>
          <table:table-cell office:value-type="float" office:value="49200936" calcext:value-type="float">
            <text:p>492009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396033" calcext:value-type="float">
            <text:p>5.396033</text:p>
          </table:table-cell>
          <table:table-cell office:value-type="float" office:value="1.315736" calcext:value-type="float">
            <text:p>1.315736</text:p>
          </table:table-cell>
          <table:table-cell office:value-type="float" office:value="0.674504" calcext:value-type="float">
            <text:p>0.674504</text:p>
          </table:table-cell>
          <table:table-cell office:value-type="float" office:value="4.101153" calcext:value-type="float">
            <text:p>4.101153</text:p>
          </table:table-cell>
          <table:table-cell office:value-type="float" office:value="8" calcext:value-type="float">
            <text:p>8</text:p>
          </table:table-cell>
          <table:table-cell office:value-type="float" office:value="0.512644" calcext:value-type="float">
            <text:p>0.5126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969828" calcext:value-type="float">
            <text:p>489698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447571" calcext:value-type="float">
            <text:p>5.447571</text:p>
          </table:table-cell>
          <table:table-cell office:value-type="float" office:value="1.326344" calcext:value-type="float">
            <text:p>1.326344</text:p>
          </table:table-cell>
          <table:table-cell office:value-type="float" office:value="0.680946" calcext:value-type="float">
            <text:p>0.680946</text:p>
          </table:table-cell>
          <table:table-cell office:value-type="float" office:value="4.107207" calcext:value-type="float">
            <text:p>4.107207</text:p>
          </table:table-cell>
          <table:table-cell office:value-type="float" office:value="8" calcext:value-type="float">
            <text:p>8</text:p>
          </table:table-cell>
          <table:table-cell office:value-type="float" office:value="0.513401" calcext:value-type="float">
            <text:p>0.513401</text:p>
          </table:table-cell>
          <table:table-cell office:value-type="float" office:value="1" calcext:value-type="float">
            <text:p>1</text:p>
          </table:table-cell>
          <table:table-cell office:value-type="float" office:value="48740224" calcext:value-type="float">
            <text:p>48740224</text:p>
          </table:table-cell>
          <table:table-cell office:value-type="float" office:value="48740212" calcext:value-type="float">
            <text:p>487402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498872" calcext:value-type="float">
            <text:p>5.498872</text:p>
          </table:table-cell>
          <table:table-cell office:value-type="float" office:value="1.338484" calcext:value-type="float">
            <text:p>1.338484</text:p>
          </table:table-cell>
          <table:table-cell office:value-type="float" office:value="0.687359" calcext:value-type="float">
            <text:p>0.687359</text:p>
          </table:table-cell>
          <table:table-cell office:value-type="float" office:value="4.108283" calcext:value-type="float">
            <text:p>4.108283</text:p>
          </table:table-cell>
          <table:table-cell office:value-type="float" office:value="8" calcext:value-type="float">
            <text:p>8</text:p>
          </table:table-cell>
          <table:table-cell office:value-type="float" office:value="0.513535" calcext:value-type="float">
            <text:p>0.513535</text:p>
          </table:table-cell>
          <table:table-cell office:value-type="float" office:value="1" calcext:value-type="float">
            <text:p>1</text:p>
          </table:table-cell>
          <table:table-cell office:value-type="float" office:value="48511160" calcext:value-type="float">
            <text:p>48511160</text:p>
          </table:table-cell>
          <table:table-cell office:value-type="float" office:value="48511164" calcext:value-type="float">
            <text:p>48511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553311" calcext:value-type="float">
            <text:p>5.553311</text:p>
          </table:table-cell>
          <table:table-cell office:value-type="float" office:value="1.350249" calcext:value-type="float">
            <text:p>1.350249</text:p>
          </table:table-cell>
          <table:table-cell office:value-type="float" office:value="0.694164" calcext:value-type="float">
            <text:p>0.694164</text:p>
          </table:table-cell>
          <table:table-cell office:value-type="float" office:value="4.112804" calcext:value-type="float">
            <text:p>4.112804</text:p>
          </table:table-cell>
          <table:table-cell office:value-type="float" office:value="8" calcext:value-type="float">
            <text:p>8</text:p>
          </table:table-cell>
          <table:table-cell office:value-type="float" office:value="0.514101" calcext:value-type="float">
            <text:p>0.514101</text:p>
          </table:table-cell>
          <table:table-cell office:value-type="float" office:value="1" calcext:value-type="float">
            <text:p>1</text:p>
          </table:table-cell>
          <table:table-cell office:value-type="float" office:value="48283888" calcext:value-type="float">
            <text:p>48283888</text:p>
          </table:table-cell>
          <table:table-cell office:value-type="float" office:value="48283880" calcext:value-type="float">
            <text:p>482838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606077" calcext:value-type="float">
            <text:p>5.606077</text:p>
          </table:table-cell>
          <table:table-cell office:value-type="float" office:value="1.361955" calcext:value-type="float">
            <text:p>1.361955</text:p>
          </table:table-cell>
          <table:table-cell office:value-type="float" office:value="0.70076" calcext:value-type="float">
            <text:p>0.70076</text:p>
          </table:table-cell>
          <table:table-cell office:value-type="float" office:value="4.116198" calcext:value-type="float">
            <text:p>4.116198</text:p>
          </table:table-cell>
          <table:table-cell office:value-type="float" office:value="8" calcext:value-type="float">
            <text:p>8</text:p>
          </table:table-cell>
          <table:table-cell office:value-type="float" office:value="0.514525" calcext:value-type="float">
            <text:p>0.514525</text:p>
          </table:table-cell>
          <table:table-cell office:value-type="float" office:value="1" calcext:value-type="float">
            <text:p>1</text:p>
          </table:table-cell>
          <table:table-cell office:value-type="float" office:value="48058136" calcext:value-type="float">
            <text:p>48058136</text:p>
          </table:table-cell>
          <table:table-cell office:value-type="float" office:value="48058140" calcext:value-type="float">
            <text:p>480581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657609" calcext:value-type="float">
            <text:p>5.657609</text:p>
          </table:table-cell>
          <table:table-cell office:value-type="float" office:value="1.374532" calcext:value-type="float">
            <text:p>1.374532</text:p>
          </table:table-cell>
          <table:table-cell office:value-type="float" office:value="0.707201" calcext:value-type="float">
            <text:p>0.707201</text:p>
          </table:table-cell>
          <table:table-cell office:value-type="float" office:value="4.116026" calcext:value-type="float">
            <text:p>4.116026</text:p>
          </table:table-cell>
          <table:table-cell office:value-type="float" office:value="8" calcext:value-type="float">
            <text:p>8</text:p>
          </table:table-cell>
          <table:table-cell office:value-type="float" office:value="0.514503" calcext:value-type="float">
            <text:p>0.514503</text:p>
          </table:table-cell>
          <table:table-cell office:value-type="float" office:value="1" calcext:value-type="float">
            <text:p>1</text:p>
          </table:table-cell>
          <table:table-cell office:value-type="float" office:value="47833192" calcext:value-type="float">
            <text:p>47833192</text:p>
          </table:table-cell>
          <table:table-cell office:value-type="float" office:value="47833208" calcext:value-type="float">
            <text:p>478332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711191" calcext:value-type="float">
            <text:p>5.711191</text:p>
          </table:table-cell>
          <table:table-cell office:value-type="float" office:value="1.385693" calcext:value-type="float">
            <text:p>1.385693</text:p>
          </table:table-cell>
          <table:table-cell office:value-type="float" office:value="0.713899" calcext:value-type="float">
            <text:p>0.713899</text:p>
          </table:table-cell>
          <table:table-cell office:value-type="float" office:value="4.12154" calcext:value-type="float">
            <text:p>4.12154</text:p>
          </table:table-cell>
          <table:table-cell office:value-type="float" office:value="8" calcext:value-type="float">
            <text:p>8</text:p>
          </table:table-cell>
          <table:table-cell office:value-type="float" office:value="0.515193" calcext:value-type="float">
            <text:p>0.515193</text:p>
          </table:table-cell>
          <table:table-cell office:value-type="float" office:value="1" calcext:value-type="float">
            <text:p>1</text:p>
          </table:table-cell>
          <table:table-cell office:value-type="float" office:value="47609592" calcext:value-type="float">
            <text:p>47609592</text:p>
          </table:table-cell>
          <table:table-cell office:value-type="float" office:value="47609600" calcext:value-type="float">
            <text:p>476096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764427" calcext:value-type="float">
            <text:p>5.764427</text:p>
          </table:table-cell>
          <table:table-cell office:value-type="float" office:value="1.396673" calcext:value-type="float">
            <text:p>1.396673</text:p>
          </table:table-cell>
          <table:table-cell office:value-type="float" office:value="0.720553" calcext:value-type="float">
            <text:p>0.720553</text:p>
          </table:table-cell>
          <table:table-cell office:value-type="float" office:value="4.127254" calcext:value-type="float">
            <text:p>4.127254</text:p>
          </table:table-cell>
          <table:table-cell office:value-type="float" office:value="8" calcext:value-type="float">
            <text:p>8</text:p>
          </table:table-cell>
          <table:table-cell office:value-type="float" office:value="0.515907" calcext:value-type="float">
            <text:p>0.515907</text:p>
          </table:table-cell>
          <table:table-cell office:value-type="float" office:value="1" calcext:value-type="float">
            <text:p>1</text:p>
          </table:table-cell>
          <table:table-cell office:value-type="float" office:value="47386708" calcext:value-type="float">
            <text:p>47386708</text:p>
          </table:table-cell>
          <table:table-cell office:value-type="float" office:value="47386716" calcext:value-type="float">
            <text:p>473867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825655" calcext:value-type="float">
            <text:p>5.825655</text:p>
          </table:table-cell>
          <table:table-cell office:value-type="float" office:value="1.408325" calcext:value-type="float">
            <text:p>1.408325</text:p>
          </table:table-cell>
          <table:table-cell office:value-type="float" office:value="0.728207" calcext:value-type="float">
            <text:p>0.728207</text:p>
          </table:table-cell>
          <table:table-cell office:value-type="float" office:value="4.136585" calcext:value-type="float">
            <text:p>4.136585</text:p>
          </table:table-cell>
          <table:table-cell office:value-type="float" office:value="8" calcext:value-type="float">
            <text:p>8</text:p>
          </table:table-cell>
          <table:table-cell office:value-type="float" office:value="0.517073" calcext:value-type="float">
            <text:p>0.517073</text:p>
          </table:table-cell>
          <table:table-cell office:value-type="float" office:value="1" calcext:value-type="float">
            <text:p>1</text:p>
          </table:table-cell>
          <table:table-cell office:value-type="float" office:value="47165708" calcext:value-type="float">
            <text:p>47165708</text:p>
          </table:table-cell>
          <table:table-cell office:value-type="float" office:value="47165712" calcext:value-type="float">
            <text:p>471657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880547" calcext:value-type="float">
            <text:p>5.880547</text:p>
          </table:table-cell>
          <table:table-cell office:value-type="float" office:value="1.431668" calcext:value-type="float">
            <text:p>1.431668</text:p>
          </table:table-cell>
          <table:table-cell office:value-type="float" office:value="0.735068" calcext:value-type="float">
            <text:p>0.735068</text:p>
          </table:table-cell>
          <table:table-cell office:value-type="float" office:value="4.107481" calcext:value-type="float">
            <text:p>4.107481</text:p>
          </table:table-cell>
          <table:table-cell office:value-type="float" office:value="8" calcext:value-type="float">
            <text:p>8</text:p>
          </table:table-cell>
          <table:table-cell office:value-type="float" office:value="0.513435" calcext:value-type="float">
            <text:p>0.513435</text:p>
          </table:table-cell>
          <table:table-cell office:value-type="float" office:value="1" calcext:value-type="float">
            <text:p>1</text:p>
          </table:table-cell>
          <table:table-cell office:value-type="float" office:value="46945492" calcext:value-type="float">
            <text:p>46945492</text:p>
          </table:table-cell>
          <table:table-cell office:value-type="float" office:value="46945508" calcext:value-type="float">
            <text:p>469455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933775" calcext:value-type="float">
            <text:p>5.933775</text:p>
          </table:table-cell>
          <table:table-cell office:value-type="float" office:value="1.444026" calcext:value-type="float">
            <text:p>1.444026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4.109189" calcext:value-type="float">
            <text:p>4.109189</text:p>
          </table:table-cell>
          <table:table-cell office:value-type="float" office:value="8" calcext:value-type="float">
            <text:p>8</text:p>
          </table:table-cell>
          <table:table-cell office:value-type="float" office:value="0.513649" calcext:value-type="float">
            <text:p>0.513649</text:p>
          </table:table-cell>
          <table:table-cell office:value-type="float" office:value="1" calcext:value-type="float">
            <text:p>1</text:p>
          </table:table-cell>
          <table:table-cell office:value-type="float" office:value="46726872" calcext:value-type="float">
            <text:p>46726872</text:p>
          </table:table-cell>
          <table:table-cell office:value-type="float" office:value="46726880" calcext:value-type="float">
            <text:p>467268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986622" calcext:value-type="float">
            <text:p>5.986622</text:p>
          </table:table-cell>
          <table:table-cell office:value-type="float" office:value="1.455781" calcext:value-type="float">
            <text:p>1.455781</text:p>
          </table:table-cell>
          <table:table-cell office:value-type="float" office:value="0.748328" calcext:value-type="float">
            <text:p>0.748328</text:p>
          </table:table-cell>
          <table:table-cell office:value-type="float" office:value="4.112309" calcext:value-type="float">
            <text:p>4.112309</text:p>
          </table:table-cell>
          <table:table-cell office:value-type="float" office:value="8" calcext:value-type="float">
            <text:p>8</text:p>
          </table:table-cell>
          <table:table-cell office:value-type="float" office:value="0.514039" calcext:value-type="float">
            <text:p>0.514039</text:p>
          </table:table-cell>
          <table:table-cell office:value-type="float" office:value="1" calcext:value-type="float">
            <text:p>1</text:p>
          </table:table-cell>
          <table:table-cell office:value-type="float" office:value="46509052" calcext:value-type="float">
            <text:p>46509052</text:p>
          </table:table-cell>
          <table:table-cell office:value-type="float" office:value="46509048" calcext:value-type="float">
            <text:p>465090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039973" calcext:value-type="float">
            <text:p>6.039973</text:p>
          </table:table-cell>
          <table:table-cell office:value-type="float" office:value="1.468351" calcext:value-type="float">
            <text:p>1.468351</text:p>
          </table:table-cell>
          <table:table-cell office:value-type="float" office:value="0.754997" calcext:value-type="float">
            <text:p>0.754997</text:p>
          </table:table-cell>
          <table:table-cell office:value-type="float" office:value="4.11344" calcext:value-type="float">
            <text:p>4.11344</text:p>
          </table:table-cell>
          <table:table-cell office:value-type="float" office:value="8" calcext:value-type="float">
            <text:p>8</text:p>
          </table:table-cell>
          <table:table-cell office:value-type="float" office:value="0.51418" calcext:value-type="float">
            <text:p>0.51418</text:p>
          </table:table-cell>
          <table:table-cell office:value-type="float" office:value="1" calcext:value-type="float">
            <text:p>1</text:p>
          </table:table-cell>
          <table:table-cell office:value-type="float" office:value="46292004" calcext:value-type="float">
            <text:p>46292004</text:p>
          </table:table-cell>
          <table:table-cell office:value-type="float" office:value="46292024" calcext:value-type="float">
            <text:p>462920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09337" calcext:value-type="float">
            <text:p>6.09337</text:p>
          </table:table-cell>
          <table:table-cell office:value-type="float" office:value="1.480084" calcext:value-type="float">
            <text:p>1.480084</text:p>
          </table:table-cell>
          <table:table-cell office:value-type="float" office:value="0.761671" calcext:value-type="float">
            <text:p>0.761671</text:p>
          </table:table-cell>
          <table:table-cell office:value-type="float" office:value="4.116908" calcext:value-type="float">
            <text:p>4.116908</text:p>
          </table:table-cell>
          <table:table-cell office:value-type="float" office:value="8" calcext:value-type="float">
            <text:p>8</text:p>
          </table:table-cell>
          <table:table-cell office:value-type="float" office:value="0.514614" calcext:value-type="float">
            <text:p>0.514614</text:p>
          </table:table-cell>
          <table:table-cell office:value-type="float" office:value="1" calcext:value-type="float">
            <text:p>1</text:p>
          </table:table-cell>
          <table:table-cell office:value-type="float" office:value="46076848" calcext:value-type="float">
            <text:p>46076848</text:p>
          </table:table-cell>
          <table:table-cell office:value-type="float" office:value="46076860" calcext:value-type="float">
            <text:p>460768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157675" calcext:value-type="float">
            <text:p>6.157675</text:p>
          </table:table-cell>
          <table:table-cell office:value-type="float" office:value="1.498067" calcext:value-type="float">
            <text:p>1.498067</text:p>
          </table:table-cell>
          <table:table-cell office:value-type="float" office:value="0.769709" calcext:value-type="float">
            <text:p>0.769709</text:p>
          </table:table-cell>
          <table:table-cell office:value-type="float" office:value="4.110413" calcext:value-type="float">
            <text:p>4.110413</text:p>
          </table:table-cell>
          <table:table-cell office:value-type="float" office:value="8" calcext:value-type="float">
            <text:p>8</text:p>
          </table:table-cell>
          <table:table-cell office:value-type="float" office:value="0.513802" calcext:value-type="float">
            <text:p>0.513802</text:p>
          </table:table-cell>
          <table:table-cell office:value-type="float" office:value="1" calcext:value-type="float">
            <text:p>1</text:p>
          </table:table-cell>
          <table:table-cell office:value-type="float" office:value="45862776" calcext:value-type="float">
            <text:p>45862776</text:p>
          </table:table-cell>
          <table:table-cell office:value-type="float" office:value="45862780" calcext:value-type="float">
            <text:p>45862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218649" calcext:value-type="float">
            <text:p>6.218649</text:p>
          </table:table-cell>
          <table:table-cell office:value-type="float" office:value="1.513805" calcext:value-type="float">
            <text:p>1.513805</text:p>
          </table:table-cell>
          <table:table-cell office:value-type="float" office:value="0.777331" calcext:value-type="float">
            <text:p>0.777331</text:p>
          </table:table-cell>
          <table:table-cell office:value-type="float" office:value="4.10796" calcext:value-type="float">
            <text:p>4.10796</text:p>
          </table:table-cell>
          <table:table-cell office:value-type="float" office:value="8" calcext:value-type="float">
            <text:p>8</text:p>
          </table:table-cell>
          <table:table-cell office:value-type="float" office:value="0.513495" calcext:value-type="float">
            <text:p>0.513495</text:p>
          </table:table-cell>
          <table:table-cell office:value-type="float" office:value="1" calcext:value-type="float">
            <text:p>1</text:p>
          </table:table-cell>
          <table:table-cell office:value-type="float" office:value="45648984" calcext:value-type="float">
            <text:p>45648984</text:p>
          </table:table-cell>
          <table:table-cell office:value-type="float" office:value="45648980" calcext:value-type="float">
            <text:p>456489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269963" calcext:value-type="float">
            <text:p>6.269963</text:p>
          </table:table-cell>
          <table:table-cell office:value-type="float" office:value="1.538428" calcext:value-type="float">
            <text:p>1.538428</text:p>
          </table:table-cell>
          <table:table-cell office:value-type="float" office:value="0.783745" calcext:value-type="float">
            <text:p>0.783745</text:p>
          </table:table-cell>
          <table:table-cell office:value-type="float" office:value="4.075564" calcext:value-type="float">
            <text:p>4.075564</text:p>
          </table:table-cell>
          <table:table-cell office:value-type="float" office:value="8" calcext:value-type="float">
            <text:p>8</text:p>
          </table:table-cell>
          <table:table-cell office:value-type="float" office:value="0.509445" calcext:value-type="float">
            <text:p>0.509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437068" calcext:value-type="float">
            <text:p>454370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25115" calcext:value-type="float">
            <text:p>6.325115</text:p>
          </table:table-cell>
          <table:table-cell office:value-type="float" office:value="1.5582" calcext:value-type="float">
            <text:p>1.5582</text:p>
          </table:table-cell>
          <table:table-cell office:value-type="float" office:value="0.790639" calcext:value-type="float">
            <text:p>0.790639</text:p>
          </table:table-cell>
          <table:table-cell office:value-type="float" office:value="4.059245" calcext:value-type="float">
            <text:p>4.059245</text:p>
          </table:table-cell>
          <table:table-cell office:value-type="float" office:value="8" calcext:value-type="float">
            <text:p>8</text:p>
          </table:table-cell>
          <table:table-cell office:value-type="float" office:value="0.507406" calcext:value-type="float">
            <text:p>0.507406</text:p>
          </table:table-cell>
          <table:table-cell office:value-type="float" office:value="1" calcext:value-type="float">
            <text:p>1</text:p>
          </table:table-cell>
          <table:table-cell office:value-type="float" office:value="45226236" calcext:value-type="float">
            <text:p>45226236</text:p>
          </table:table-cell>
          <table:table-cell office:value-type="float" office:value="45226228" calcext:value-type="float">
            <text:p>452262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378788" calcext:value-type="float">
            <text:p>6.378788</text:p>
          </table:table-cell>
          <table:table-cell office:value-type="float" office:value="1.579284" calcext:value-type="float">
            <text:p>1.579284</text:p>
          </table:table-cell>
          <table:table-cell office:value-type="float" office:value="0.797348" calcext:value-type="float">
            <text:p>0.797348</text:p>
          </table:table-cell>
          <table:table-cell office:value-type="float" office:value="4.039037" calcext:value-type="float">
            <text:p>4.039037</text:p>
          </table:table-cell>
          <table:table-cell office:value-type="float" office:value="8" calcext:value-type="float">
            <text:p>8</text:p>
          </table:table-cell>
          <table:table-cell office:value-type="float" office:value="0.50488" calcext:value-type="float">
            <text:p>0.50488</text:p>
          </table:table-cell>
          <table:table-cell office:value-type="float" office:value="1" calcext:value-type="float">
            <text:p>1</text:p>
          </table:table-cell>
          <table:table-cell office:value-type="float" office:value="45016260" calcext:value-type="float">
            <text:p>45016260</text:p>
          </table:table-cell>
          <table:table-cell office:value-type="float" office:value="45016244" calcext:value-type="float">
            <text:p>450162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430464" calcext:value-type="float">
            <text:p>6.430464</text:p>
          </table:table-cell>
          <table:table-cell office:value-type="float" office:value="1.592297" calcext:value-type="float">
            <text:p>1.592297</text:p>
          </table:table-cell>
          <table:table-cell office:value-type="float" office:value="0.803808" calcext:value-type="float">
            <text:p>0.803808</text:p>
          </table:table-cell>
          <table:table-cell office:value-type="float" office:value="4.038482" calcext:value-type="float">
            <text:p>4.038482</text:p>
          </table:table-cell>
          <table:table-cell office:value-type="float" office:value="8" calcext:value-type="float">
            <text:p>8</text:p>
          </table:table-cell>
          <table:table-cell office:value-type="float" office:value="0.50481" calcext:value-type="float">
            <text:p>0.50481</text:p>
          </table:table-cell>
          <table:table-cell office:value-type="float" office:value="1" calcext:value-type="float">
            <text:p>1</text:p>
          </table:table-cell>
          <table:table-cell office:value-type="float" office:value="44808100" calcext:value-type="float">
            <text:p>44808100</text:p>
          </table:table-cell>
          <table:table-cell office:value-type="float" office:value="44808108" calcext:value-type="float">
            <text:p>448081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482131" calcext:value-type="float">
            <text:p>6.482131</text:p>
          </table:table-cell>
          <table:table-cell office:value-type="float" office:value="1.610309" calcext:value-type="float">
            <text:p>1.610309</text:p>
          </table:table-cell>
          <table:table-cell office:value-type="float" office:value="0.810266" calcext:value-type="float">
            <text:p>0.810266</text:p>
          </table:table-cell>
          <table:table-cell office:value-type="float" office:value="4.025396" calcext:value-type="float">
            <text:p>4.025396</text:p>
          </table:table-cell>
          <table:table-cell office:value-type="float" office:value="8" calcext:value-type="float">
            <text:p>8</text:p>
          </table:table-cell>
          <table:table-cell office:value-type="float" office:value="0.503175" calcext:value-type="float">
            <text:p>0.503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600292" calcext:value-type="float">
            <text:p>446002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32381" calcext:value-type="float">
            <text:p>6.532381</text:p>
          </table:table-cell>
          <table:table-cell office:value-type="float" office:value="1.62697" calcext:value-type="float">
            <text:p>1.62697</text:p>
          </table:table-cell>
          <table:table-cell office:value-type="float" office:value="0.816548" calcext:value-type="float">
            <text:p>0.816548</text:p>
          </table:table-cell>
          <table:table-cell office:value-type="float" office:value="4.01506" calcext:value-type="float">
            <text:p>4.01506</text:p>
          </table:table-cell>
          <table:table-cell office:value-type="float" office:value="8" calcext:value-type="float">
            <text:p>8</text:p>
          </table:table-cell>
          <table:table-cell office:value-type="float" office:value="0.501882" calcext:value-type="float">
            <text:p>0.501882</text:p>
          </table:table-cell>
          <table:table-cell office:value-type="float" office:value="1" calcext:value-type="float">
            <text:p>1</text:p>
          </table:table-cell>
          <table:table-cell office:value-type="float" office:value="44393620" calcext:value-type="float">
            <text:p>44393620</text:p>
          </table:table-cell>
          <table:table-cell office:value-type="float" office:value="44393608" calcext:value-type="float">
            <text:p>443936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85362" calcext:value-type="float">
            <text:p>6.585362</text:p>
          </table:table-cell>
          <table:table-cell office:value-type="float" office:value="1.640846" calcext:value-type="float">
            <text:p>1.640846</text:p>
          </table:table-cell>
          <table:table-cell office:value-type="float" office:value="0.82317" calcext:value-type="float">
            <text:p>0.82317</text:p>
          </table:table-cell>
          <table:table-cell office:value-type="float" office:value="4.013394" calcext:value-type="float">
            <text:p>4.013394</text:p>
          </table:table-cell>
          <table:table-cell office:value-type="float" office:value="8" calcext:value-type="float">
            <text:p>8</text:p>
          </table:table-cell>
          <table:table-cell office:value-type="float" office:value="0.501674" calcext:value-type="float">
            <text:p>0.501674</text:p>
          </table:table-cell>
          <table:table-cell office:value-type="float" office:value="1" calcext:value-type="float">
            <text:p>1</text:p>
          </table:table-cell>
          <table:table-cell office:value-type="float" office:value="44188568" calcext:value-type="float">
            <text:p>44188568</text:p>
          </table:table-cell>
          <table:table-cell office:value-type="float" office:value="44188576" calcext:value-type="float">
            <text:p>441885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40104" calcext:value-type="float">
            <text:p>6.640104</text:p>
          </table:table-cell>
          <table:table-cell office:value-type="float" office:value="1.664245" calcext:value-type="float">
            <text:p>1.664245</text:p>
          </table:table-cell>
          <table:table-cell office:value-type="float" office:value="0.830013" calcext:value-type="float">
            <text:p>0.830013</text:p>
          </table:table-cell>
          <table:table-cell office:value-type="float" office:value="3.98986" calcext:value-type="float">
            <text:p>3.98986</text:p>
          </table:table-cell>
          <table:table-cell office:value-type="float" office:value="8" calcext:value-type="float">
            <text:p>8</text:p>
          </table:table-cell>
          <table:table-cell office:value-type="float" office:value="0.498733" calcext:value-type="float">
            <text:p>0.498733</text:p>
          </table:table-cell>
          <table:table-cell office:value-type="float" office:value="1" calcext:value-type="float">
            <text:p>1</text:p>
          </table:table-cell>
          <table:table-cell office:value-type="float" office:value="43984076" calcext:value-type="float">
            <text:p>43984076</text:p>
          </table:table-cell>
          <table:table-cell office:value-type="float" office:value="43984088" calcext:value-type="float">
            <text:p>439840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99775" calcext:value-type="float">
            <text:p>6.699775</text:p>
          </table:table-cell>
          <table:table-cell office:value-type="float" office:value="1.675693" calcext:value-type="float">
            <text:p>1.675693</text:p>
          </table:table-cell>
          <table:table-cell office:value-type="float" office:value="0.837472" calcext:value-type="float">
            <text:p>0.837472</text:p>
          </table:table-cell>
          <table:table-cell office:value-type="float" office:value="3.998211" calcext:value-type="float">
            <text:p>3.998211</text:p>
          </table:table-cell>
          <table:table-cell office:value-type="float" office:value="8" calcext:value-type="float">
            <text:p>8</text:p>
          </table:table-cell>
          <table:table-cell office:value-type="float" office:value="0.499776" calcext:value-type="float">
            <text:p>0.499776</text:p>
          </table:table-cell>
          <table:table-cell office:value-type="float" office:value="1" calcext:value-type="float">
            <text:p>1</text:p>
          </table:table-cell>
          <table:table-cell office:value-type="float" office:value="43780952" calcext:value-type="float">
            <text:p>43780952</text:p>
          </table:table-cell>
          <table:table-cell office:value-type="float" office:value="43780976" calcext:value-type="float">
            <text:p>437809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49814" calcext:value-type="float">
            <text:p>6.749814</text:p>
          </table:table-cell>
          <table:table-cell office:value-type="float" office:value="1.694845" calcext:value-type="float">
            <text:p>1.694845</text:p>
          </table:table-cell>
          <table:table-cell office:value-type="float" office:value="0.843727" calcext:value-type="float">
            <text:p>0.843727</text:p>
          </table:table-cell>
          <table:table-cell office:value-type="float" office:value="3.982556" calcext:value-type="float">
            <text:p>3.982556</text:p>
          </table:table-cell>
          <table:table-cell office:value-type="float" office:value="8" calcext:value-type="float">
            <text:p>8</text:p>
          </table:table-cell>
          <table:table-cell office:value-type="float" office:value="0.497819" calcext:value-type="float">
            <text:p>0.497819</text:p>
          </table:table-cell>
          <table:table-cell office:value-type="float" office:value="1" calcext:value-type="float">
            <text:p>1</text:p>
          </table:table-cell>
          <table:table-cell office:value-type="float" office:value="43578500" calcext:value-type="float">
            <text:p>43578500</text:p>
          </table:table-cell>
          <table:table-cell office:value-type="float" office:value="43578516" calcext:value-type="float">
            <text:p>435785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800962" calcext:value-type="float">
            <text:p>6.800962</text:p>
          </table:table-cell>
          <table:table-cell office:value-type="float" office:value="1.708673" calcext:value-type="float">
            <text:p>1.708673</text:p>
          </table:table-cell>
          <table:table-cell office:value-type="float" office:value="0.85012" calcext:value-type="float">
            <text:p>0.85012</text:p>
          </table:table-cell>
          <table:table-cell office:value-type="float" office:value="3.98026" calcext:value-type="float">
            <text:p>3.98026</text:p>
          </table:table-cell>
          <table:table-cell office:value-type="float" office:value="8" calcext:value-type="float">
            <text:p>8</text:p>
          </table:table-cell>
          <table:table-cell office:value-type="float" office:value="0.497533" calcext:value-type="float">
            <text:p>0.497533</text:p>
          </table:table-cell>
          <table:table-cell office:value-type="float" office:value="1" calcext:value-type="float">
            <text:p>1</text:p>
          </table:table-cell>
          <table:table-cell office:value-type="float" office:value="43377636" calcext:value-type="float">
            <text:p>43377636</text:p>
          </table:table-cell>
          <table:table-cell office:value-type="float" office:value="43377656" calcext:value-type="float">
            <text:p>433776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51563" calcext:value-type="float">
            <text:p>6.851563</text:p>
          </table:table-cell>
          <table:table-cell office:value-type="float" office:value="1.72417" calcext:value-type="float">
            <text:p>1.72417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3.973833" calcext:value-type="float">
            <text:p>3.973833</text:p>
          </table:table-cell>
          <table:table-cell office:value-type="float" office:value="8" calcext:value-type="float">
            <text:p>8</text:p>
          </table:table-cell>
          <table:table-cell office:value-type="float" office:value="0.496729" calcext:value-type="float">
            <text:p>0.496729</text:p>
          </table:table-cell>
          <table:table-cell office:value-type="float" office:value="1" calcext:value-type="float">
            <text:p>1</text:p>
          </table:table-cell>
          <table:table-cell office:value-type="float" office:value="43177640" calcext:value-type="float">
            <text:p>43177640</text:p>
          </table:table-cell>
          <table:table-cell office:value-type="float" office:value="43177660" calcext:value-type="float">
            <text:p>431776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898343" calcext:value-type="float">
            <text:p>6.898343</text:p>
          </table:table-cell>
          <table:table-cell office:value-type="float" office:value="1.750116" calcext:value-type="float">
            <text:p>1.750116</text:p>
          </table:table-cell>
          <table:table-cell office:value-type="float" office:value="0.862293" calcext:value-type="float">
            <text:p>0.862293</text:p>
          </table:table-cell>
          <table:table-cell office:value-type="float" office:value="3.941648" calcext:value-type="float">
            <text:p>3.941648</text:p>
          </table:table-cell>
          <table:table-cell office:value-type="float" office:value="8" calcext:value-type="float">
            <text:p>8</text:p>
          </table:table-cell>
          <table:table-cell office:value-type="float" office:value="0.492706" calcext:value-type="float">
            <text:p>0.492706</text:p>
          </table:table-cell>
          <table:table-cell office:value-type="float" office:value="1" calcext:value-type="float">
            <text:p>1</text:p>
          </table:table-cell>
          <table:table-cell office:value-type="float" office:value="42978544" calcext:value-type="float">
            <text:p>42978544</text:p>
          </table:table-cell>
          <table:table-cell office:value-type="float" office:value="42978560" calcext:value-type="float">
            <text:p>429785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946668" calcext:value-type="float">
            <text:p>6.946668</text:p>
          </table:table-cell>
          <table:table-cell office:value-type="float" office:value="1.760901" calcext:value-type="float">
            <text:p>1.760901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3.944951" calcext:value-type="float">
            <text:p>3.944951</text:p>
          </table:table-cell>
          <table:table-cell office:value-type="float" office:value="8" calcext:value-type="float">
            <text:p>8</text:p>
          </table:table-cell>
          <table:table-cell office:value-type="float" office:value="0.493119" calcext:value-type="float">
            <text:p>0.493119</text:p>
          </table:table-cell>
          <table:table-cell office:value-type="float" office:value="1" calcext:value-type="float">
            <text:p>1</text:p>
          </table:table-cell>
          <table:table-cell office:value-type="float" office:value="42780560" calcext:value-type="float">
            <text:p>42780560</text:p>
          </table:table-cell>
          <table:table-cell office:value-type="float" office:value="42780584" calcext:value-type="float">
            <text:p>427805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000605" calcext:value-type="float">
            <text:p>7.000605</text:p>
          </table:table-cell>
          <table:table-cell office:value-type="float" office:value="1.770749" calcext:value-type="float">
            <text:p>1.770749</text:p>
          </table:table-cell>
          <table:table-cell office:value-type="float" office:value="0.875076" calcext:value-type="float">
            <text:p>0.875076</text:p>
          </table:table-cell>
          <table:table-cell office:value-type="float" office:value="3.95347" calcext:value-type="float">
            <text:p>3.95347</text:p>
          </table:table-cell>
          <table:table-cell office:value-type="float" office:value="8" calcext:value-type="float">
            <text:p>8</text:p>
          </table:table-cell>
          <table:table-cell office:value-type="float" office:value="0.494184" calcext:value-type="float">
            <text:p>0.494184</text:p>
          </table:table-cell>
          <table:table-cell office:value-type="float" office:value="1" calcext:value-type="float">
            <text:p>1</text:p>
          </table:table-cell>
          <table:table-cell office:value-type="float" office:value="42584016" calcext:value-type="float">
            <text:p>42584016</text:p>
          </table:table-cell>
          <table:table-cell office:value-type="float" office:value="42584028" calcext:value-type="float">
            <text:p>425840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051573" calcext:value-type="float">
            <text:p>7.051573</text:p>
          </table:table-cell>
          <table:table-cell office:value-type="float" office:value="1.783792" calcext:value-type="float">
            <text:p>1.783792</text:p>
          </table:table-cell>
          <table:table-cell office:value-type="float" office:value="0.881447" calcext:value-type="float">
            <text:p>0.881447</text:p>
          </table:table-cell>
          <table:table-cell office:value-type="float" office:value="3.953136" calcext:value-type="float">
            <text:p>3.953136</text:p>
          </table:table-cell>
          <table:table-cell office:value-type="float" office:value="8" calcext:value-type="float">
            <text:p>8</text:p>
          </table:table-cell>
          <table:table-cell office:value-type="float" office:value="0.494142" calcext:value-type="float">
            <text:p>0.494142</text:p>
          </table:table-cell>
          <table:table-cell office:value-type="float" office:value="1" calcext:value-type="float">
            <text:p>1</text:p>
          </table:table-cell>
          <table:table-cell office:value-type="float" office:value="42388320" calcext:value-type="float">
            <text:p>42388320</text:p>
          </table:table-cell>
          <table:table-cell office:value-type="float" office:value="42388340" calcext:value-type="float">
            <text:p>423883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105323" calcext:value-type="float">
            <text:p>7.105323</text:p>
          </table:table-cell>
          <table:table-cell office:value-type="float" office:value="1.801343" calcext:value-type="float">
            <text:p>1.801343</text:p>
          </table:table-cell>
          <table:table-cell office:value-type="float" office:value="0.888165" calcext:value-type="float">
            <text:p>0.888165</text:p>
          </table:table-cell>
          <table:table-cell office:value-type="float" office:value="3.94446" calcext:value-type="float">
            <text:p>3.94446</text:p>
          </table:table-cell>
          <table:table-cell office:value-type="float" office:value="8" calcext:value-type="float">
            <text:p>8</text:p>
          </table:table-cell>
          <table:table-cell office:value-type="float" office:value="0.493057" calcext:value-type="float">
            <text:p>0.4930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193024" calcext:value-type="float">
            <text:p>421930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159236" calcext:value-type="float">
            <text:p>7.159236</text:p>
          </table:table-cell>
          <table:table-cell office:value-type="float" office:value="1.812261" calcext:value-type="float">
            <text:p>1.812261</text:p>
          </table:table-cell>
          <table:table-cell office:value-type="float" office:value="0.894905" calcext:value-type="float">
            <text:p>0.894905</text:p>
          </table:table-cell>
          <table:table-cell office:value-type="float" office:value="3.950443" calcext:value-type="float">
            <text:p>3.950443</text:p>
          </table:table-cell>
          <table:table-cell office:value-type="float" office:value="8" calcext:value-type="float">
            <text:p>8</text:p>
          </table:table-cell>
          <table:table-cell office:value-type="float" office:value="0.493805" calcext:value-type="float">
            <text:p>0.493805</text:p>
          </table:table-cell>
          <table:table-cell office:value-type="float" office:value="1" calcext:value-type="float">
            <text:p>1</text:p>
          </table:table-cell>
          <table:table-cell office:value-type="float" office:value="41999336" calcext:value-type="float">
            <text:p>41999336</text:p>
          </table:table-cell>
          <table:table-cell office:value-type="float" office:value="41999360" calcext:value-type="float">
            <text:p>41999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12613" calcext:value-type="float">
            <text:p>7.212613</text:p>
          </table:table-cell>
          <table:table-cell office:value-type="float" office:value="1.823291" calcext:value-type="float">
            <text:p>1.823291</text:p>
          </table:table-cell>
          <table:table-cell office:value-type="float" office:value="0.901577" calcext:value-type="float">
            <text:p>0.901577</text:p>
          </table:table-cell>
          <table:table-cell office:value-type="float" office:value="3.955822" calcext:value-type="float">
            <text:p>3.955822</text:p>
          </table:table-cell>
          <table:table-cell office:value-type="float" office:value="8" calcext:value-type="float">
            <text:p>8</text:p>
          </table:table-cell>
          <table:table-cell office:value-type="float" office:value="0.494478" calcext:value-type="float">
            <text:p>0.494478</text:p>
          </table:table-cell>
          <table:table-cell office:value-type="float" office:value="1" calcext:value-type="float">
            <text:p>1</text:p>
          </table:table-cell>
          <table:table-cell office:value-type="float" office:value="41806824" calcext:value-type="float">
            <text:p>41806824</text:p>
          </table:table-cell>
          <table:table-cell office:value-type="float" office:value="41806828" calcext:value-type="float">
            <text:p>418068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263581" calcext:value-type="float">
            <text:p>7.263581</text:p>
          </table:table-cell>
          <table:table-cell office:value-type="float" office:value="1.834752" calcext:value-type="float">
            <text:p>1.834752</text:p>
          </table:table-cell>
          <table:table-cell office:value-type="float" office:value="0.907948" calcext:value-type="float">
            <text:p>0.907948</text:p>
          </table:table-cell>
          <table:table-cell office:value-type="float" office:value="3.958889" calcext:value-type="float">
            <text:p>3.958889</text:p>
          </table:table-cell>
          <table:table-cell office:value-type="float" office:value="8" calcext:value-type="float">
            <text:p>8</text:p>
          </table:table-cell>
          <table:table-cell office:value-type="float" office:value="0.494861" calcext:value-type="float">
            <text:p>0.494861</text:p>
          </table:table-cell>
          <table:table-cell office:value-type="float" office:value="1" calcext:value-type="float">
            <text:p>1</text:p>
          </table:table-cell>
          <table:table-cell office:value-type="float" office:value="41615224" calcext:value-type="float">
            <text:p>41615224</text:p>
          </table:table-cell>
          <table:table-cell office:value-type="float" office:value="41615248" calcext:value-type="float">
            <text:p>416152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317082" calcext:value-type="float">
            <text:p>7.317082</text:p>
          </table:table-cell>
          <table:table-cell office:value-type="float" office:value="1.84908" calcext:value-type="float">
            <text:p>1.84908</text:p>
          </table:table-cell>
          <table:table-cell office:value-type="float" office:value="0.914635" calcext:value-type="float">
            <text:p>0.914635</text:p>
          </table:table-cell>
          <table:table-cell office:value-type="float" office:value="3.957147" calcext:value-type="float">
            <text:p>3.957147</text:p>
          </table:table-cell>
          <table:table-cell office:value-type="float" office:value="8" calcext:value-type="float">
            <text:p>8</text:p>
          </table:table-cell>
          <table:table-cell office:value-type="float" office:value="0.494643" calcext:value-type="float">
            <text:p>0.494643</text:p>
          </table:table-cell>
          <table:table-cell office:value-type="float" office:value="1" calcext:value-type="float">
            <text:p>1</text:p>
          </table:table-cell>
          <table:table-cell office:value-type="float" office:value="41424024" calcext:value-type="float">
            <text:p>41424024</text:p>
          </table:table-cell>
          <table:table-cell office:value-type="float" office:value="41424020" calcext:value-type="float">
            <text:p>414240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371709" calcext:value-type="float">
            <text:p>7.371709</text:p>
          </table:table-cell>
          <table:table-cell office:value-type="float" office:value="1.860797" calcext:value-type="float">
            <text:p>1.860797</text:p>
          </table:table-cell>
          <table:table-cell office:value-type="float" office:value="0.921464" calcext:value-type="float">
            <text:p>0.921464</text:p>
          </table:table-cell>
          <table:table-cell office:value-type="float" office:value="3.961587" calcext:value-type="float">
            <text:p>3.961587</text:p>
          </table:table-cell>
          <table:table-cell office:value-type="float" office:value="8" calcext:value-type="float">
            <text:p>8</text:p>
          </table:table-cell>
          <table:table-cell office:value-type="float" office:value="0.495198" calcext:value-type="float">
            <text:p>0.495198</text:p>
          </table:table-cell>
          <table:table-cell office:value-type="float" office:value="1" calcext:value-type="float">
            <text:p>1</text:p>
          </table:table-cell>
          <table:table-cell office:value-type="float" office:value="41234440" calcext:value-type="float">
            <text:p>41234440</text:p>
          </table:table-cell>
          <table:table-cell office:value-type="float" office:value="41234480" calcext:value-type="float">
            <text:p>412344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422697" calcext:value-type="float">
            <text:p>7.422697</text:p>
          </table:table-cell>
          <table:table-cell office:value-type="float" office:value="1.881655" calcext:value-type="float">
            <text:p>1.881655</text:p>
          </table:table-cell>
          <table:table-cell office:value-type="float" office:value="0.927837" calcext:value-type="float">
            <text:p>0.927837</text:p>
          </table:table-cell>
          <table:table-cell office:value-type="float" office:value="3.94477" calcext:value-type="float">
            <text:p>3.94477</text:p>
          </table:table-cell>
          <table:table-cell office:value-type="float" office:value="8" calcext:value-type="float">
            <text:p>8</text:p>
          </table:table-cell>
          <table:table-cell office:value-type="float" office:value="0.493096" calcext:value-type="float">
            <text:p>0.493096</text:p>
          </table:table-cell>
          <table:table-cell office:value-type="float" office:value="1" calcext:value-type="float">
            <text:p>1</text:p>
          </table:table-cell>
          <table:table-cell office:value-type="float" office:value="41045840" calcext:value-type="float">
            <text:p>41045840</text:p>
          </table:table-cell>
          <table:table-cell office:value-type="float" office:value="41045860" calcext:value-type="float">
            <text:p>410458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474167" calcext:value-type="float">
            <text:p>7.474167</text:p>
          </table:table-cell>
          <table:table-cell office:value-type="float" office:value="1.893109" calcext:value-type="float">
            <text:p>1.893109</text:p>
          </table:table-cell>
          <table:table-cell office:value-type="float" office:value="0.934271" calcext:value-type="float">
            <text:p>0.934271</text:p>
          </table:table-cell>
          <table:table-cell office:value-type="float" office:value="3.948091" calcext:value-type="float">
            <text:p>3.948091</text:p>
          </table:table-cell>
          <table:table-cell office:value-type="float" office:value="8" calcext:value-type="float">
            <text:p>8</text:p>
          </table:table-cell>
          <table:table-cell office:value-type="float" office:value="0.493511" calcext:value-type="float">
            <text:p>0.493511</text:p>
          </table:table-cell>
          <table:table-cell office:value-type="float" office:value="1" calcext:value-type="float">
            <text:p>1</text:p>
          </table:table-cell>
          <table:table-cell office:value-type="float" office:value="40857812" calcext:value-type="float">
            <text:p>40857812</text:p>
          </table:table-cell>
          <table:table-cell office:value-type="float" office:value="40857848" calcext:value-type="float">
            <text:p>408578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530248" calcext:value-type="float">
            <text:p>7.530248</text:p>
          </table:table-cell>
          <table:table-cell office:value-type="float" office:value="1.909204" calcext:value-type="float">
            <text:p>1.909204</text:p>
          </table:table-cell>
          <table:table-cell office:value-type="float" office:value="0.941281" calcext:value-type="float">
            <text:p>0.941281</text:p>
          </table:table-cell>
          <table:table-cell office:value-type="float" office:value="3.944181" calcext:value-type="float">
            <text:p>3.944181</text:p>
          </table:table-cell>
          <table:table-cell office:value-type="float" office:value="8" calcext:value-type="float">
            <text:p>8</text:p>
          </table:table-cell>
          <table:table-cell office:value-type="float" office:value="0.493023" calcext:value-type="float">
            <text:p>0.493023</text:p>
          </table:table-cell>
          <table:table-cell office:value-type="float" office:value="1" calcext:value-type="float">
            <text:p>1</text:p>
          </table:table-cell>
          <table:table-cell office:value-type="float" office:value="40671284" calcext:value-type="float">
            <text:p>40671284</text:p>
          </table:table-cell>
          <table:table-cell office:value-type="float" office:value="40671296" calcext:value-type="float">
            <text:p>406712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582035" calcext:value-type="float">
            <text:p>7.582035</text:p>
          </table:table-cell>
          <table:table-cell office:value-type="float" office:value="1.919295" calcext:value-type="float">
            <text:p>1.919295</text:p>
          </table:table-cell>
          <table:table-cell office:value-type="float" office:value="0.947754" calcext:value-type="float">
            <text:p>0.947754</text:p>
          </table:table-cell>
          <table:table-cell office:value-type="float" office:value="3.950428" calcext:value-type="float">
            <text:p>3.950428</text:p>
          </table:table-cell>
          <table:table-cell office:value-type="float" office:value="8" calcext:value-type="float">
            <text:p>8</text:p>
          </table:table-cell>
          <table:table-cell office:value-type="float" office:value="0.493803" calcext:value-type="float">
            <text:p>0.493803</text:p>
          </table:table-cell>
          <table:table-cell office:value-type="float" office:value="1" calcext:value-type="float">
            <text:p>1</text:p>
          </table:table-cell>
          <table:table-cell office:value-type="float" office:value="40485680" calcext:value-type="float">
            <text:p>40485680</text:p>
          </table:table-cell>
          <table:table-cell office:value-type="float" office:value="40485676" calcext:value-type="float">
            <text:p>404856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638056" calcext:value-type="float">
            <text:p>7.638056</text:p>
          </table:table-cell>
          <table:table-cell office:value-type="float" office:value="1.93693" calcext:value-type="float">
            <text:p>1.93693</text:p>
          </table:table-cell>
          <table:table-cell office:value-type="float" office:value="0.954757" calcext:value-type="float">
            <text:p>0.954757</text:p>
          </table:table-cell>
          <table:table-cell office:value-type="float" office:value="3.943382" calcext:value-type="float">
            <text:p>3.943382</text:p>
          </table:table-cell>
          <table:table-cell office:value-type="float" office:value="8" calcext:value-type="float">
            <text:p>8</text:p>
          </table:table-cell>
          <table:table-cell office:value-type="float" office:value="0.492923" calcext:value-type="float">
            <text:p>0.492923</text:p>
          </table:table-cell>
          <table:table-cell office:value-type="float" office:value="1" calcext:value-type="float">
            <text:p>1</text:p>
          </table:table-cell>
          <table:table-cell office:value-type="float" office:value="40300444" calcext:value-type="float">
            <text:p>40300444</text:p>
          </table:table-cell>
          <table:table-cell office:value-type="float" office:value="40300456" calcext:value-type="float">
            <text:p>403004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690041" calcext:value-type="float">
            <text:p>7.690041</text:p>
          </table:table-cell>
          <table:table-cell office:value-type="float" office:value="1.948282" calcext:value-type="float">
            <text:p>1.948282</text:p>
          </table:table-cell>
          <table:table-cell office:value-type="float" office:value="0.961255" calcext:value-type="float">
            <text:p>0.961255</text:p>
          </table:table-cell>
          <table:table-cell office:value-type="float" office:value="3.947087" calcext:value-type="float">
            <text:p>3.947087</text:p>
          </table:table-cell>
          <table:table-cell office:value-type="float" office:value="8" calcext:value-type="float">
            <text:p>8</text:p>
          </table:table-cell>
          <table:table-cell office:value-type="float" office:value="0.493386" calcext:value-type="float">
            <text:p>0.493386</text:p>
          </table:table-cell>
          <table:table-cell office:value-type="float" office:value="1" calcext:value-type="float">
            <text:p>1</text:p>
          </table:table-cell>
          <table:table-cell office:value-type="float" office:value="40116904" calcext:value-type="float">
            <text:p>40116904</text:p>
          </table:table-cell>
          <table:table-cell office:value-type="float" office:value="40116896" calcext:value-type="float">
            <text:p>401168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744724" calcext:value-type="float">
            <text:p>7.744724</text:p>
          </table:table-cell>
          <table:table-cell office:value-type="float" office:value="1.959587" calcext:value-type="float">
            <text:p>1.959587</text:p>
          </table:table-cell>
          <table:table-cell office:value-type="float" office:value="0.968091" calcext:value-type="float">
            <text:p>0.968091</text:p>
          </table:table-cell>
          <table:table-cell office:value-type="float" office:value="3.952224" calcext:value-type="float">
            <text:p>3.952224</text:p>
          </table:table-cell>
          <table:table-cell office:value-type="float" office:value="8" calcext:value-type="float">
            <text:p>8</text:p>
          </table:table-cell>
          <table:table-cell office:value-type="float" office:value="0.494028" calcext:value-type="float">
            <text:p>0.494028</text:p>
          </table:table-cell>
          <table:table-cell office:value-type="float" office:value="1" calcext:value-type="float">
            <text:p>1</text:p>
          </table:table-cell>
          <table:table-cell office:value-type="float" office:value="39933808" calcext:value-type="float">
            <text:p>39933808</text:p>
          </table:table-cell>
          <table:table-cell office:value-type="float" office:value="39933796" calcext:value-type="float">
            <text:p>399337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80176" calcext:value-type="float">
            <text:p>7.80176</text:p>
          </table:table-cell>
          <table:table-cell office:value-type="float" office:value="1.971324" calcext:value-type="float">
            <text:p>1.971324</text:p>
          </table:table-cell>
          <table:table-cell office:value-type="float" office:value="0.97522" calcext:value-type="float">
            <text:p>0.97522</text:p>
          </table:table-cell>
          <table:table-cell office:value-type="float" office:value="3.957625" calcext:value-type="float">
            <text:p>3.957625</text:p>
          </table:table-cell>
          <table:table-cell office:value-type="float" office:value="8" calcext:value-type="float">
            <text:p>8</text:p>
          </table:table-cell>
          <table:table-cell office:value-type="float" office:value="0.494703" calcext:value-type="float">
            <text:p>0.494703</text:p>
          </table:table-cell>
          <table:table-cell office:value-type="float" office:value="1" calcext:value-type="float">
            <text:p>1</text:p>
          </table:table-cell>
          <table:table-cell office:value-type="float" office:value="39751868" calcext:value-type="float">
            <text:p>39751868</text:p>
          </table:table-cell>
          <table:table-cell office:value-type="float" office:value="39751872" calcext:value-type="float">
            <text:p>397518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85601" calcext:value-type="float">
            <text:p>7.85601</text:p>
          </table:table-cell>
          <table:table-cell office:value-type="float" office:value="1.982595" calcext:value-type="float">
            <text:p>1.982595</text:p>
          </table:table-cell>
          <table:table-cell office:value-type="float" office:value="0.982001" calcext:value-type="float">
            <text:p>0.982001</text:p>
          </table:table-cell>
          <table:table-cell office:value-type="float" office:value="3.962489" calcext:value-type="float">
            <text:p>3.962489</text:p>
          </table:table-cell>
          <table:table-cell office:value-type="float" office:value="8" calcext:value-type="float">
            <text:p>8</text:p>
          </table:table-cell>
          <table:table-cell office:value-type="float" office:value="0.495311" calcext:value-type="float">
            <text:p>0.495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571096" calcext:value-type="float">
            <text:p>39571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908476" calcext:value-type="float">
            <text:p>7.908476</text:p>
          </table:table-cell>
          <table:table-cell office:value-type="float" office:value="1.993743" calcext:value-type="float">
            <text:p>1.993743</text:p>
          </table:table-cell>
          <table:table-cell office:value-type="float" office:value="0.988559" calcext:value-type="float">
            <text:p>0.988559</text:p>
          </table:table-cell>
          <table:table-cell office:value-type="float" office:value="3.966648" calcext:value-type="float">
            <text:p>3.966648</text:p>
          </table:table-cell>
          <table:table-cell office:value-type="float" office:value="8" calcext:value-type="float">
            <text:p>8</text:p>
          </table:table-cell>
          <table:table-cell office:value-type="float" office:value="0.495831" calcext:value-type="float">
            <text:p>0.495831</text:p>
          </table:table-cell>
          <table:table-cell office:value-type="float" office:value="1" calcext:value-type="float">
            <text:p>1</text:p>
          </table:table-cell>
          <table:table-cell office:value-type="float" office:value="39391052" calcext:value-type="float">
            <text:p>39391052</text:p>
          </table:table-cell>
          <table:table-cell office:value-type="float" office:value="39391048" calcext:value-type="float">
            <text:p>393910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98999" calcext:value-type="float">
            <text:p>7.98999</text:p>
          </table:table-cell>
          <table:table-cell office:value-type="float" office:value="2.014637" calcext:value-type="float">
            <text:p>2.014637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3.96597" calcext:value-type="float">
            <text:p>3.96597</text:p>
          </table:table-cell>
          <table:table-cell office:value-type="float" office:value="8" calcext:value-type="float">
            <text:p>8</text:p>
          </table:table-cell>
          <table:table-cell office:value-type="float" office:value="0.495746" calcext:value-type="float">
            <text:p>0.495746</text:p>
          </table:table-cell>
          <table:table-cell office:value-type="float" office:value="1" calcext:value-type="float">
            <text:p>1</text:p>
          </table:table-cell>
          <table:table-cell office:value-type="float" office:value="39211924" calcext:value-type="float">
            <text:p>39211924</text:p>
          </table:table-cell>
          <table:table-cell office:value-type="float" office:value="39211936" calcext:value-type="float">
            <text:p>39211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05393" calcext:value-type="float">
            <text:p>8.05393</text:p>
          </table:table-cell>
          <table:table-cell office:value-type="float" office:value="2.070494" calcext:value-type="float">
            <text:p>2.070494</text:p>
          </table:table-cell>
          <table:table-cell office:value-type="float" office:value="1.006741" calcext:value-type="float">
            <text:p>1.006741</text:p>
          </table:table-cell>
          <table:table-cell office:value-type="float" office:value="3.889859" calcext:value-type="float">
            <text:p>3.889859</text:p>
          </table:table-cell>
          <table:table-cell office:value-type="float" office:value="8" calcext:value-type="float">
            <text:p>8</text:p>
          </table:table-cell>
          <table:table-cell office:value-type="float" office:value="0.486232" calcext:value-type="float">
            <text:p>0.486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033764" calcext:value-type="float">
            <text:p>390337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109296" calcext:value-type="float">
            <text:p>8.109296</text:p>
          </table:table-cell>
          <table:table-cell office:value-type="float" office:value="2.093754" calcext:value-type="float">
            <text:p>2.093754</text:p>
          </table:table-cell>
          <table:table-cell office:value-type="float" office:value="1.013662" calcext:value-type="float">
            <text:p>1.013662</text:p>
          </table:table-cell>
          <table:table-cell office:value-type="float" office:value="3.873089" calcext:value-type="float">
            <text:p>3.873089</text:p>
          </table:table-cell>
          <table:table-cell office:value-type="float" office:value="8" calcext:value-type="float">
            <text:p>8</text:p>
          </table:table-cell>
          <table:table-cell office:value-type="float" office:value="0.484136" calcext:value-type="float">
            <text:p>0.484136</text:p>
          </table:table-cell>
          <table:table-cell office:value-type="float" office:value="1" calcext:value-type="float">
            <text:p>1</text:p>
          </table:table-cell>
          <table:table-cell office:value-type="float" office:value="38856508" calcext:value-type="float">
            <text:p>38856508</text:p>
          </table:table-cell>
          <table:table-cell office:value-type="float" office:value="38856504" calcext:value-type="float">
            <text:p>388565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163853" calcext:value-type="float">
            <text:p>8.163853</text:p>
          </table:table-cell>
          <table:table-cell office:value-type="float" office:value="2.112746" calcext:value-type="float">
            <text:p>2.112746</text:p>
          </table:table-cell>
          <table:table-cell office:value-type="float" office:value="1.020482" calcext:value-type="float">
            <text:p>1.020482</text:p>
          </table:table-cell>
          <table:table-cell office:value-type="float" office:value="3.864096" calcext:value-type="float">
            <text:p>3.864096</text:p>
          </table:table-cell>
          <table:table-cell office:value-type="float" office:value="8" calcext:value-type="float">
            <text:p>8</text:p>
          </table:table-cell>
          <table:table-cell office:value-type="float" office:value="0.483012" calcext:value-type="float">
            <text:p>0.483012</text:p>
          </table:table-cell>
          <table:table-cell office:value-type="float" office:value="1" calcext:value-type="float">
            <text:p>1</text:p>
          </table:table-cell>
          <table:table-cell office:value-type="float" office:value="38680488" calcext:value-type="float">
            <text:p>38680488</text:p>
          </table:table-cell>
          <table:table-cell office:value-type="float" office:value="38680496" calcext:value-type="float">
            <text:p>386804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214709" calcext:value-type="float">
            <text:p>8.214709</text:p>
          </table:table-cell>
          <table:table-cell office:value-type="float" office:value="2.138554" calcext:value-type="float">
            <text:p>2.138554</text:p>
          </table:table-cell>
          <table:table-cell office:value-type="float" office:value="1.026839" calcext:value-type="float">
            <text:p>1.026839</text:p>
          </table:table-cell>
          <table:table-cell office:value-type="float" office:value="3.841246" calcext:value-type="float">
            <text:p>3.841246</text:p>
          </table:table-cell>
          <table:table-cell office:value-type="float" office:value="8" calcext:value-type="float">
            <text:p>8</text:p>
          </table:table-cell>
          <table:table-cell office:value-type="float" office:value="0.480156" calcext:value-type="float">
            <text:p>0.480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504640" calcext:value-type="float">
            <text:p>385046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266121" calcext:value-type="float">
            <text:p>8.266121</text:p>
          </table:table-cell>
          <table:table-cell office:value-type="float" office:value="2.15197" calcext:value-type="float">
            <text:p>2.15197</text:p>
          </table:table-cell>
          <table:table-cell office:value-type="float" office:value="1.033265" calcext:value-type="float">
            <text:p>1.033265</text:p>
          </table:table-cell>
          <table:table-cell office:value-type="float" office:value="3.841188" calcext:value-type="float">
            <text:p>3.841188</text:p>
          </table:table-cell>
          <table:table-cell office:value-type="float" office:value="8" calcext:value-type="float">
            <text:p>8</text:p>
          </table:table-cell>
          <table:table-cell office:value-type="float" office:value="0.480148" calcext:value-type="float">
            <text:p>0.480148</text:p>
          </table:table-cell>
          <table:table-cell office:value-type="float" office:value="1" calcext:value-type="float">
            <text:p>1</text:p>
          </table:table-cell>
          <table:table-cell office:value-type="float" office:value="38330340" calcext:value-type="float">
            <text:p>38330340</text:p>
          </table:table-cell>
          <table:table-cell office:value-type="float" office:value="38330336" calcext:value-type="float">
            <text:p>383303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319521" calcext:value-type="float">
            <text:p>8.319521</text:p>
          </table:table-cell>
          <table:table-cell office:value-type="float" office:value="2.169644" calcext:value-type="float">
            <text:p>2.169644</text:p>
          </table:table-cell>
          <table:table-cell office:value-type="float" office:value="1.03994" calcext:value-type="float">
            <text:p>1.03994</text:p>
          </table:table-cell>
          <table:table-cell office:value-type="float" office:value="3.83451" calcext:value-type="float">
            <text:p>3.83451</text:p>
          </table:table-cell>
          <table:table-cell office:value-type="float" office:value="8" calcext:value-type="float">
            <text:p>8</text:p>
          </table:table-cell>
          <table:table-cell office:value-type="float" office:value="0.479314" calcext:value-type="float">
            <text:p>0.479314</text:p>
          </table:table-cell>
          <table:table-cell office:value-type="float" office:value="1" calcext:value-type="float">
            <text:p>1</text:p>
          </table:table-cell>
          <table:table-cell office:value-type="float" office:value="38157084" calcext:value-type="float">
            <text:p>38157084</text:p>
          </table:table-cell>
          <table:table-cell office:value-type="float" office:value="38157096" calcext:value-type="float">
            <text:p>381570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372928" calcext:value-type="float">
            <text:p>8.372928</text:p>
          </table:table-cell>
          <table:table-cell office:value-type="float" office:value="2.185625" calcext:value-type="float">
            <text:p>2.185625</text:p>
          </table:table-cell>
          <table:table-cell office:value-type="float" office:value="1.046616" calcext:value-type="float">
            <text:p>1.046616</text:p>
          </table:table-cell>
          <table:table-cell office:value-type="float" office:value="3.830907" calcext:value-type="float">
            <text:p>3.830907</text:p>
          </table:table-cell>
          <table:table-cell office:value-type="float" office:value="8" calcext:value-type="float">
            <text:p>8</text:p>
          </table:table-cell>
          <table:table-cell office:value-type="float" office:value="0.478863" calcext:value-type="float">
            <text:p>0.478863</text:p>
          </table:table-cell>
          <table:table-cell office:value-type="float" office:value="1" calcext:value-type="float">
            <text:p>1</text:p>
          </table:table-cell>
          <table:table-cell office:value-type="float" office:value="37984104" calcext:value-type="float">
            <text:p>37984104</text:p>
          </table:table-cell>
          <table:table-cell office:value-type="float" office:value="37984108" calcext:value-type="float">
            <text:p>379841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428319" calcext:value-type="float">
            <text:p>8.428319</text:p>
          </table:table-cell>
          <table:table-cell office:value-type="float" office:value="2.195842" calcext:value-type="float">
            <text:p>2.195842</text:p>
          </table:table-cell>
          <table:table-cell office:value-type="float" office:value="1.05354" calcext:value-type="float">
            <text:p>1.05354</text:p>
          </table:table-cell>
          <table:table-cell office:value-type="float" office:value="3.838309" calcext:value-type="float">
            <text:p>3.838309</text:p>
          </table:table-cell>
          <table:table-cell office:value-type="float" office:value="8" calcext:value-type="float">
            <text:p>8</text:p>
          </table:table-cell>
          <table:table-cell office:value-type="float" office:value="0.479789" calcext:value-type="float">
            <text:p>0.479789</text:p>
          </table:table-cell>
          <table:table-cell office:value-type="float" office:value="1" calcext:value-type="float">
            <text:p>1</text:p>
          </table:table-cell>
          <table:table-cell office:value-type="float" office:value="37812356" calcext:value-type="float">
            <text:p>37812356</text:p>
          </table:table-cell>
          <table:table-cell office:value-type="float" office:value="37812348" calcext:value-type="float">
            <text:p>378123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481272" calcext:value-type="float">
            <text:p>8.481272</text:p>
          </table:table-cell>
          <table:table-cell office:value-type="float" office:value="2.208306" calcext:value-type="float">
            <text:p>2.208306</text:p>
          </table:table-cell>
          <table:table-cell office:value-type="float" office:value="1.060159" calcext:value-type="float">
            <text:p>1.060159</text:p>
          </table:table-cell>
          <table:table-cell office:value-type="float" office:value="3.840623" calcext:value-type="float">
            <text:p>3.840623</text:p>
          </table:table-cell>
          <table:table-cell office:value-type="float" office:value="8" calcext:value-type="float">
            <text:p>8</text:p>
          </table:table-cell>
          <table:table-cell office:value-type="float" office:value="0.480078" calcext:value-type="float">
            <text:p>0.4800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641340" calcext:value-type="float">
            <text:p>376413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533918" calcext:value-type="float">
            <text:p>8.533918</text:p>
          </table:table-cell>
          <table:table-cell office:value-type="float" office:value="2.229475" calcext:value-type="float">
            <text:p>2.229475</text:p>
          </table:table-cell>
          <table:table-cell office:value-type="float" office:value="1.06674" calcext:value-type="float">
            <text:p>1.06674</text:p>
          </table:table-cell>
          <table:table-cell office:value-type="float" office:value="3.827771" calcext:value-type="float">
            <text:p>3.827771</text:p>
          </table:table-cell>
          <table:table-cell office:value-type="float" office:value="8" calcext:value-type="float">
            <text:p>8</text:p>
          </table:table-cell>
          <table:table-cell office:value-type="float" office:value="0.478471" calcext:value-type="float">
            <text:p>0.478471</text:p>
          </table:table-cell>
          <table:table-cell office:value-type="float" office:value="1" calcext:value-type="float">
            <text:p>1</text:p>
          </table:table-cell>
          <table:table-cell office:value-type="float" office:value="37471516" calcext:value-type="float">
            <text:p>37471516</text:p>
          </table:table-cell>
          <table:table-cell office:value-type="float" office:value="37471504" calcext:value-type="float">
            <text:p>374715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588637" calcext:value-type="float">
            <text:p>8.588637</text:p>
          </table:table-cell>
          <table:table-cell office:value-type="float" office:value="2.257937" calcext:value-type="float">
            <text:p>2.257937</text:p>
          </table:table-cell>
          <table:table-cell office:value-type="float" office:value="1.07358" calcext:value-type="float">
            <text:p>1.07358</text:p>
          </table:table-cell>
          <table:table-cell office:value-type="float" office:value="3.803754" calcext:value-type="float">
            <text:p>3.803754</text:p>
          </table:table-cell>
          <table:table-cell office:value-type="float" office:value="8" calcext:value-type="float">
            <text:p>8</text:p>
          </table:table-cell>
          <table:table-cell office:value-type="float" office:value="0.475469" calcext:value-type="float">
            <text:p>0.475469</text:p>
          </table:table-cell>
          <table:table-cell office:value-type="float" office:value="1" calcext:value-type="float">
            <text:p>1</text:p>
          </table:table-cell>
          <table:table-cell office:value-type="float" office:value="37302364" calcext:value-type="float">
            <text:p>37302364</text:p>
          </table:table-cell>
          <table:table-cell office:value-type="float" office:value="37302352" calcext:value-type="float">
            <text:p>373023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640443" calcext:value-type="float">
            <text:p>8.640443</text:p>
          </table:table-cell>
          <table:table-cell office:value-type="float" office:value="2.271057" calcext:value-type="float">
            <text:p>2.271057</text:p>
          </table:table-cell>
          <table:table-cell office:value-type="float" office:value="1.080055" calcext:value-type="float">
            <text:p>1.080055</text:p>
          </table:table-cell>
          <table:table-cell office:value-type="float" office:value="3.804592" calcext:value-type="float">
            <text:p>3.804592</text:p>
          </table:table-cell>
          <table:table-cell office:value-type="float" office:value="8" calcext:value-type="float">
            <text:p>8</text:p>
          </table:table-cell>
          <table:table-cell office:value-type="float" office:value="0.475574" calcext:value-type="float">
            <text:p>0.475574</text:p>
          </table:table-cell>
          <table:table-cell office:value-type="float" office:value="1" calcext:value-type="float">
            <text:p>1</text:p>
          </table:table-cell>
          <table:table-cell office:value-type="float" office:value="37134208" calcext:value-type="float">
            <text:p>37134208</text:p>
          </table:table-cell>
          <table:table-cell office:value-type="float" office:value="37134216" calcext:value-type="float">
            <text:p>371342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695283" calcext:value-type="float">
            <text:p>8.695283</text:p>
          </table:table-cell>
          <table:table-cell office:value-type="float" office:value="2.28564" calcext:value-type="float">
            <text:p>2.28564</text:p>
          </table:table-cell>
          <table:table-cell office:value-type="float" office:value="1.08691" calcext:value-type="float">
            <text:p>1.08691</text:p>
          </table:table-cell>
          <table:table-cell office:value-type="float" office:value="3.80431" calcext:value-type="float">
            <text:p>3.80431</text:p>
          </table:table-cell>
          <table:table-cell office:value-type="float" office:value="8" calcext:value-type="float">
            <text:p>8</text:p>
          </table:table-cell>
          <table:table-cell office:value-type="float" office:value="0.475539" calcext:value-type="float">
            <text:p>0.475539</text:p>
          </table:table-cell>
          <table:table-cell office:value-type="float" office:value="1" calcext:value-type="float">
            <text:p>1</text:p>
          </table:table-cell>
          <table:table-cell office:value-type="float" office:value="36967296" calcext:value-type="float">
            <text:p>36967296</text:p>
          </table:table-cell>
          <table:table-cell office:value-type="float" office:value="36967304" calcext:value-type="float">
            <text:p>369673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745678" calcext:value-type="float">
            <text:p>8.745678</text:p>
          </table:table-cell>
          <table:table-cell office:value-type="float" office:value="2.299877" calcext:value-type="float">
            <text:p>2.299877</text:p>
          </table:table-cell>
          <table:table-cell office:value-type="float" office:value="1.09321" calcext:value-type="float">
            <text:p>1.09321</text:p>
          </table:table-cell>
          <table:table-cell office:value-type="float" office:value="3.802672" calcext:value-type="float">
            <text:p>3.802672</text:p>
          </table:table-cell>
          <table:table-cell office:value-type="float" office:value="8" calcext:value-type="float">
            <text:p>8</text:p>
          </table:table-cell>
          <table:table-cell office:value-type="float" office:value="0.475334" calcext:value-type="float">
            <text:p>0.475334</text:p>
          </table:table-cell>
          <table:table-cell office:value-type="float" office:value="1" calcext:value-type="float">
            <text:p>1</text:p>
          </table:table-cell>
          <table:table-cell office:value-type="float" office:value="36800668" calcext:value-type="float">
            <text:p>36800668</text:p>
          </table:table-cell>
          <table:table-cell office:value-type="float" office:value="36800664" calcext:value-type="float">
            <text:p>368006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806946" calcext:value-type="float">
            <text:p>8.806946</text:p>
          </table:table-cell>
          <table:table-cell office:value-type="float" office:value="2.314692" calcext:value-type="float">
            <text:p>2.314692</text:p>
          </table:table-cell>
          <table:table-cell office:value-type="float" office:value="1.100868" calcext:value-type="float">
            <text:p>1.100868</text:p>
          </table:table-cell>
          <table:table-cell office:value-type="float" office:value="3.804802" calcext:value-type="float">
            <text:p>3.804802</text:p>
          </table:table-cell>
          <table:table-cell office:value-type="float" office:value="8" calcext:value-type="float">
            <text:p>8</text:p>
          </table:table-cell>
          <table:table-cell office:value-type="float" office:value="0.4756" calcext:value-type="float">
            <text:p>0.4756</text:p>
          </table:table-cell>
          <table:table-cell office:value-type="float" office:value="1" calcext:value-type="float">
            <text:p>1</text:p>
          </table:table-cell>
          <table:table-cell office:value-type="float" office:value="36634696" calcext:value-type="float">
            <text:p>36634696</text:p>
          </table:table-cell>
          <table:table-cell office:value-type="float" office:value="36634676" calcext:value-type="float">
            <text:p>366346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86219" calcext:value-type="float">
            <text:p>8.86219</text:p>
          </table:table-cell>
          <table:table-cell office:value-type="float" office:value="2.325476" calcext:value-type="float">
            <text:p>2.325476</text:p>
          </table:table-cell>
          <table:table-cell office:value-type="float" office:value="1.107774" calcext:value-type="float">
            <text:p>1.107774</text:p>
          </table:table-cell>
          <table:table-cell office:value-type="float" office:value="3.810914" calcext:value-type="float">
            <text:p>3.810914</text:p>
          </table:table-cell>
          <table:table-cell office:value-type="float" office:value="8" calcext:value-type="float">
            <text:p>8</text:p>
          </table:table-cell>
          <table:table-cell office:value-type="float" office:value="0.476364" calcext:value-type="float">
            <text:p>0.476364</text:p>
          </table:table-cell>
          <table:table-cell office:value-type="float" office:value="1" calcext:value-type="float">
            <text:p>1</text:p>
          </table:table-cell>
          <table:table-cell office:value-type="float" office:value="36469968" calcext:value-type="float">
            <text:p>36469968</text:p>
          </table:table-cell>
          <table:table-cell office:value-type="float" office:value="36469956" calcext:value-type="float">
            <text:p>364699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915205" calcext:value-type="float">
            <text:p>8.915205</text:p>
          </table:table-cell>
          <table:table-cell office:value-type="float" office:value="2.337149" calcext:value-type="float">
            <text:p>2.337149</text:p>
          </table:table-cell>
          <table:table-cell office:value-type="float" office:value="1.114401" calcext:value-type="float">
            <text:p>1.114401</text:p>
          </table:table-cell>
          <table:table-cell office:value-type="float" office:value="3.814565" calcext:value-type="float">
            <text:p>3.814565</text:p>
          </table:table-cell>
          <table:table-cell office:value-type="float" office:value="8" calcext:value-type="float">
            <text:p>8</text:p>
          </table:table-cell>
          <table:table-cell office:value-type="float" office:value="0.476821" calcext:value-type="float">
            <text:p>0.476821</text:p>
          </table:table-cell>
          <table:table-cell office:value-type="float" office:value="1" calcext:value-type="float">
            <text:p>1</text:p>
          </table:table-cell>
          <table:table-cell office:value-type="float" office:value="36306232" calcext:value-type="float">
            <text:p>36306232</text:p>
          </table:table-cell>
          <table:table-cell office:value-type="float" office:value="36306240" calcext:value-type="float">
            <text:p>363062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965933" calcext:value-type="float">
            <text:p>8.965933</text:p>
          </table:table-cell>
          <table:table-cell office:value-type="float" office:value="2.347284" calcext:value-type="float">
            <text:p>2.347284</text:p>
          </table:table-cell>
          <table:table-cell office:value-type="float" office:value="1.120742" calcext:value-type="float">
            <text:p>1.120742</text:p>
          </table:table-cell>
          <table:table-cell office:value-type="float" office:value="3.819705" calcext:value-type="float">
            <text:p>3.819705</text:p>
          </table:table-cell>
          <table:table-cell office:value-type="float" office:value="8" calcext:value-type="float">
            <text:p>8</text:p>
          </table:table-cell>
          <table:table-cell office:value-type="float" office:value="0.477463" calcext:value-type="float">
            <text:p>0.477463</text:p>
          </table:table-cell>
          <table:table-cell office:value-type="float" office:value="1" calcext:value-type="float">
            <text:p>1</text:p>
          </table:table-cell>
          <table:table-cell office:value-type="float" office:value="36143188" calcext:value-type="float">
            <text:p>36143188</text:p>
          </table:table-cell>
          <table:table-cell office:value-type="float" office:value="36143204" calcext:value-type="float">
            <text:p>361432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016776" calcext:value-type="float">
            <text:p>9.016776</text:p>
          </table:table-cell>
          <table:table-cell office:value-type="float" office:value="2.359296" calcext:value-type="float">
            <text:p>2.359296</text:p>
          </table:table-cell>
          <table:table-cell office:value-type="float" office:value="1.127097" calcext:value-type="float">
            <text:p>1.127097</text:p>
          </table:table-cell>
          <table:table-cell office:value-type="float" office:value="3.821808" calcext:value-type="float">
            <text:p>3.821808</text:p>
          </table:table-cell>
          <table:table-cell office:value-type="float" office:value="8" calcext:value-type="float">
            <text:p>8</text:p>
          </table:table-cell>
          <table:table-cell office:value-type="float" office:value="0.477726" calcext:value-type="float">
            <text:p>0.477726</text:p>
          </table:table-cell>
          <table:table-cell office:value-type="float" office:value="1" calcext:value-type="float">
            <text:p>1</text:p>
          </table:table-cell>
          <table:table-cell office:value-type="float" office:value="35981220" calcext:value-type="float">
            <text:p>35981220</text:p>
          </table:table-cell>
          <table:table-cell office:value-type="float" office:value="35981208" calcext:value-type="float">
            <text:p>359812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066391" calcext:value-type="float">
            <text:p>9.066391</text:p>
          </table:table-cell>
          <table:table-cell office:value-type="float" office:value="2.374827" calcext:value-type="float">
            <text:p>2.374827</text:p>
          </table:table-cell>
          <table:table-cell office:value-type="float" office:value="1.133299" calcext:value-type="float">
            <text:p>1.133299</text:p>
          </table:table-cell>
          <table:table-cell office:value-type="float" office:value="3.817706" calcext:value-type="float">
            <text:p>3.817706</text:p>
          </table:table-cell>
          <table:table-cell office:value-type="float" office:value="8" calcext:value-type="float">
            <text:p>8</text:p>
          </table:table-cell>
          <table:table-cell office:value-type="float" office:value="0.477213" calcext:value-type="float">
            <text:p>0.477213</text:p>
          </table:table-cell>
          <table:table-cell office:value-type="float" office:value="1" calcext:value-type="float">
            <text:p>1</text:p>
          </table:table-cell>
          <table:table-cell office:value-type="float" office:value="35819700" calcext:value-type="float">
            <text:p>35819700</text:p>
          </table:table-cell>
          <table:table-cell office:value-type="float" office:value="35819704" calcext:value-type="float">
            <text:p>358197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121982" calcext:value-type="float">
            <text:p>9.121982</text:p>
          </table:table-cell>
          <table:table-cell office:value-type="float" office:value="2.386275" calcext:value-type="float">
            <text:p>2.386275</text:p>
          </table:table-cell>
          <table:table-cell office:value-type="float" office:value="1.140248" calcext:value-type="float">
            <text:p>1.140248</text:p>
          </table:table-cell>
          <table:table-cell office:value-type="float" office:value="3.822687" calcext:value-type="float">
            <text:p>3.822687</text:p>
          </table:table-cell>
          <table:table-cell office:value-type="float" office:value="8" calcext:value-type="float">
            <text:p>8</text:p>
          </table:table-cell>
          <table:table-cell office:value-type="float" office:value="0.477836" calcext:value-type="float">
            <text:p>0.477836</text:p>
          </table:table-cell>
          <table:table-cell office:value-type="float" office:value="1" calcext:value-type="float">
            <text:p>1</text:p>
          </table:table-cell>
          <table:table-cell office:value-type="float" office:value="35659428" calcext:value-type="float">
            <text:p>35659428</text:p>
          </table:table-cell>
          <table:table-cell office:value-type="float" office:value="35659424" calcext:value-type="float">
            <text:p>356594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179962" calcext:value-type="float">
            <text:p>9.179962</text:p>
          </table:table-cell>
          <table:table-cell office:value-type="float" office:value="2.397153" calcext:value-type="float">
            <text:p>2.397153</text:p>
          </table:table-cell>
          <table:table-cell office:value-type="float" office:value="1.147495" calcext:value-type="float">
            <text:p>1.147495</text:p>
          </table:table-cell>
          <table:table-cell office:value-type="float" office:value="3.829527" calcext:value-type="float">
            <text:p>3.829527</text:p>
          </table:table-cell>
          <table:table-cell office:value-type="float" office:value="8" calcext:value-type="float">
            <text:p>8</text:p>
          </table:table-cell>
          <table:table-cell office:value-type="float" office:value="0.478691" calcext:value-type="float">
            <text:p>0.478691</text:p>
          </table:table-cell>
          <table:table-cell office:value-type="float" office:value="1" calcext:value-type="float">
            <text:p>1</text:p>
          </table:table-cell>
          <table:table-cell office:value-type="float" office:value="35499912" calcext:value-type="float">
            <text:p>35499912</text:p>
          </table:table-cell>
          <table:table-cell office:value-type="float" office:value="35499928" calcext:value-type="float">
            <text:p>354999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238961" calcext:value-type="float">
            <text:p>9.238961</text:p>
          </table:table-cell>
          <table:table-cell office:value-type="float" office:value="2.415389" calcext:value-type="float">
            <text:p>2.415389</text:p>
          </table:table-cell>
          <table:table-cell office:value-type="float" office:value="1.15487" calcext:value-type="float">
            <text:p>1.15487</text:p>
          </table:table-cell>
          <table:table-cell office:value-type="float" office:value="3.82504" calcext:value-type="float">
            <text:p>3.82504</text:p>
          </table:table-cell>
          <table:table-cell office:value-type="float" office:value="8" calcext:value-type="float">
            <text:p>8</text:p>
          </table:table-cell>
          <table:table-cell office:value-type="float" office:value="0.47813" calcext:value-type="float">
            <text:p>0.47813</text:p>
          </table:table-cell>
          <table:table-cell office:value-type="float" office:value="1" calcext:value-type="float">
            <text:p>1</text:p>
          </table:table-cell>
          <table:table-cell office:value-type="float" office:value="35340584" calcext:value-type="float">
            <text:p>35340584</text:p>
          </table:table-cell>
          <table:table-cell office:value-type="float" office:value="35340588" calcext:value-type="float">
            <text:p>353405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2935" calcext:value-type="float">
            <text:p>9.2935</text:p>
          </table:table-cell>
          <table:table-cell office:value-type="float" office:value="2.425952" calcext:value-type="float">
            <text:p>2.425952</text:p>
          </table:table-cell>
          <table:table-cell office:value-type="float" office:value="1.161687" calcext:value-type="float">
            <text:p>1.161687</text:p>
          </table:table-cell>
          <table:table-cell office:value-type="float" office:value="3.830867" calcext:value-type="float">
            <text:p>3.830867</text:p>
          </table:table-cell>
          <table:table-cell office:value-type="float" office:value="8" calcext:value-type="float">
            <text:p>8</text:p>
          </table:table-cell>
          <table:table-cell office:value-type="float" office:value="0.478858" calcext:value-type="float">
            <text:p>0.478858</text:p>
          </table:table-cell>
          <table:table-cell office:value-type="float" office:value="1" calcext:value-type="float">
            <text:p>1</text:p>
          </table:table-cell>
          <table:table-cell office:value-type="float" office:value="35182544" calcext:value-type="float">
            <text:p>35182544</text:p>
          </table:table-cell>
          <table:table-cell office:value-type="float" office:value="35182548" calcext:value-type="float">
            <text:p>351825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347291" calcext:value-type="float">
            <text:p>9.347291</text:p>
          </table:table-cell>
          <table:table-cell office:value-type="float" office:value="2.439161" calcext:value-type="float">
            <text:p>2.439161</text:p>
          </table:table-cell>
          <table:table-cell office:value-type="float" office:value="1.168411" calcext:value-type="float">
            <text:p>1.168411</text:p>
          </table:table-cell>
          <table:table-cell office:value-type="float" office:value="3.832175" calcext:value-type="float">
            <text:p>3.832175</text:p>
          </table:table-cell>
          <table:table-cell office:value-type="float" office:value="8" calcext:value-type="float">
            <text:p>8</text:p>
          </table:table-cell>
          <table:table-cell office:value-type="float" office:value="0.479022" calcext:value-type="float">
            <text:p>0.479022</text:p>
          </table:table-cell>
          <table:table-cell office:value-type="float" office:value="1" calcext:value-type="float">
            <text:p>1</text:p>
          </table:table-cell>
          <table:table-cell office:value-type="float" office:value="35025788" calcext:value-type="float">
            <text:p>35025788</text:p>
          </table:table-cell>
          <table:table-cell office:value-type="float" office:value="35025804" calcext:value-type="float">
            <text:p>350258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397841" calcext:value-type="float">
            <text:p>9.397841</text:p>
          </table:table-cell>
          <table:table-cell office:value-type="float" office:value="2.455546" calcext:value-type="float">
            <text:p>2.455546</text:p>
          </table:table-cell>
          <table:table-cell office:value-type="float" office:value="1.17473" calcext:value-type="float">
            <text:p>1.17473</text:p>
          </table:table-cell>
          <table:table-cell office:value-type="float" office:value="3.82719" calcext:value-type="float">
            <text:p>3.82719</text:p>
          </table:table-cell>
          <table:table-cell office:value-type="float" office:value="8" calcext:value-type="float">
            <text:p>8</text:p>
          </table:table-cell>
          <table:table-cell office:value-type="float" office:value="0.478399" calcext:value-type="float">
            <text:p>0.478399</text:p>
          </table:table-cell>
          <table:table-cell office:value-type="float" office:value="1" calcext:value-type="float">
            <text:p>1</text:p>
          </table:table-cell>
          <table:table-cell office:value-type="float" office:value="34869008" calcext:value-type="float">
            <text:p>34869008</text:p>
          </table:table-cell>
          <table:table-cell office:value-type="float" office:value="34869012" calcext:value-type="float">
            <text:p>348690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449132" calcext:value-type="float">
            <text:p>9.449132</text:p>
          </table:table-cell>
          <table:table-cell office:value-type="float" office:value="2.467441" calcext:value-type="float">
            <text:p>2.467441</text:p>
          </table:table-cell>
          <table:table-cell office:value-type="float" office:value="1.181141" calcext:value-type="float">
            <text:p>1.181141</text:p>
          </table:table-cell>
          <table:table-cell office:value-type="float" office:value="3.829526" calcext:value-type="float">
            <text:p>3.829526</text:p>
          </table:table-cell>
          <table:table-cell office:value-type="float" office:value="8" calcext:value-type="float">
            <text:p>8</text:p>
          </table:table-cell>
          <table:table-cell office:value-type="float" office:value="0.478691" calcext:value-type="float">
            <text:p>0.478691</text:p>
          </table:table-cell>
          <table:table-cell office:value-type="float" office:value="1" calcext:value-type="float">
            <text:p>1</text:p>
          </table:table-cell>
          <table:table-cell office:value-type="float" office:value="34713492" calcext:value-type="float">
            <text:p>34713492</text:p>
          </table:table-cell>
          <table:table-cell office:value-type="float" office:value="34713496" calcext:value-type="float">
            <text:p>347134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499143" calcext:value-type="float">
            <text:p>9.499143</text:p>
          </table:table-cell>
          <table:table-cell office:value-type="float" office:value="2.478509" calcext:value-type="float">
            <text:p>2.478509</text:p>
          </table:table-cell>
          <table:table-cell office:value-type="float" office:value="1.187393" calcext:value-type="float">
            <text:p>1.187393</text:p>
          </table:table-cell>
          <table:table-cell office:value-type="float" office:value="3.832603" calcext:value-type="float">
            <text:p>3.832603</text:p>
          </table:table-cell>
          <table:table-cell office:value-type="float" office:value="8" calcext:value-type="float">
            <text:p>8</text:p>
          </table:table-cell>
          <table:table-cell office:value-type="float" office:value="0.479075" calcext:value-type="float">
            <text:p>0.479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58760" calcext:value-type="float">
            <text:p>345587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550357" calcext:value-type="float">
            <text:p>9.550357</text:p>
          </table:table-cell>
          <table:table-cell office:value-type="float" office:value="2.493063" calcext:value-type="float">
            <text:p>2.493063</text:p>
          </table:table-cell>
          <table:table-cell office:value-type="float" office:value="1.193795" calcext:value-type="float">
            <text:p>1.193795</text:p>
          </table:table-cell>
          <table:table-cell office:value-type="float" office:value="3.830772" calcext:value-type="float">
            <text:p>3.830772</text:p>
          </table:table-cell>
          <table:table-cell office:value-type="float" office:value="8" calcext:value-type="float">
            <text:p>8</text:p>
          </table:table-cell>
          <table:table-cell office:value-type="float" office:value="0.478847" calcext:value-type="float">
            <text:p>0.478847</text:p>
          </table:table-cell>
          <table:table-cell office:value-type="float" office:value="1" calcext:value-type="float">
            <text:p>1</text:p>
          </table:table-cell>
          <table:table-cell office:value-type="float" office:value="34404508" calcext:value-type="float">
            <text:p>34404508</text:p>
          </table:table-cell>
          <table:table-cell office:value-type="float" office:value="34404500" calcext:value-type="float">
            <text:p>344045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600394" calcext:value-type="float">
            <text:p>9.600394</text:p>
          </table:table-cell>
          <table:table-cell office:value-type="float" office:value="2.508937" calcext:value-type="float">
            <text:p>2.508937</text:p>
          </table:table-cell>
          <table:table-cell office:value-type="float" office:value="1.200049" calcext:value-type="float">
            <text:p>1.200049</text:p>
          </table:table-cell>
          <table:table-cell office:value-type="float" office:value="3.826478" calcext:value-type="float">
            <text:p>3.826478</text:p>
          </table:table-cell>
          <table:table-cell office:value-type="float" office:value="8" calcext:value-type="float">
            <text:p>8</text:p>
          </table:table-cell>
          <table:table-cell office:value-type="float" office:value="0.47831" calcext:value-type="float">
            <text:p>0.47831</text:p>
          </table:table-cell>
          <table:table-cell office:value-type="float" office:value="1" calcext:value-type="float">
            <text:p>1</text:p>
          </table:table-cell>
          <table:table-cell office:value-type="float" office:value="34251516" calcext:value-type="float">
            <text:p>34251516</text:p>
          </table:table-cell>
          <table:table-cell office:value-type="float" office:value="34251520" calcext:value-type="float">
            <text:p>342515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653874" calcext:value-type="float">
            <text:p>9.653874</text:p>
          </table:table-cell>
          <table:table-cell office:value-type="float" office:value="2.5191" calcext:value-type="float">
            <text:p>2.5191</text:p>
          </table:table-cell>
          <table:table-cell office:value-type="float" office:value="1.206734" calcext:value-type="float">
            <text:p>1.206734</text:p>
          </table:table-cell>
          <table:table-cell office:value-type="float" office:value="3.832271" calcext:value-type="float">
            <text:p>3.832271</text:p>
          </table:table-cell>
          <table:table-cell office:value-type="float" office:value="8" calcext:value-type="float">
            <text:p>8</text:p>
          </table:table-cell>
          <table:table-cell office:value-type="float" office:value="0.479034" calcext:value-type="float">
            <text:p>0.479034</text:p>
          </table:table-cell>
          <table:table-cell office:value-type="float" office:value="1" calcext:value-type="float">
            <text:p>1</text:p>
          </table:table-cell>
          <table:table-cell office:value-type="float" office:value="34099028" calcext:value-type="float">
            <text:p>34099028</text:p>
          </table:table-cell>
          <table:table-cell office:value-type="float" office:value="34099040" calcext:value-type="float">
            <text:p>340990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705383" calcext:value-type="float">
            <text:p>9.705383</text:p>
          </table:table-cell>
          <table:table-cell office:value-type="float" office:value="2.535935" calcext:value-type="float">
            <text:p>2.535935</text:p>
          </table:table-cell>
          <table:table-cell office:value-type="float" office:value="1.213173" calcext:value-type="float">
            <text:p>1.213173</text:p>
          </table:table-cell>
          <table:table-cell office:value-type="float" office:value="3.827142" calcext:value-type="float">
            <text:p>3.827142</text:p>
          </table:table-cell>
          <table:table-cell office:value-type="float" office:value="8" calcext:value-type="float">
            <text:p>8</text:p>
          </table:table-cell>
          <table:table-cell office:value-type="float" office:value="0.478393" calcext:value-type="float">
            <text:p>0.478393</text:p>
          </table:table-cell>
          <table:table-cell office:value-type="float" office:value="1" calcext:value-type="float">
            <text:p>1</text:p>
          </table:table-cell>
          <table:table-cell office:value-type="float" office:value="33947364" calcext:value-type="float">
            <text:p>33947364</text:p>
          </table:table-cell>
          <table:table-cell office:value-type="float" office:value="33947360" calcext:value-type="float">
            <text:p>33947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760915" calcext:value-type="float">
            <text:p>9.760915</text:p>
          </table:table-cell>
          <table:table-cell office:value-type="float" office:value="2.546377" calcext:value-type="float">
            <text:p>2.546377</text:p>
          </table:table-cell>
          <table:table-cell office:value-type="float" office:value="1.220114" calcext:value-type="float">
            <text:p>1.220114</text:p>
          </table:table-cell>
          <table:table-cell office:value-type="float" office:value="3.833257" calcext:value-type="float">
            <text:p>3.833257</text:p>
          </table:table-cell>
          <table:table-cell office:value-type="float" office:value="8" calcext:value-type="float">
            <text:p>8</text:p>
          </table:table-cell>
          <table:table-cell office:value-type="float" office:value="0.479157" calcext:value-type="float">
            <text:p>0.479157</text:p>
          </table:table-cell>
          <table:table-cell office:value-type="float" office:value="1" calcext:value-type="float">
            <text:p>1</text:p>
          </table:table-cell>
          <table:table-cell office:value-type="float" office:value="33796212" calcext:value-type="float">
            <text:p>33796212</text:p>
          </table:table-cell>
          <table:table-cell office:value-type="float" office:value="33796216" calcext:value-type="float">
            <text:p>337962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816245" calcext:value-type="float">
            <text:p>9.816245</text:p>
          </table:table-cell>
          <table:table-cell office:value-type="float" office:value="2.556989" calcext:value-type="float">
            <text:p>2.556989</text:p>
          </table:table-cell>
          <table:table-cell office:value-type="float" office:value="1.227031" calcext:value-type="float">
            <text:p>1.227031</text:p>
          </table:table-cell>
          <table:table-cell office:value-type="float" office:value="3.838986" calcext:value-type="float">
            <text:p>3.838986</text:p>
          </table:table-cell>
          <table:table-cell office:value-type="float" office:value="8" calcext:value-type="float">
            <text:p>8</text:p>
          </table:table-cell>
          <table:table-cell office:value-type="float" office:value="0.479873" calcext:value-type="float">
            <text:p>0.4798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646568" calcext:value-type="float">
            <text:p>336465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868525" calcext:value-type="float">
            <text:p>9.868525</text:p>
          </table:table-cell>
          <table:table-cell office:value-type="float" office:value="2.569616" calcext:value-type="float">
            <text:p>2.569616</text:p>
          </table:table-cell>
          <table:table-cell office:value-type="float" office:value="1.233566" calcext:value-type="float">
            <text:p>1.233566</text:p>
          </table:table-cell>
          <table:table-cell office:value-type="float" office:value="3.840468" calcext:value-type="float">
            <text:p>3.840468</text:p>
          </table:table-cell>
          <table:table-cell office:value-type="float" office:value="8" calcext:value-type="float">
            <text:p>8</text:p>
          </table:table-cell>
          <table:table-cell office:value-type="float" office:value="0.480058" calcext:value-type="float">
            <text:p>0.480058</text:p>
          </table:table-cell>
          <table:table-cell office:value-type="float" office:value="1" calcext:value-type="float">
            <text:p>1</text:p>
          </table:table-cell>
          <table:table-cell office:value-type="float" office:value="33497198" calcext:value-type="float">
            <text:p>33497198</text:p>
          </table:table-cell>
          <table:table-cell office:value-type="float" office:value="33497200" calcext:value-type="float">
            <text:p>334972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920106" calcext:value-type="float">
            <text:p>9.920106</text:p>
          </table:table-cell>
          <table:table-cell office:value-type="float" office:value="2.581575" calcext:value-type="float">
            <text:p>2.581575</text:p>
          </table:table-cell>
          <table:table-cell office:value-type="float" office:value="1.240013" calcext:value-type="float">
            <text:p>1.240013</text:p>
          </table:table-cell>
          <table:table-cell office:value-type="float" office:value="3.842656" calcext:value-type="float">
            <text:p>3.842656</text:p>
          </table:table-cell>
          <table:table-cell office:value-type="float" office:value="8" calcext:value-type="float">
            <text:p>8</text:p>
          </table:table-cell>
          <table:table-cell office:value-type="float" office:value="0.480332" calcext:value-type="float">
            <text:p>0.480332</text:p>
          </table:table-cell>
          <table:table-cell office:value-type="float" office:value="1" calcext:value-type="float">
            <text:p>1</text:p>
          </table:table-cell>
          <table:table-cell office:value-type="float" office:value="33348542" calcext:value-type="float">
            <text:p>33348542</text:p>
          </table:table-cell>
          <table:table-cell office:value-type="float" office:value="33348546" calcext:value-type="float">
            <text:p>333485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971872" calcext:value-type="float">
            <text:p>9.971872</text:p>
          </table:table-cell>
          <table:table-cell office:value-type="float" office:value="2.592857" calcext:value-type="float">
            <text:p>2.592857</text:p>
          </table:table-cell>
          <table:table-cell office:value-type="float" office:value="1.246484" calcext:value-type="float">
            <text:p>1.246484</text:p>
          </table:table-cell>
          <table:table-cell office:value-type="float" office:value="3.845901" calcext:value-type="float">
            <text:p>3.845901</text:p>
          </table:table-cell>
          <table:table-cell office:value-type="float" office:value="8" calcext:value-type="float">
            <text:p>8</text:p>
          </table:table-cell>
          <table:table-cell office:value-type="float" office:value="0.480738" calcext:value-type="float">
            <text:p>0.480738</text:p>
          </table:table-cell>
          <table:table-cell office:value-type="float" office:value="1" calcext:value-type="float">
            <text:p>1</text:p>
          </table:table-cell>
          <table:table-cell office:value-type="float" office:value="33201018" calcext:value-type="float">
            <text:p>33201018</text:p>
          </table:table-cell>
          <table:table-cell office:value-type="float" office:value="33201038" calcext:value-type="float">
            <text:p>332010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021707" calcext:value-type="float">
            <text:p>10.021707</text:p>
          </table:table-cell>
          <table:table-cell office:value-type="float" office:value="2.602768" calcext:value-type="float">
            <text:p>2.602768</text:p>
          </table:table-cell>
          <table:table-cell office:value-type="float" office:value="1.252713" calcext:value-type="float">
            <text:p>1.252713</text:p>
          </table:table-cell>
          <table:table-cell office:value-type="float" office:value="3.850403" calcext:value-type="float">
            <text:p>3.850403</text:p>
          </table:table-cell>
          <table:table-cell office:value-type="float" office:value="8" calcext:value-type="float">
            <text:p>8</text:p>
          </table:table-cell>
          <table:table-cell office:value-type="float" office:value="0.4813" calcext:value-type="float">
            <text:p>0.4813</text:p>
          </table:table-cell>
          <table:table-cell office:value-type="float" office:value="1" calcext:value-type="float">
            <text:p>1</text:p>
          </table:table-cell>
          <table:table-cell office:value-type="float" office:value="33053742" calcext:value-type="float">
            <text:p>33053742</text:p>
          </table:table-cell>
          <table:table-cell office:value-type="float" office:value="33053740" calcext:value-type="float">
            <text:p>330537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071959" calcext:value-type="float">
            <text:p>10.071959</text:p>
          </table:table-cell>
          <table:table-cell office:value-type="float" office:value="2.61376" calcext:value-type="float">
            <text:p>2.61376</text:p>
          </table:table-cell>
          <table:table-cell office:value-type="float" office:value="1.258995" calcext:value-type="float">
            <text:p>1.258995</text:p>
          </table:table-cell>
          <table:table-cell office:value-type="float" office:value="3.853437" calcext:value-type="float">
            <text:p>3.853437</text:p>
          </table:table-cell>
          <table:table-cell office:value-type="float" office:value="8" calcext:value-type="float">
            <text:p>8</text:p>
          </table:table-cell>
          <table:table-cell office:value-type="float" office:value="0.48168" calcext:value-type="float">
            <text:p>0.48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07200" calcext:value-type="float">
            <text:p>329072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120928" calcext:value-type="float">
            <text:p>10.120928</text:p>
          </table:table-cell>
          <table:table-cell office:value-type="float" office:value="2.625937" calcext:value-type="float">
            <text:p>2.625937</text:p>
          </table:table-cell>
          <table:table-cell office:value-type="float" office:value="1.265116" calcext:value-type="float">
            <text:p>1.265116</text:p>
          </table:table-cell>
          <table:table-cell office:value-type="float" office:value="3.854215" calcext:value-type="float">
            <text:p>3.854215</text:p>
          </table:table-cell>
          <table:table-cell office:value-type="float" office:value="8" calcext:value-type="float">
            <text:p>8</text:p>
          </table:table-cell>
          <table:table-cell office:value-type="float" office:value="0.481777" calcext:value-type="float">
            <text:p>0.481777</text:p>
          </table:table-cell>
          <table:table-cell office:value-type="float" office:value="1" calcext:value-type="float">
            <text:p>1</text:p>
          </table:table-cell>
          <table:table-cell office:value-type="float" office:value="32761748" calcext:value-type="float">
            <text:p>32761748</text:p>
          </table:table-cell>
          <table:table-cell office:value-type="float" office:value="32761758" calcext:value-type="float">
            <text:p>327617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172369" calcext:value-type="float">
            <text:p>10.172369</text:p>
          </table:table-cell>
          <table:table-cell office:value-type="float" office:value="2.63699" calcext:value-type="float">
            <text:p>2.63699</text:p>
          </table:table-cell>
          <table:table-cell office:value-type="float" office:value="1.271546" calcext:value-type="float">
            <text:p>1.271546</text:p>
          </table:table-cell>
          <table:table-cell office:value-type="float" office:value="3.857569" calcext:value-type="float">
            <text:p>3.857569</text:p>
          </table:table-cell>
          <table:table-cell office:value-type="float" office:value="8" calcext:value-type="float">
            <text:p>8</text:p>
          </table:table-cell>
          <table:table-cell office:value-type="float" office:value="0.482196" calcext:value-type="float">
            <text:p>0.482196</text:p>
          </table:table-cell>
          <table:table-cell office:value-type="float" office:value="1" calcext:value-type="float">
            <text:p>1</text:p>
          </table:table-cell>
          <table:table-cell office:value-type="float" office:value="32617378" calcext:value-type="float">
            <text:p>32617378</text:p>
          </table:table-cell>
          <table:table-cell office:value-type="float" office:value="32617364" calcext:value-type="float">
            <text:p>326173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22199" calcext:value-type="float">
            <text:p>10.22199</text:p>
          </table:table-cell>
          <table:table-cell office:value-type="float" office:value="2.648994" calcext:value-type="float">
            <text:p>2.648994</text:p>
          </table:table-cell>
          <table:table-cell office:value-type="float" office:value="1.277749" calcext:value-type="float">
            <text:p>1.277749</text:p>
          </table:table-cell>
          <table:table-cell office:value-type="float" office:value="3.85882" calcext:value-type="float">
            <text:p>3.85882</text:p>
          </table:table-cell>
          <table:table-cell office:value-type="float" office:value="8" calcext:value-type="float">
            <text:p>8</text:p>
          </table:table-cell>
          <table:table-cell office:value-type="float" office:value="0.482353" calcext:value-type="float">
            <text:p>0.4823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472950" calcext:value-type="float">
            <text:p>324729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271957" calcext:value-type="float">
            <text:p>10.271957</text:p>
          </table:table-cell>
          <table:table-cell office:value-type="float" office:value="2.660251" calcext:value-type="float">
            <text:p>2.660251</text:p>
          </table:table-cell>
          <table:table-cell office:value-type="float" office:value="1.283995" calcext:value-type="float">
            <text:p>1.283995</text:p>
          </table:table-cell>
          <table:table-cell office:value-type="float" office:value="3.861273" calcext:value-type="float">
            <text:p>3.861273</text:p>
          </table:table-cell>
          <table:table-cell office:value-type="float" office:value="8" calcext:value-type="float">
            <text:p>8</text:p>
          </table:table-cell>
          <table:table-cell office:value-type="float" office:value="0.482659" calcext:value-type="float">
            <text:p>0.482659</text:p>
          </table:table-cell>
          <table:table-cell office:value-type="float" office:value="1" calcext:value-type="float">
            <text:p>1</text:p>
          </table:table-cell>
          <table:table-cell office:value-type="float" office:value="32329774" calcext:value-type="float">
            <text:p>32329774</text:p>
          </table:table-cell>
          <table:table-cell office:value-type="float" office:value="32329788" calcext:value-type="float">
            <text:p>323297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321889" calcext:value-type="float">
            <text:p>10.321889</text:p>
          </table:table-cell>
          <table:table-cell office:value-type="float" office:value="2.670392" calcext:value-type="float">
            <text:p>2.670392</text:p>
          </table:table-cell>
          <table:table-cell office:value-type="float" office:value="1.290236" calcext:value-type="float">
            <text:p>1.290236</text:p>
          </table:table-cell>
          <table:table-cell office:value-type="float" office:value="3.865308" calcext:value-type="float">
            <text:p>3.865308</text:p>
          </table:table-cell>
          <table:table-cell office:value-type="float" office:value="8" calcext:value-type="float">
            <text:p>8</text:p>
          </table:table-cell>
          <table:table-cell office:value-type="float" office:value="0.483164" calcext:value-type="float">
            <text:p>0.483164</text:p>
          </table:table-cell>
          <table:table-cell office:value-type="float" office:value="1" calcext:value-type="float">
            <text:p>1</text:p>
          </table:table-cell>
          <table:table-cell office:value-type="float" office:value="32187276" calcext:value-type="float">
            <text:p>32187276</text:p>
          </table:table-cell>
          <table:table-cell office:value-type="float" office:value="32187280" calcext:value-type="float">
            <text:p>321872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37183" calcext:value-type="float">
            <text:p>10.37183</text:p>
          </table:table-cell>
          <table:table-cell office:value-type="float" office:value="2.680829" calcext:value-type="float">
            <text:p>2.680829</text:p>
          </table:table-cell>
          <table:table-cell office:value-type="float" office:value="1.296479" calcext:value-type="float">
            <text:p>1.296479</text:p>
          </table:table-cell>
          <table:table-cell office:value-type="float" office:value="3.868889" calcext:value-type="float">
            <text:p>3.868889</text:p>
          </table:table-cell>
          <table:table-cell office:value-type="float" office:value="8" calcext:value-type="float">
            <text:p>8</text:p>
          </table:table-cell>
          <table:table-cell office:value-type="float" office:value="0.483611" calcext:value-type="float">
            <text:p>0.483611</text:p>
          </table:table-cell>
          <table:table-cell office:value-type="float" office:value="1" calcext:value-type="float">
            <text:p>1</text:p>
          </table:table-cell>
          <table:table-cell office:value-type="float" office:value="32045264" calcext:value-type="float">
            <text:p>32045264</text:p>
          </table:table-cell>
          <table:table-cell office:value-type="float" office:value="32045268" calcext:value-type="float">
            <text:p>320452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422184" calcext:value-type="float">
            <text:p>10.422184</text:p>
          </table:table-cell>
          <table:table-cell office:value-type="float" office:value="2.692282" calcext:value-type="float">
            <text:p>2.692282</text:p>
          </table:table-cell>
          <table:table-cell office:value-type="float" office:value="1.302773" calcext:value-type="float">
            <text:p>1.302773</text:p>
          </table:table-cell>
          <table:table-cell office:value-type="float" office:value="3.871134" calcext:value-type="float">
            <text:p>3.871134</text:p>
          </table:table-cell>
          <table:table-cell office:value-type="float" office:value="8" calcext:value-type="float">
            <text:p>8</text:p>
          </table:table-cell>
          <table:table-cell office:value-type="float" office:value="0.483892" calcext:value-type="float">
            <text:p>0.483892</text:p>
          </table:table-cell>
          <table:table-cell office:value-type="float" office:value="1" calcext:value-type="float">
            <text:p>1</text:p>
          </table:table-cell>
          <table:table-cell office:value-type="float" office:value="31904036" calcext:value-type="float">
            <text:p>31904036</text:p>
          </table:table-cell>
          <table:table-cell office:value-type="float" office:value="31904044" calcext:value-type="float">
            <text:p>319040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472008" calcext:value-type="float">
            <text:p>10.472008</text:p>
          </table:table-cell>
          <table:table-cell office:value-type="float" office:value="2.702357" calcext:value-type="float">
            <text:p>2.702357</text:p>
          </table:table-cell>
          <table:table-cell office:value-type="float" office:value="1.309001" calcext:value-type="float">
            <text:p>1.309001</text:p>
          </table:table-cell>
          <table:table-cell office:value-type="float" office:value="3.875139" calcext:value-type="float">
            <text:p>3.875139</text:p>
          </table:table-cell>
          <table:table-cell office:value-type="float" office:value="8" calcext:value-type="float">
            <text:p>8</text:p>
          </table:table-cell>
          <table:table-cell office:value-type="float" office:value="0.484392" calcext:value-type="float">
            <text:p>0.484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63628" calcext:value-type="float">
            <text:p>317636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522335" calcext:value-type="float">
            <text:p>10.522335</text:p>
          </table:table-cell>
          <table:table-cell office:value-type="float" office:value="2.714166" calcext:value-type="float">
            <text:p>2.714166</text:p>
          </table:table-cell>
          <table:table-cell office:value-type="float" office:value="1.315292" calcext:value-type="float">
            <text:p>1.315292</text:p>
          </table:table-cell>
          <table:table-cell office:value-type="float" office:value="3.876821" calcext:value-type="float">
            <text:p>3.876821</text:p>
          </table:table-cell>
          <table:table-cell office:value-type="float" office:value="8" calcext:value-type="float">
            <text:p>8</text:p>
          </table:table-cell>
          <table:table-cell office:value-type="float" office:value="0.484603" calcext:value-type="float">
            <text:p>0.484603</text:p>
          </table:table-cell>
          <table:table-cell office:value-type="float" office:value="1" calcext:value-type="float">
            <text:p>1</text:p>
          </table:table-cell>
          <table:table-cell office:value-type="float" office:value="31623992" calcext:value-type="float">
            <text:p>31623992</text:p>
          </table:table-cell>
          <table:table-cell office:value-type="float" office:value="31624006" calcext:value-type="float">
            <text:p>316240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572195" calcext:value-type="float">
            <text:p>10.572195</text:p>
          </table:table-cell>
          <table:table-cell office:value-type="float" office:value="2.726344" calcext:value-type="float">
            <text:p>2.726344</text:p>
          </table:table-cell>
          <table:table-cell office:value-type="float" office:value="1.321524" calcext:value-type="float">
            <text:p>1.321524</text:p>
          </table:table-cell>
          <table:table-cell office:value-type="float" office:value="3.877792" calcext:value-type="float">
            <text:p>3.877792</text:p>
          </table:table-cell>
          <table:table-cell office:value-type="float" office:value="8" calcext:value-type="float">
            <text:p>8</text:p>
          </table:table-cell>
          <table:table-cell office:value-type="float" office:value="0.484724" calcext:value-type="float">
            <text:p>0.484724</text:p>
          </table:table-cell>
          <table:table-cell office:value-type="float" office:value="1" calcext:value-type="float">
            <text:p>1</text:p>
          </table:table-cell>
          <table:table-cell office:value-type="float" office:value="31485022" calcext:value-type="float">
            <text:p>31485022</text:p>
          </table:table-cell>
          <table:table-cell office:value-type="float" office:value="31485036" calcext:value-type="float">
            <text:p>314850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622333" calcext:value-type="float">
            <text:p>10.622333</text:p>
          </table:table-cell>
          <table:table-cell office:value-type="float" office:value="2.737427" calcext:value-type="float">
            <text:p>2.737427</text:p>
          </table:table-cell>
          <table:table-cell office:value-type="float" office:value="1.327792" calcext:value-type="float">
            <text:p>1.327792</text:p>
          </table:table-cell>
          <table:table-cell office:value-type="float" office:value="3.880408" calcext:value-type="float">
            <text:p>3.880408</text:p>
          </table:table-cell>
          <table:table-cell office:value-type="float" office:value="8" calcext:value-type="float">
            <text:p>8</text:p>
          </table:table-cell>
          <table:table-cell office:value-type="float" office:value="0.485051" calcext:value-type="float">
            <text:p>0.485051</text:p>
          </table:table-cell>
          <table:table-cell office:value-type="float" office:value="1" calcext:value-type="float">
            <text:p>1</text:p>
          </table:table-cell>
          <table:table-cell office:value-type="float" office:value="31346756" calcext:value-type="float">
            <text:p>31346756</text:p>
          </table:table-cell>
          <table:table-cell office:value-type="float" office:value="31346762" calcext:value-type="float">
            <text:p>313467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671472" calcext:value-type="float">
            <text:p>10.671472</text:p>
          </table:table-cell>
          <table:table-cell office:value-type="float" office:value="2.752683" calcext:value-type="float">
            <text:p>2.752683</text:p>
          </table:table-cell>
          <table:table-cell office:value-type="float" office:value="1.333934" calcext:value-type="float">
            <text:p>1.333934</text:p>
          </table:table-cell>
          <table:table-cell office:value-type="float" office:value="3.876753" calcext:value-type="float">
            <text:p>3.876753</text:p>
          </table:table-cell>
          <table:table-cell office:value-type="float" office:value="8" calcext:value-type="float">
            <text:p>8</text:p>
          </table:table-cell>
          <table:table-cell office:value-type="float" office:value="0.484594" calcext:value-type="float">
            <text:p>0.484594</text:p>
          </table:table-cell>
          <table:table-cell office:value-type="float" office:value="1" calcext:value-type="float">
            <text:p>1</text:p>
          </table:table-cell>
          <table:table-cell office:value-type="float" office:value="31209298" calcext:value-type="float">
            <text:p>31209298</text:p>
          </table:table-cell>
          <table:table-cell office:value-type="float" office:value="31209304" calcext:value-type="float">
            <text:p>31209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721814" calcext:value-type="float">
            <text:p>10.721814</text:p>
          </table:table-cell>
          <table:table-cell office:value-type="float" office:value="2.763978" calcext:value-type="float">
            <text:p>2.763978</text:p>
          </table:table-cell>
          <table:table-cell office:value-type="float" office:value="1.340227" calcext:value-type="float">
            <text:p>1.340227</text:p>
          </table:table-cell>
          <table:table-cell office:value-type="float" office:value="3.879125" calcext:value-type="float">
            <text:p>3.879125</text:p>
          </table:table-cell>
          <table:table-cell office:value-type="float" office:value="8" calcext:value-type="float">
            <text:p>8</text:p>
          </table:table-cell>
          <table:table-cell office:value-type="float" office:value="0.484891" calcext:value-type="float">
            <text:p>0.484891</text:p>
          </table:table-cell>
          <table:table-cell office:value-type="float" office:value="1" calcext:value-type="float">
            <text:p>1</text:p>
          </table:table-cell>
          <table:table-cell office:value-type="float" office:value="31072380" calcext:value-type="float">
            <text:p>31072380</text:p>
          </table:table-cell>
          <table:table-cell office:value-type="float" office:value="31072392" calcext:value-type="float">
            <text:p>310723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771008" calcext:value-type="float">
            <text:p>10.771008</text:p>
          </table:table-cell>
          <table:table-cell office:value-type="float" office:value="2.776136" calcext:value-type="float">
            <text:p>2.776136</text:p>
          </table:table-cell>
          <table:table-cell office:value-type="float" office:value="1.346376" calcext:value-type="float">
            <text:p>1.346376</text:p>
          </table:table-cell>
          <table:table-cell office:value-type="float" office:value="3.879856" calcext:value-type="float">
            <text:p>3.879856</text:p>
          </table:table-cell>
          <table:table-cell office:value-type="float" office:value="8" calcext:value-type="float">
            <text:p>8</text:p>
          </table:table-cell>
          <table:table-cell office:value-type="float" office:value="0.484982" calcext:value-type="float">
            <text:p>0.484982</text:p>
          </table:table-cell>
          <table:table-cell office:value-type="float" office:value="1" calcext:value-type="float">
            <text:p>1</text:p>
          </table:table-cell>
          <table:table-cell office:value-type="float" office:value="30936092" calcext:value-type="float">
            <text:p>30936092</text:p>
          </table:table-cell>
          <table:table-cell office:value-type="float" office:value="30936094" calcext:value-type="float">
            <text:p>309360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823268" calcext:value-type="float">
            <text:p>10.823268</text:p>
          </table:table-cell>
          <table:table-cell office:value-type="float" office:value="2.785887" calcext:value-type="float">
            <text:p>2.785887</text:p>
          </table:table-cell>
          <table:table-cell office:value-type="float" office:value="1.352909" calcext:value-type="float">
            <text:p>1.352909</text:p>
          </table:table-cell>
          <table:table-cell office:value-type="float" office:value="3.885035" calcext:value-type="float">
            <text:p>3.885035</text:p>
          </table:table-cell>
          <table:table-cell office:value-type="float" office:value="8" calcext:value-type="float">
            <text:p>8</text:p>
          </table:table-cell>
          <table:table-cell office:value-type="float" office:value="0.485629" calcext:value-type="float">
            <text:p>0.485629</text:p>
          </table:table-cell>
          <table:table-cell office:value-type="float" office:value="1" calcext:value-type="float">
            <text:p>1</text:p>
          </table:table-cell>
          <table:table-cell office:value-type="float" office:value="30800848" calcext:value-type="float">
            <text:p>30800848</text:p>
          </table:table-cell>
          <table:table-cell office:value-type="float" office:value="30800850" calcext:value-type="float">
            <text:p>308008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873759" calcext:value-type="float">
            <text:p>10.873759</text:p>
          </table:table-cell>
          <table:table-cell office:value-type="float" office:value="2.797609" calcext:value-type="float">
            <text:p>2.797609</text:p>
          </table:table-cell>
          <table:table-cell office:value-type="float" office:value="1.35922" calcext:value-type="float">
            <text:p>1.35922</text:p>
          </table:table-cell>
          <table:table-cell office:value-type="float" office:value="3.886804" calcext:value-type="float">
            <text:p>3.886804</text:p>
          </table:table-cell>
          <table:table-cell office:value-type="float" office:value="8" calcext:value-type="float">
            <text:p>8</text:p>
          </table:table-cell>
          <table:table-cell office:value-type="float" office:value="0.485851" calcext:value-type="float">
            <text:p>0.485851</text:p>
          </table:table-cell>
          <table:table-cell office:value-type="float" office:value="1" calcext:value-type="float">
            <text:p>1</text:p>
          </table:table-cell>
          <table:table-cell office:value-type="float" office:value="30665896" calcext:value-type="float">
            <text:p>30665896</text:p>
          </table:table-cell>
          <table:table-cell office:value-type="float" office:value="30665910" calcext:value-type="float">
            <text:p>306659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925466" calcext:value-type="float">
            <text:p>10.925466</text:p>
          </table:table-cell>
          <table:table-cell office:value-type="float" office:value="2.808528" calcext:value-type="float">
            <text:p>2.808528</text:p>
          </table:table-cell>
          <table:table-cell office:value-type="float" office:value="1.365683" calcext:value-type="float">
            <text:p>1.365683</text:p>
          </table:table-cell>
          <table:table-cell office:value-type="float" office:value="3.890103" calcext:value-type="float">
            <text:p>3.890103</text:p>
          </table:table-cell>
          <table:table-cell office:value-type="float" office:value="8" calcext:value-type="float">
            <text:p>8</text:p>
          </table:table-cell>
          <table:table-cell office:value-type="float" office:value="0.486263" calcext:value-type="float">
            <text:p>0.486263</text:p>
          </table:table-cell>
          <table:table-cell office:value-type="float" office:value="1" calcext:value-type="float">
            <text:p>1</text:p>
          </table:table-cell>
          <table:table-cell office:value-type="float" office:value="30531778" calcext:value-type="float">
            <text:p>30531778</text:p>
          </table:table-cell>
          <table:table-cell office:value-type="float" office:value="30531786" calcext:value-type="float">
            <text:p>305317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976684" calcext:value-type="float">
            <text:p>10.976684</text:p>
          </table:table-cell>
          <table:table-cell office:value-type="float" office:value="2.820001" calcext:value-type="float">
            <text:p>2.820001</text:p>
          </table:table-cell>
          <table:table-cell office:value-type="float" office:value="1.372086" calcext:value-type="float">
            <text:p>1.372086</text:p>
          </table:table-cell>
          <table:table-cell office:value-type="float" office:value="3.89244" calcext:value-type="float">
            <text:p>3.89244</text:p>
          </table:table-cell>
          <table:table-cell office:value-type="float" office:value="8" calcext:value-type="float">
            <text:p>8</text:p>
          </table:table-cell>
          <table:table-cell office:value-type="float" office:value="0.486555" calcext:value-type="float">
            <text:p>0.486555</text:p>
          </table:table-cell>
          <table:table-cell office:value-type="float" office:value="1" calcext:value-type="float">
            <text:p>1</text:p>
          </table:table-cell>
          <table:table-cell office:value-type="float" office:value="30398436" calcext:value-type="float">
            <text:p>30398436</text:p>
          </table:table-cell>
          <table:table-cell office:value-type="float" office:value="30398452" calcext:value-type="float">
            <text:p>303984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027971" calcext:value-type="float">
            <text:p>11.027971</text:p>
          </table:table-cell>
          <table:table-cell office:value-type="float" office:value="2.830607" calcext:value-type="float">
            <text:p>2.830607</text:p>
          </table:table-cell>
          <table:table-cell office:value-type="float" office:value="1.378496" calcext:value-type="float">
            <text:p>1.378496</text:p>
          </table:table-cell>
          <table:table-cell office:value-type="float" office:value="3.895974" calcext:value-type="float">
            <text:p>3.895974</text:p>
          </table:table-cell>
          <table:table-cell office:value-type="float" office:value="8" calcext:value-type="float">
            <text:p>8</text:p>
          </table:table-cell>
          <table:table-cell office:value-type="float" office:value="0.486997" calcext:value-type="float">
            <text:p>0.486997</text:p>
          </table:table-cell>
          <table:table-cell office:value-type="float" office:value="1" calcext:value-type="float">
            <text:p>1</text:p>
          </table:table-cell>
          <table:table-cell office:value-type="float" office:value="30265474" calcext:value-type="float">
            <text:p>30265474</text:p>
          </table:table-cell>
          <table:table-cell office:value-type="float" office:value="30265492" calcext:value-type="float">
            <text:p>302654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081342" calcext:value-type="float">
            <text:p>11.081342</text:p>
          </table:table-cell>
          <table:table-cell office:value-type="float" office:value="2.845605" calcext:value-type="float">
            <text:p>2.845605</text:p>
          </table:table-cell>
          <table:table-cell office:value-type="float" office:value="1.385168" calcext:value-type="float">
            <text:p>1.385168</text:p>
          </table:table-cell>
          <table:table-cell office:value-type="float" office:value="3.894196" calcext:value-type="float">
            <text:p>3.894196</text:p>
          </table:table-cell>
          <table:table-cell office:value-type="float" office:value="8" calcext:value-type="float">
            <text:p>8</text:p>
          </table:table-cell>
          <table:table-cell office:value-type="float" office:value="0.486774" calcext:value-type="float">
            <text:p>0.486774</text:p>
          </table:table-cell>
          <table:table-cell office:value-type="float" office:value="1" calcext:value-type="float">
            <text:p>1</text:p>
          </table:table-cell>
          <table:table-cell office:value-type="float" office:value="30133568" calcext:value-type="float">
            <text:p>30133568</text:p>
          </table:table-cell>
          <table:table-cell office:value-type="float" office:value="30133582" calcext:value-type="float">
            <text:p>301335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132049" calcext:value-type="float">
            <text:p>11.132049</text:p>
          </table:table-cell>
          <table:table-cell office:value-type="float" office:value="2.858252" calcext:value-type="float">
            <text:p>2.858252</text:p>
          </table:table-cell>
          <table:table-cell office:value-type="float" office:value="1.391506" calcext:value-type="float">
            <text:p>1.391506</text:p>
          </table:table-cell>
          <table:table-cell office:value-type="float" office:value="3.894705" calcext:value-type="float">
            <text:p>3.894705</text:p>
          </table:table-cell>
          <table:table-cell office:value-type="float" office:value="8" calcext:value-type="float">
            <text:p>8</text:p>
          </table:table-cell>
          <table:table-cell office:value-type="float" office:value="0.486838" calcext:value-type="float">
            <text:p>0.486838</text:p>
          </table:table-cell>
          <table:table-cell office:value-type="float" office:value="1" calcext:value-type="float">
            <text:p>1</text:p>
          </table:table-cell>
          <table:table-cell office:value-type="float" office:value="30002212" calcext:value-type="float">
            <text:p>30002212</text:p>
          </table:table-cell>
          <table:table-cell office:value-type="float" office:value="30002204" calcext:value-type="float">
            <text:p>300022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18271" calcext:value-type="float">
            <text:p>11.18271</text:p>
          </table:table-cell>
          <table:table-cell office:value-type="float" office:value="2.871537" calcext:value-type="float">
            <text:p>2.871537</text:p>
          </table:table-cell>
          <table:table-cell office:value-type="float" office:value="1.397839" calcext:value-type="float">
            <text:p>1.397839</text:p>
          </table:table-cell>
          <table:table-cell office:value-type="float" office:value="3.894329" calcext:value-type="float">
            <text:p>3.894329</text:p>
          </table:table-cell>
          <table:table-cell office:value-type="float" office:value="8" calcext:value-type="float">
            <text:p>8</text:p>
          </table:table-cell>
          <table:table-cell office:value-type="float" office:value="0.486791" calcext:value-type="float">
            <text:p>0.486791</text:p>
          </table:table-cell>
          <table:table-cell office:value-type="float" office:value="1" calcext:value-type="float">
            <text:p>1</text:p>
          </table:table-cell>
          <table:table-cell office:value-type="float" office:value="29871164" calcext:value-type="float">
            <text:p>29871164</text:p>
          </table:table-cell>
          <table:table-cell office:value-type="float" office:value="29871160" calcext:value-type="float">
            <text:p>298711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233921" calcext:value-type="float">
            <text:p>11.233921</text:p>
          </table:table-cell>
          <table:table-cell office:value-type="float" office:value="2.881751" calcext:value-type="float">
            <text:p>2.881751</text:p>
          </table:table-cell>
          <table:table-cell office:value-type="float" office:value="1.40424" calcext:value-type="float">
            <text:p>1.40424</text:p>
          </table:table-cell>
          <table:table-cell office:value-type="float" office:value="3.898297" calcext:value-type="float">
            <text:p>3.898297</text:p>
          </table:table-cell>
          <table:table-cell office:value-type="float" office:value="8" calcext:value-type="float">
            <text:p>8</text:p>
          </table:table-cell>
          <table:table-cell office:value-type="float" office:value="0.487287" calcext:value-type="float">
            <text:p>0.487287</text:p>
          </table:table-cell>
          <table:table-cell office:value-type="float" office:value="1" calcext:value-type="float">
            <text:p>1</text:p>
          </table:table-cell>
          <table:table-cell office:value-type="float" office:value="29741224" calcext:value-type="float">
            <text:p>29741224</text:p>
          </table:table-cell>
          <table:table-cell office:value-type="float" office:value="29741226" calcext:value-type="float">
            <text:p>297412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.285947" calcext:value-type="float">
            <text:p>11.285947</text:p>
          </table:table-cell>
          <table:table-cell office:value-type="float" office:value="2.891395" calcext:value-type="float">
            <text:p>2.891395</text:p>
          </table:table-cell>
          <table:table-cell office:value-type="float" office:value="1.410743" calcext:value-type="float">
            <text:p>1.410743</text:p>
          </table:table-cell>
          <table:table-cell office:value-type="float" office:value="3.903288" calcext:value-type="float">
            <text:p>3.903288</text:p>
          </table:table-cell>
          <table:table-cell office:value-type="float" office:value="8" calcext:value-type="float">
            <text:p>8</text:p>
          </table:table-cell>
          <table:table-cell office:value-type="float" office:value="0.487911" calcext:value-type="float">
            <text:p>0.487911</text:p>
          </table:table-cell>
          <table:table-cell office:value-type="float" office:value="1" calcext:value-type="float">
            <text:p>1</text:p>
          </table:table-cell>
          <table:table-cell office:value-type="float" office:value="29612132" calcext:value-type="float">
            <text:p>29612132</text:p>
          </table:table-cell>
          <table:table-cell office:value-type="float" office:value="29612146" calcext:value-type="float">
            <text:p>296121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336316" calcext:value-type="float">
            <text:p>11.336316</text:p>
          </table:table-cell>
          <table:table-cell office:value-type="float" office:value="2.902879" calcext:value-type="float">
            <text:p>2.902879</text:p>
          </table:table-cell>
          <table:table-cell office:value-type="float" office:value="1.417039" calcext:value-type="float">
            <text:p>1.417039</text:p>
          </table:table-cell>
          <table:table-cell office:value-type="float" office:value="3.905198" calcext:value-type="float">
            <text:p>3.905198</text:p>
          </table:table-cell>
          <table:table-cell office:value-type="float" office:value="8" calcext:value-type="float">
            <text:p>8</text:p>
          </table:table-cell>
          <table:table-cell office:value-type="float" office:value="0.48815" calcext:value-type="float">
            <text:p>0.48815</text:p>
          </table:table-cell>
          <table:table-cell office:value-type="float" office:value="1" calcext:value-type="float">
            <text:p>1</text:p>
          </table:table-cell>
          <table:table-cell office:value-type="float" office:value="29483054" calcext:value-type="float">
            <text:p>29483054</text:p>
          </table:table-cell>
          <table:table-cell office:value-type="float" office:value="29483056" calcext:value-type="float">
            <text:p>294830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.386762" calcext:value-type="float">
            <text:p>11.386762</text:p>
          </table:table-cell>
          <table:table-cell office:value-type="float" office:value="2.914328" calcext:value-type="float">
            <text:p>2.914328</text:p>
          </table:table-cell>
          <table:table-cell office:value-type="float" office:value="1.423345" calcext:value-type="float">
            <text:p>1.423345</text:p>
          </table:table-cell>
          <table:table-cell office:value-type="float" office:value="3.907166" calcext:value-type="float">
            <text:p>3.907166</text:p>
          </table:table-cell>
          <table:table-cell office:value-type="float" office:value="8" calcext:value-type="float">
            <text:p>8</text:p>
          </table:table-cell>
          <table:table-cell office:value-type="float" office:value="0.488396" calcext:value-type="float">
            <text:p>0.488396</text:p>
          </table:table-cell>
          <table:table-cell office:value-type="float" office:value="1" calcext:value-type="float">
            <text:p>1</text:p>
          </table:table-cell>
          <table:table-cell office:value-type="float" office:value="29355188" calcext:value-type="float">
            <text:p>29355188</text:p>
          </table:table-cell>
          <table:table-cell office:value-type="float" office:value="29355186" calcext:value-type="float">
            <text:p>293551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43767" calcext:value-type="float">
            <text:p>11.43767</text:p>
          </table:table-cell>
          <table:table-cell office:value-type="float" office:value="2.925806" calcext:value-type="float">
            <text:p>2.925806</text:p>
          </table:table-cell>
          <table:table-cell office:value-type="float" office:value="1.429709" calcext:value-type="float">
            <text:p>1.429709</text:p>
          </table:table-cell>
          <table:table-cell office:value-type="float" office:value="3.909237" calcext:value-type="float">
            <text:p>3.909237</text:p>
          </table:table-cell>
          <table:table-cell office:value-type="float" office:value="8" calcext:value-type="float">
            <text:p>8</text:p>
          </table:table-cell>
          <table:table-cell office:value-type="float" office:value="0.488655" calcext:value-type="float">
            <text:p>0.488655</text:p>
          </table:table-cell>
          <table:table-cell office:value-type="float" office:value="1" calcext:value-type="float">
            <text:p>1</text:p>
          </table:table-cell>
          <table:table-cell office:value-type="float" office:value="29227772" calcext:value-type="float">
            <text:p>29227772</text:p>
          </table:table-cell>
          <table:table-cell office:value-type="float" office:value="29227776" calcext:value-type="float">
            <text:p>292277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487861" calcext:value-type="float">
            <text:p>11.487861</text:p>
          </table:table-cell>
          <table:table-cell office:value-type="float" office:value="2.936328" calcext:value-type="float">
            <text:p>2.936328</text:p>
          </table:table-cell>
          <table:table-cell office:value-type="float" office:value="1.435983" calcext:value-type="float">
            <text:p>1.435983</text:p>
          </table:table-cell>
          <table:table-cell office:value-type="float" office:value="3.912322" calcext:value-type="float">
            <text:p>3.912322</text:p>
          </table:table-cell>
          <table:table-cell office:value-type="float" office:value="8" calcext:value-type="float">
            <text:p>8</text:p>
          </table:table-cell>
          <table:table-cell office:value-type="float" office:value="0.48904" calcext:value-type="float">
            <text:p>0.48904</text:p>
          </table:table-cell>
          <table:table-cell office:value-type="float" office:value="1" calcext:value-type="float">
            <text:p>1</text:p>
          </table:table-cell>
          <table:table-cell office:value-type="float" office:value="29100962" calcext:value-type="float">
            <text:p>29100962</text:p>
          </table:table-cell>
          <table:table-cell office:value-type="float" office:value="29100980" calcext:value-type="float">
            <text:p>291009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539282" calcext:value-type="float">
            <text:p>11.539282</text:p>
          </table:table-cell>
          <table:table-cell office:value-type="float" office:value="2.950644" calcext:value-type="float">
            <text:p>2.950644</text:p>
          </table:table-cell>
          <table:table-cell office:value-type="float" office:value="1.44241" calcext:value-type="float">
            <text:p>1.44241</text:p>
          </table:table-cell>
          <table:table-cell office:value-type="float" office:value="3.910767" calcext:value-type="float">
            <text:p>3.910767</text:p>
          </table:table-cell>
          <table:table-cell office:value-type="float" office:value="8" calcext:value-type="float">
            <text:p>8</text:p>
          </table:table-cell>
          <table:table-cell office:value-type="float" office:value="0.488846" calcext:value-type="float">
            <text:p>0.488846</text:p>
          </table:table-cell>
          <table:table-cell office:value-type="float" office:value="1" calcext:value-type="float">
            <text:p>1</text:p>
          </table:table-cell>
          <table:table-cell office:value-type="float" office:value="28974806" calcext:value-type="float">
            <text:p>28974806</text:p>
          </table:table-cell>
          <table:table-cell office:value-type="float" office:value="28974812" calcext:value-type="float">
            <text:p>289748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589277" calcext:value-type="float">
            <text:p>11.589277</text:p>
          </table:table-cell>
          <table:table-cell office:value-type="float" office:value="2.962408" calcext:value-type="float">
            <text:p>2.962408</text:p>
          </table:table-cell>
          <table:table-cell office:value-type="float" office:value="1.44866" calcext:value-type="float">
            <text:p>1.44866</text:p>
          </table:table-cell>
          <table:table-cell office:value-type="float" office:value="3.912113" calcext:value-type="float">
            <text:p>3.912113</text:p>
          </table:table-cell>
          <table:table-cell office:value-type="float" office:value="8" calcext:value-type="float">
            <text:p>8</text:p>
          </table:table-cell>
          <table:table-cell office:value-type="float" office:value="0.489014" calcext:value-type="float">
            <text:p>0.489014</text:p>
          </table:table-cell>
          <table:table-cell office:value-type="float" office:value="1" calcext:value-type="float">
            <text:p>1</text:p>
          </table:table-cell>
          <table:table-cell office:value-type="float" office:value="28849212" calcext:value-type="float">
            <text:p>28849212</text:p>
          </table:table-cell>
          <table:table-cell office:value-type="float" office:value="28849216" calcext:value-type="float">
            <text:p>288492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639054" calcext:value-type="float">
            <text:p>11.639054</text:p>
          </table:table-cell>
          <table:table-cell office:value-type="float" office:value="2.973533" calcext:value-type="float">
            <text:p>2.973533</text:p>
          </table:table-cell>
          <table:table-cell office:value-type="float" office:value="1.454882" calcext:value-type="float">
            <text:p>1.454882</text:p>
          </table:table-cell>
          <table:table-cell office:value-type="float" office:value="3.914218" calcext:value-type="float">
            <text:p>3.914218</text:p>
          </table:table-cell>
          <table:table-cell office:value-type="float" office:value="8" calcext:value-type="float">
            <text:p>8</text:p>
          </table:table-cell>
          <table:table-cell office:value-type="float" office:value="0.489277" calcext:value-type="float">
            <text:p>0.489277</text:p>
          </table:table-cell>
          <table:table-cell office:value-type="float" office:value="1" calcext:value-type="float">
            <text:p>1</text:p>
          </table:table-cell>
          <table:table-cell office:value-type="float" office:value="28724154" calcext:value-type="float">
            <text:p>28724154</text:p>
          </table:table-cell>
          <table:table-cell office:value-type="float" office:value="28724148" calcext:value-type="float">
            <text:p>287241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690022" calcext:value-type="float">
            <text:p>11.690022</text:p>
          </table:table-cell>
          <table:table-cell office:value-type="float" office:value="2.983521" calcext:value-type="float">
            <text:p>2.983521</text:p>
          </table:table-cell>
          <table:table-cell office:value-type="float" office:value="1.461253" calcext:value-type="float">
            <text:p>1.461253</text:p>
          </table:table-cell>
          <table:table-cell office:value-type="float" office:value="3.918197" calcext:value-type="float">
            <text:p>3.918197</text:p>
          </table:table-cell>
          <table:table-cell office:value-type="float" office:value="8" calcext:value-type="float">
            <text:p>8</text:p>
          </table:table-cell>
          <table:table-cell office:value-type="float" office:value="0.489775" calcext:value-type="float">
            <text:p>0.489775</text:p>
          </table:table-cell>
          <table:table-cell office:value-type="float" office:value="1" calcext:value-type="float">
            <text:p>1</text:p>
          </table:table-cell>
          <table:table-cell office:value-type="float" office:value="28600220" calcext:value-type="float">
            <text:p>28600220</text:p>
          </table:table-cell>
          <table:table-cell office:value-type="float" office:value="28600228" calcext:value-type="float">
            <text:p>286002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740965" calcext:value-type="float">
            <text:p>11.740965</text:p>
          </table:table-cell>
          <table:table-cell office:value-type="float" office:value="2.994731" calcext:value-type="float">
            <text:p>2.994731</text:p>
          </table:table-cell>
          <table:table-cell office:value-type="float" office:value="1.467621" calcext:value-type="float">
            <text:p>1.467621</text:p>
          </table:table-cell>
          <table:table-cell office:value-type="float" office:value="3.920541" calcext:value-type="float">
            <text:p>3.920541</text:p>
          </table:table-cell>
          <table:table-cell office:value-type="float" office:value="8" calcext:value-type="float">
            <text:p>8</text:p>
          </table:table-cell>
          <table:table-cell office:value-type="float" office:value="0.490068" calcext:value-type="float">
            <text:p>0.490068</text:p>
          </table:table-cell>
          <table:table-cell office:value-type="float" office:value="1" calcext:value-type="float">
            <text:p>1</text:p>
          </table:table-cell>
          <table:table-cell office:value-type="float" office:value="28476400" calcext:value-type="float">
            <text:p>28476400</text:p>
          </table:table-cell>
          <table:table-cell office:value-type="float" office:value="28476404" calcext:value-type="float">
            <text:p>284764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791232" calcext:value-type="float">
            <text:p>11.791232</text:p>
          </table:table-cell>
          <table:table-cell office:value-type="float" office:value="3.005558" calcext:value-type="float">
            <text:p>3.005558</text:p>
          </table:table-cell>
          <table:table-cell office:value-type="float" office:value="1.473904" calcext:value-type="float">
            <text:p>1.473904</text:p>
          </table:table-cell>
          <table:table-cell office:value-type="float" office:value="3.923142" calcext:value-type="float">
            <text:p>3.923142</text:p>
          </table:table-cell>
          <table:table-cell office:value-type="float" office:value="8" calcext:value-type="float">
            <text:p>8</text:p>
          </table:table-cell>
          <table:table-cell office:value-type="float" office:value="0.490393" calcext:value-type="float">
            <text:p>0.490393</text:p>
          </table:table-cell>
          <table:table-cell office:value-type="float" office:value="1" calcext:value-type="float">
            <text:p>1</text:p>
          </table:table-cell>
          <table:table-cell office:value-type="float" office:value="28353390" calcext:value-type="float">
            <text:p>28353390</text:p>
          </table:table-cell>
          <table:table-cell office:value-type="float" office:value="28353392" calcext:value-type="float">
            <text:p>283533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840122" calcext:value-type="float">
            <text:p>11.840122</text:p>
          </table:table-cell>
          <table:table-cell office:value-type="float" office:value="3.025675" calcext:value-type="float">
            <text:p>3.025675</text:p>
          </table:table-cell>
          <table:table-cell office:value-type="float" office:value="1.480015" calcext:value-type="float">
            <text:p>1.480015</text:p>
          </table:table-cell>
          <table:table-cell office:value-type="float" office:value="3.913217" calcext:value-type="float">
            <text:p>3.913217</text:p>
          </table:table-cell>
          <table:table-cell office:value-type="float" office:value="8" calcext:value-type="float">
            <text:p>8</text:p>
          </table:table-cell>
          <table:table-cell office:value-type="float" office:value="0.489152" calcext:value-type="float">
            <text:p>0.489152</text:p>
          </table:table-cell>
          <table:table-cell office:value-type="float" office:value="1" calcext:value-type="float">
            <text:p>1</text:p>
          </table:table-cell>
          <table:table-cell office:value-type="float" office:value="28230768" calcext:value-type="float">
            <text:p>28230768</text:p>
          </table:table-cell>
          <table:table-cell office:value-type="float" office:value="28230764" calcext:value-type="float">
            <text:p>282307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890378" calcext:value-type="float">
            <text:p>11.890378</text:p>
          </table:table-cell>
          <table:table-cell office:value-type="float" office:value="3.038392" calcext:value-type="float">
            <text:p>3.038392</text:p>
          </table:table-cell>
          <table:table-cell office:value-type="float" office:value="1.486297" calcext:value-type="float">
            <text:p>1.486297</text:p>
          </table:table-cell>
          <table:table-cell office:value-type="float" office:value="3.913378" calcext:value-type="float">
            <text:p>3.913378</text:p>
          </table:table-cell>
          <table:table-cell office:value-type="float" office:value="8" calcext:value-type="float">
            <text:p>8</text:p>
          </table:table-cell>
          <table:table-cell office:value-type="float" office:value="0.489172" calcext:value-type="float">
            <text:p>0.489172</text:p>
          </table:table-cell>
          <table:table-cell office:value-type="float" office:value="1" calcext:value-type="float">
            <text:p>1</text:p>
          </table:table-cell>
          <table:table-cell office:value-type="float" office:value="28108998" calcext:value-type="float">
            <text:p>28108998</text:p>
          </table:table-cell>
          <table:table-cell office:value-type="float" office:value="28108996" calcext:value-type="float">
            <text:p>281089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941698" calcext:value-type="float">
            <text:p>11.941698</text:p>
          </table:table-cell>
          <table:table-cell office:value-type="float" office:value="3.049593" calcext:value-type="float">
            <text:p>3.049593</text:p>
          </table:table-cell>
          <table:table-cell office:value-type="float" office:value="1.492712" calcext:value-type="float">
            <text:p>1.492712</text:p>
          </table:table-cell>
          <table:table-cell office:value-type="float" office:value="3.915834" calcext:value-type="float">
            <text:p>3.915834</text:p>
          </table:table-cell>
          <table:table-cell office:value-type="float" office:value="8" calcext:value-type="float">
            <text:p>8</text:p>
          </table:table-cell>
          <table:table-cell office:value-type="float" office:value="0.489479" calcext:value-type="float">
            <text:p>0.489479</text:p>
          </table:table-cell>
          <table:table-cell office:value-type="float" office:value="1" calcext:value-type="float">
            <text:p>1</text:p>
          </table:table-cell>
          <table:table-cell office:value-type="float" office:value="27987788" calcext:value-type="float">
            <text:p>27987788</text:p>
          </table:table-cell>
          <table:table-cell office:value-type="float" office:value="27987794" calcext:value-type="float">
            <text:p>279877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991215" calcext:value-type="float">
            <text:p>11.991215</text:p>
          </table:table-cell>
          <table:table-cell office:value-type="float" office:value="3.062653" calcext:value-type="float">
            <text:p>3.062653</text:p>
          </table:table-cell>
          <table:table-cell office:value-type="float" office:value="1.498902" calcext:value-type="float">
            <text:p>1.498902</text:p>
          </table:table-cell>
          <table:table-cell office:value-type="float" office:value="3.915303" calcext:value-type="float">
            <text:p>3.915303</text:p>
          </table:table-cell>
          <table:table-cell office:value-type="float" office:value="8" calcext:value-type="float">
            <text:p>8</text:p>
          </table:table-cell>
          <table:table-cell office:value-type="float" office:value="0.489413" calcext:value-type="float">
            <text:p>0.489413</text:p>
          </table:table-cell>
          <table:table-cell office:value-type="float" office:value="1" calcext:value-type="float">
            <text:p>1</text:p>
          </table:table-cell>
          <table:table-cell office:value-type="float" office:value="27867210" calcext:value-type="float">
            <text:p>27867210</text:p>
          </table:table-cell>
          <table:table-cell office:value-type="float" office:value="27867214" calcext:value-type="float">
            <text:p>278672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0406" calcext:value-type="float">
            <text:p>12.0406</text:p>
          </table:table-cell>
          <table:table-cell office:value-type="float" office:value="3.07469" calcext:value-type="float">
            <text:p>3.07469</text:p>
          </table:table-cell>
          <table:table-cell office:value-type="float" office:value="1.505075" calcext:value-type="float">
            <text:p>1.505075</text:p>
          </table:table-cell>
          <table:table-cell office:value-type="float" office:value="3.916038" calcext:value-type="float">
            <text:p>3.916038</text:p>
          </table:table-cell>
          <table:table-cell office:value-type="float" office:value="8" calcext:value-type="float">
            <text:p>8</text:p>
          </table:table-cell>
          <table:table-cell office:value-type="float" office:value="0.489505" calcext:value-type="float">
            <text:p>0.489505</text:p>
          </table:table-cell>
          <table:table-cell office:value-type="float" office:value="1" calcext:value-type="float">
            <text:p>1</text:p>
          </table:table-cell>
          <table:table-cell office:value-type="float" office:value="27747210" calcext:value-type="float">
            <text:p>27747210</text:p>
          </table:table-cell>
          <table:table-cell office:value-type="float" office:value="27747204" calcext:value-type="float">
            <text:p>277472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.090651" calcext:value-type="float">
            <text:p>12.090651</text:p>
          </table:table-cell>
          <table:table-cell office:value-type="float" office:value="3.084406" calcext:value-type="float">
            <text:p>3.084406</text:p>
          </table:table-cell>
          <table:table-cell office:value-type="float" office:value="1.511331" calcext:value-type="float">
            <text:p>1.511331</text:p>
          </table:table-cell>
          <table:table-cell office:value-type="float" office:value="3.919929" calcext:value-type="float">
            <text:p>3.919929</text:p>
          </table:table-cell>
          <table:table-cell office:value-type="float" office:value="8" calcext:value-type="float">
            <text:p>8</text:p>
          </table:table-cell>
          <table:table-cell office:value-type="float" office:value="0.489991" calcext:value-type="float">
            <text:p>0.489991</text:p>
          </table:table-cell>
          <table:table-cell office:value-type="float" office:value="1" calcext:value-type="float">
            <text:p>1</text:p>
          </table:table-cell>
          <table:table-cell office:value-type="float" office:value="27627804" calcext:value-type="float">
            <text:p>27627804</text:p>
          </table:table-cell>
          <table:table-cell office:value-type="float" office:value="27627802" calcext:value-type="float">
            <text:p>276278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14094" calcext:value-type="float">
            <text:p>12.14094</text:p>
          </table:table-cell>
          <table:table-cell office:value-type="float" office:value="3.095564" calcext:value-type="float">
            <text:p>3.095564</text:p>
          </table:table-cell>
          <table:table-cell office:value-type="float" office:value="1.517617" calcext:value-type="float">
            <text:p>1.517617</text:p>
          </table:table-cell>
          <table:table-cell office:value-type="float" office:value="3.922045" calcext:value-type="float">
            <text:p>3.922045</text:p>
          </table:table-cell>
          <table:table-cell office:value-type="float" office:value="8" calcext:value-type="float">
            <text:p>8</text:p>
          </table:table-cell>
          <table:table-cell office:value-type="float" office:value="0.490256" calcext:value-type="float">
            <text:p>0.490256</text:p>
          </table:table-cell>
          <table:table-cell office:value-type="float" office:value="1" calcext:value-type="float">
            <text:p>1</text:p>
          </table:table-cell>
          <table:table-cell office:value-type="float" office:value="27509016" calcext:value-type="float">
            <text:p>27509016</text:p>
          </table:table-cell>
          <table:table-cell office:value-type="float" office:value="27509020" calcext:value-type="float">
            <text:p>275090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189638" calcext:value-type="float">
            <text:p>12.189638</text:p>
          </table:table-cell>
          <table:table-cell office:value-type="float" office:value="3.107638" calcext:value-type="float">
            <text:p>3.107638</text:p>
          </table:table-cell>
          <table:table-cell office:value-type="float" office:value="1.523705" calcext:value-type="float">
            <text:p>1.523705</text:p>
          </table:table-cell>
          <table:table-cell office:value-type="float" office:value="3.922477" calcext:value-type="float">
            <text:p>3.922477</text:p>
          </table:table-cell>
          <table:table-cell office:value-type="float" office:value="8" calcext:value-type="float">
            <text:p>8</text:p>
          </table:table-cell>
          <table:table-cell office:value-type="float" office:value="0.49031" calcext:value-type="float">
            <text:p>0.49031</text:p>
          </table:table-cell>
          <table:table-cell office:value-type="float" office:value="1" calcext:value-type="float">
            <text:p>1</text:p>
          </table:table-cell>
          <table:table-cell office:value-type="float" office:value="27390880" calcext:value-type="float">
            <text:p>27390880</text:p>
          </table:table-cell>
          <table:table-cell office:value-type="float" office:value="27390882" calcext:value-type="float">
            <text:p>273908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.238666" calcext:value-type="float">
            <text:p>12.238666</text:p>
          </table:table-cell>
          <table:table-cell office:value-type="float" office:value="3.119424" calcext:value-type="float">
            <text:p>3.119424</text:p>
          </table:table-cell>
          <table:table-cell office:value-type="float" office:value="1.529833" calcext:value-type="float">
            <text:p>1.529833</text:p>
          </table:table-cell>
          <table:table-cell office:value-type="float" office:value="3.923373" calcext:value-type="float">
            <text:p>3.923373</text:p>
          </table:table-cell>
          <table:table-cell office:value-type="float" office:value="8" calcext:value-type="float">
            <text:p>8</text:p>
          </table:table-cell>
          <table:table-cell office:value-type="float" office:value="0.490422" calcext:value-type="float">
            <text:p>0.490422</text:p>
          </table:table-cell>
          <table:table-cell office:value-type="float" office:value="1" calcext:value-type="float">
            <text:p>1</text:p>
          </table:table-cell>
          <table:table-cell office:value-type="float" office:value="27273278" calcext:value-type="float">
            <text:p>27273278</text:p>
          </table:table-cell>
          <table:table-cell office:value-type="float" office:value="27273258" calcext:value-type="float">
            <text:p>272732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.286968" calcext:value-type="float">
            <text:p>12.286968</text:p>
          </table:table-cell>
          <table:table-cell office:value-type="float" office:value="3.131563" calcext:value-type="float">
            <text:p>3.131563</text:p>
          </table:table-cell>
          <table:table-cell office:value-type="float" office:value="1.535871" calcext:value-type="float">
            <text:p>1.535871</text:p>
          </table:table-cell>
          <table:table-cell office:value-type="float" office:value="3.92359" calcext:value-type="float">
            <text:p>3.92359</text:p>
          </table:table-cell>
          <table:table-cell office:value-type="float" office:value="8" calcext:value-type="float">
            <text:p>8</text:p>
          </table:table-cell>
          <table:table-cell office:value-type="float" office:value="0.490449" calcext:value-type="float">
            <text:p>0.490449</text:p>
          </table:table-cell>
          <table:table-cell office:value-type="float" office:value="1" calcext:value-type="float">
            <text:p>1</text:p>
          </table:table-cell>
          <table:table-cell office:value-type="float" office:value="27156388" calcext:value-type="float">
            <text:p>27156388</text:p>
          </table:table-cell>
          <table:table-cell office:value-type="float" office:value="27156376" calcext:value-type="float">
            <text:p>271563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33666" calcext:value-type="float">
            <text:p>12.33666</text:p>
          </table:table-cell>
          <table:table-cell office:value-type="float" office:value="3.143174" calcext:value-type="float">
            <text:p>3.143174</text:p>
          </table:table-cell>
          <table:table-cell office:value-type="float" office:value="1.542083" calcext:value-type="float">
            <text:p>1.542083</text:p>
          </table:table-cell>
          <table:table-cell office:value-type="float" office:value="3.924905" calcext:value-type="float">
            <text:p>3.924905</text:p>
          </table:table-cell>
          <table:table-cell office:value-type="float" office:value="8" calcext:value-type="float">
            <text:p>8</text:p>
          </table:table-cell>
          <table:table-cell office:value-type="float" office:value="0.490613" calcext:value-type="float">
            <text:p>0.490613</text:p>
          </table:table-cell>
          <table:table-cell office:value-type="float" office:value="1" calcext:value-type="float">
            <text:p>1</text:p>
          </table:table-cell>
          <table:table-cell office:value-type="float" office:value="27040030" calcext:value-type="float">
            <text:p>27040030</text:p>
          </table:table-cell>
          <table:table-cell office:value-type="float" office:value="27040026" calcext:value-type="float">
            <text:p>270400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.38688" calcext:value-type="float">
            <text:p>12.38688</text:p>
          </table:table-cell>
          <table:table-cell office:value-type="float" office:value="3.153614" calcext:value-type="float">
            <text:p>3.153614</text:p>
          </table:table-cell>
          <table:table-cell office:value-type="float" office:value="1.54836" calcext:value-type="float">
            <text:p>1.54836</text:p>
          </table:table-cell>
          <table:table-cell office:value-type="float" office:value="3.927836" calcext:value-type="float">
            <text:p>3.927836</text:p>
          </table:table-cell>
          <table:table-cell office:value-type="float" office:value="8" calcext:value-type="float">
            <text:p>8</text:p>
          </table:table-cell>
          <table:table-cell office:value-type="float" office:value="0.49098" calcext:value-type="float">
            <text:p>0.490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23988" calcext:value-type="float">
            <text:p>269239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.43631" calcext:value-type="float">
            <text:p>12.43631</text:p>
          </table:table-cell>
          <table:table-cell office:value-type="float" office:value="3.165107" calcext:value-type="float">
            <text:p>3.165107</text:p>
          </table:table-cell>
          <table:table-cell office:value-type="float" office:value="1.554539" calcext:value-type="float">
            <text:p>1.554539</text:p>
          </table:table-cell>
          <table:table-cell office:value-type="float" office:value="3.929191" calcext:value-type="float">
            <text:p>3.929191</text:p>
          </table:table-cell>
          <table:table-cell office:value-type="float" office:value="8" calcext:value-type="float">
            <text:p>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1" calcext:value-type="float">
            <text:p>1</text:p>
          </table:table-cell>
          <table:table-cell office:value-type="float" office:value="26809140" calcext:value-type="float">
            <text:p>26809140</text:p>
          </table:table-cell>
          <table:table-cell office:value-type="float" office:value="26809148" calcext:value-type="float">
            <text:p>268091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486922" calcext:value-type="float">
            <text:p>12.486922</text:p>
          </table:table-cell>
          <table:table-cell office:value-type="float" office:value="3.176527" calcext:value-type="float">
            <text:p>3.176527</text:p>
          </table:table-cell>
          <table:table-cell office:value-type="float" office:value="1.560865" calcext:value-type="float">
            <text:p>1.560865</text:p>
          </table:table-cell>
          <table:table-cell office:value-type="float" office:value="3.930999" calcext:value-type="float">
            <text:p>3.930999</text:p>
          </table:table-cell>
          <table:table-cell office:value-type="float" office:value="8" calcext:value-type="float">
            <text:p>8</text:p>
          </table:table-cell>
          <table:table-cell office:value-type="float" office:value="0.491375" calcext:value-type="float">
            <text:p>0.491375</text:p>
          </table:table-cell>
          <table:table-cell office:value-type="float" office:value="1" calcext:value-type="float">
            <text:p>1</text:p>
          </table:table-cell>
          <table:table-cell office:value-type="float" office:value="26694436" calcext:value-type="float">
            <text:p>26694436</text:p>
          </table:table-cell>
          <table:table-cell office:value-type="float" office:value="26694430" calcext:value-type="float">
            <text:p>266944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535484" calcext:value-type="float">
            <text:p>12.535484</text:p>
          </table:table-cell>
          <table:table-cell office:value-type="float" office:value="3.190523" calcext:value-type="float">
            <text:p>3.190523</text:p>
          </table:table-cell>
          <table:table-cell office:value-type="float" office:value="1.566935" calcext:value-type="float">
            <text:p>1.566935</text:p>
          </table:table-cell>
          <table:table-cell office:value-type="float" office:value="3.928974" calcext:value-type="float">
            <text:p>3.928974</text:p>
          </table:table-cell>
          <table:table-cell office:value-type="float" office:value="8" calcext:value-type="float">
            <text:p>8</text:p>
          </table:table-cell>
          <table:table-cell office:value-type="float" office:value="0.491122" calcext:value-type="float">
            <text:p>0.491122</text:p>
          </table:table-cell>
          <table:table-cell office:value-type="float" office:value="1" calcext:value-type="float">
            <text:p>1</text:p>
          </table:table-cell>
          <table:table-cell office:value-type="float" office:value="26580012" calcext:value-type="float">
            <text:p>26580012</text:p>
          </table:table-cell>
          <table:table-cell office:value-type="float" office:value="26580016" calcext:value-type="float">
            <text:p>265800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584836" calcext:value-type="float">
            <text:p>12.584836</text:p>
          </table:table-cell>
          <table:table-cell office:value-type="float" office:value="3.203033" calcext:value-type="float">
            <text:p>3.203033</text:p>
          </table:table-cell>
          <table:table-cell office:value-type="float" office:value="1.573105" calcext:value-type="float">
            <text:p>1.573105</text:p>
          </table:table-cell>
          <table:table-cell office:value-type="float" office:value="3.929037" calcext:value-type="float">
            <text:p>3.929037</text:p>
          </table:table-cell>
          <table:table-cell office:value-type="float" office:value="8" calcext:value-type="float">
            <text:p>8</text:p>
          </table:table-cell>
          <table:table-cell office:value-type="float" office:value="0.49113" calcext:value-type="float">
            <text:p>0.49113</text:p>
          </table:table-cell>
          <table:table-cell office:value-type="float" office:value="1" calcext:value-type="float">
            <text:p>1</text:p>
          </table:table-cell>
          <table:table-cell office:value-type="float" office:value="26466492" calcext:value-type="float">
            <text:p>26466492</text:p>
          </table:table-cell>
          <table:table-cell office:value-type="float" office:value="26466488" calcext:value-type="float">
            <text:p>264664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635209" calcext:value-type="float">
            <text:p>12.635209</text:p>
          </table:table-cell>
          <table:table-cell office:value-type="float" office:value="3.223775" calcext:value-type="float">
            <text:p>3.223775</text:p>
          </table:table-cell>
          <table:table-cell office:value-type="float" office:value="1.579401" calcext:value-type="float">
            <text:p>1.579401</text:p>
          </table:table-cell>
          <table:table-cell office:value-type="float" office:value="3.919383" calcext:value-type="float">
            <text:p>3.919383</text:p>
          </table:table-cell>
          <table:table-cell office:value-type="float" office:value="8" calcext:value-type="float">
            <text:p>8</text:p>
          </table:table-cell>
          <table:table-cell office:value-type="float" office:value="0.489923" calcext:value-type="float">
            <text:p>0.489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353582" calcext:value-type="float">
            <text:p>263535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68455" calcext:value-type="float">
            <text:p>12.68455</text:p>
          </table:table-cell>
          <table:table-cell office:value-type="float" office:value="3.237114" calcext:value-type="float">
            <text:p>3.237114</text:p>
          </table:table-cell>
          <table:table-cell office:value-type="float" office:value="1.585569" calcext:value-type="float">
            <text:p>1.585569</text:p>
          </table:table-cell>
          <table:table-cell office:value-type="float" office:value="3.918475" calcext:value-type="float">
            <text:p>3.918475</text:p>
          </table:table-cell>
          <table:table-cell office:value-type="float" office:value="8" calcext:value-type="float">
            <text:p>8</text:p>
          </table:table-cell>
          <table:table-cell office:value-type="float" office:value="0.489809" calcext:value-type="float">
            <text:p>0.489809</text:p>
          </table:table-cell>
          <table:table-cell office:value-type="float" office:value="1" calcext:value-type="float">
            <text:p>1</text:p>
          </table:table-cell>
          <table:table-cell office:value-type="float" office:value="26241342" calcext:value-type="float">
            <text:p>26241342</text:p>
          </table:table-cell>
          <table:table-cell office:value-type="float" office:value="26241356" calcext:value-type="float">
            <text:p>262413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734049" calcext:value-type="float">
            <text:p>12.734049</text:p>
          </table:table-cell>
          <table:table-cell office:value-type="float" office:value="3.248314" calcext:value-type="float">
            <text:p>3.248314</text:p>
          </table:table-cell>
          <table:table-cell office:value-type="float" office:value="1.591756" calcext:value-type="float">
            <text:p>1.591756</text:p>
          </table:table-cell>
          <table:table-cell office:value-type="float" office:value="3.920203" calcext:value-type="float">
            <text:p>3.920203</text:p>
          </table:table-cell>
          <table:table-cell office:value-type="float" office:value="8" calcext:value-type="float">
            <text:p>8</text:p>
          </table:table-cell>
          <table:table-cell office:value-type="float" office:value="0.490025" calcext:value-type="float">
            <text:p>0.490025</text:p>
          </table:table-cell>
          <table:table-cell office:value-type="float" office:value="1" calcext:value-type="float">
            <text:p>1</text:p>
          </table:table-cell>
          <table:table-cell office:value-type="float" office:value="26129450" calcext:value-type="float">
            <text:p>26129450</text:p>
          </table:table-cell>
          <table:table-cell office:value-type="float" office:value="26129456" calcext:value-type="float">
            <text:p>261294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783882" calcext:value-type="float">
            <text:p>12.783882</text:p>
          </table:table-cell>
          <table:table-cell office:value-type="float" office:value="3.25823" calcext:value-type="float">
            <text:p>3.25823</text:p>
          </table:table-cell>
          <table:table-cell office:value-type="float" office:value="1.597985" calcext:value-type="float">
            <text:p>1.597985</text:p>
          </table:table-cell>
          <table:table-cell office:value-type="float" office:value="3.923567" calcext:value-type="float">
            <text:p>3.923567</text:p>
          </table:table-cell>
          <table:table-cell office:value-type="float" office:value="8" calcext:value-type="float">
            <text:p>8</text:p>
          </table:table-cell>
          <table:table-cell office:value-type="float" office:value="0.490446" calcext:value-type="float">
            <text:p>0.490446</text:p>
          </table:table-cell>
          <table:table-cell office:value-type="float" office:value="1" calcext:value-type="float">
            <text:p>1</text:p>
          </table:table-cell>
          <table:table-cell office:value-type="float" office:value="26018162" calcext:value-type="float">
            <text:p>26018162</text:p>
          </table:table-cell>
          <table:table-cell office:value-type="float" office:value="26018164" calcext:value-type="float">
            <text:p>260181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833162" calcext:value-type="float">
            <text:p>12.833162</text:p>
          </table:table-cell>
          <table:table-cell office:value-type="float" office:value="3.269737" calcext:value-type="float">
            <text:p>3.269737</text:p>
          </table:table-cell>
          <table:table-cell office:value-type="float" office:value="1.604145" calcext:value-type="float">
            <text:p>1.604145</text:p>
          </table:table-cell>
          <table:table-cell office:value-type="float" office:value="3.92483" calcext:value-type="float">
            <text:p>3.92483</text:p>
          </table:table-cell>
          <table:table-cell office:value-type="float" office:value="8" calcext:value-type="float">
            <text:p>8</text:p>
          </table:table-cell>
          <table:table-cell office:value-type="float" office:value="0.490604" calcext:value-type="float">
            <text:p>0.490604</text:p>
          </table:table-cell>
          <table:table-cell office:value-type="float" office:value="1" calcext:value-type="float">
            <text:p>1</text:p>
          </table:table-cell>
          <table:table-cell office:value-type="float" office:value="25907264" calcext:value-type="float">
            <text:p>25907264</text:p>
          </table:table-cell>
          <table:table-cell office:value-type="float" office:value="25907278" calcext:value-type="float">
            <text:p>259072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887492" calcext:value-type="float">
            <text:p>12.887492</text:p>
          </table:table-cell>
          <table:table-cell office:value-type="float" office:value="3.281545" calcext:value-type="float">
            <text:p>3.281545</text:p>
          </table:table-cell>
          <table:table-cell office:value-type="float" office:value="1.610937" calcext:value-type="float">
            <text:p>1.610937</text:p>
          </table:table-cell>
          <table:table-cell office:value-type="float" office:value="3.927264" calcext:value-type="float">
            <text:p>3.927264</text:p>
          </table:table-cell>
          <table:table-cell office:value-type="float" office:value="8" calcext:value-type="float">
            <text:p>8</text:p>
          </table:table-cell>
          <table:table-cell office:value-type="float" office:value="0.490908" calcext:value-type="float">
            <text:p>0.490908</text:p>
          </table:table-cell>
          <table:table-cell office:value-type="float" office:value="1" calcext:value-type="float">
            <text:p>1</text:p>
          </table:table-cell>
          <table:table-cell office:value-type="float" office:value="25797216" calcext:value-type="float">
            <text:p>25797216</text:p>
          </table:table-cell>
          <table:table-cell office:value-type="float" office:value="25797226" calcext:value-type="float">
            <text:p>257972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937468" calcext:value-type="float">
            <text:p>12.937468</text:p>
          </table:table-cell>
          <table:table-cell office:value-type="float" office:value="3.299853" calcext:value-type="float">
            <text:p>3.299853</text:p>
          </table:table-cell>
          <table:table-cell office:value-type="float" office:value="1.617184" calcext:value-type="float">
            <text:p>1.617184</text:p>
          </table:table-cell>
          <table:table-cell office:value-type="float" office:value="3.920619" calcext:value-type="float">
            <text:p>3.920619</text:p>
          </table:table-cell>
          <table:table-cell office:value-type="float" office:value="8" calcext:value-type="float">
            <text:p>8</text:p>
          </table:table-cell>
          <table:table-cell office:value-type="float" office:value="0.490077" calcext:value-type="float">
            <text:p>0.490077</text:p>
          </table:table-cell>
          <table:table-cell office:value-type="float" office:value="1" calcext:value-type="float">
            <text:p>1</text:p>
          </table:table-cell>
          <table:table-cell office:value-type="float" office:value="25687582" calcext:value-type="float">
            <text:p>25687582</text:p>
          </table:table-cell>
          <table:table-cell office:value-type="float" office:value="25687594" calcext:value-type="float">
            <text:p>256875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987296" calcext:value-type="float">
            <text:p>12.987296</text:p>
          </table:table-cell>
          <table:table-cell office:value-type="float" office:value="3.31179" calcext:value-type="float">
            <text:p>3.31179</text:p>
          </table:table-cell>
          <table:table-cell office:value-type="float" office:value="1.623412" calcext:value-type="float">
            <text:p>1.623412</text:p>
          </table:table-cell>
          <table:table-cell office:value-type="float" office:value="3.921534" calcext:value-type="float">
            <text:p>3.921534</text:p>
          </table:table-cell>
          <table:table-cell office:value-type="float" office:value="8" calcext:value-type="float">
            <text:p>8</text:p>
          </table:table-cell>
          <table:table-cell office:value-type="float" office:value="0.490192" calcext:value-type="float">
            <text:p>0.490192</text:p>
          </table:table-cell>
          <table:table-cell office:value-type="float" office:value="1" calcext:value-type="float">
            <text:p>1</text:p>
          </table:table-cell>
          <table:table-cell office:value-type="float" office:value="25578586" calcext:value-type="float">
            <text:p>25578586</text:p>
          </table:table-cell>
          <table:table-cell office:value-type="float" office:value="25578590" calcext:value-type="float">
            <text:p>2557859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.03664" calcext:value-type="float">
            <text:p>13.03664</text:p>
          </table:table-cell>
          <table:table-cell office:value-type="float" office:value="3.321788" calcext:value-type="float">
            <text:p>3.321788</text:p>
          </table:table-cell>
          <table:table-cell office:value-type="float" office:value="1.62958" calcext:value-type="float">
            <text:p>1.62958</text:p>
          </table:table-cell>
          <table:table-cell office:value-type="float" office:value="3.924585" calcext:value-type="float">
            <text:p>3.924585</text:p>
          </table:table-cell>
          <table:table-cell office:value-type="float" office:value="8" calcext:value-type="float">
            <text:p>8</text:p>
          </table:table-cell>
          <table:table-cell office:value-type="float" office:value="0.490573" calcext:value-type="float">
            <text:p>0.490573</text:p>
          </table:table-cell>
          <table:table-cell office:value-type="float" office:value="1" calcext:value-type="float">
            <text:p>1</text:p>
          </table:table-cell>
          <table:table-cell office:value-type="float" office:value="25469918" calcext:value-type="float">
            <text:p>25469918</text:p>
          </table:table-cell>
          <table:table-cell office:value-type="float" office:value="25469922" calcext:value-type="float">
            <text:p>254699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.0857" calcext:value-type="float">
            <text:p>13.0857</text:p>
          </table:table-cell>
          <table:table-cell office:value-type="float" office:value="3.335409" calcext:value-type="float">
            <text:p>3.335409</text:p>
          </table:table-cell>
          <table:table-cell office:value-type="float" office:value="1.635712" calcext:value-type="float">
            <text:p>1.635712</text:p>
          </table:table-cell>
          <table:table-cell office:value-type="float" office:value="3.923267" calcext:value-type="float">
            <text:p>3.923267</text:p>
          </table:table-cell>
          <table:table-cell office:value-type="float" office:value="8" calcext:value-type="float">
            <text:p>8</text:p>
          </table:table-cell>
          <table:table-cell office:value-type="float" office:value="0.490408" calcext:value-type="float">
            <text:p>0.490408</text:p>
          </table:table-cell>
          <table:table-cell office:value-type="float" office:value="1" calcext:value-type="float">
            <text:p>1</text:p>
          </table:table-cell>
          <table:table-cell office:value-type="float" office:value="25361916" calcext:value-type="float">
            <text:p>25361916</text:p>
          </table:table-cell>
          <table:table-cell office:value-type="float" office:value="25361912" calcext:value-type="float">
            <text:p>253619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.135147" calcext:value-type="float">
            <text:p>13.135147</text:p>
          </table:table-cell>
          <table:table-cell office:value-type="float" office:value="3.349266" calcext:value-type="float">
            <text:p>3.349266</text:p>
          </table:table-cell>
          <table:table-cell office:value-type="float" office:value="1.641893" calcext:value-type="float">
            <text:p>1.641893</text:p>
          </table:table-cell>
          <table:table-cell office:value-type="float" office:value="3.921798" calcext:value-type="float">
            <text:p>3.921798</text:p>
          </table:table-cell>
          <table:table-cell office:value-type="float" office:value="8" calcext:value-type="float">
            <text:p>8</text:p>
          </table:table-cell>
          <table:table-cell office:value-type="float" office:value="0.490225" calcext:value-type="float">
            <text:p>0.490225</text:p>
          </table:table-cell>
          <table:table-cell office:value-type="float" office:value="1" calcext:value-type="float">
            <text:p>1</text:p>
          </table:table-cell>
          <table:table-cell office:value-type="float" office:value="25254516" calcext:value-type="float">
            <text:p>25254516</text:p>
          </table:table-cell>
          <table:table-cell office:value-type="float" office:value="25254526" calcext:value-type="float">
            <text:p>252545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.186165" calcext:value-type="float">
            <text:p>13.186165</text:p>
          </table:table-cell>
          <table:table-cell office:value-type="float" office:value="3.359715" calcext:value-type="float">
            <text:p>3.359715</text:p>
          </table:table-cell>
          <table:table-cell office:value-type="float" office:value="1.648271" calcext:value-type="float">
            <text:p>1.648271</text:p>
          </table:table-cell>
          <table:table-cell office:value-type="float" office:value="3.924787" calcext:value-type="float">
            <text:p>3.924787</text:p>
          </table:table-cell>
          <table:table-cell office:value-type="float" office:value="8" calcext:value-type="float">
            <text:p>8</text:p>
          </table:table-cell>
          <table:table-cell office:value-type="float" office:value="0.490598" calcext:value-type="float">
            <text:p>0.490598</text:p>
          </table:table-cell>
          <table:table-cell office:value-type="float" office:value="1" calcext:value-type="float">
            <text:p>1</text:p>
          </table:table-cell>
          <table:table-cell office:value-type="float" office:value="25147516" calcext:value-type="float">
            <text:p>25147516</text:p>
          </table:table-cell>
          <table:table-cell office:value-type="float" office:value="25147512" calcext:value-type="float">
            <text:p>251475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.23658" calcext:value-type="float">
            <text:p>13.23658</text:p>
          </table:table-cell>
          <table:table-cell office:value-type="float" office:value="3.370758" calcext:value-type="float">
            <text:p>3.370758</text:p>
          </table:table-cell>
          <table:table-cell office:value-type="float" office:value="1.654573" calcext:value-type="float">
            <text:p>1.654573</text:p>
          </table:table-cell>
          <table:table-cell office:value-type="float" office:value="3.926885" calcext:value-type="float">
            <text:p>3.926885</text:p>
          </table:table-cell>
          <table:table-cell office:value-type="float" office:value="8" calcext:value-type="float">
            <text:p>8</text:p>
          </table:table-cell>
          <table:table-cell office:value-type="float" office:value="0.490861" calcext:value-type="float">
            <text:p>0.490861</text:p>
          </table:table-cell>
          <table:table-cell office:value-type="float" office:value="1" calcext:value-type="float">
            <text:p>1</text:p>
          </table:table-cell>
          <table:table-cell office:value-type="float" office:value="25041208" calcext:value-type="float">
            <text:p>25041208</text:p>
          </table:table-cell>
          <table:table-cell office:value-type="float" office:value="25041204" calcext:value-type="float">
            <text:p>250412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.287904" calcext:value-type="float">
            <text:p>13.287904</text:p>
          </table:table-cell>
          <table:table-cell office:value-type="float" office:value="3.381954" calcext:value-type="float">
            <text:p>3.381954</text:p>
          </table:table-cell>
          <table:table-cell office:value-type="float" office:value="1.660988" calcext:value-type="float">
            <text:p>1.660988</text:p>
          </table:table-cell>
          <table:table-cell office:value-type="float" office:value="3.929061" calcext:value-type="float">
            <text:p>3.929061</text:p>
          </table:table-cell>
          <table:table-cell office:value-type="float" office:value="8" calcext:value-type="float">
            <text:p>8</text:p>
          </table:table-cell>
          <table:table-cell office:value-type="float" office:value="0.491133" calcext:value-type="float">
            <text:p>0.491133</text:p>
          </table:table-cell>
          <table:table-cell office:value-type="float" office:value="1" calcext:value-type="float">
            <text:p>1</text:p>
          </table:table-cell>
          <table:table-cell office:value-type="float" office:value="24935470" calcext:value-type="float">
            <text:p>24935470</text:p>
          </table:table-cell>
          <table:table-cell office:value-type="float" office:value="24935480" calcext:value-type="float">
            <text:p>249354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.34028" calcext:value-type="float">
            <text:p>13.34028</text:p>
          </table:table-cell>
          <table:table-cell office:value-type="float" office:value="3.392759" calcext:value-type="float">
            <text:p>3.392759</text:p>
          </table:table-cell>
          <table:table-cell office:value-type="float" office:value="1.667535" calcext:value-type="float">
            <text:p>1.667535</text:p>
          </table:table-cell>
          <table:table-cell office:value-type="float" office:value="3.931986" calcext:value-type="float">
            <text:p>3.931986</text:p>
          </table:table-cell>
          <table:table-cell office:value-type="float" office:value="8" calcext:value-type="float">
            <text:p>8</text:p>
          </table:table-cell>
          <table:table-cell office:value-type="float" office:value="0.491498" calcext:value-type="float">
            <text:p>0.491498</text:p>
          </table:table-cell>
          <table:table-cell office:value-type="float" office:value="1" calcext:value-type="float">
            <text:p>1</text:p>
          </table:table-cell>
          <table:table-cell office:value-type="float" office:value="24829908" calcext:value-type="float">
            <text:p>24829908</text:p>
          </table:table-cell>
          <table:table-cell office:value-type="float" office:value="24829910" calcext:value-type="float">
            <text:p>248299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390615" calcext:value-type="float">
            <text:p>13.390615</text:p>
          </table:table-cell>
          <table:table-cell office:value-type="float" office:value="3.40241" calcext:value-type="float">
            <text:p>3.40241</text:p>
          </table:table-cell>
          <table:table-cell office:value-type="float" office:value="1.673827" calcext:value-type="float">
            <text:p>1.673827</text:p>
          </table:table-cell>
          <table:table-cell office:value-type="float" office:value="3.935626" calcext:value-type="float">
            <text:p>3.935626</text:p>
          </table:table-cell>
          <table:table-cell office:value-type="float" office:value="8" calcext:value-type="float">
            <text:p>8</text:p>
          </table:table-cell>
          <table:table-cell office:value-type="float" office:value="0.491953" calcext:value-type="float">
            <text:p>0.491953</text:p>
          </table:table-cell>
          <table:table-cell office:value-type="float" office:value="1" calcext:value-type="float">
            <text:p>1</text:p>
          </table:table-cell>
          <table:table-cell office:value-type="float" office:value="24725174" calcext:value-type="float">
            <text:p>24725174</text:p>
          </table:table-cell>
          <table:table-cell office:value-type="float" office:value="24725178" calcext:value-type="float">
            <text:p>247251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.440524" calcext:value-type="float">
            <text:p>13.440524</text:p>
          </table:table-cell>
          <table:table-cell office:value-type="float" office:value="3.41809" calcext:value-type="float">
            <text:p>3.41809</text:p>
          </table:table-cell>
          <table:table-cell office:value-type="float" office:value="1.680065" calcext:value-type="float">
            <text:p>1.680065</text:p>
          </table:table-cell>
          <table:table-cell office:value-type="float" office:value="3.932174" calcext:value-type="float">
            <text:p>3.932174</text:p>
          </table:table-cell>
          <table:table-cell office:value-type="float" office:value="8" calcext:value-type="float">
            <text:p>8</text:p>
          </table:table-cell>
          <table:table-cell office:value-type="float" office:value="0.491522" calcext:value-type="float">
            <text:p>0.491522</text:p>
          </table:table-cell>
          <table:table-cell office:value-type="float" office:value="1" calcext:value-type="float">
            <text:p>1</text:p>
          </table:table-cell>
          <table:table-cell office:value-type="float" office:value="24620866" calcext:value-type="float">
            <text:p>24620866</text:p>
          </table:table-cell>
          <table:table-cell office:value-type="float" office:value="24620868" calcext:value-type="float">
            <text:p>246208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.491561" calcext:value-type="float">
            <text:p>13.491561</text:p>
          </table:table-cell>
          <table:table-cell office:value-type="float" office:value="3.429693" calcext:value-type="float">
            <text:p>3.429693</text:p>
          </table:table-cell>
          <table:table-cell office:value-type="float" office:value="1.686445" calcext:value-type="float">
            <text:p>1.686445</text:p>
          </table:table-cell>
          <table:table-cell office:value-type="float" office:value="3.933752" calcext:value-type="float">
            <text:p>3.933752</text:p>
          </table:table-cell>
          <table:table-cell office:value-type="float" office:value="8" calcext:value-type="float">
            <text:p>8</text:p>
          </table:table-cell>
          <table:table-cell office:value-type="float" office:value="0.491719" calcext:value-type="float">
            <text:p>0.491719</text:p>
          </table:table-cell>
          <table:table-cell office:value-type="float" office:value="1" calcext:value-type="float">
            <text:p>1</text:p>
          </table:table-cell>
          <table:table-cell office:value-type="float" office:value="24516936" calcext:value-type="float">
            <text:p>24516936</text:p>
          </table:table-cell>
          <table:table-cell office:value-type="float" office:value="24516934" calcext:value-type="float">
            <text:p>245169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.543868" calcext:value-type="float">
            <text:p>13.543868</text:p>
          </table:table-cell>
          <table:table-cell office:value-type="float" office:value="3.443265" calcext:value-type="float">
            <text:p>3.443265</text:p>
          </table:table-cell>
          <table:table-cell office:value-type="float" office:value="1.692983" calcext:value-type="float">
            <text:p>1.692983</text:p>
          </table:table-cell>
          <table:table-cell office:value-type="float" office:value="3.933437" calcext:value-type="float">
            <text:p>3.933437</text:p>
          </table:table-cell>
          <table:table-cell office:value-type="float" office:value="8" calcext:value-type="float">
            <text:p>8</text:p>
          </table:table-cell>
          <table:table-cell office:value-type="float" office:value="0.49168" calcext:value-type="float">
            <text:p>0.49168</text:p>
          </table:table-cell>
          <table:table-cell office:value-type="float" office:value="1" calcext:value-type="float">
            <text:p>1</text:p>
          </table:table-cell>
          <table:table-cell office:value-type="float" office:value="24413706" calcext:value-type="float">
            <text:p>24413706</text:p>
          </table:table-cell>
          <table:table-cell office:value-type="float" office:value="24413710" calcext:value-type="float">
            <text:p>244137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.594896" calcext:value-type="float">
            <text:p>13.594896</text:p>
          </table:table-cell>
          <table:table-cell office:value-type="float" office:value="3.454649" calcext:value-type="float">
            <text:p>3.454649</text:p>
          </table:table-cell>
          <table:table-cell office:value-type="float" office:value="1.699362" calcext:value-type="float">
            <text:p>1.699362</text:p>
          </table:table-cell>
          <table:table-cell office:value-type="float" office:value="3.935247" calcext:value-type="float">
            <text:p>3.935247</text:p>
          </table:table-cell>
          <table:table-cell office:value-type="float" office:value="8" calcext:value-type="float">
            <text:p>8</text:p>
          </table:table-cell>
          <table:table-cell office:value-type="float" office:value="0.491906" calcext:value-type="float">
            <text:p>0.491906</text:p>
          </table:table-cell>
          <table:table-cell office:value-type="float" office:value="1" calcext:value-type="float">
            <text:p>1</text:p>
          </table:table-cell>
          <table:table-cell office:value-type="float" office:value="24310820" calcext:value-type="float">
            <text:p>24310820</text:p>
          </table:table-cell>
          <table:table-cell office:value-type="float" office:value="24310826" calcext:value-type="float">
            <text:p>243108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.647605" calcext:value-type="float">
            <text:p>13.647605</text:p>
          </table:table-cell>
          <table:table-cell office:value-type="float" office:value="3.465687" calcext:value-type="float">
            <text:p>3.465687</text:p>
          </table:table-cell>
          <table:table-cell office:value-type="float" office:value="1.705951" calcext:value-type="float">
            <text:p>1.705951</text:p>
          </table:table-cell>
          <table:table-cell office:value-type="float" office:value="3.937922" calcext:value-type="float">
            <text:p>3.937922</text:p>
          </table:table-cell>
          <table:table-cell office:value-type="float" office:value="8" calcext:value-type="float">
            <text:p>8</text:p>
          </table:table-cell>
          <table:table-cell office:value-type="float" office:value="0.49224" calcext:value-type="float">
            <text:p>0.49224</text:p>
          </table:table-cell>
          <table:table-cell office:value-type="float" office:value="1" calcext:value-type="float">
            <text:p>1</text:p>
          </table:table-cell>
          <table:table-cell office:value-type="float" office:value="24208844" calcext:value-type="float">
            <text:p>24208844</text:p>
          </table:table-cell>
          <table:table-cell office:value-type="float" office:value="24208852" calcext:value-type="float">
            <text:p>242088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.698266" calcext:value-type="float">
            <text:p>13.698266</text:p>
          </table:table-cell>
          <table:table-cell office:value-type="float" office:value="3.476134" calcext:value-type="float">
            <text:p>3.476134</text:p>
          </table:table-cell>
          <table:table-cell office:value-type="float" office:value="1.712283" calcext:value-type="float">
            <text:p>1.712283</text:p>
          </table:table-cell>
          <table:table-cell office:value-type="float" office:value="3.940661" calcext:value-type="float">
            <text:p>3.940661</text:p>
          </table:table-cell>
          <table:table-cell office:value-type="float" office:value="8" calcext:value-type="float">
            <text:p>8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1" calcext:value-type="float">
            <text:p>1</text:p>
          </table:table-cell>
          <table:table-cell office:value-type="float" office:value="24107042" calcext:value-type="float">
            <text:p>24107042</text:p>
          </table:table-cell>
          <table:table-cell office:value-type="float" office:value="24107028" calcext:value-type="float">
            <text:p>241070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.753123" calcext:value-type="float">
            <text:p>13.753123</text:p>
          </table:table-cell>
          <table:table-cell office:value-type="float" office:value="3.48858" calcext:value-type="float">
            <text:p>3.48858</text:p>
          </table:table-cell>
          <table:table-cell office:value-type="float" office:value="1.71914" calcext:value-type="float">
            <text:p>1.71914</text:p>
          </table:table-cell>
          <table:table-cell office:value-type="float" office:value="3.942328" calcext:value-type="float">
            <text:p>3.942328</text:p>
          </table:table-cell>
          <table:table-cell office:value-type="float" office:value="8" calcext:value-type="float">
            <text:p>8</text:p>
          </table:table-cell>
          <table:table-cell office:value-type="float" office:value="0.492791" calcext:value-type="float">
            <text:p>0.4927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05584" calcext:value-type="float">
            <text:p>2400558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.806012" calcext:value-type="float">
            <text:p>13.806012</text:p>
          </table:table-cell>
          <table:table-cell office:value-type="float" office:value="3.50117" calcext:value-type="float">
            <text:p>3.50117</text:p>
          </table:table-cell>
          <table:table-cell office:value-type="float" office:value="1.725752" calcext:value-type="float">
            <text:p>1.725752</text:p>
          </table:table-cell>
          <table:table-cell office:value-type="float" office:value="3.943256" calcext:value-type="float">
            <text:p>3.943256</text:p>
          </table:table-cell>
          <table:table-cell office:value-type="float" office:value="8" calcext:value-type="float">
            <text:p>8</text:p>
          </table:table-cell>
          <table:table-cell office:value-type="float" office:value="0.492907" calcext:value-type="float">
            <text:p>0.492907</text:p>
          </table:table-cell>
          <table:table-cell office:value-type="float" office:value="1" calcext:value-type="float">
            <text:p>1</text:p>
          </table:table-cell>
          <table:table-cell office:value-type="float" office:value="23904792" calcext:value-type="float">
            <text:p>23904792</text:p>
          </table:table-cell>
          <table:table-cell office:value-type="float" office:value="23904784" calcext:value-type="float">
            <text:p>239047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859288" calcext:value-type="float">
            <text:p>13.859288</text:p>
          </table:table-cell>
          <table:table-cell office:value-type="float" office:value="3.513521" calcext:value-type="float">
            <text:p>3.513521</text:p>
          </table:table-cell>
          <table:table-cell office:value-type="float" office:value="1.732411" calcext:value-type="float">
            <text:p>1.732411</text:p>
          </table:table-cell>
          <table:table-cell office:value-type="float" office:value="3.944559" calcext:value-type="float">
            <text:p>3.944559</text:p>
          </table:table-cell>
          <table:table-cell office:value-type="float" office:value="8" calcext:value-type="float">
            <text:p>8</text:p>
          </table:table-cell>
          <table:table-cell office:value-type="float" office:value="0.49307" calcext:value-type="float">
            <text:p>0.49307</text:p>
          </table:table-cell>
          <table:table-cell office:value-type="float" office:value="1" calcext:value-type="float">
            <text:p>1</text:p>
          </table:table-cell>
          <table:table-cell office:value-type="float" office:value="23804912" calcext:value-type="float">
            <text:p>23804912</text:p>
          </table:table-cell>
          <table:table-cell office:value-type="float" office:value="23804908" calcext:value-type="float">
            <text:p>238049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917279" calcext:value-type="float">
            <text:p>13.917279</text:p>
          </table:table-cell>
          <table:table-cell office:value-type="float" office:value="3.525538" calcext:value-type="float">
            <text:p>3.525538</text:p>
          </table:table-cell>
          <table:table-cell office:value-type="float" office:value="1.73966" calcext:value-type="float">
            <text:p>1.73966</text:p>
          </table:table-cell>
          <table:table-cell office:value-type="float" office:value="3.947562" calcext:value-type="float">
            <text:p>3.947562</text:p>
          </table:table-cell>
          <table:table-cell office:value-type="float" office:value="8" calcext:value-type="float">
            <text:p>8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1" calcext:value-type="float">
            <text:p>1</text:p>
          </table:table-cell>
          <table:table-cell office:value-type="float" office:value="23704916" calcext:value-type="float">
            <text:p>23704916</text:p>
          </table:table-cell>
          <table:table-cell office:value-type="float" office:value="23704910" calcext:value-type="float">
            <text:p>237049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971181" calcext:value-type="float">
            <text:p>13.971181</text:p>
          </table:table-cell>
          <table:table-cell office:value-type="float" office:value="3.538508" calcext:value-type="float">
            <text:p>3.538508</text:p>
          </table:table-cell>
          <table:table-cell office:value-type="float" office:value="1.746398" calcext:value-type="float">
            <text:p>1.746398</text:p>
          </table:table-cell>
          <table:table-cell office:value-type="float" office:value="3.948325" calcext:value-type="float">
            <text:p>3.948325</text:p>
          </table:table-cell>
          <table:table-cell office:value-type="float" office:value="8" calcext:value-type="float">
            <text:p>8</text:p>
          </table:table-cell>
          <table:table-cell office:value-type="float" office:value="0.493541" calcext:value-type="float">
            <text:p>0.493541</text:p>
          </table:table-cell>
          <table:table-cell office:value-type="float" office:value="1" calcext:value-type="float">
            <text:p>1</text:p>
          </table:table-cell>
          <table:table-cell office:value-type="float" office:value="23605540" calcext:value-type="float">
            <text:p>23605540</text:p>
          </table:table-cell>
          <table:table-cell office:value-type="float" office:value="23605532" calcext:value-type="float">
            <text:p>2360553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.024559" calcext:value-type="float">
            <text:p>14.024559</text:p>
          </table:table-cell>
          <table:table-cell office:value-type="float" office:value="3.552931" calcext:value-type="float">
            <text:p>3.552931</text:p>
          </table:table-cell>
          <table:table-cell office:value-type="float" office:value="1.75307" calcext:value-type="float">
            <text:p>1.75307</text:p>
          </table:table-cell>
          <table:table-cell office:value-type="float" office:value="3.947321" calcext:value-type="float">
            <text:p>3.947321</text:p>
          </table:table-cell>
          <table:table-cell office:value-type="float" office:value="8" calcext:value-type="float">
            <text:p>8</text:p>
          </table:table-cell>
          <table:table-cell office:value-type="float" office:value="0.493415" calcext:value-type="float">
            <text:p>0.493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06894" calcext:value-type="float">
            <text:p>235068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.078143" calcext:value-type="float">
            <text:p>14.078143</text:p>
          </table:table-cell>
          <table:table-cell office:value-type="float" office:value="3.56563" calcext:value-type="float">
            <text:p>3.56563</text:p>
          </table:table-cell>
          <table:table-cell office:value-type="float" office:value="1.759768" calcext:value-type="float">
            <text:p>1.759768</text:p>
          </table:table-cell>
          <table:table-cell office:value-type="float" office:value="3.948291" calcext:value-type="float">
            <text:p>3.948291</text:p>
          </table:table-cell>
          <table:table-cell office:value-type="float" office:value="8" calcext:value-type="float">
            <text:p>8</text:p>
          </table:table-cell>
          <table:table-cell office:value-type="float" office:value="0.493536" calcext:value-type="float">
            <text:p>0.493536</text:p>
          </table:table-cell>
          <table:table-cell office:value-type="float" office:value="1" calcext:value-type="float">
            <text:p>1</text:p>
          </table:table-cell>
          <table:table-cell office:value-type="float" office:value="23408652" calcext:value-type="float">
            <text:p>23408652</text:p>
          </table:table-cell>
          <table:table-cell office:value-type="float" office:value="23408640" calcext:value-type="float">
            <text:p>2340864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.129996" calcext:value-type="float">
            <text:p>14.129996</text:p>
          </table:table-cell>
          <table:table-cell office:value-type="float" office:value="3.581254" calcext:value-type="float">
            <text:p>3.581254</text:p>
          </table:table-cell>
          <table:table-cell office:value-type="float" office:value="1.76625" calcext:value-type="float">
            <text:p>1.76625</text:p>
          </table:table-cell>
          <table:table-cell office:value-type="float" office:value="3.945544" calcext:value-type="float">
            <text:p>3.945544</text:p>
          </table:table-cell>
          <table:table-cell office:value-type="float" office:value="8" calcext:value-type="float">
            <text:p>8</text:p>
          </table:table-cell>
          <table:table-cell office:value-type="float" office:value="0.493193" calcext:value-type="float">
            <text:p>0.493193</text:p>
          </table:table-cell>
          <table:table-cell office:value-type="float" office:value="1" calcext:value-type="float">
            <text:p>1</text:p>
          </table:table-cell>
          <table:table-cell office:value-type="float" office:value="23310736" calcext:value-type="float">
            <text:p>23310736</text:p>
          </table:table-cell>
          <table:table-cell office:value-type="float" office:value="23310740" calcext:value-type="float">
            <text:p>2331074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.182241" calcext:value-type="float">
            <text:p>14.182241</text:p>
          </table:table-cell>
          <table:table-cell office:value-type="float" office:value="3.594038" calcext:value-type="float">
            <text:p>3.594038</text:p>
          </table:table-cell>
          <table:table-cell office:value-type="float" office:value="1.77278" calcext:value-type="float">
            <text:p>1.77278</text:p>
          </table:table-cell>
          <table:table-cell office:value-type="float" office:value="3.946047" calcext:value-type="float">
            <text:p>3.946047</text:p>
          </table:table-cell>
          <table:table-cell office:value-type="float" office:value="8" calcext:value-type="float">
            <text:p>8</text:p>
          </table:table-cell>
          <table:table-cell office:value-type="float" office:value="0.493256" calcext:value-type="float">
            <text:p>0.493256</text:p>
          </table:table-cell>
          <table:table-cell office:value-type="float" office:value="1" calcext:value-type="float">
            <text:p>1</text:p>
          </table:table-cell>
          <table:table-cell office:value-type="float" office:value="23213542" calcext:value-type="float">
            <text:p>23213542</text:p>
          </table:table-cell>
          <table:table-cell office:value-type="float" office:value="23213544" calcext:value-type="float">
            <text:p>232135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.238071" calcext:value-type="float">
            <text:p>14.238071</text:p>
          </table:table-cell>
          <table:table-cell office:value-type="float" office:value="3.607107" calcext:value-type="float">
            <text:p>3.607107</text:p>
          </table:table-cell>
          <table:table-cell office:value-type="float" office:value="1.779759" calcext:value-type="float">
            <text:p>1.779759</text:p>
          </table:table-cell>
          <table:table-cell office:value-type="float" office:value="3.947227" calcext:value-type="float">
            <text:p>3.947227</text:p>
          </table:table-cell>
          <table:table-cell office:value-type="float" office:value="8" calcext:value-type="float">
            <text:p>8</text:p>
          </table:table-cell>
          <table:table-cell office:value-type="float" office:value="0.493403" calcext:value-type="float">
            <text:p>0.4934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16444" calcext:value-type="float">
            <text:p>231164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.290322" calcext:value-type="float">
            <text:p>14.290322</text:p>
          </table:table-cell>
          <table:table-cell office:value-type="float" office:value="3.620566" calcext:value-type="float">
            <text:p>3.620566</text:p>
          </table:table-cell>
          <table:table-cell office:value-type="float" office:value="1.78629" calcext:value-type="float">
            <text:p>1.78629</text:p>
          </table:table-cell>
          <table:table-cell office:value-type="float" office:value="3.946986" calcext:value-type="float">
            <text:p>3.946986</text:p>
          </table:table-cell>
          <table:table-cell office:value-type="float" office:value="8" calcext:value-type="float">
            <text:p>8</text:p>
          </table:table-cell>
          <table:table-cell office:value-type="float" office:value="0.493373" calcext:value-type="float">
            <text:p>0.493373</text:p>
          </table:table-cell>
          <table:table-cell office:value-type="float" office:value="1" calcext:value-type="float">
            <text:p>1</text:p>
          </table:table-cell>
          <table:table-cell office:value-type="float" office:value="23020052" calcext:value-type="float">
            <text:p>23020052</text:p>
          </table:table-cell>
          <table:table-cell office:value-type="float" office:value="23020044" calcext:value-type="float">
            <text:p>230200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.342204" calcext:value-type="float">
            <text:p>14.342204</text:p>
          </table:table-cell>
          <table:table-cell office:value-type="float" office:value="3.633266" calcext:value-type="float">
            <text:p>3.633266</text:p>
          </table:table-cell>
          <table:table-cell office:value-type="float" office:value="1.792775" calcext:value-type="float">
            <text:p>1.792775</text:p>
          </table:table-cell>
          <table:table-cell office:value-type="float" office:value="3.947468" calcext:value-type="float">
            <text:p>3.947468</text:p>
          </table:table-cell>
          <table:table-cell office:value-type="float" office:value="8" calcext:value-type="float">
            <text:p>8</text:p>
          </table:table-cell>
          <table:table-cell office:value-type="float" office:value="0.493434" calcext:value-type="float">
            <text:p>0.493434</text:p>
          </table:table-cell>
          <table:table-cell office:value-type="float" office:value="1" calcext:value-type="float">
            <text:p>1</text:p>
          </table:table-cell>
          <table:table-cell office:value-type="float" office:value="22924344" calcext:value-type="float">
            <text:p>22924344</text:p>
          </table:table-cell>
          <table:table-cell office:value-type="float" office:value="22924348" calcext:value-type="float">
            <text:p>229243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.394561" calcext:value-type="float">
            <text:p>14.394561</text:p>
          </table:table-cell>
          <table:table-cell office:value-type="float" office:value="3.646326" calcext:value-type="float">
            <text:p>3.646326</text:p>
          </table:table-cell>
          <table:table-cell office:value-type="float" office:value="1.79932" calcext:value-type="float">
            <text:p>1.79932</text:p>
          </table:table-cell>
          <table:table-cell office:value-type="float" office:value="3.947689" calcext:value-type="float">
            <text:p>3.947689</text:p>
          </table:table-cell>
          <table:table-cell office:value-type="float" office:value="8" calcext:value-type="float">
            <text:p>8</text:p>
          </table:table-cell>
          <table:table-cell office:value-type="float" office:value="0.493461" calcext:value-type="float">
            <text:p>0.493461</text:p>
          </table:table-cell>
          <table:table-cell office:value-type="float" office:value="1" calcext:value-type="float">
            <text:p>1</text:p>
          </table:table-cell>
          <table:table-cell office:value-type="float" office:value="22828712" calcext:value-type="float">
            <text:p>22828712</text:p>
          </table:table-cell>
          <table:table-cell office:value-type="float" office:value="22828720" calcext:value-type="float">
            <text:p>228287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.445986" calcext:value-type="float">
            <text:p>14.445986</text:p>
          </table:table-cell>
          <table:table-cell office:value-type="float" office:value="3.658958" calcext:value-type="float">
            <text:p>3.658958</text:p>
          </table:table-cell>
          <table:table-cell office:value-type="float" office:value="1.805748" calcext:value-type="float">
            <text:p>1.805748</text:p>
          </table:table-cell>
          <table:table-cell office:value-type="float" office:value="3.948115" calcext:value-type="float">
            <text:p>3.948115</text:p>
          </table:table-cell>
          <table:table-cell office:value-type="float" office:value="8" calcext:value-type="float">
            <text:p>8</text:p>
          </table:table-cell>
          <table:table-cell office:value-type="float" office:value="0.493514" calcext:value-type="float">
            <text:p>0.493514</text:p>
          </table:table-cell>
          <table:table-cell office:value-type="float" office:value="1" calcext:value-type="float">
            <text:p>1</text:p>
          </table:table-cell>
          <table:table-cell office:value-type="float" office:value="22733758" calcext:value-type="float">
            <text:p>22733758</text:p>
          </table:table-cell>
          <table:table-cell office:value-type="float" office:value="22733762" calcext:value-type="float">
            <text:p>227337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.497265" calcext:value-type="float">
            <text:p>14.497265</text:p>
          </table:table-cell>
          <table:table-cell office:value-type="float" office:value="3.670846" calcext:value-type="float">
            <text:p>3.670846</text:p>
          </table:table-cell>
          <table:table-cell office:value-type="float" office:value="1.812158" calcext:value-type="float">
            <text:p>1.812158</text:p>
          </table:table-cell>
          <table:table-cell office:value-type="float" office:value="3.949298" calcext:value-type="float">
            <text:p>3.949298</text:p>
          </table:table-cell>
          <table:table-cell office:value-type="float" office:value="8" calcext:value-type="float">
            <text:p>8</text:p>
          </table:table-cell>
          <table:table-cell office:value-type="float" office:value="0.493662" calcext:value-type="float">
            <text:p>0.493662</text:p>
          </table:table-cell>
          <table:table-cell office:value-type="float" office:value="1" calcext:value-type="float">
            <text:p>1</text:p>
          </table:table-cell>
          <table:table-cell office:value-type="float" office:value="22638994" calcext:value-type="float">
            <text:p>22638994</text:p>
          </table:table-cell>
          <table:table-cell office:value-type="float" office:value="22638996" calcext:value-type="float">
            <text:p>226389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.548892" calcext:value-type="float">
            <text:p>14.548892</text:p>
          </table:table-cell>
          <table:table-cell office:value-type="float" office:value="3.682771" calcext:value-type="float">
            <text:p>3.682771</text:p>
          </table:table-cell>
          <table:table-cell office:value-type="float" office:value="1.818611" calcext:value-type="float">
            <text:p>1.818611</text:p>
          </table:table-cell>
          <table:table-cell office:value-type="float" office:value="3.950529" calcext:value-type="float">
            <text:p>3.950529</text:p>
          </table:table-cell>
          <table:table-cell office:value-type="float" office:value="8" calcext:value-type="float">
            <text:p>8</text:p>
          </table:table-cell>
          <table:table-cell office:value-type="float" office:value="0.493816" calcext:value-type="float">
            <text:p>0.493816</text:p>
          </table:table-cell>
          <table:table-cell office:value-type="float" office:value="1" calcext:value-type="float">
            <text:p>1</text:p>
          </table:table-cell>
          <table:table-cell office:value-type="float" office:value="22545180" calcext:value-type="float">
            <text:p>22545180</text:p>
          </table:table-cell>
          <table:table-cell office:value-type="float" office:value="22545186" calcext:value-type="float">
            <text:p>225451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600977" calcext:value-type="float">
            <text:p>14.600977</text:p>
          </table:table-cell>
          <table:table-cell office:value-type="float" office:value="3.6932" calcext:value-type="float">
            <text:p>3.6932</text:p>
          </table:table-cell>
          <table:table-cell office:value-type="float" office:value="1.825122" calcext:value-type="float">
            <text:p>1.825122</text:p>
          </table:table-cell>
          <table:table-cell office:value-type="float" office:value="3.953476" calcext:value-type="float">
            <text:p>3.953476</text:p>
          </table:table-cell>
          <table:table-cell office:value-type="float" office:value="8" calcext:value-type="float">
            <text:p>8</text:p>
          </table:table-cell>
          <table:table-cell office:value-type="float" office:value="0.494185" calcext:value-type="float">
            <text:p>0.494185</text:p>
          </table:table-cell>
          <table:table-cell office:value-type="float" office:value="1" calcext:value-type="float">
            <text:p>1</text:p>
          </table:table-cell>
          <table:table-cell office:value-type="float" office:value="22451798" calcext:value-type="float">
            <text:p>22451798</text:p>
          </table:table-cell>
          <table:table-cell office:value-type="float" office:value="22451796" calcext:value-type="float">
            <text:p>224517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.653577" calcext:value-type="float">
            <text:p>14.653577</text:p>
          </table:table-cell>
          <table:table-cell office:value-type="float" office:value="3.704051" calcext:value-type="float">
            <text:p>3.704051</text:p>
          </table:table-cell>
          <table:table-cell office:value-type="float" office:value="1.831697" calcext:value-type="float">
            <text:p>1.831697</text:p>
          </table:table-cell>
          <table:table-cell office:value-type="float" office:value="3.956095" calcext:value-type="float">
            <text:p>3.956095</text:p>
          </table:table-cell>
          <table:table-cell office:value-type="float" office:value="8" calcext:value-type="float">
            <text:p>8</text:p>
          </table:table-cell>
          <table:table-cell office:value-type="float" office:value="0.494512" calcext:value-type="float">
            <text:p>0.494512</text:p>
          </table:table-cell>
          <table:table-cell office:value-type="float" office:value="1" calcext:value-type="float">
            <text:p>1</text:p>
          </table:table-cell>
          <table:table-cell office:value-type="float" office:value="22358500" calcext:value-type="float">
            <text:p>22358500</text:p>
          </table:table-cell>
          <table:table-cell office:value-type="float" office:value="22358502" calcext:value-type="float">
            <text:p>22358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70598" calcext:value-type="float">
            <text:p>14.70598</text:p>
          </table:table-cell>
          <table:table-cell office:value-type="float" office:value="3.715404" calcext:value-type="float">
            <text:p>3.715404</text:p>
          </table:table-cell>
          <table:table-cell office:value-type="float" office:value="1.838247" calcext:value-type="float">
            <text:p>1.838247</text:p>
          </table:table-cell>
          <table:table-cell office:value-type="float" office:value="3.958111" calcext:value-type="float">
            <text:p>3.958111</text:p>
          </table:table-cell>
          <table:table-cell office:value-type="float" office:value="8" calcext:value-type="float">
            <text:p>8</text:p>
          </table:table-cell>
          <table:table-cell office:value-type="float" office:value="0.494764" calcext:value-type="float">
            <text:p>0.494764</text:p>
          </table:table-cell>
          <table:table-cell office:value-type="float" office:value="1" calcext:value-type="float">
            <text:p>1</text:p>
          </table:table-cell>
          <table:table-cell office:value-type="float" office:value="22265904" calcext:value-type="float">
            <text:p>22265904</text:p>
          </table:table-cell>
          <table:table-cell office:value-type="float" office:value="22265906" calcext:value-type="float">
            <text:p>222659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.758216" calcext:value-type="float">
            <text:p>14.758216</text:p>
          </table:table-cell>
          <table:table-cell office:value-type="float" office:value="3.727637" calcext:value-type="float">
            <text:p>3.727637</text:p>
          </table:table-cell>
          <table:table-cell office:value-type="float" office:value="1.844777" calcext:value-type="float">
            <text:p>1.844777</text:p>
          </table:table-cell>
          <table:table-cell office:value-type="float" office:value="3.959134" calcext:value-type="float">
            <text:p>3.959134</text:p>
          </table:table-cell>
          <table:table-cell office:value-type="float" office:value="8" calcext:value-type="float">
            <text:p>8</text:p>
          </table:table-cell>
          <table:table-cell office:value-type="float" office:value="0.494892" calcext:value-type="float">
            <text:p>0.494892</text:p>
          </table:table-cell>
          <table:table-cell office:value-type="float" office:value="1" calcext:value-type="float">
            <text:p>1</text:p>
          </table:table-cell>
          <table:table-cell office:value-type="float" office:value="22173668" calcext:value-type="float">
            <text:p>22173668</text:p>
          </table:table-cell>
          <table:table-cell office:value-type="float" office:value="22173664" calcext:value-type="float">
            <text:p>221736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809573" calcext:value-type="float">
            <text:p>14.809573</text:p>
          </table:table-cell>
          <table:table-cell office:value-type="float" office:value="3.740184" calcext:value-type="float">
            <text:p>3.740184</text:p>
          </table:table-cell>
          <table:table-cell office:value-type="float" office:value="1.851197" calcext:value-type="float">
            <text:p>1.851197</text:p>
          </table:table-cell>
          <table:table-cell office:value-type="float" office:value="3.959584" calcext:value-type="float">
            <text:p>3.959584</text:p>
          </table:table-cell>
          <table:table-cell office:value-type="float" office:value="8" calcext:value-type="float">
            <text:p>8</text:p>
          </table:table-cell>
          <table:table-cell office:value-type="float" office:value="0.494948" calcext:value-type="float">
            <text:p>0.494948</text:p>
          </table:table-cell>
          <table:table-cell office:value-type="float" office:value="1" calcext:value-type="float">
            <text:p>1</text:p>
          </table:table-cell>
          <table:table-cell office:value-type="float" office:value="22081708" calcext:value-type="float">
            <text:p>22081708</text:p>
          </table:table-cell>
          <table:table-cell office:value-type="float" office:value="22081712" calcext:value-type="float">
            <text:p>220817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.860406" calcext:value-type="float">
            <text:p>14.860406</text:p>
          </table:table-cell>
          <table:table-cell office:value-type="float" office:value="3.752375" calcext:value-type="float">
            <text:p>3.752375</text:p>
          </table:table-cell>
          <table:table-cell office:value-type="float" office:value="1.857551" calcext:value-type="float">
            <text:p>1.857551</text:p>
          </table:table-cell>
          <table:table-cell office:value-type="float" office:value="3.960267" calcext:value-type="float">
            <text:p>3.960267</text:p>
          </table:table-cell>
          <table:table-cell office:value-type="float" office:value="8" calcext:value-type="float">
            <text:p>8</text:p>
          </table:table-cell>
          <table:table-cell office:value-type="float" office:value="0.495033" calcext:value-type="float">
            <text:p>0.495033</text:p>
          </table:table-cell>
          <table:table-cell office:value-type="float" office:value="1" calcext:value-type="float">
            <text:p>1</text:p>
          </table:table-cell>
          <table:table-cell office:value-type="float" office:value="21990322" calcext:value-type="float">
            <text:p>21990322</text:p>
          </table:table-cell>
          <table:table-cell office:value-type="float" office:value="21990324" calcext:value-type="float">
            <text:p>219903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.911982" calcext:value-type="float">
            <text:p>14.911982</text:p>
          </table:table-cell>
          <table:table-cell office:value-type="float" office:value="3.763672" calcext:value-type="float">
            <text:p>3.763672</text:p>
          </table:table-cell>
          <table:table-cell office:value-type="float" office:value="1.863998" calcext:value-type="float">
            <text:p>1.863998</text:p>
          </table:table-cell>
          <table:table-cell office:value-type="float" office:value="3.962083" calcext:value-type="float">
            <text:p>3.962083</text:p>
          </table:table-cell>
          <table:table-cell office:value-type="float" office:value="8" calcext:value-type="float">
            <text:p>8</text:p>
          </table:table-cell>
          <table:table-cell office:value-type="float" office:value="0.49526" calcext:value-type="float">
            <text:p>0.49526</text:p>
          </table:table-cell>
          <table:table-cell office:value-type="float" office:value="1" calcext:value-type="float">
            <text:p>1</text:p>
          </table:table-cell>
          <table:table-cell office:value-type="float" office:value="21899678" calcext:value-type="float">
            <text:p>21899678</text:p>
          </table:table-cell>
          <table:table-cell office:value-type="float" office:value="21899680" calcext:value-type="float">
            <text:p>2189968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963546" calcext:value-type="float">
            <text:p>14.963546</text:p>
          </table:table-cell>
          <table:table-cell office:value-type="float" office:value="3.776298" calcext:value-type="float">
            <text:p>3.776298</text:p>
          </table:table-cell>
          <table:table-cell office:value-type="float" office:value="1.870443" calcext:value-type="float">
            <text:p>1.870443</text:p>
          </table:table-cell>
          <table:table-cell office:value-type="float" office:value="3.962491" calcext:value-type="float">
            <text:p>3.962491</text:p>
          </table:table-cell>
          <table:table-cell office:value-type="float" office:value="8" calcext:value-type="float">
            <text:p>8</text:p>
          </table:table-cell>
          <table:table-cell office:value-type="float" office:value="0.495311" calcext:value-type="float">
            <text:p>0.495311</text:p>
          </table:table-cell>
          <table:table-cell office:value-type="float" office:value="1" calcext:value-type="float">
            <text:p>1</text:p>
          </table:table-cell>
          <table:table-cell office:value-type="float" office:value="21809208" calcext:value-type="float">
            <text:p>21809208</text:p>
          </table:table-cell>
          <table:table-cell office:value-type="float" office:value="21809224" calcext:value-type="float">
            <text:p>218092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.015533" calcext:value-type="float">
            <text:p>15.015533</text:p>
          </table:table-cell>
          <table:table-cell office:value-type="float" office:value="3.788593" calcext:value-type="float">
            <text:p>3.788593</text:p>
          </table:table-cell>
          <table:table-cell office:value-type="float" office:value="1.876942" calcext:value-type="float">
            <text:p>1.876942</text:p>
          </table:table-cell>
          <table:table-cell office:value-type="float" office:value="3.963353" calcext:value-type="float">
            <text:p>3.963353</text:p>
          </table:table-cell>
          <table:table-cell office:value-type="float" office:value="8" calcext:value-type="float">
            <text:p>8</text:p>
          </table:table-cell>
          <table:table-cell office:value-type="float" office:value="0.495419" calcext:value-type="float">
            <text:p>0.495419</text:p>
          </table:table-cell>
          <table:table-cell office:value-type="float" office:value="1" calcext:value-type="float">
            <text:p>1</text:p>
          </table:table-cell>
          <table:table-cell office:value-type="float" office:value="21719050" calcext:value-type="float">
            <text:p>21719050</text:p>
          </table:table-cell>
          <table:table-cell office:value-type="float" office:value="21719060" calcext:value-type="float">
            <text:p>217190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.067206" calcext:value-type="float">
            <text:p>15.067206</text:p>
          </table:table-cell>
          <table:table-cell office:value-type="float" office:value="3.801038" calcext:value-type="float">
            <text:p>3.801038</text:p>
          </table:table-cell>
          <table:table-cell office:value-type="float" office:value="1.883401" calcext:value-type="float">
            <text:p>1.883401</text:p>
          </table:table-cell>
          <table:table-cell office:value-type="float" office:value="3.963971" calcext:value-type="float">
            <text:p>3.963971</text:p>
          </table:table-cell>
          <table:table-cell office:value-type="float" office:value="8" calcext:value-type="float">
            <text:p>8</text:p>
          </table:table-cell>
          <table:table-cell office:value-type="float" office:value="0.495496" calcext:value-type="float">
            <text:p>0.495496</text:p>
          </table:table-cell>
          <table:table-cell office:value-type="float" office:value="1" calcext:value-type="float">
            <text:p>1</text:p>
          </table:table-cell>
          <table:table-cell office:value-type="float" office:value="21629326" calcext:value-type="float">
            <text:p>21629326</text:p>
          </table:table-cell>
          <table:table-cell office:value-type="float" office:value="21629338" calcext:value-type="float">
            <text:p>216293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.119635" calcext:value-type="float">
            <text:p>15.119635</text:p>
          </table:table-cell>
          <table:table-cell office:value-type="float" office:value="3.812805" calcext:value-type="float">
            <text:p>3.812805</text:p>
          </table:table-cell>
          <table:table-cell office:value-type="float" office:value="1.889954" calcext:value-type="float">
            <text:p>1.889954</text:p>
          </table:table-cell>
          <table:table-cell office:value-type="float" office:value="3.965489" calcext:value-type="float">
            <text:p>3.965489</text:p>
          </table:table-cell>
          <table:table-cell office:value-type="float" office:value="8" calcext:value-type="float">
            <text:p>8</text:p>
          </table:table-cell>
          <table:table-cell office:value-type="float" office:value="0.495686" calcext:value-type="float">
            <text:p>0.495686</text:p>
          </table:table-cell>
          <table:table-cell office:value-type="float" office:value="1" calcext:value-type="float">
            <text:p>1</text:p>
          </table:table-cell>
          <table:table-cell office:value-type="float" office:value="21540348" calcext:value-type="float">
            <text:p>21540348</text:p>
          </table:table-cell>
          <table:table-cell office:value-type="float" office:value="21540352" calcext:value-type="float">
            <text:p>215403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.171654" calcext:value-type="float">
            <text:p>15.171654</text:p>
          </table:table-cell>
          <table:table-cell office:value-type="float" office:value="3.822859" calcext:value-type="float">
            <text:p>3.822859</text:p>
          </table:table-cell>
          <table:table-cell office:value-type="float" office:value="1.896457" calcext:value-type="float">
            <text:p>1.896457</text:p>
          </table:table-cell>
          <table:table-cell office:value-type="float" office:value="3.968666" calcext:value-type="float">
            <text:p>3.968666</text:p>
          </table:table-cell>
          <table:table-cell office:value-type="float" office:value="8" calcext:value-type="float">
            <text:p>8</text:p>
          </table:table-cell>
          <table:table-cell office:value-type="float" office:value="0.496083" calcext:value-type="float">
            <text:p>0.496083</text:p>
          </table:table-cell>
          <table:table-cell office:value-type="float" office:value="1" calcext:value-type="float">
            <text:p>1</text:p>
          </table:table-cell>
          <table:table-cell office:value-type="float" office:value="21451568" calcext:value-type="float">
            <text:p>21451568</text:p>
          </table:table-cell>
          <table:table-cell office:value-type="float" office:value="21451584" calcext:value-type="float">
            <text:p>214515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.223852" calcext:value-type="float">
            <text:p>15.223852</text:p>
          </table:table-cell>
          <table:table-cell office:value-type="float" office:value="3.833841" calcext:value-type="float">
            <text:p>3.833841</text:p>
          </table:table-cell>
          <table:table-cell office:value-type="float" office:value="1.902981" calcext:value-type="float">
            <text:p>1.902981</text:p>
          </table:table-cell>
          <table:table-cell office:value-type="float" office:value="3.970914" calcext:value-type="float">
            <text:p>3.970914</text:p>
          </table:table-cell>
          <table:table-cell office:value-type="float" office:value="8" calcext:value-type="float">
            <text:p>8</text:p>
          </table:table-cell>
          <table:table-cell office:value-type="float" office:value="0.496364" calcext:value-type="float">
            <text:p>0.496364</text:p>
          </table:table-cell>
          <table:table-cell office:value-type="float" office:value="1" calcext:value-type="float">
            <text:p>1</text:p>
          </table:table-cell>
          <table:table-cell office:value-type="float" office:value="21363208" calcext:value-type="float">
            <text:p>21363208</text:p>
          </table:table-cell>
          <table:table-cell office:value-type="float" office:value="21363200" calcext:value-type="float">
            <text:p>21363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.275476" calcext:value-type="float">
            <text:p>15.275476</text:p>
          </table:table-cell>
          <table:table-cell office:value-type="float" office:value="3.844973" calcext:value-type="float">
            <text:p>3.844973</text:p>
          </table:table-cell>
          <table:table-cell office:value-type="float" office:value="1.909435" calcext:value-type="float">
            <text:p>1.909435</text:p>
          </table:table-cell>
          <table:table-cell office:value-type="float" office:value="3.972843" calcext:value-type="float">
            <text:p>3.972843</text:p>
          </table:table-cell>
          <table:table-cell office:value-type="float" office:value="8" calcext:value-type="float">
            <text:p>8</text:p>
          </table:table-cell>
          <table:table-cell office:value-type="float" office:value="0.496605" calcext:value-type="float">
            <text:p>0.496605</text:p>
          </table:table-cell>
          <table:table-cell office:value-type="float" office:value="1" calcext:value-type="float">
            <text:p>1</text:p>
          </table:table-cell>
          <table:table-cell office:value-type="float" office:value="21275484" calcext:value-type="float">
            <text:p>21275484</text:p>
          </table:table-cell>
          <table:table-cell office:value-type="float" office:value="21275488" calcext:value-type="float">
            <text:p>212754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.326918" calcext:value-type="float">
            <text:p>15.326918</text:p>
          </table:table-cell>
          <table:table-cell office:value-type="float" office:value="3.857426" calcext:value-type="float">
            <text:p>3.857426</text:p>
          </table:table-cell>
          <table:table-cell office:value-type="float" office:value="1.915865" calcext:value-type="float">
            <text:p>1.915865</text:p>
          </table:table-cell>
          <table:table-cell office:value-type="float" office:value="3.973354" calcext:value-type="float">
            <text:p>3.973354</text:p>
          </table:table-cell>
          <table:table-cell office:value-type="float" office:value="8" calcext:value-type="float">
            <text:p>8</text:p>
          </table:table-cell>
          <table:table-cell office:value-type="float" office:value="0.496669" calcext:value-type="float">
            <text:p>0.496669</text:p>
          </table:table-cell>
          <table:table-cell office:value-type="float" office:value="1" calcext:value-type="float">
            <text:p>1</text:p>
          </table:table-cell>
          <table:table-cell office:value-type="float" office:value="21188180" calcext:value-type="float">
            <text:p>21188180</text:p>
          </table:table-cell>
          <table:table-cell office:value-type="float" office:value="21188192" calcext:value-type="float">
            <text:p>211881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.378162" calcext:value-type="float">
            <text:p>15.378162</text:p>
          </table:table-cell>
          <table:table-cell office:value-type="float" office:value="3.869484" calcext:value-type="float">
            <text:p>3.869484</text:p>
          </table:table-cell>
          <table:table-cell office:value-type="float" office:value="1.92227" calcext:value-type="float">
            <text:p>1.92227</text:p>
          </table:table-cell>
          <table:table-cell office:value-type="float" office:value="3.974215" calcext:value-type="float">
            <text:p>3.974215</text:p>
          </table:table-cell>
          <table:table-cell office:value-type="float" office:value="8" calcext:value-type="float">
            <text:p>8</text:p>
          </table:table-cell>
          <table:table-cell office:value-type="float" office:value="0.496777" calcext:value-type="float">
            <text:p>0.496777</text:p>
          </table:table-cell>
          <table:table-cell office:value-type="float" office:value="1" calcext:value-type="float">
            <text:p>1</text:p>
          </table:table-cell>
          <table:table-cell office:value-type="float" office:value="21101080" calcext:value-type="float">
            <text:p>21101080</text:p>
          </table:table-cell>
          <table:table-cell office:value-type="float" office:value="21101084" calcext:value-type="float">
            <text:p>211010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.429189" calcext:value-type="float">
            <text:p>15.429189</text:p>
          </table:table-cell>
          <table:table-cell office:value-type="float" office:value="3.881189" calcext:value-type="float">
            <text:p>3.881189</text:p>
          </table:table-cell>
          <table:table-cell office:value-type="float" office:value="1.928649" calcext:value-type="float">
            <text:p>1.928649</text:p>
          </table:table-cell>
          <table:table-cell office:value-type="float" office:value="3.975377" calcext:value-type="float">
            <text:p>3.975377</text:p>
          </table:table-cell>
          <table:table-cell office:value-type="float" office:value="8" calcext:value-type="float">
            <text:p>8</text:p>
          </table:table-cell>
          <table:table-cell office:value-type="float" office:value="0.496922" calcext:value-type="float">
            <text:p>0.496922</text:p>
          </table:table-cell>
          <table:table-cell office:value-type="float" office:value="1" calcext:value-type="float">
            <text:p>1</text:p>
          </table:table-cell>
          <table:table-cell office:value-type="float" office:value="21014620" calcext:value-type="float">
            <text:p>21014620</text:p>
          </table:table-cell>
          <table:table-cell office:value-type="float" office:value="21014640" calcext:value-type="float">
            <text:p>2101464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.480524" calcext:value-type="float">
            <text:p>15.480524</text:p>
          </table:table-cell>
          <table:table-cell office:value-type="float" office:value="3.894816" calcext:value-type="float">
            <text:p>3.894816</text:p>
          </table:table-cell>
          <table:table-cell office:value-type="float" office:value="1.935066" calcext:value-type="float">
            <text:p>1.935066</text:p>
          </table:table-cell>
          <table:table-cell office:value-type="float" office:value="3.974649" calcext:value-type="float">
            <text:p>3.974649</text:p>
          </table:table-cell>
          <table:table-cell office:value-type="float" office:value="8" calcext:value-type="float">
            <text:p>8</text:p>
          </table:table-cell>
          <table:table-cell office:value-type="float" office:value="0.496831" calcext:value-type="float">
            <text:p>0.496831</text:p>
          </table:table-cell>
          <table:table-cell office:value-type="float" office:value="1" calcext:value-type="float">
            <text:p>1</text:p>
          </table:table-cell>
          <table:table-cell office:value-type="float" office:value="20928438" calcext:value-type="float">
            <text:p>20928438</text:p>
          </table:table-cell>
          <table:table-cell office:value-type="float" office:value="20928456" calcext:value-type="float">
            <text:p>209284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.531428" calcext:value-type="float">
            <text:p>15.531428</text:p>
          </table:table-cell>
          <table:table-cell office:value-type="float" office:value="3.90803" calcext:value-type="float">
            <text:p>3.90803</text:p>
          </table:table-cell>
          <table:table-cell office:value-type="float" office:value="1.941429" calcext:value-type="float">
            <text:p>1.941429</text:p>
          </table:table-cell>
          <table:table-cell office:value-type="float" office:value="3.974235" calcext:value-type="float">
            <text:p>3.974235</text:p>
          </table:table-cell>
          <table:table-cell office:value-type="float" office:value="8" calcext:value-type="float">
            <text:p>8</text:p>
          </table:table-cell>
          <table:table-cell office:value-type="float" office:value="0.496779" calcext:value-type="float">
            <text:p>0.496779</text:p>
          </table:table-cell>
          <table:table-cell office:value-type="float" office:value="1" calcext:value-type="float">
            <text:p>1</text:p>
          </table:table-cell>
          <table:table-cell office:value-type="float" office:value="20842540" calcext:value-type="float">
            <text:p>20842540</text:p>
          </table:table-cell>
          <table:table-cell office:value-type="float" office:value="20842556" calcext:value-type="float">
            <text:p>208425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582206" calcext:value-type="float">
            <text:p>15.582206</text:p>
          </table:table-cell>
          <table:table-cell office:value-type="float" office:value="3.920183" calcext:value-type="float">
            <text:p>3.920183</text:p>
          </table:table-cell>
          <table:table-cell office:value-type="float" office:value="1.947776" calcext:value-type="float">
            <text:p>1.947776</text:p>
          </table:table-cell>
          <table:table-cell office:value-type="float" office:value="3.974867" calcext:value-type="float">
            <text:p>3.974867</text:p>
          </table:table-cell>
          <table:table-cell office:value-type="float" office:value="8" calcext:value-type="float">
            <text:p>8</text:p>
          </table:table-cell>
          <table:table-cell office:value-type="float" office:value="0.496858" calcext:value-type="float">
            <text:p>0.496858</text:p>
          </table:table-cell>
          <table:table-cell office:value-type="float" office:value="1" calcext:value-type="float">
            <text:p>1</text:p>
          </table:table-cell>
          <table:table-cell office:value-type="float" office:value="20757518" calcext:value-type="float">
            <text:p>20757518</text:p>
          </table:table-cell>
          <table:table-cell office:value-type="float" office:value="20757516" calcext:value-type="float">
            <text:p>207575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.633842" calcext:value-type="float">
            <text:p>15.633842</text:p>
          </table:table-cell>
          <table:table-cell office:value-type="float" office:value="3.932639" calcext:value-type="float">
            <text:p>3.932639</text:p>
          </table:table-cell>
          <table:table-cell office:value-type="float" office:value="1.95423" calcext:value-type="float">
            <text:p>1.95423</text:p>
          </table:table-cell>
          <table:table-cell office:value-type="float" office:value="3.975407" calcext:value-type="float">
            <text:p>3.975407</text:p>
          </table:table-cell>
          <table:table-cell office:value-type="float" office:value="8" calcext:value-type="float">
            <text:p>8</text:p>
          </table:table-cell>
          <table:table-cell office:value-type="float" office:value="0.496926" calcext:value-type="float">
            <text:p>0.496926</text:p>
          </table:table-cell>
          <table:table-cell office:value-type="float" office:value="1" calcext:value-type="float">
            <text:p>1</text:p>
          </table:table-cell>
          <table:table-cell office:value-type="float" office:value="20672530" calcext:value-type="float">
            <text:p>20672530</text:p>
          </table:table-cell>
          <table:table-cell office:value-type="float" office:value="20672540" calcext:value-type="float">
            <text:p>2067254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.686398" calcext:value-type="float">
            <text:p>15.686398</text:p>
          </table:table-cell>
          <table:table-cell office:value-type="float" office:value="3.943435" calcext:value-type="float">
            <text:p>3.943435</text:p>
          </table:table-cell>
          <table:table-cell office:value-type="float" office:value="1.9608" calcext:value-type="float">
            <text:p>1.9608</text:p>
          </table:table-cell>
          <table:table-cell office:value-type="float" office:value="3.977851" calcext:value-type="float">
            <text:p>3.977851</text:p>
          </table:table-cell>
          <table:table-cell office:value-type="float" office:value="8" calcext:value-type="float">
            <text:p>8</text:p>
          </table:table-cell>
          <table:table-cell office:value-type="float" office:value="0.497231" calcext:value-type="float">
            <text:p>0.497231</text:p>
          </table:table-cell>
          <table:table-cell office:value-type="float" office:value="1" calcext:value-type="float">
            <text:p>1</text:p>
          </table:table-cell>
          <table:table-cell office:value-type="float" office:value="20588044" calcext:value-type="float">
            <text:p>20588044</text:p>
          </table:table-cell>
          <table:table-cell office:value-type="float" office:value="20588038" calcext:value-type="float">
            <text:p>205880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.737998" calcext:value-type="float">
            <text:p>15.737998</text:p>
          </table:table-cell>
          <table:table-cell office:value-type="float" office:value="3.953509" calcext:value-type="float">
            <text:p>3.953509</text:p>
          </table:table-cell>
          <table:table-cell office:value-type="float" office:value="1.96725" calcext:value-type="float">
            <text:p>1.96725</text:p>
          </table:table-cell>
          <table:table-cell office:value-type="float" office:value="3.980767" calcext:value-type="float">
            <text:p>3.980767</text:p>
          </table:table-cell>
          <table:table-cell office:value-type="float" office:value="8" calcext:value-type="float">
            <text:p>8</text:p>
          </table:table-cell>
          <table:table-cell office:value-type="float" office:value="0.497596" calcext:value-type="float">
            <text:p>0.497596</text:p>
          </table:table-cell>
          <table:table-cell office:value-type="float" office:value="1" calcext:value-type="float">
            <text:p>1</text:p>
          </table:table-cell>
          <table:table-cell office:value-type="float" office:value="20503952" calcext:value-type="float">
            <text:p>20503952</text:p>
          </table:table-cell>
          <table:table-cell office:value-type="float" office:value="20503956" calcext:value-type="float">
            <text:p>205039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789052" calcext:value-type="float">
            <text:p>15.789052</text:p>
          </table:table-cell>
          <table:table-cell office:value-type="float" office:value="3.9649" calcext:value-type="float">
            <text:p>3.9649</text:p>
          </table:table-cell>
          <table:table-cell office:value-type="float" office:value="1.973631" calcext:value-type="float">
            <text:p>1.973631</text:p>
          </table:table-cell>
          <table:table-cell office:value-type="float" office:value="3.982207" calcext:value-type="float">
            <text:p>3.982207</text:p>
          </table:table-cell>
          <table:table-cell office:value-type="float" office:value="8" calcext:value-type="float">
            <text:p>8</text:p>
          </table:table-cell>
          <table:table-cell office:value-type="float" office:value="0.497776" calcext:value-type="float">
            <text:p>0.497776</text:p>
          </table:table-cell>
          <table:table-cell office:value-type="float" office:value="1" calcext:value-type="float">
            <text:p>1</text:p>
          </table:table-cell>
          <table:table-cell office:value-type="float" office:value="20420238" calcext:value-type="float">
            <text:p>20420238</text:p>
          </table:table-cell>
          <table:table-cell office:value-type="float" office:value="20420252" calcext:value-type="float">
            <text:p>204202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.840084" calcext:value-type="float">
            <text:p>15.840084</text:p>
          </table:table-cell>
          <table:table-cell office:value-type="float" office:value="3.977223" calcext:value-type="float">
            <text:p>3.977223</text:p>
          </table:table-cell>
          <table:table-cell office:value-type="float" office:value="1.980011" calcext:value-type="float">
            <text:p>1.980011</text:p>
          </table:table-cell>
          <table:table-cell office:value-type="float" office:value="3.9827" calcext:value-type="float">
            <text:p>3.9827</text:p>
          </table:table-cell>
          <table:table-cell office:value-type="float" office:value="8" calcext:value-type="float">
            <text:p>8</text:p>
          </table:table-cell>
          <table:table-cell office:value-type="float" office:value="0.497838" calcext:value-type="float">
            <text:p>0.497838</text:p>
          </table:table-cell>
          <table:table-cell office:value-type="float" office:value="1" calcext:value-type="float">
            <text:p>1</text:p>
          </table:table-cell>
          <table:table-cell office:value-type="float" office:value="20337074" calcext:value-type="float">
            <text:p>20337074</text:p>
          </table:table-cell>
          <table:table-cell office:value-type="float" office:value="20337086" calcext:value-type="float">
            <text:p>203370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.891435" calcext:value-type="float">
            <text:p>15.891435</text:p>
          </table:table-cell>
          <table:table-cell office:value-type="float" office:value="3.989394" calcext:value-type="float">
            <text:p>3.989394</text:p>
          </table:table-cell>
          <table:table-cell office:value-type="float" office:value="1.986429" calcext:value-type="float">
            <text:p>1.986429</text:p>
          </table:table-cell>
          <table:table-cell office:value-type="float" office:value="3.983421" calcext:value-type="float">
            <text:p>3.983421</text:p>
          </table:table-cell>
          <table:table-cell office:value-type="float" office:value="8" calcext:value-type="float">
            <text:p>8</text:p>
          </table:table-cell>
          <table:table-cell office:value-type="float" office:value="0.497928" calcext:value-type="float">
            <text:p>0.497928</text:p>
          </table:table-cell>
          <table:table-cell office:value-type="float" office:value="1" calcext:value-type="float">
            <text:p>1</text:p>
          </table:table-cell>
          <table:table-cell office:value-type="float" office:value="20254004" calcext:value-type="float">
            <text:p>20254004</text:p>
          </table:table-cell>
          <table:table-cell office:value-type="float" office:value="20254012" calcext:value-type="float">
            <text:p>202540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.943694" calcext:value-type="float">
            <text:p>15.943694</text:p>
          </table:table-cell>
          <table:table-cell office:value-type="float" office:value="3.999926" calcext:value-type="float">
            <text:p>3.999926</text:p>
          </table:table-cell>
          <table:table-cell office:value-type="float" office:value="1.992962" calcext:value-type="float">
            <text:p>1.992962</text:p>
          </table:table-cell>
          <table:table-cell office:value-type="float" office:value="3.985997" calcext:value-type="float">
            <text:p>3.985997</text:p>
          </table:table-cell>
          <table:table-cell office:value-type="float" office:value="8" calcext:value-type="float">
            <text:p>8</text:p>
          </table:table-cell>
          <table:table-cell office:value-type="float" office:value="0.49825" calcext:value-type="float">
            <text:p>0.49825</text:p>
          </table:table-cell>
          <table:table-cell office:value-type="float" office:value="1" calcext:value-type="float">
            <text:p>1</text:p>
          </table:table-cell>
          <table:table-cell office:value-type="float" office:value="20171642" calcext:value-type="float">
            <text:p>20171642</text:p>
          </table:table-cell>
          <table:table-cell office:value-type="float" office:value="20171644" calcext:value-type="float">
            <text:p>2017164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.996131" calcext:value-type="float">
            <text:p>15.996131</text:p>
          </table:table-cell>
          <table:table-cell office:value-type="float" office:value="4.011674" calcext:value-type="float">
            <text:p>4.011674</text:p>
          </table:table-cell>
          <table:table-cell office:value-type="float" office:value="1.999516" calcext:value-type="float">
            <text:p>1.999516</text:p>
          </table:table-cell>
          <table:table-cell office:value-type="float" office:value="3.987396" calcext:value-type="float">
            <text:p>3.987396</text:p>
          </table:table-cell>
          <table:table-cell office:value-type="float" office:value="8" calcext:value-type="float">
            <text:p>8</text:p>
          </table:table-cell>
          <table:table-cell office:value-type="float" office:value="0.498424" calcext:value-type="float">
            <text:p>0.498424</text:p>
          </table:table-cell>
          <table:table-cell office:value-type="float" office:value="1" calcext:value-type="float">
            <text:p>1</text:p>
          </table:table-cell>
          <table:table-cell office:value-type="float" office:value="20089474" calcext:value-type="float">
            <text:p>20089474</text:p>
          </table:table-cell>
          <table:table-cell office:value-type="float" office:value="20089494" calcext:value-type="float">
            <text:p>200894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.047875" calcext:value-type="float">
            <text:p>16.047875</text:p>
          </table:table-cell>
          <table:table-cell office:value-type="float" office:value="4.023355" calcext:value-type="float">
            <text:p>4.023355</text:p>
          </table:table-cell>
          <table:table-cell office:value-type="float" office:value="2.005984" calcext:value-type="float">
            <text:p>2.005984</text:p>
          </table:table-cell>
          <table:table-cell office:value-type="float" office:value="3.98868" calcext:value-type="float">
            <text:p>3.98868</text:p>
          </table:table-cell>
          <table:table-cell office:value-type="float" office:value="8" calcext:value-type="float">
            <text:p>8</text:p>
          </table:table-cell>
          <table:table-cell office:value-type="float" office:value="0.498585" calcext:value-type="float">
            <text:p>0.498585</text:p>
          </table:table-cell>
          <table:table-cell office:value-type="float" office:value="1" calcext:value-type="float">
            <text:p>1</text:p>
          </table:table-cell>
          <table:table-cell office:value-type="float" office:value="20007816" calcext:value-type="float">
            <text:p>20007816</text:p>
          </table:table-cell>
          <table:table-cell office:value-type="float" office:value="20007820" calcext:value-type="float">
            <text:p>200078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.09953" calcext:value-type="float">
            <text:p>16.09953</text:p>
          </table:table-cell>
          <table:table-cell office:value-type="float" office:value="4.035821" calcext:value-type="float">
            <text:p>4.035821</text:p>
          </table:table-cell>
          <table:table-cell office:value-type="float" office:value="2.012441" calcext:value-type="float">
            <text:p>2.012441</text:p>
          </table:table-cell>
          <table:table-cell office:value-type="float" office:value="3.989158" calcext:value-type="float">
            <text:p>3.989158</text:p>
          </table:table-cell>
          <table:table-cell office:value-type="float" office:value="8" calcext:value-type="float">
            <text:p>8</text:p>
          </table:table-cell>
          <table:table-cell office:value-type="float" office:value="0.498645" calcext:value-type="float">
            <text:p>0.498645</text:p>
          </table:table-cell>
          <table:table-cell office:value-type="float" office:value="1" calcext:value-type="float">
            <text:p>1</text:p>
          </table:table-cell>
          <table:table-cell office:value-type="float" office:value="19926532" calcext:value-type="float">
            <text:p>19926532</text:p>
          </table:table-cell>
          <table:table-cell office:value-type="float" office:value="19926530" calcext:value-type="float">
            <text:p>199265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.151152" calcext:value-type="float">
            <text:p>16.151152</text:p>
          </table:table-cell>
          <table:table-cell office:value-type="float" office:value="4.048028" calcext:value-type="float">
            <text:p>4.048028</text:p>
          </table:table-cell>
          <table:table-cell office:value-type="float" office:value="2.018894" calcext:value-type="float">
            <text:p>2.018894</text:p>
          </table:table-cell>
          <table:table-cell office:value-type="float" office:value="3.989881" calcext:value-type="float">
            <text:p>3.989881</text:p>
          </table:table-cell>
          <table:table-cell office:value-type="float" office:value="8" calcext:value-type="float">
            <text:p>8</text:p>
          </table:table-cell>
          <table:table-cell office:value-type="float" office:value="0.498735" calcext:value-type="float">
            <text:p>0.498735</text:p>
          </table:table-cell>
          <table:table-cell office:value-type="float" office:value="1" calcext:value-type="float">
            <text:p>1</text:p>
          </table:table-cell>
          <table:table-cell office:value-type="float" office:value="19845788" calcext:value-type="float">
            <text:p>19845788</text:p>
          </table:table-cell>
          <table:table-cell office:value-type="float" office:value="19845780" calcext:value-type="float">
            <text:p>1984578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.20224" calcext:value-type="float">
            <text:p>16.20224</text:p>
          </table:table-cell>
          <table:table-cell office:value-type="float" office:value="4.059089" calcext:value-type="float">
            <text:p>4.059089</text:p>
          </table:table-cell>
          <table:table-cell office:value-type="float" office:value="2.02528" calcext:value-type="float">
            <text:p>2.02528</text:p>
          </table:table-cell>
          <table:table-cell office:value-type="float" office:value="3.991595" calcext:value-type="float">
            <text:p>3.991595</text:p>
          </table:table-cell>
          <table:table-cell office:value-type="float" office:value="8" calcext:value-type="float">
            <text:p>8</text:p>
          </table:table-cell>
          <table:table-cell office:value-type="float" office:value="0.498949" calcext:value-type="float">
            <text:p>0.498949</text:p>
          </table:table-cell>
          <table:table-cell office:value-type="float" office:value="1" calcext:value-type="float">
            <text:p>1</text:p>
          </table:table-cell>
          <table:table-cell office:value-type="float" office:value="19765030" calcext:value-type="float">
            <text:p>19765030</text:p>
          </table:table-cell>
          <table:table-cell office:value-type="float" office:value="19765028" calcext:value-type="float">
            <text:p>197650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6.254117" calcext:value-type="float">
            <text:p>16.254117</text:p>
          </table:table-cell>
          <table:table-cell office:value-type="float" office:value="4.072545" calcext:value-type="float">
            <text:p>4.072545</text:p>
          </table:table-cell>
          <table:table-cell office:value-type="float" office:value="2.031765" calcext:value-type="float">
            <text:p>2.031765</text:p>
          </table:table-cell>
          <table:table-cell office:value-type="float" office:value="3.991144" calcext:value-type="float">
            <text:p>3.991144</text:p>
          </table:table-cell>
          <table:table-cell office:value-type="float" office:value="8" calcext:value-type="float">
            <text:p>8</text:p>
          </table:table-cell>
          <table:table-cell office:value-type="float" office:value="0.498893" calcext:value-type="float">
            <text:p>0.4988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84878" calcext:value-type="float">
            <text:p>1968487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.31502" calcext:value-type="float">
            <text:p>16.31502</text:p>
          </table:table-cell>
          <table:table-cell office:value-type="float" office:value="4.09897" calcext:value-type="float">
            <text:p>4.09897</text:p>
          </table:table-cell>
          <table:table-cell office:value-type="float" office:value="2.039378" calcext:value-type="float">
            <text:p>2.039378</text:p>
          </table:table-cell>
          <table:table-cell office:value-type="float" office:value="3.980273" calcext:value-type="float">
            <text:p>3.980273</text:p>
          </table:table-cell>
          <table:table-cell office:value-type="float" office:value="8" calcext:value-type="float">
            <text:p>8</text:p>
          </table:table-cell>
          <table:table-cell office:value-type="float" office:value="0.497534" calcext:value-type="float">
            <text:p>0.497534</text:p>
          </table:table-cell>
          <table:table-cell office:value-type="float" office:value="1" calcext:value-type="float">
            <text:p>1</text:p>
          </table:table-cell>
          <table:table-cell office:value-type="float" office:value="19605330" calcext:value-type="float">
            <text:p>19605330</text:p>
          </table:table-cell>
          <table:table-cell office:value-type="float" office:value="19605328" calcext:value-type="float">
            <text:p>196053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.37289" calcext:value-type="float">
            <text:p>16.37289</text:p>
          </table:table-cell>
          <table:table-cell office:value-type="float" office:value="4.116437" calcext:value-type="float">
            <text:p>4.116437</text:p>
          </table:table-cell>
          <table:table-cell office:value-type="float" office:value="2.046611" calcext:value-type="float">
            <text:p>2.046611</text:p>
          </table:table-cell>
          <table:table-cell office:value-type="float" office:value="3.977443" calcext:value-type="float">
            <text:p>3.977443</text:p>
          </table:table-cell>
          <table:table-cell office:value-type="float" office:value="8" calcext:value-type="float">
            <text:p>8</text:p>
          </table:table-cell>
          <table:table-cell office:value-type="float" office:value="0.49718" calcext:value-type="float">
            <text:p>0.49718</text:p>
          </table:table-cell>
          <table:table-cell office:value-type="float" office:value="1" calcext:value-type="float">
            <text:p>1</text:p>
          </table:table-cell>
          <table:table-cell office:value-type="float" office:value="19526134" calcext:value-type="float">
            <text:p>19526134</text:p>
          </table:table-cell>
          <table:table-cell office:value-type="float" office:value="19526130" calcext:value-type="float">
            <text:p>195261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.429786" calcext:value-type="float">
            <text:p>16.429786</text:p>
          </table:table-cell>
          <table:table-cell office:value-type="float" office:value="4.130219" calcext:value-type="float">
            <text:p>4.130219</text:p>
          </table:table-cell>
          <table:table-cell office:value-type="float" office:value="2.053723" calcext:value-type="float">
            <text:p>2.053723</text:p>
          </table:table-cell>
          <table:table-cell office:value-type="float" office:value="3.977945" calcext:value-type="float">
            <text:p>3.977945</text:p>
          </table:table-cell>
          <table:table-cell office:value-type="float" office:value="8" calcext:value-type="float">
            <text:p>8</text:p>
          </table:table-cell>
          <table:table-cell office:value-type="float" office:value="0.497243" calcext:value-type="float">
            <text:p>0.497243</text:p>
          </table:table-cell>
          <table:table-cell office:value-type="float" office:value="1" calcext:value-type="float">
            <text:p>1</text:p>
          </table:table-cell>
          <table:table-cell office:value-type="float" office:value="19446992" calcext:value-type="float">
            <text:p>19446992</text:p>
          </table:table-cell>
          <table:table-cell office:value-type="float" office:value="19446994" calcext:value-type="float">
            <text:p>194469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.48861" calcext:value-type="float">
            <text:p>16.48861</text:p>
          </table:table-cell>
          <table:table-cell office:value-type="float" office:value="4.143229" calcext:value-type="float">
            <text:p>4.143229</text:p>
          </table:table-cell>
          <table:table-cell office:value-type="float" office:value="2.061076" calcext:value-type="float">
            <text:p>2.061076</text:p>
          </table:table-cell>
          <table:table-cell office:value-type="float" office:value="3.979652" calcext:value-type="float">
            <text:p>3.979652</text:p>
          </table:table-cell>
          <table:table-cell office:value-type="float" office:value="8" calcext:value-type="float">
            <text:p>8</text:p>
          </table:table-cell>
          <table:table-cell office:value-type="float" office:value="0.497457" calcext:value-type="float">
            <text:p>0.497457</text:p>
          </table:table-cell>
          <table:table-cell office:value-type="float" office:value="1" calcext:value-type="float">
            <text:p>1</text:p>
          </table:table-cell>
          <table:table-cell office:value-type="float" office:value="19368264" calcext:value-type="float">
            <text:p>19368264</text:p>
          </table:table-cell>
          <table:table-cell office:value-type="float" office:value="19368266" calcext:value-type="float">
            <text:p>193682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.540273" calcext:value-type="float">
            <text:p>16.540273</text:p>
          </table:table-cell>
          <table:table-cell office:value-type="float" office:value="4.168918" calcext:value-type="float">
            <text:p>4.168918</text:p>
          </table:table-cell>
          <table:table-cell office:value-type="float" office:value="2.067534" calcext:value-type="float">
            <text:p>2.067534</text:p>
          </table:table-cell>
          <table:table-cell office:value-type="float" office:value="3.967522" calcext:value-type="float">
            <text:p>3.967522</text:p>
          </table:table-cell>
          <table:table-cell office:value-type="float" office:value="8" calcext:value-type="float">
            <text:p>8</text:p>
          </table:table-cell>
          <table:table-cell office:value-type="float" office:value="0.49594" calcext:value-type="float">
            <text:p>0.49594</text:p>
          </table:table-cell>
          <table:table-cell office:value-type="float" office:value="1" calcext:value-type="float">
            <text:p>1</text:p>
          </table:table-cell>
          <table:table-cell office:value-type="float" office:value="19290080" calcext:value-type="float">
            <text:p>19290080</text:p>
          </table:table-cell>
          <table:table-cell office:value-type="float" office:value="19290084" calcext:value-type="float">
            <text:p>192900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.594141" calcext:value-type="float">
            <text:p>16.594141</text:p>
          </table:table-cell>
          <table:table-cell office:value-type="float" office:value="4.180342" calcext:value-type="float">
            <text:p>4.180342</text:p>
          </table:table-cell>
          <table:table-cell office:value-type="float" office:value="2.074268" calcext:value-type="float">
            <text:p>2.074268</text:p>
          </table:table-cell>
          <table:table-cell office:value-type="float" office:value="3.969565" calcext:value-type="float">
            <text:p>3.969565</text:p>
          </table:table-cell>
          <table:table-cell office:value-type="float" office:value="8" calcext:value-type="float">
            <text:p>8</text:p>
          </table:table-cell>
          <table:table-cell office:value-type="float" office:value="0.496196" calcext:value-type="float">
            <text:p>0.496196</text:p>
          </table:table-cell>
          <table:table-cell office:value-type="float" office:value="1" calcext:value-type="float">
            <text:p>1</text:p>
          </table:table-cell>
          <table:table-cell office:value-type="float" office:value="19212302" calcext:value-type="float">
            <text:p>19212302</text:p>
          </table:table-cell>
          <table:table-cell office:value-type="float" office:value="19212310" calcext:value-type="float">
            <text:p>192123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.647965" calcext:value-type="float">
            <text:p>16.647965</text:p>
          </table:table-cell>
          <table:table-cell office:value-type="float" office:value="4.191739" calcext:value-type="float">
            <text:p>4.191739</text:p>
          </table:table-cell>
          <table:table-cell office:value-type="float" office:value="2.080996" calcext:value-type="float">
            <text:p>2.080996</text:p>
          </table:table-cell>
          <table:table-cell office:value-type="float" office:value="3.971613" calcext:value-type="float">
            <text:p>3.971613</text:p>
          </table:table-cell>
          <table:table-cell office:value-type="float" office:value="8" calcext:value-type="float">
            <text:p>8</text:p>
          </table:table-cell>
          <table:table-cell office:value-type="float" office:value="0.496452" calcext:value-type="float">
            <text:p>0.496452</text:p>
          </table:table-cell>
          <table:table-cell office:value-type="float" office:value="1" calcext:value-type="float">
            <text:p>1</text:p>
          </table:table-cell>
          <table:table-cell office:value-type="float" office:value="19134900" calcext:value-type="float">
            <text:p>19134900</text:p>
          </table:table-cell>
          <table:table-cell office:value-type="float" office:value="19134910" calcext:value-type="float">
            <text:p>191349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.698692" calcext:value-type="float">
            <text:p>16.698692</text:p>
          </table:table-cell>
          <table:table-cell office:value-type="float" office:value="4.210398" calcext:value-type="float">
            <text:p>4.210398</text:p>
          </table:table-cell>
          <table:table-cell office:value-type="float" office:value="2.087336" calcext:value-type="float">
            <text:p>2.087336</text:p>
          </table:table-cell>
          <table:table-cell office:value-type="float" office:value="3.96606" calcext:value-type="float">
            <text:p>3.96606</text:p>
          </table:table-cell>
          <table:table-cell office:value-type="float" office:value="8" calcext:value-type="float">
            <text:p>8</text:p>
          </table:table-cell>
          <table:table-cell office:value-type="float" office:value="0.495758" calcext:value-type="float">
            <text:p>0.495758</text:p>
          </table:table-cell>
          <table:table-cell office:value-type="float" office:value="1" calcext:value-type="float">
            <text:p>1</text:p>
          </table:table-cell>
          <table:table-cell office:value-type="float" office:value="19057722" calcext:value-type="float">
            <text:p>19057722</text:p>
          </table:table-cell>
          <table:table-cell office:value-type="float" office:value="19057726" calcext:value-type="float">
            <text:p>190577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.751595" calcext:value-type="float">
            <text:p>16.751595</text:p>
          </table:table-cell>
          <table:table-cell office:value-type="float" office:value="4.220537" calcext:value-type="float">
            <text:p>4.220537</text:p>
          </table:table-cell>
          <table:table-cell office:value-type="float" office:value="2.093949" calcext:value-type="float">
            <text:p>2.093949</text:p>
          </table:table-cell>
          <table:table-cell office:value-type="float" office:value="3.969068" calcext:value-type="float">
            <text:p>3.969068</text:p>
          </table:table-cell>
          <table:table-cell office:value-type="float" office:value="8" calcext:value-type="float">
            <text:p>8</text:p>
          </table:table-cell>
          <table:table-cell office:value-type="float" office:value="0.496133" calcext:value-type="float">
            <text:p>0.496133</text:p>
          </table:table-cell>
          <table:table-cell office:value-type="float" office:value="1" calcext:value-type="float">
            <text:p>1</text:p>
          </table:table-cell>
          <table:table-cell office:value-type="float" office:value="18980870" calcext:value-type="float">
            <text:p>18980870</text:p>
          </table:table-cell>
          <table:table-cell office:value-type="float" office:value="18980880" calcext:value-type="float">
            <text:p>189808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.805177" calcext:value-type="float">
            <text:p>16.805177</text:p>
          </table:table-cell>
          <table:table-cell office:value-type="float" office:value="4.231351" calcext:value-type="float">
            <text:p>4.231351</text:p>
          </table:table-cell>
          <table:table-cell office:value-type="float" office:value="2.100647" calcext:value-type="float">
            <text:p>2.100647</text:p>
          </table:table-cell>
          <table:table-cell office:value-type="float" office:value="3.971587" calcext:value-type="float">
            <text:p>3.971587</text:p>
          </table:table-cell>
          <table:table-cell office:value-type="float" office:value="8" calcext:value-type="float">
            <text:p>8</text:p>
          </table:table-cell>
          <table:table-cell office:value-type="float" office:value="0.496448" calcext:value-type="float">
            <text:p>0.496448</text:p>
          </table:table-cell>
          <table:table-cell office:value-type="float" office:value="1" calcext:value-type="float">
            <text:p>1</text:p>
          </table:table-cell>
          <table:table-cell office:value-type="float" office:value="18904556" calcext:value-type="float">
            <text:p>18904556</text:p>
          </table:table-cell>
          <table:table-cell office:value-type="float" office:value="18904560" calcext:value-type="float">
            <text:p>189045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.857648" calcext:value-type="float">
            <text:p>16.857648</text:p>
          </table:table-cell>
          <table:table-cell office:value-type="float" office:value="4.249169" calcext:value-type="float">
            <text:p>4.249169</text:p>
          </table:table-cell>
          <table:table-cell office:value-type="float" office:value="2.107206" calcext:value-type="float">
            <text:p>2.107206</text:p>
          </table:table-cell>
          <table:table-cell office:value-type="float" office:value="3.967281" calcext:value-type="float">
            <text:p>3.967281</text:p>
          </table:table-cell>
          <table:table-cell office:value-type="float" office:value="8" calcext:value-type="float">
            <text:p>8</text:p>
          </table:table-cell>
          <table:table-cell office:value-type="float" office:value="0.49591" calcext:value-type="float">
            <text:p>0.49591</text:p>
          </table:table-cell>
          <table:table-cell office:value-type="float" office:value="1" calcext:value-type="float">
            <text:p>1</text:p>
          </table:table-cell>
          <table:table-cell office:value-type="float" office:value="18828590" calcext:value-type="float">
            <text:p>18828590</text:p>
          </table:table-cell>
          <table:table-cell office:value-type="float" office:value="18828594" calcext:value-type="float">
            <text:p>188285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.913849" calcext:value-type="float">
            <text:p>16.913849</text:p>
          </table:table-cell>
          <table:table-cell office:value-type="float" office:value="4.265239" calcext:value-type="float">
            <text:p>4.265239</text:p>
          </table:table-cell>
          <table:table-cell office:value-type="float" office:value="2.114231" calcext:value-type="float">
            <text:p>2.114231</text:p>
          </table:table-cell>
          <table:table-cell office:value-type="float" office:value="3.96551" calcext:value-type="float">
            <text:p>3.96551</text:p>
          </table:table-cell>
          <table:table-cell office:value-type="float" office:value="8" calcext:value-type="float">
            <text:p>8</text:p>
          </table:table-cell>
          <table:table-cell office:value-type="float" office:value="0.495689" calcext:value-type="float">
            <text:p>0.495689</text:p>
          </table:table-cell>
          <table:table-cell office:value-type="float" office:value="1" calcext:value-type="float">
            <text:p>1</text:p>
          </table:table-cell>
          <table:table-cell office:value-type="float" office:value="18752972" calcext:value-type="float">
            <text:p>18752972</text:p>
          </table:table-cell>
          <table:table-cell office:value-type="float" office:value="18752966" calcext:value-type="float">
            <text:p>1875296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.968645" calcext:value-type="float">
            <text:p>16.968645</text:p>
          </table:table-cell>
          <table:table-cell office:value-type="float" office:value="4.278419" calcext:value-type="float">
            <text:p>4.278419</text:p>
          </table:table-cell>
          <table:table-cell office:value-type="float" office:value="2.121081" calcext:value-type="float">
            <text:p>2.121081</text:p>
          </table:table-cell>
          <table:table-cell office:value-type="float" office:value="3.966102" calcext:value-type="float">
            <text:p>3.966102</text:p>
          </table:table-cell>
          <table:table-cell office:value-type="float" office:value="8" calcext:value-type="float">
            <text:p>8</text:p>
          </table:table-cell>
          <table:table-cell office:value-type="float" office:value="0.495763" calcext:value-type="float">
            <text:p>0.495763</text:p>
          </table:table-cell>
          <table:table-cell office:value-type="float" office:value="1" calcext:value-type="float">
            <text:p>1</text:p>
          </table:table-cell>
          <table:table-cell office:value-type="float" office:value="18677646" calcext:value-type="float">
            <text:p>18677646</text:p>
          </table:table-cell>
          <table:table-cell office:value-type="float" office:value="18677662" calcext:value-type="float">
            <text:p>186776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.019592" calcext:value-type="float">
            <text:p>17.019592</text:p>
          </table:table-cell>
          <table:table-cell office:value-type="float" office:value="4.296246" calcext:value-type="float">
            <text:p>4.296246</text:p>
          </table:table-cell>
          <table:table-cell office:value-type="float" office:value="2.127449" calcext:value-type="float">
            <text:p>2.127449</text:p>
          </table:table-cell>
          <table:table-cell office:value-type="float" office:value="3.961504" calcext:value-type="float">
            <text:p>3.961504</text:p>
          </table:table-cell>
          <table:table-cell office:value-type="float" office:value="8" calcext:value-type="float">
            <text:p>8</text:p>
          </table:table-cell>
          <table:table-cell office:value-type="float" office:value="0.495188" calcext:value-type="float">
            <text:p>0.495188</text:p>
          </table:table-cell>
          <table:table-cell office:value-type="float" office:value="1" calcext:value-type="float">
            <text:p>1</text:p>
          </table:table-cell>
          <table:table-cell office:value-type="float" office:value="18602664" calcext:value-type="float">
            <text:p>18602664</text:p>
          </table:table-cell>
          <table:table-cell office:value-type="float" office:value="18602670" calcext:value-type="float">
            <text:p>186026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.068515" calcext:value-type="float">
            <text:p>17.068515</text:p>
          </table:table-cell>
          <table:table-cell office:value-type="float" office:value="4.31839" calcext:value-type="float">
            <text:p>4.31839</text:p>
          </table:table-cell>
          <table:table-cell office:value-type="float" office:value="2.133564" calcext:value-type="float">
            <text:p>2.133564</text:p>
          </table:table-cell>
          <table:table-cell office:value-type="float" office:value="3.952518" calcext:value-type="float">
            <text:p>3.952518</text:p>
          </table:table-cell>
          <table:table-cell office:value-type="float" office:value="8" calcext:value-type="float">
            <text:p>8</text:p>
          </table:table-cell>
          <table:table-cell office:value-type="float" office:value="0.494065" calcext:value-type="float">
            <text:p>0.494065</text:p>
          </table:table-cell>
          <table:table-cell office:value-type="float" office:value="1" calcext:value-type="float">
            <text:p>1</text:p>
          </table:table-cell>
          <table:table-cell office:value-type="float" office:value="18528170" calcext:value-type="float">
            <text:p>18528170</text:p>
          </table:table-cell>
          <table:table-cell office:value-type="float" office:value="18528184" calcext:value-type="float">
            <text:p>1852818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.127444" calcext:value-type="float">
            <text:p>17.127444</text:p>
          </table:table-cell>
          <table:table-cell office:value-type="float" office:value="4.337279" calcext:value-type="float">
            <text:p>4.337279</text:p>
          </table:table-cell>
          <table:table-cell office:value-type="float" office:value="2.14093" calcext:value-type="float">
            <text:p>2.14093</text:p>
          </table:table-cell>
          <table:table-cell office:value-type="float" office:value="3.948892" calcext:value-type="float">
            <text:p>3.948892</text:p>
          </table:table-cell>
          <table:table-cell office:value-type="float" office:value="8" calcext:value-type="float">
            <text:p>8</text:p>
          </table:table-cell>
          <table:table-cell office:value-type="float" office:value="0.493611" calcext:value-type="float">
            <text:p>0.493611</text:p>
          </table:table-cell>
          <table:table-cell office:value-type="float" office:value="1" calcext:value-type="float">
            <text:p>1</text:p>
          </table:table-cell>
          <table:table-cell office:value-type="float" office:value="18453862" calcext:value-type="float">
            <text:p>18453862</text:p>
          </table:table-cell>
          <table:table-cell office:value-type="float" office:value="18453880" calcext:value-type="float">
            <text:p>184538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.184991" calcext:value-type="float">
            <text:p>17.184991</text:p>
          </table:table-cell>
          <table:table-cell office:value-type="float" office:value="4.357335" calcext:value-type="float">
            <text:p>4.357335</text:p>
          </table:table-cell>
          <table:table-cell office:value-type="float" office:value="2.148124" calcext:value-type="float">
            <text:p>2.148124</text:p>
          </table:table-cell>
          <table:table-cell office:value-type="float" office:value="3.943923" calcext:value-type="float">
            <text:p>3.943923</text:p>
          </table:table-cell>
          <table:table-cell office:value-type="float" office:value="8" calcext:value-type="float">
            <text:p>8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1" calcext:value-type="float">
            <text:p>1</text:p>
          </table:table-cell>
          <table:table-cell office:value-type="float" office:value="18393458" calcext:value-type="float">
            <text:p>18393458</text:p>
          </table:table-cell>
          <table:table-cell office:value-type="float" office:value="18393464" calcext:value-type="float">
            <text:p>1839346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.244848" calcext:value-type="float">
            <text:p>17.244848</text:p>
          </table:table-cell>
          <table:table-cell office:value-type="float" office:value="4.370839" calcext:value-type="float">
            <text:p>4.370839</text:p>
          </table:table-cell>
          <table:table-cell office:value-type="float" office:value="2.155606" calcext:value-type="float">
            <text:p>2.155606</text:p>
          </table:table-cell>
          <table:table-cell office:value-type="float" office:value="3.945432" calcext:value-type="float">
            <text:p>3.945432</text:p>
          </table:table-cell>
          <table:table-cell office:value-type="float" office:value="8" calcext:value-type="float">
            <text:p>8</text:p>
          </table:table-cell>
          <table:table-cell office:value-type="float" office:value="0.493179" calcext:value-type="float">
            <text:p>0.493179</text:p>
          </table:table-cell>
          <table:table-cell office:value-type="float" office:value="1" calcext:value-type="float">
            <text:p>1</text:p>
          </table:table-cell>
          <table:table-cell office:value-type="float" office:value="18375152" calcext:value-type="float">
            <text:p>18375152</text:p>
          </table:table-cell>
          <table:table-cell office:value-type="float" office:value="18375158" calcext:value-type="float">
            <text:p>183751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.301489" calcext:value-type="float">
            <text:p>17.301489</text:p>
          </table:table-cell>
          <table:table-cell office:value-type="float" office:value="4.384295" calcext:value-type="float">
            <text:p>4.384295</text:p>
          </table:table-cell>
          <table:table-cell office:value-type="float" office:value="2.162686" calcext:value-type="float">
            <text:p>2.162686</text:p>
          </table:table-cell>
          <table:table-cell office:value-type="float" office:value="3.946242" calcext:value-type="float">
            <text:p>3.946242</text:p>
          </table:table-cell>
          <table:table-cell office:value-type="float" office:value="8" calcext:value-type="float">
            <text:p>8</text:p>
          </table:table-cell>
          <table:table-cell office:value-type="float" office:value="0.49328" calcext:value-type="float">
            <text:p>0.49328</text:p>
          </table:table-cell>
          <table:table-cell office:value-type="float" office:value="1" calcext:value-type="float">
            <text:p>1</text:p>
          </table:table-cell>
          <table:table-cell office:value-type="float" office:value="18356748" calcext:value-type="float">
            <text:p>18356748</text:p>
          </table:table-cell>
          <table:table-cell office:value-type="float" office:value="18356752" calcext:value-type="float">
            <text:p>1835675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.358" calcext:value-type="float">
            <text:p>17.358</text:p>
          </table:table-cell>
          <table:table-cell office:value-type="float" office:value="4.396708" calcext:value-type="float">
            <text:p>4.396708</text:p>
          </table:table-cell>
          <table:table-cell office:value-type="float" office:value="2.16975" calcext:value-type="float">
            <text:p>2.16975</text:p>
          </table:table-cell>
          <table:table-cell office:value-type="float" office:value="3.947954" calcext:value-type="float">
            <text:p>3.947954</text:p>
          </table:table-cell>
          <table:table-cell office:value-type="float" office:value="8" calcext:value-type="float">
            <text:p>8</text:p>
          </table:table-cell>
          <table:table-cell office:value-type="float" office:value="0.493494" calcext:value-type="float">
            <text:p>0.493494</text:p>
          </table:table-cell>
          <table:table-cell office:value-type="float" office:value="1" calcext:value-type="float">
            <text:p>1</text:p>
          </table:table-cell>
          <table:table-cell office:value-type="float" office:value="18338258" calcext:value-type="float">
            <text:p>18338258</text:p>
          </table:table-cell>
          <table:table-cell office:value-type="float" office:value="18338266" calcext:value-type="float">
            <text:p>183382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41992" calcext:value-type="float">
            <text:p>17.41992</text:p>
          </table:table-cell>
          <table:table-cell office:value-type="float" office:value="4.411893" calcext:value-type="float">
            <text:p>4.411893</text:p>
          </table:table-cell>
          <table:table-cell office:value-type="float" office:value="2.17749" calcext:value-type="float">
            <text:p>2.17749</text:p>
          </table:table-cell>
          <table:table-cell office:value-type="float" office:value="3.9484" calcext:value-type="float">
            <text:p>3.9484</text:p>
          </table:table-cell>
          <table:table-cell office:value-type="float" office:value="8" calcext:value-type="float">
            <text:p>8</text:p>
          </table:table-cell>
          <table:table-cell office:value-type="float" office:value="0.49355" calcext:value-type="float">
            <text:p>0.49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19530" calcext:value-type="float">
            <text:p>183195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.48543" calcext:value-type="float">
            <text:p>17.48543</text:p>
          </table:table-cell>
          <table:table-cell office:value-type="float" office:value="4.428756" calcext:value-type="float">
            <text:p>4.428756</text:p>
          </table:table-cell>
          <table:table-cell office:value-type="float" office:value="2.185679" calcext:value-type="float">
            <text:p>2.185679</text:p>
          </table:table-cell>
          <table:table-cell office:value-type="float" office:value="3.948158" calcext:value-type="float">
            <text:p>3.948158</text:p>
          </table:table-cell>
          <table:table-cell office:value-type="float" office:value="8" calcext:value-type="float">
            <text:p>8</text:p>
          </table:table-cell>
          <table:table-cell office:value-type="float" office:value="0.49352" calcext:value-type="float">
            <text:p>0.49352</text:p>
          </table:table-cell>
          <table:table-cell office:value-type="float" office:value="1" calcext:value-type="float">
            <text:p>1</text:p>
          </table:table-cell>
          <table:table-cell office:value-type="float" office:value="18301304" calcext:value-type="float">
            <text:p>18301304</text:p>
          </table:table-cell>
          <table:table-cell office:value-type="float" office:value="18301300" calcext:value-type="float">
            <text:p>183013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.538973" calcext:value-type="float">
            <text:p>17.538973</text:p>
          </table:table-cell>
          <table:table-cell office:value-type="float" office:value="4.448288" calcext:value-type="float">
            <text:p>4.448288</text:p>
          </table:table-cell>
          <table:table-cell office:value-type="float" office:value="2.192372" calcext:value-type="float">
            <text:p>2.192372</text:p>
          </table:table-cell>
          <table:table-cell office:value-type="float" office:value="3.942859" calcext:value-type="float">
            <text:p>3.942859</text:p>
          </table:table-cell>
          <table:table-cell office:value-type="float" office:value="8" calcext:value-type="float">
            <text:p>8</text:p>
          </table:table-cell>
          <table:table-cell office:value-type="float" office:value="0.492857" calcext:value-type="float">
            <text:p>0.492857</text:p>
          </table:table-cell>
          <table:table-cell office:value-type="float" office:value="1" calcext:value-type="float">
            <text:p>1</text:p>
          </table:table-cell>
          <table:table-cell office:value-type="float" office:value="18282204" calcext:value-type="float">
            <text:p>18282204</text:p>
          </table:table-cell>
          <table:table-cell office:value-type="float" office:value="18282200" calcext:value-type="float">
            <text:p>182822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.592445" calcext:value-type="float">
            <text:p>17.592445</text:p>
          </table:table-cell>
          <table:table-cell office:value-type="float" office:value="4.467384" calcext:value-type="float">
            <text:p>4.467384</text:p>
          </table:table-cell>
          <table:table-cell office:value-type="float" office:value="2.199056" calcext:value-type="float">
            <text:p>2.199056</text:p>
          </table:table-cell>
          <table:table-cell office:value-type="float" office:value="3.937974" calcext:value-type="float">
            <text:p>3.937974</text:p>
          </table:table-cell>
          <table:table-cell office:value-type="float" office:value="8" calcext:value-type="float">
            <text:p>8</text:p>
          </table:table-cell>
          <table:table-cell office:value-type="float" office:value="0.492247" calcext:value-type="float">
            <text:p>0.492247</text:p>
          </table:table-cell>
          <table:table-cell office:value-type="float" office:value="1" calcext:value-type="float">
            <text:p>1</text:p>
          </table:table-cell>
          <table:table-cell office:value-type="float" office:value="18263568" calcext:value-type="float">
            <text:p>18263568</text:p>
          </table:table-cell>
          <table:table-cell office:value-type="float" office:value="18263564" calcext:value-type="float">
            <text:p>182635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.646951" calcext:value-type="float">
            <text:p>17.646951</text:p>
          </table:table-cell>
          <table:table-cell office:value-type="float" office:value="4.480165" calcext:value-type="float">
            <text:p>4.480165</text:p>
          </table:table-cell>
          <table:table-cell office:value-type="float" office:value="2.205869" calcext:value-type="float">
            <text:p>2.205869</text:p>
          </table:table-cell>
          <table:table-cell office:value-type="float" office:value="3.938907" calcext:value-type="float">
            <text:p>3.938907</text:p>
          </table:table-cell>
          <table:table-cell office:value-type="float" office:value="8" calcext:value-type="float">
            <text:p>8</text:p>
          </table:table-cell>
          <table:table-cell office:value-type="float" office:value="0.492363" calcext:value-type="float">
            <text:p>0.492363</text:p>
          </table:table-cell>
          <table:table-cell office:value-type="float" office:value="1" calcext:value-type="float">
            <text:p>1</text:p>
          </table:table-cell>
          <table:table-cell office:value-type="float" office:value="18244608" calcext:value-type="float">
            <text:p>18244608</text:p>
          </table:table-cell>
          <table:table-cell office:value-type="float" office:value="18244612" calcext:value-type="float">
            <text:p>182446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.700612" calcext:value-type="float">
            <text:p>17.700612</text:p>
          </table:table-cell>
          <table:table-cell office:value-type="float" office:value="4.495828" calcext:value-type="float">
            <text:p>4.495828</text:p>
          </table:table-cell>
          <table:table-cell office:value-type="float" office:value="2.212577" calcext:value-type="float">
            <text:p>2.212577</text:p>
          </table:table-cell>
          <table:table-cell office:value-type="float" office:value="3.93712" calcext:value-type="float">
            <text:p>3.93712</text:p>
          </table:table-cell>
          <table:table-cell office:value-type="float" office:value="8" calcext:value-type="float">
            <text:p>8</text:p>
          </table:table-cell>
          <table:table-cell office:value-type="float" office:value="0.49214" calcext:value-type="float">
            <text:p>0.49214</text:p>
          </table:table-cell>
          <table:table-cell office:value-type="float" office:value="1" calcext:value-type="float">
            <text:p>1</text:p>
          </table:table-cell>
          <table:table-cell office:value-type="float" office:value="18225652" calcext:value-type="float">
            <text:p>18225652</text:p>
          </table:table-cell>
          <table:table-cell office:value-type="float" office:value="18225660" calcext:value-type="float">
            <text:p>182256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.754282" calcext:value-type="float">
            <text:p>17.754282</text:p>
          </table:table-cell>
          <table:table-cell office:value-type="float" office:value="4.51824" calcext:value-type="float">
            <text:p>4.51824</text:p>
          </table:table-cell>
          <table:table-cell office:value-type="float" office:value="2.219285" calcext:value-type="float">
            <text:p>2.219285</text:p>
          </table:table-cell>
          <table:table-cell office:value-type="float" office:value="3.929468" calcext:value-type="float">
            <text:p>3.929468</text:p>
          </table:table-cell>
          <table:table-cell office:value-type="float" office:value="8" calcext:value-type="float">
            <text:p>8</text:p>
          </table:table-cell>
          <table:table-cell office:value-type="float" office:value="0.491184" calcext:value-type="float">
            <text:p>0.491184</text:p>
          </table:table-cell>
          <table:table-cell office:value-type="float" office:value="1" calcext:value-type="float">
            <text:p>1</text:p>
          </table:table-cell>
          <table:table-cell office:value-type="float" office:value="18206238" calcext:value-type="float">
            <text:p>18206238</text:p>
          </table:table-cell>
          <table:table-cell office:value-type="float" office:value="18206240" calcext:value-type="float">
            <text:p>182062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.809087" calcext:value-type="float">
            <text:p>17.809087</text:p>
          </table:table-cell>
          <table:table-cell office:value-type="float" office:value="4.534741" calcext:value-type="float">
            <text:p>4.534741</text:p>
          </table:table-cell>
          <table:table-cell office:value-type="float" office:value="2.226136" calcext:value-type="float">
            <text:p>2.226136</text:p>
          </table:table-cell>
          <table:table-cell office:value-type="float" office:value="3.927255" calcext:value-type="float">
            <text:p>3.927255</text:p>
          </table:table-cell>
          <table:table-cell office:value-type="float" office:value="8" calcext:value-type="float">
            <text:p>8</text:p>
          </table:table-cell>
          <table:table-cell office:value-type="float" office:value="0.490907" calcext:value-type="float">
            <text:p>0.490907</text:p>
          </table:table-cell>
          <table:table-cell office:value-type="float" office:value="1" calcext:value-type="float">
            <text:p>1</text:p>
          </table:table-cell>
          <table:table-cell office:value-type="float" office:value="18186916" calcext:value-type="float">
            <text:p>18186916</text:p>
          </table:table-cell>
          <table:table-cell office:value-type="float" office:value="18186922" calcext:value-type="float">
            <text:p>181869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.866802" calcext:value-type="float">
            <text:p>17.866802</text:p>
          </table:table-cell>
          <table:table-cell office:value-type="float" office:value="4.546018" calcext:value-type="float">
            <text:p>4.546018</text:p>
          </table:table-cell>
          <table:table-cell office:value-type="float" office:value="2.23335" calcext:value-type="float">
            <text:p>2.23335</text:p>
          </table:table-cell>
          <table:table-cell office:value-type="float" office:value="3.930209" calcext:value-type="float">
            <text:p>3.930209</text:p>
          </table:table-cell>
          <table:table-cell office:value-type="float" office:value="8" calcext:value-type="float">
            <text:p>8</text:p>
          </table:table-cell>
          <table:table-cell office:value-type="float" office:value="0.491276" calcext:value-type="float">
            <text:p>0.491276</text:p>
          </table:table-cell>
          <table:table-cell office:value-type="float" office:value="1" calcext:value-type="float">
            <text:p>1</text:p>
          </table:table-cell>
          <table:table-cell office:value-type="float" office:value="18167772" calcext:value-type="float">
            <text:p>18167772</text:p>
          </table:table-cell>
          <table:table-cell office:value-type="float" office:value="18167780" calcext:value-type="float">
            <text:p>181677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.932669" calcext:value-type="float">
            <text:p>17.932669</text:p>
          </table:table-cell>
          <table:table-cell office:value-type="float" office:value="4.565959" calcext:value-type="float">
            <text:p>4.565959</text:p>
          </table:table-cell>
          <table:table-cell office:value-type="float" office:value="2.241584" calcext:value-type="float">
            <text:p>2.241584</text:p>
          </table:table-cell>
          <table:table-cell office:value-type="float" office:value="3.927471" calcext:value-type="float">
            <text:p>3.927471</text:p>
          </table:table-cell>
          <table:table-cell office:value-type="float" office:value="8" calcext:value-type="float">
            <text:p>8</text:p>
          </table:table-cell>
          <table:table-cell office:value-type="float" office:value="0.490934" calcext:value-type="float">
            <text:p>0.490934</text:p>
          </table:table-cell>
          <table:table-cell office:value-type="float" office:value="1" calcext:value-type="float">
            <text:p>1</text:p>
          </table:table-cell>
          <table:table-cell office:value-type="float" office:value="18148386" calcext:value-type="float">
            <text:p>18148386</text:p>
          </table:table-cell>
          <table:table-cell office:value-type="float" office:value="18148392" calcext:value-type="float">
            <text:p>181483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.993365" calcext:value-type="float">
            <text:p>17.993365</text:p>
          </table:table-cell>
          <table:table-cell office:value-type="float" office:value="4.586786" calcext:value-type="float">
            <text:p>4.586786</text:p>
          </table:table-cell>
          <table:table-cell office:value-type="float" office:value="2.249171" calcext:value-type="float">
            <text:p>2.249171</text:p>
          </table:table-cell>
          <table:table-cell office:value-type="float" office:value="3.92287" calcext:value-type="float">
            <text:p>3.92287</text:p>
          </table:table-cell>
          <table:table-cell office:value-type="float" office:value="8" calcext:value-type="float">
            <text:p>8</text:p>
          </table:table-cell>
          <table:table-cell office:value-type="float" office:value="0.490359" calcext:value-type="float">
            <text:p>0.490359</text:p>
          </table:table-cell>
          <table:table-cell office:value-type="float" office:value="1" calcext:value-type="float">
            <text:p>1</text:p>
          </table:table-cell>
          <table:table-cell office:value-type="float" office:value="18128586" calcext:value-type="float">
            <text:p>18128586</text:p>
          </table:table-cell>
          <table:table-cell office:value-type="float" office:value="18128598" calcext:value-type="float">
            <text:p>181285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8.050134" calcext:value-type="float">
            <text:p>18.050134</text:p>
          </table:table-cell>
          <table:table-cell office:value-type="float" office:value="4.600221" calcext:value-type="float">
            <text:p>4.600221</text:p>
          </table:table-cell>
          <table:table-cell office:value-type="float" office:value="2.256267" calcext:value-type="float">
            <text:p>2.256267</text:p>
          </table:table-cell>
          <table:table-cell office:value-type="float" office:value="3.923754" calcext:value-type="float">
            <text:p>3.923754</text:p>
          </table:table-cell>
          <table:table-cell office:value-type="float" office:value="8" calcext:value-type="float">
            <text:p>8</text:p>
          </table:table-cell>
          <table:table-cell office:value-type="float" office:value="0.490469" calcext:value-type="float">
            <text:p>0.490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109290" calcext:value-type="float">
            <text:p>1810929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.102849" calcext:value-type="float">
            <text:p>18.102849</text:p>
          </table:table-cell>
          <table:table-cell office:value-type="float" office:value="4.613842" calcext:value-type="float">
            <text:p>4.613842</text:p>
          </table:table-cell>
          <table:table-cell office:value-type="float" office:value="2.262856" calcext:value-type="float">
            <text:p>2.262856</text:p>
          </table:table-cell>
          <table:table-cell office:value-type="float" office:value="3.923595" calcext:value-type="float">
            <text:p>3.923595</text:p>
          </table:table-cell>
          <table:table-cell office:value-type="float" office:value="8" calcext:value-type="float">
            <text:p>8</text:p>
          </table:table-cell>
          <table:table-cell office:value-type="float" office:value="0.490449" calcext:value-type="float">
            <text:p>0.490449</text:p>
          </table:table-cell>
          <table:table-cell office:value-type="float" office:value="1" calcext:value-type="float">
            <text:p>1</text:p>
          </table:table-cell>
          <table:table-cell office:value-type="float" office:value="18089552" calcext:value-type="float">
            <text:p>18089552</text:p>
          </table:table-cell>
          <table:table-cell office:value-type="float" office:value="18089554" calcext:value-type="float">
            <text:p>180895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8.155077" calcext:value-type="float">
            <text:p>18.155077</text:p>
          </table:table-cell>
          <table:table-cell office:value-type="float" office:value="4.628526" calcext:value-type="float">
            <text:p>4.628526</text:p>
          </table:table-cell>
          <table:table-cell office:value-type="float" office:value="2.269385" calcext:value-type="float">
            <text:p>2.269385</text:p>
          </table:table-cell>
          <table:table-cell office:value-type="float" office:value="3.922431" calcext:value-type="float">
            <text:p>3.922431</text:p>
          </table:table-cell>
          <table:table-cell office:value-type="float" office:value="8" calcext:value-type="float">
            <text:p>8</text:p>
          </table:table-cell>
          <table:table-cell office:value-type="float" office:value="0.490304" calcext:value-type="float">
            <text:p>0.490304</text:p>
          </table:table-cell>
          <table:table-cell office:value-type="float" office:value="1" calcext:value-type="float">
            <text:p>1</text:p>
          </table:table-cell>
          <table:table-cell office:value-type="float" office:value="18069586" calcext:value-type="float">
            <text:p>18069586</text:p>
          </table:table-cell>
          <table:table-cell office:value-type="float" office:value="18069588" calcext:value-type="float">
            <text:p>180695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.20976" calcext:value-type="float">
            <text:p>18.20976</text:p>
          </table:table-cell>
          <table:table-cell office:value-type="float" office:value="4.649405" calcext:value-type="float">
            <text:p>4.649405</text:p>
          </table:table-cell>
          <table:table-cell office:value-type="float" office:value="2.27622" calcext:value-type="float">
            <text:p>2.27622</text:p>
          </table:table-cell>
          <table:table-cell office:value-type="float" office:value="3.916578" calcext:value-type="float">
            <text:p>3.916578</text:p>
          </table:table-cell>
          <table:table-cell office:value-type="float" office:value="8" calcext:value-type="float">
            <text:p>8</text:p>
          </table:table-cell>
          <table:table-cell office:value-type="float" office:value="0.489572" calcext:value-type="float">
            <text:p>0.489572</text:p>
          </table:table-cell>
          <table:table-cell office:value-type="float" office:value="1" calcext:value-type="float">
            <text:p>1</text:p>
          </table:table-cell>
          <table:table-cell office:value-type="float" office:value="18049972" calcext:value-type="float">
            <text:p>18049972</text:p>
          </table:table-cell>
          <table:table-cell office:value-type="float" office:value="18049974" calcext:value-type="float">
            <text:p>180499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8.266795" calcext:value-type="float">
            <text:p>18.266795</text:p>
          </table:table-cell>
          <table:table-cell office:value-type="float" office:value="4.662835" calcext:value-type="float">
            <text:p>4.662835</text:p>
          </table:table-cell>
          <table:table-cell office:value-type="float" office:value="2.283349" calcext:value-type="float">
            <text:p>2.283349</text:p>
          </table:table-cell>
          <table:table-cell office:value-type="float" office:value="3.91753" calcext:value-type="float">
            <text:p>3.91753</text:p>
          </table:table-cell>
          <table:table-cell office:value-type="float" office:value="8" calcext:value-type="float">
            <text:p>8</text:p>
          </table:table-cell>
          <table:table-cell office:value-type="float" office:value="0.489691" calcext:value-type="float">
            <text:p>0.489691</text:p>
          </table:table-cell>
          <table:table-cell office:value-type="float" office:value="1" calcext:value-type="float">
            <text:p>1</text:p>
          </table:table-cell>
          <table:table-cell office:value-type="float" office:value="18029966" calcext:value-type="float">
            <text:p>18029966</text:p>
          </table:table-cell>
          <table:table-cell office:value-type="float" office:value="18029962" calcext:value-type="float">
            <text:p>180299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8.321712" calcext:value-type="float">
            <text:p>18.321712</text:p>
          </table:table-cell>
          <table:table-cell office:value-type="float" office:value="4.682793" calcext:value-type="float">
            <text:p>4.682793</text:p>
          </table:table-cell>
          <table:table-cell office:value-type="float" office:value="2.290214" calcext:value-type="float">
            <text:p>2.290214</text:p>
          </table:table-cell>
          <table:table-cell office:value-type="float" office:value="3.912561" calcext:value-type="float">
            <text:p>3.912561</text:p>
          </table:table-cell>
          <table:table-cell office:value-type="float" office:value="8" calcext:value-type="float">
            <text:p>8</text:p>
          </table:table-cell>
          <table:table-cell office:value-type="float" office:value="0.48907" calcext:value-type="float">
            <text:p>0.48907</text:p>
          </table:table-cell>
          <table:table-cell office:value-type="float" office:value="1" calcext:value-type="float">
            <text:p>1</text:p>
          </table:table-cell>
          <table:table-cell office:value-type="float" office:value="18009960" calcext:value-type="float">
            <text:p>18009960</text:p>
          </table:table-cell>
          <table:table-cell office:value-type="float" office:value="18009968" calcext:value-type="float">
            <text:p>180099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8.375824" calcext:value-type="float">
            <text:p>18.375824</text:p>
          </table:table-cell>
          <table:table-cell office:value-type="float" office:value="4.696971" calcext:value-type="float">
            <text:p>4.696971</text:p>
          </table:table-cell>
          <table:table-cell office:value-type="float" office:value="2.296978" calcext:value-type="float">
            <text:p>2.296978</text:p>
          </table:table-cell>
          <table:table-cell office:value-type="float" office:value="3.912271" calcext:value-type="float">
            <text:p>3.912271</text:p>
          </table:table-cell>
          <table:table-cell office:value-type="float" office:value="8" calcext:value-type="float">
            <text:p>8</text:p>
          </table:table-cell>
          <table:table-cell office:value-type="float" office:value="0.489034" calcext:value-type="float">
            <text:p>0.489034</text:p>
          </table:table-cell>
          <table:table-cell office:value-type="float" office:value="1" calcext:value-type="float">
            <text:p>1</text:p>
          </table:table-cell>
          <table:table-cell office:value-type="float" office:value="17989688" calcext:value-type="float">
            <text:p>17989688</text:p>
          </table:table-cell>
          <table:table-cell office:value-type="float" office:value="17989694" calcext:value-type="float">
            <text:p>179896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8.431287" calcext:value-type="float">
            <text:p>18.431287</text:p>
          </table:table-cell>
          <table:table-cell office:value-type="float" office:value="4.71044" calcext:value-type="float">
            <text:p>4.71044</text:p>
          </table:table-cell>
          <table:table-cell office:value-type="float" office:value="2.303911" calcext:value-type="float">
            <text:p>2.303911</text:p>
          </table:table-cell>
          <table:table-cell office:value-type="float" office:value="3.912859" calcext:value-type="float">
            <text:p>3.912859</text:p>
          </table:table-cell>
          <table:table-cell office:value-type="float" office:value="8" calcext:value-type="float">
            <text:p>8</text:p>
          </table:table-cell>
          <table:table-cell office:value-type="float" office:value="0.489107" calcext:value-type="float">
            <text:p>0.489107</text:p>
          </table:table-cell>
          <table:table-cell office:value-type="float" office:value="1" calcext:value-type="float">
            <text:p>1</text:p>
          </table:table-cell>
          <table:table-cell office:value-type="float" office:value="17969318" calcext:value-type="float">
            <text:p>17969318</text:p>
          </table:table-cell>
          <table:table-cell office:value-type="float" office:value="17969320" calcext:value-type="float">
            <text:p>179693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8.483748" calcext:value-type="float">
            <text:p>18.483748</text:p>
          </table:table-cell>
          <table:table-cell office:value-type="float" office:value="4.726587" calcext:value-type="float">
            <text:p>4.726587</text:p>
          </table:table-cell>
          <table:table-cell office:value-type="float" office:value="2.310468" calcext:value-type="float">
            <text:p>2.310468</text:p>
          </table:table-cell>
          <table:table-cell office:value-type="float" office:value="3.910591" calcext:value-type="float">
            <text:p>3.910591</text:p>
          </table:table-cell>
          <table:table-cell office:value-type="float" office:value="8" calcext:value-type="float">
            <text:p>8</text:p>
          </table:table-cell>
          <table:table-cell office:value-type="float" office:value="0.488824" calcext:value-type="float">
            <text:p>0.4888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49212" calcext:value-type="float">
            <text:p>179492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.536154" calcext:value-type="float">
            <text:p>18.536154</text:p>
          </table:table-cell>
          <table:table-cell office:value-type="float" office:value="4.739316" calcext:value-type="float">
            <text:p>4.739316</text:p>
          </table:table-cell>
          <table:table-cell office:value-type="float" office:value="2.317019" calcext:value-type="float">
            <text:p>2.317019</text:p>
          </table:table-cell>
          <table:table-cell office:value-type="float" office:value="3.911145" calcext:value-type="float">
            <text:p>3.911145</text:p>
          </table:table-cell>
          <table:table-cell office:value-type="float" office:value="8" calcext:value-type="float">
            <text:p>8</text:p>
          </table:table-cell>
          <table:table-cell office:value-type="float" office:value="0.488893" calcext:value-type="float">
            <text:p>0.488893</text:p>
          </table:table-cell>
          <table:table-cell office:value-type="float" office:value="1" calcext:value-type="float">
            <text:p>1</text:p>
          </table:table-cell>
          <table:table-cell office:value-type="float" office:value="17928820" calcext:value-type="float">
            <text:p>17928820</text:p>
          </table:table-cell>
          <table:table-cell office:value-type="float" office:value="17928818" calcext:value-type="float">
            <text:p>179288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8.588363" calcext:value-type="float">
            <text:p>18.588363</text:p>
          </table:table-cell>
          <table:table-cell office:value-type="float" office:value="4.752295" calcext:value-type="float">
            <text:p>4.752295</text:p>
          </table:table-cell>
          <table:table-cell office:value-type="float" office:value="2.323545" calcext:value-type="float">
            <text:p>2.323545</text:p>
          </table:table-cell>
          <table:table-cell office:value-type="float" office:value="3.91145" calcext:value-type="float">
            <text:p>3.91145</text:p>
          </table:table-cell>
          <table:table-cell office:value-type="float" office:value="8" calcext:value-type="float">
            <text:p>8</text:p>
          </table:table-cell>
          <table:table-cell office:value-type="float" office:value="0.488931" calcext:value-type="float">
            <text:p>0.488931</text:p>
          </table:table-cell>
          <table:table-cell office:value-type="float" office:value="1" calcext:value-type="float">
            <text:p>1</text:p>
          </table:table-cell>
          <table:table-cell office:value-type="float" office:value="17908366" calcext:value-type="float">
            <text:p>17908366</text:p>
          </table:table-cell>
          <table:table-cell office:value-type="float" office:value="17908354" calcext:value-type="float">
            <text:p>179083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.643417" calcext:value-type="float">
            <text:p>18.643417</text:p>
          </table:table-cell>
          <table:table-cell office:value-type="float" office:value="4.764714" calcext:value-type="float">
            <text:p>4.764714</text:p>
          </table:table-cell>
          <table:table-cell office:value-type="float" office:value="2.330427" calcext:value-type="float">
            <text:p>2.330427</text:p>
          </table:table-cell>
          <table:table-cell office:value-type="float" office:value="3.91281" calcext:value-type="float">
            <text:p>3.91281</text:p>
          </table:table-cell>
          <table:table-cell office:value-type="float" office:value="8" calcext:value-type="float">
            <text:p>8</text:p>
          </table:table-cell>
          <table:table-cell office:value-type="float" office:value="0.489101" calcext:value-type="float">
            <text:p>0.489101</text:p>
          </table:table-cell>
          <table:table-cell office:value-type="float" office:value="1" calcext:value-type="float">
            <text:p>1</text:p>
          </table:table-cell>
          <table:table-cell office:value-type="float" office:value="17887834" calcext:value-type="float">
            <text:p>17887834</text:p>
          </table:table-cell>
          <table:table-cell office:value-type="float" office:value="17887826" calcext:value-type="float">
            <text:p>178878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.69797" calcext:value-type="float">
            <text:p>18.69797</text:p>
          </table:table-cell>
          <table:table-cell office:value-type="float" office:value="4.776726" calcext:value-type="float">
            <text:p>4.776726</text:p>
          </table:table-cell>
          <table:table-cell office:value-type="float" office:value="2.337246" calcext:value-type="float">
            <text:p>2.337246</text:p>
          </table:table-cell>
          <table:table-cell office:value-type="float" office:value="3.914391" calcext:value-type="float">
            <text:p>3.914391</text:p>
          </table:table-cell>
          <table:table-cell office:value-type="float" office:value="8" calcext:value-type="float">
            <text:p>8</text:p>
          </table:table-cell>
          <table:table-cell office:value-type="float" office:value="0.489299" calcext:value-type="float">
            <text:p>0.489299</text:p>
          </table:table-cell>
          <table:table-cell office:value-type="float" office:value="1" calcext:value-type="float">
            <text:p>1</text:p>
          </table:table-cell>
          <table:table-cell office:value-type="float" office:value="17867548" calcext:value-type="float">
            <text:p>17867548</text:p>
          </table:table-cell>
          <table:table-cell office:value-type="float" office:value="17867542" calcext:value-type="float">
            <text:p>178675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.75054" calcext:value-type="float">
            <text:p>18.75054</text:p>
          </table:table-cell>
          <table:table-cell office:value-type="float" office:value="4.788943" calcext:value-type="float">
            <text:p>4.788943</text:p>
          </table:table-cell>
          <table:table-cell office:value-type="float" office:value="2.343817" calcext:value-type="float">
            <text:p>2.343817</text:p>
          </table:table-cell>
          <table:table-cell office:value-type="float" office:value="3.915382" calcext:value-type="float">
            <text:p>3.915382</text:p>
          </table:table-cell>
          <table:table-cell office:value-type="float" office:value="8" calcext:value-type="float">
            <text:p>8</text:p>
          </table:table-cell>
          <table:table-cell office:value-type="float" office:value="0.489423" calcext:value-type="float">
            <text:p>0.489423</text:p>
          </table:table-cell>
          <table:table-cell office:value-type="float" office:value="1" calcext:value-type="float">
            <text:p>1</text:p>
          </table:table-cell>
          <table:table-cell office:value-type="float" office:value="17846702" calcext:value-type="float">
            <text:p>17846702</text:p>
          </table:table-cell>
          <table:table-cell office:value-type="float" office:value="17846700" calcext:value-type="float">
            <text:p>178467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.80297" calcext:value-type="float">
            <text:p>18.80297</text:p>
          </table:table-cell>
          <table:table-cell office:value-type="float" office:value="4.801313" calcext:value-type="float">
            <text:p>4.801313</text:p>
          </table:table-cell>
          <table:table-cell office:value-type="float" office:value="2.350371" calcext:value-type="float">
            <text:p>2.350371</text:p>
          </table:table-cell>
          <table:table-cell office:value-type="float" office:value="3.916214" calcext:value-type="float">
            <text:p>3.916214</text:p>
          </table:table-cell>
          <table:table-cell office:value-type="float" office:value="8" calcext:value-type="float">
            <text:p>8</text:p>
          </table:table-cell>
          <table:table-cell office:value-type="float" office:value="0.489527" calcext:value-type="float">
            <text:p>0.489527</text:p>
          </table:table-cell>
          <table:table-cell office:value-type="float" office:value="1" calcext:value-type="float">
            <text:p>1</text:p>
          </table:table-cell>
          <table:table-cell office:value-type="float" office:value="17825748" calcext:value-type="float">
            <text:p>17825748</text:p>
          </table:table-cell>
          <table:table-cell office:value-type="float" office:value="17825758" calcext:value-type="float">
            <text:p>178257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.856832" calcext:value-type="float">
            <text:p>18.856832</text:p>
          </table:table-cell>
          <table:table-cell office:value-type="float" office:value="4.813597" calcext:value-type="float">
            <text:p>4.813597</text:p>
          </table:table-cell>
          <table:table-cell office:value-type="float" office:value="2.357104" calcext:value-type="float">
            <text:p>2.357104</text:p>
          </table:table-cell>
          <table:table-cell office:value-type="float" office:value="3.91741" calcext:value-type="float">
            <text:p>3.91741</text:p>
          </table:table-cell>
          <table:table-cell office:value-type="float" office:value="8" calcext:value-type="float">
            <text:p>8</text:p>
          </table:table-cell>
          <table:table-cell office:value-type="float" office:value="0.489676" calcext:value-type="float">
            <text:p>0.489676</text:p>
          </table:table-cell>
          <table:table-cell office:value-type="float" office:value="1" calcext:value-type="float">
            <text:p>1</text:p>
          </table:table-cell>
          <table:table-cell office:value-type="float" office:value="17804960" calcext:value-type="float">
            <text:p>17804960</text:p>
          </table:table-cell>
          <table:table-cell office:value-type="float" office:value="17804970" calcext:value-type="float">
            <text:p>1780497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8.91288" calcext:value-type="float">
            <text:p>18.91288</text:p>
          </table:table-cell>
          <table:table-cell office:value-type="float" office:value="4.826065" calcext:value-type="float">
            <text:p>4.826065</text:p>
          </table:table-cell>
          <table:table-cell office:value-type="float" office:value="2.36411" calcext:value-type="float">
            <text:p>2.36411</text:p>
          </table:table-cell>
          <table:table-cell office:value-type="float" office:value="3.918903" calcext:value-type="float">
            <text:p>3.918903</text:p>
          </table:table-cell>
          <table:table-cell office:value-type="float" office:value="8" calcext:value-type="float">
            <text:p>8</text:p>
          </table:table-cell>
          <table:table-cell office:value-type="float" office:value="0.489863" calcext:value-type="float">
            <text:p>0.489863</text:p>
          </table:table-cell>
          <table:table-cell office:value-type="float" office:value="1" calcext:value-type="float">
            <text:p>1</text:p>
          </table:table-cell>
          <table:table-cell office:value-type="float" office:value="17784236" calcext:value-type="float">
            <text:p>17784236</text:p>
          </table:table-cell>
          <table:table-cell office:value-type="float" office:value="17784242" calcext:value-type="float">
            <text:p>177842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.974259" calcext:value-type="float">
            <text:p>18.974259</text:p>
          </table:table-cell>
          <table:table-cell office:value-type="float" office:value="4.843331" calcext:value-type="float">
            <text:p>4.843331</text:p>
          </table:table-cell>
          <table:table-cell office:value-type="float" office:value="2.371782" calcext:value-type="float">
            <text:p>2.371782</text:p>
          </table:table-cell>
          <table:table-cell office:value-type="float" office:value="3.917605" calcext:value-type="float">
            <text:p>3.917605</text:p>
          </table:table-cell>
          <table:table-cell office:value-type="float" office:value="8" calcext:value-type="float">
            <text:p>8</text:p>
          </table:table-cell>
          <table:table-cell office:value-type="float" office:value="0.489701" calcext:value-type="float">
            <text:p>0.489701</text:p>
          </table:table-cell>
          <table:table-cell office:value-type="float" office:value="1" calcext:value-type="float">
            <text:p>1</text:p>
          </table:table-cell>
          <table:table-cell office:value-type="float" office:value="17763256" calcext:value-type="float">
            <text:p>17763256</text:p>
          </table:table-cell>
          <table:table-cell office:value-type="float" office:value="17763252" calcext:value-type="float">
            <text:p>177632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.030665" calcext:value-type="float">
            <text:p>19.030665</text:p>
          </table:table-cell>
          <table:table-cell office:value-type="float" office:value="4.855118" calcext:value-type="float">
            <text:p>4.855118</text:p>
          </table:table-cell>
          <table:table-cell office:value-type="float" office:value="2.378833" calcext:value-type="float">
            <text:p>2.378833</text:p>
          </table:table-cell>
          <table:table-cell office:value-type="float" office:value="3.919712" calcext:value-type="float">
            <text:p>3.919712</text:p>
          </table:table-cell>
          <table:table-cell office:value-type="float" office:value="8" calcext:value-type="float">
            <text:p>8</text:p>
          </table:table-cell>
          <table:table-cell office:value-type="float" office:value="0.489964" calcext:value-type="float">
            <text:p>0.489964</text:p>
          </table:table-cell>
          <table:table-cell office:value-type="float" office:value="1" calcext:value-type="float">
            <text:p>1</text:p>
          </table:table-cell>
          <table:table-cell office:value-type="float" office:value="17741960" calcext:value-type="float">
            <text:p>17741960</text:p>
          </table:table-cell>
          <table:table-cell office:value-type="float" office:value="17741968" calcext:value-type="float">
            <text:p>177419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.084926" calcext:value-type="float">
            <text:p>19.084926</text:p>
          </table:table-cell>
          <table:table-cell office:value-type="float" office:value="4.873419" calcext:value-type="float">
            <text:p>4.873419</text:p>
          </table:table-cell>
          <table:table-cell office:value-type="float" office:value="2.385616" calcext:value-type="float">
            <text:p>2.385616</text:p>
          </table:table-cell>
          <table:table-cell office:value-type="float" office:value="3.916127" calcext:value-type="float">
            <text:p>3.916127</text:p>
          </table:table-cell>
          <table:table-cell office:value-type="float" office:value="8" calcext:value-type="float">
            <text:p>8</text:p>
          </table:table-cell>
          <table:table-cell office:value-type="float" office:value="0.489516" calcext:value-type="float">
            <text:p>0.489516</text:p>
          </table:table-cell>
          <table:table-cell office:value-type="float" office:value="1" calcext:value-type="float">
            <text:p>1</text:p>
          </table:table-cell>
          <table:table-cell office:value-type="float" office:value="17720940" calcext:value-type="float">
            <text:p>17720940</text:p>
          </table:table-cell>
          <table:table-cell office:value-type="float" office:value="17720930" calcext:value-type="float">
            <text:p>177209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.138429" calcext:value-type="float">
            <text:p>19.138429</text:p>
          </table:table-cell>
          <table:table-cell office:value-type="float" office:value="4.89145" calcext:value-type="float">
            <text:p>4.89145</text:p>
          </table:table-cell>
          <table:table-cell office:value-type="float" office:value="2.392304" calcext:value-type="float">
            <text:p>2.392304</text:p>
          </table:table-cell>
          <table:table-cell office:value-type="float" office:value="3.912629" calcext:value-type="float">
            <text:p>3.912629</text:p>
          </table:table-cell>
          <table:table-cell office:value-type="float" office:value="8" calcext:value-type="float">
            <text:p>8</text:p>
          </table:table-cell>
          <table:table-cell office:value-type="float" office:value="0.489079" calcext:value-type="float">
            <text:p>0.489079</text:p>
          </table:table-cell>
          <table:table-cell office:value-type="float" office:value="1" calcext:value-type="float">
            <text:p>1</text:p>
          </table:table-cell>
          <table:table-cell office:value-type="float" office:value="17699786" calcext:value-type="float">
            <text:p>17699786</text:p>
          </table:table-cell>
          <table:table-cell office:value-type="float" office:value="17699782" calcext:value-type="float">
            <text:p>176997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.191892" calcext:value-type="float">
            <text:p>19.191892</text:p>
          </table:table-cell>
          <table:table-cell office:value-type="float" office:value="4.909436" calcext:value-type="float">
            <text:p>4.909436</text:p>
          </table:table-cell>
          <table:table-cell office:value-type="float" office:value="2.398986" calcext:value-type="float">
            <text:p>2.398986</text:p>
          </table:table-cell>
          <table:table-cell office:value-type="float" office:value="3.909185" calcext:value-type="float">
            <text:p>3.909185</text:p>
          </table:table-cell>
          <table:table-cell office:value-type="float" office:value="8" calcext:value-type="float">
            <text:p>8</text:p>
          </table:table-cell>
          <table:table-cell office:value-type="float" office:value="0.488648" calcext:value-type="float">
            <text:p>0.488648</text:p>
          </table:table-cell>
          <table:table-cell office:value-type="float" office:value="1" calcext:value-type="float">
            <text:p>1</text:p>
          </table:table-cell>
          <table:table-cell office:value-type="float" office:value="17678480" calcext:value-type="float">
            <text:p>17678480</text:p>
          </table:table-cell>
          <table:table-cell office:value-type="float" office:value="17678476" calcext:value-type="float">
            <text:p>176784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.249345" calcext:value-type="float">
            <text:p>19.249345</text:p>
          </table:table-cell>
          <table:table-cell office:value-type="float" office:value="4.922327" calcext:value-type="float">
            <text:p>4.922327</text:p>
          </table:table-cell>
          <table:table-cell office:value-type="float" office:value="2.406168" calcext:value-type="float">
            <text:p>2.406168</text:p>
          </table:table-cell>
          <table:table-cell office:value-type="float" office:value="3.910619" calcext:value-type="float">
            <text:p>3.910619</text:p>
          </table:table-cell>
          <table:table-cell office:value-type="float" office:value="8" calcext:value-type="float">
            <text:p>8</text:p>
          </table:table-cell>
          <table:table-cell office:value-type="float" office:value="0.488827" calcext:value-type="float">
            <text:p>0.488827</text:p>
          </table:table-cell>
          <table:table-cell office:value-type="float" office:value="1" calcext:value-type="float">
            <text:p>1</text:p>
          </table:table-cell>
          <table:table-cell office:value-type="float" office:value="17657294" calcext:value-type="float">
            <text:p>17657294</text:p>
          </table:table-cell>
          <table:table-cell office:value-type="float" office:value="17657296" calcext:value-type="float">
            <text:p>176572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.303965" calcext:value-type="float">
            <text:p>19.303965</text:p>
          </table:table-cell>
          <table:table-cell office:value-type="float" office:value="4.937043" calcext:value-type="float">
            <text:p>4.937043</text:p>
          </table:table-cell>
          <table:table-cell office:value-type="float" office:value="2.412996" calcext:value-type="float">
            <text:p>2.412996</text:p>
          </table:table-cell>
          <table:table-cell office:value-type="float" office:value="3.910025" calcext:value-type="float">
            <text:p>3.910025</text:p>
          </table:table-cell>
          <table:table-cell office:value-type="float" office:value="8" calcext:value-type="float">
            <text:p>8</text:p>
          </table:table-cell>
          <table:table-cell office:value-type="float" office:value="0.488753" calcext:value-type="float">
            <text:p>0.488753</text:p>
          </table:table-cell>
          <table:table-cell office:value-type="float" office:value="1" calcext:value-type="float">
            <text:p>1</text:p>
          </table:table-cell>
          <table:table-cell office:value-type="float" office:value="17636158" calcext:value-type="float">
            <text:p>17636158</text:p>
          </table:table-cell>
          <table:table-cell office:value-type="float" office:value="17636162" calcext:value-type="float">
            <text:p>176361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.35917" calcext:value-type="float">
            <text:p>19.35917</text:p>
          </table:table-cell>
          <table:table-cell office:value-type="float" office:value="4.950203" calcext:value-type="float">
            <text:p>4.950203</text:p>
          </table:table-cell>
          <table:table-cell office:value-type="float" office:value="2.419896" calcext:value-type="float">
            <text:p>2.419896</text:p>
          </table:table-cell>
          <table:table-cell office:value-type="float" office:value="3.910783" calcext:value-type="float">
            <text:p>3.910783</text:p>
          </table:table-cell>
          <table:table-cell office:value-type="float" office:value="8" calcext:value-type="float">
            <text:p>8</text:p>
          </table:table-cell>
          <table:table-cell office:value-type="float" office:value="0.488848" calcext:value-type="float">
            <text:p>0.488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14732" calcext:value-type="float">
            <text:p>176147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.411958" calcext:value-type="float">
            <text:p>19.411958</text:p>
          </table:table-cell>
          <table:table-cell office:value-type="float" office:value="4.964346" calcext:value-type="float">
            <text:p>4.964346</text:p>
          </table:table-cell>
          <table:table-cell office:value-type="float" office:value="2.426495" calcext:value-type="float">
            <text:p>2.426495</text:p>
          </table:table-cell>
          <table:table-cell office:value-type="float" office:value="3.910275" calcext:value-type="float">
            <text:p>3.910275</text:p>
          </table:table-cell>
          <table:table-cell office:value-type="float" office:value="8" calcext:value-type="float">
            <text:p>8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1" calcext:value-type="float">
            <text:p>1</text:p>
          </table:table-cell>
          <table:table-cell office:value-type="float" office:value="17592864" calcext:value-type="float">
            <text:p>17592864</text:p>
          </table:table-cell>
          <table:table-cell office:value-type="float" office:value="17592858" calcext:value-type="float">
            <text:p>175928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.465152" calcext:value-type="float">
            <text:p>19.465152</text:p>
          </table:table-cell>
          <table:table-cell office:value-type="float" office:value="4.979268" calcext:value-type="float">
            <text:p>4.979268</text:p>
          </table:table-cell>
          <table:table-cell office:value-type="float" office:value="2.433144" calcext:value-type="float">
            <text:p>2.433144</text:p>
          </table:table-cell>
          <table:table-cell office:value-type="float" office:value="3.90924" calcext:value-type="float">
            <text:p>3.90924</text:p>
          </table:table-cell>
          <table:table-cell office:value-type="float" office:value="8" calcext:value-type="float">
            <text:p>8</text:p>
          </table:table-cell>
          <table:table-cell office:value-type="float" office:value="0.488655" calcext:value-type="float">
            <text:p>0.488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71344" calcext:value-type="float">
            <text:p>175713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.518224" calcext:value-type="float">
            <text:p>19.518224</text:p>
          </table:table-cell>
          <table:table-cell office:value-type="float" office:value="4.992626" calcext:value-type="float">
            <text:p>4.992626</text:p>
          </table:table-cell>
          <table:table-cell office:value-type="float" office:value="2.439778" calcext:value-type="float">
            <text:p>2.439778</text:p>
          </table:table-cell>
          <table:table-cell office:value-type="float" office:value="3.90941" calcext:value-type="float">
            <text:p>3.90941</text:p>
          </table:table-cell>
          <table:table-cell office:value-type="float" office:value="8" calcext:value-type="float">
            <text:p>8</text:p>
          </table:table-cell>
          <table:table-cell office:value-type="float" office:value="0.488676" calcext:value-type="float">
            <text:p>0.488676</text:p>
          </table:table-cell>
          <table:table-cell office:value-type="float" office:value="1" calcext:value-type="float">
            <text:p>1</text:p>
          </table:table-cell>
          <table:table-cell office:value-type="float" office:value="17549810" calcext:value-type="float">
            <text:p>17549810</text:p>
          </table:table-cell>
          <table:table-cell office:value-type="float" office:value="17549802" calcext:value-type="float">
            <text:p>175498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.579301" calcext:value-type="float">
            <text:p>19.579301</text:p>
          </table:table-cell>
          <table:table-cell office:value-type="float" office:value="5.005213" calcext:value-type="float">
            <text:p>5.005213</text:p>
          </table:table-cell>
          <table:table-cell office:value-type="float" office:value="2.447413" calcext:value-type="float">
            <text:p>2.447413</text:p>
          </table:table-cell>
          <table:table-cell office:value-type="float" office:value="3.911782" calcext:value-type="float">
            <text:p>3.911782</text:p>
          </table:table-cell>
          <table:table-cell office:value-type="float" office:value="8" calcext:value-type="float">
            <text:p>8</text:p>
          </table:table-cell>
          <table:table-cell office:value-type="float" office:value="0.488973" calcext:value-type="float">
            <text:p>0.488973</text:p>
          </table:table-cell>
          <table:table-cell office:value-type="float" office:value="1" calcext:value-type="float">
            <text:p>1</text:p>
          </table:table-cell>
          <table:table-cell office:value-type="float" office:value="17528214" calcext:value-type="float">
            <text:p>17528214</text:p>
          </table:table-cell>
          <table:table-cell office:value-type="float" office:value="17528218" calcext:value-type="float">
            <text:p>175282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.670633" calcext:value-type="float">
            <text:p>19.670633</text:p>
          </table:table-cell>
          <table:table-cell office:value-type="float" office:value="5.071456" calcext:value-type="float">
            <text:p>5.071456</text:p>
          </table:table-cell>
          <table:table-cell office:value-type="float" office:value="2.458829" calcext:value-type="float">
            <text:p>2.458829</text:p>
          </table:table-cell>
          <table:table-cell office:value-type="float" office:value="3.878695" calcext:value-type="float">
            <text:p>3.878695</text:p>
          </table:table-cell>
          <table:table-cell office:value-type="float" office:value="8" calcext:value-type="float">
            <text:p>8</text:p>
          </table:table-cell>
          <table:table-cell office:value-type="float" office:value="0.484837" calcext:value-type="float">
            <text:p>0.484837</text:p>
          </table:table-cell>
          <table:table-cell office:value-type="float" office:value="1" calcext:value-type="float">
            <text:p>1</text:p>
          </table:table-cell>
          <table:table-cell office:value-type="float" office:value="17506304" calcext:value-type="float">
            <text:p>17506304</text:p>
          </table:table-cell>
          <table:table-cell office:value-type="float" office:value="17506312" calcext:value-type="float">
            <text:p>175063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.733148" calcext:value-type="float">
            <text:p>19.733148</text:p>
          </table:table-cell>
          <table:table-cell office:value-type="float" office:value="5.121953" calcext:value-type="float">
            <text:p>5.121953</text:p>
          </table:table-cell>
          <table:table-cell office:value-type="float" office:value="2.466643" calcext:value-type="float">
            <text:p>2.466643</text:p>
          </table:table-cell>
          <table:table-cell office:value-type="float" office:value="3.852661" calcext:value-type="float">
            <text:p>3.852661</text:p>
          </table:table-cell>
          <table:table-cell office:value-type="float" office:value="8" calcext:value-type="float">
            <text:p>8</text:p>
          </table:table-cell>
          <table:table-cell office:value-type="float" office:value="0.481583" calcext:value-type="float">
            <text:p>0.481583</text:p>
          </table:table-cell>
          <table:table-cell office:value-type="float" office:value="1" calcext:value-type="float">
            <text:p>1</text:p>
          </table:table-cell>
          <table:table-cell office:value-type="float" office:value="17484640" calcext:value-type="float">
            <text:p>17484640</text:p>
          </table:table-cell>
          <table:table-cell office:value-type="float" office:value="17484650" calcext:value-type="float">
            <text:p>1748465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.786739" calcext:value-type="float">
            <text:p>19.786739</text:p>
          </table:table-cell>
          <table:table-cell office:value-type="float" office:value="5.137876" calcext:value-type="float">
            <text:p>5.137876</text:p>
          </table:table-cell>
          <table:table-cell office:value-type="float" office:value="2.473342" calcext:value-type="float">
            <text:p>2.473342</text:p>
          </table:table-cell>
          <table:table-cell office:value-type="float" office:value="3.851151" calcext:value-type="float">
            <text:p>3.851151</text:p>
          </table:table-cell>
          <table:table-cell office:value-type="float" office:value="8" calcext:value-type="float">
            <text:p>8</text:p>
          </table:table-cell>
          <table:table-cell office:value-type="float" office:value="0.481394" calcext:value-type="float">
            <text:p>0.481394</text:p>
          </table:table-cell>
          <table:table-cell office:value-type="float" office:value="1" calcext:value-type="float">
            <text:p>1</text:p>
          </table:table-cell>
          <table:table-cell office:value-type="float" office:value="17462840" calcext:value-type="float">
            <text:p>17462840</text:p>
          </table:table-cell>
          <table:table-cell office:value-type="float" office:value="17462842" calcext:value-type="float">
            <text:p>174628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9.840415" calcext:value-type="float">
            <text:p>19.840415</text:p>
          </table:table-cell>
          <table:table-cell office:value-type="float" office:value="5.151253" calcext:value-type="float">
            <text:p>5.151253</text:p>
          </table:table-cell>
          <table:table-cell office:value-type="float" office:value="2.480052" calcext:value-type="float">
            <text:p>2.480052</text:p>
          </table:table-cell>
          <table:table-cell office:value-type="float" office:value="3.851571" calcext:value-type="float">
            <text:p>3.851571</text:p>
          </table:table-cell>
          <table:table-cell office:value-type="float" office:value="8" calcext:value-type="float">
            <text:p>8</text:p>
          </table:table-cell>
          <table:table-cell office:value-type="float" office:value="0.481446" calcext:value-type="float">
            <text:p>0.481446</text:p>
          </table:table-cell>
          <table:table-cell office:value-type="float" office:value="1" calcext:value-type="float">
            <text:p>1</text:p>
          </table:table-cell>
          <table:table-cell office:value-type="float" office:value="17440840" calcext:value-type="float">
            <text:p>17440840</text:p>
          </table:table-cell>
          <table:table-cell office:value-type="float" office:value="17440842" calcext:value-type="float">
            <text:p>1744084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.893214" calcext:value-type="float">
            <text:p>19.893214</text:p>
          </table:table-cell>
          <table:table-cell office:value-type="float" office:value="5.163553" calcext:value-type="float">
            <text:p>5.163553</text:p>
          </table:table-cell>
          <table:table-cell office:value-type="float" office:value="2.486652" calcext:value-type="float">
            <text:p>2.486652</text:p>
          </table:table-cell>
          <table:table-cell office:value-type="float" office:value="3.852621" calcext:value-type="float">
            <text:p>3.852621</text:p>
          </table:table-cell>
          <table:table-cell office:value-type="float" office:value="8" calcext:value-type="float">
            <text:p>8</text:p>
          </table:table-cell>
          <table:table-cell office:value-type="float" office:value="0.481578" calcext:value-type="float">
            <text:p>0.481578</text:p>
          </table:table-cell>
          <table:table-cell office:value-type="float" office:value="1" calcext:value-type="float">
            <text:p>1</text:p>
          </table:table-cell>
          <table:table-cell office:value-type="float" office:value="17418772" calcext:value-type="float">
            <text:p>17418772</text:p>
          </table:table-cell>
          <table:table-cell office:value-type="float" office:value="17418770" calcext:value-type="float">
            <text:p>174187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.945226" calcext:value-type="float">
            <text:p>19.945226</text:p>
          </table:table-cell>
          <table:table-cell office:value-type="float" office:value="5.175775" calcext:value-type="float">
            <text:p>5.175775</text:p>
          </table:table-cell>
          <table:table-cell office:value-type="float" office:value="2.493153" calcext:value-type="float">
            <text:p>2.493153</text:p>
          </table:table-cell>
          <table:table-cell office:value-type="float" office:value="3.853573" calcext:value-type="float">
            <text:p>3.853573</text:p>
          </table:table-cell>
          <table:table-cell office:value-type="float" office:value="8" calcext:value-type="float">
            <text:p>8</text:p>
          </table:table-cell>
          <table:table-cell office:value-type="float" office:value="0.481697" calcext:value-type="float">
            <text:p>0.481697</text:p>
          </table:table-cell>
          <table:table-cell office:value-type="float" office:value="1" calcext:value-type="float">
            <text:p>1</text:p>
          </table:table-cell>
          <table:table-cell office:value-type="float" office:value="17397152" calcext:value-type="float">
            <text:p>17397152</text:p>
          </table:table-cell>
          <table:table-cell office:value-type="float" office:value="17397144" calcext:value-type="float">
            <text:p>173971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.998518" calcext:value-type="float">
            <text:p>19.998518</text:p>
          </table:table-cell>
          <table:table-cell office:value-type="float" office:value="5.191114" calcext:value-type="float">
            <text:p>5.191114</text:p>
          </table:table-cell>
          <table:table-cell office:value-type="float" office:value="2.499815" calcext:value-type="float">
            <text:p>2.499815</text:p>
          </table:table-cell>
          <table:table-cell office:value-type="float" office:value="3.852452" calcext:value-type="float">
            <text:p>3.852452</text:p>
          </table:table-cell>
          <table:table-cell office:value-type="float" office:value="8" calcext:value-type="float">
            <text:p>8</text:p>
          </table:table-cell>
          <table:table-cell office:value-type="float" office:value="0.481557" calcext:value-type="float">
            <text:p>0.481557</text:p>
          </table:table-cell>
          <table:table-cell office:value-type="float" office:value="1" calcext:value-type="float">
            <text:p>1</text:p>
          </table:table-cell>
          <table:table-cell office:value-type="float" office:value="17374740" calcext:value-type="float">
            <text:p>17374740</text:p>
          </table:table-cell>
          <table:table-cell office:value-type="float" office:value="17374736" calcext:value-type="float">
            <text:p>1737473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.050304" calcext:value-type="float">
            <text:p>20.050304</text:p>
          </table:table-cell>
          <table:table-cell office:value-type="float" office:value="5.20787" calcext:value-type="float">
            <text:p>5.20787</text:p>
          </table:table-cell>
          <table:table-cell office:value-type="float" office:value="2.506288" calcext:value-type="float">
            <text:p>2.506288</text:p>
          </table:table-cell>
          <table:table-cell office:value-type="float" office:value="3.850001" calcext:value-type="float">
            <text:p>3.850001</text:p>
          </table:table-cell>
          <table:table-cell office:value-type="float" office:value="8" calcext:value-type="float">
            <text:p>8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1" calcext:value-type="float">
            <text:p>1</text:p>
          </table:table-cell>
          <table:table-cell office:value-type="float" office:value="17352708" calcext:value-type="float">
            <text:p>17352708</text:p>
          </table:table-cell>
          <table:table-cell office:value-type="float" office:value="17352710" calcext:value-type="float">
            <text:p>173527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.102738" calcext:value-type="float">
            <text:p>20.102738</text:p>
          </table:table-cell>
          <table:table-cell office:value-type="float" office:value="5.225582" calcext:value-type="float">
            <text:p>5.225582</text:p>
          </table:table-cell>
          <table:table-cell office:value-type="float" office:value="2.512842" calcext:value-type="float">
            <text:p>2.512842</text:p>
          </table:table-cell>
          <table:table-cell office:value-type="float" office:value="3.846986" calcext:value-type="float">
            <text:p>3.846986</text:p>
          </table:table-cell>
          <table:table-cell office:value-type="float" office:value="8" calcext:value-type="float">
            <text:p>8</text:p>
          </table:table-cell>
          <table:table-cell office:value-type="float" office:value="0.480873" calcext:value-type="float">
            <text:p>0.480873</text:p>
          </table:table-cell>
          <table:table-cell office:value-type="float" office:value="1" calcext:value-type="float">
            <text:p>1</text:p>
          </table:table-cell>
          <table:table-cell office:value-type="float" office:value="17330510" calcext:value-type="float">
            <text:p>17330510</text:p>
          </table:table-cell>
          <table:table-cell office:value-type="float" office:value="17330520" calcext:value-type="float">
            <text:p>173305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.155043" calcext:value-type="float">
            <text:p>20.155043</text:p>
          </table:table-cell>
          <table:table-cell office:value-type="float" office:value="5.2371" calcext:value-type="float">
            <text:p>5.2371</text:p>
          </table:table-cell>
          <table:table-cell office:value-type="float" office:value="2.51938" calcext:value-type="float">
            <text:p>2.51938</text:p>
          </table:table-cell>
          <table:table-cell office:value-type="float" office:value="3.848512" calcext:value-type="float">
            <text:p>3.848512</text:p>
          </table:table-cell>
          <table:table-cell office:value-type="float" office:value="8" calcext:value-type="float">
            <text:p>8</text:p>
          </table:table-cell>
          <table:table-cell office:value-type="float" office:value="0.481064" calcext:value-type="float">
            <text:p>0.481064</text:p>
          </table:table-cell>
          <table:table-cell office:value-type="float" office:value="1" calcext:value-type="float">
            <text:p>1</text:p>
          </table:table-cell>
          <table:table-cell office:value-type="float" office:value="17308490" calcext:value-type="float">
            <text:p>17308490</text:p>
          </table:table-cell>
          <table:table-cell office:value-type="float" office:value="17308500" calcext:value-type="float">
            <text:p>173085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.220254" calcext:value-type="float">
            <text:p>20.220254</text:p>
          </table:table-cell>
          <table:table-cell office:value-type="float" office:value="5.249474" calcext:value-type="float">
            <text:p>5.249474</text:p>
          </table:table-cell>
          <table:table-cell office:value-type="float" office:value="2.527532" calcext:value-type="float">
            <text:p>2.527532</text:p>
          </table:table-cell>
          <table:table-cell office:value-type="float" office:value="3.851863" calcext:value-type="float">
            <text:p>3.851863</text:p>
          </table:table-cell>
          <table:table-cell office:value-type="float" office:value="8" calcext:value-type="float">
            <text:p>8</text:p>
          </table:table-cell>
          <table:table-cell office:value-type="float" office:value="0.481483" calcext:value-type="float">
            <text:p>0.481483</text:p>
          </table:table-cell>
          <table:table-cell office:value-type="float" office:value="1" calcext:value-type="float">
            <text:p>1</text:p>
          </table:table-cell>
          <table:table-cell office:value-type="float" office:value="17286046" calcext:value-type="float">
            <text:p>17286046</text:p>
          </table:table-cell>
          <table:table-cell office:value-type="float" office:value="17286054" calcext:value-type="float">
            <text:p>1728605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.27824" calcext:value-type="float">
            <text:p>20.27824</text:p>
          </table:table-cell>
          <table:table-cell office:value-type="float" office:value="5.271834" calcext:value-type="float">
            <text:p>5.271834</text:p>
          </table:table-cell>
          <table:table-cell office:value-type="float" office:value="2.53478" calcext:value-type="float">
            <text:p>2.53478</text:p>
          </table:table-cell>
          <table:table-cell office:value-type="float" office:value="3.846525" calcext:value-type="float">
            <text:p>3.846525</text:p>
          </table:table-cell>
          <table:table-cell office:value-type="float" office:value="8" calcext:value-type="float">
            <text:p>8</text:p>
          </table:table-cell>
          <table:table-cell office:value-type="float" office:value="0.480816" calcext:value-type="float">
            <text:p>0.480816</text:p>
          </table:table-cell>
          <table:table-cell office:value-type="float" office:value="1" calcext:value-type="float">
            <text:p>1</text:p>
          </table:table-cell>
          <table:table-cell office:value-type="float" office:value="17263592" calcext:value-type="float">
            <text:p>17263592</text:p>
          </table:table-cell>
          <table:table-cell office:value-type="float" office:value="17263604" calcext:value-type="float">
            <text:p>172636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.334564" calcext:value-type="float">
            <text:p>20.334564</text:p>
          </table:table-cell>
          <table:table-cell office:value-type="float" office:value="5.28317" calcext:value-type="float">
            <text:p>5.28317</text:p>
          </table:table-cell>
          <table:table-cell office:value-type="float" office:value="2.541821" calcext:value-type="float">
            <text:p>2.541821</text:p>
          </table:table-cell>
          <table:table-cell office:value-type="float" office:value="3.848932" calcext:value-type="float">
            <text:p>3.848932</text:p>
          </table:table-cell>
          <table:table-cell office:value-type="float" office:value="8" calcext:value-type="float">
            <text:p>8</text:p>
          </table:table-cell>
          <table:table-cell office:value-type="float" office:value="0.481117" calcext:value-type="float">
            <text:p>0.481117</text:p>
          </table:table-cell>
          <table:table-cell office:value-type="float" office:value="1" calcext:value-type="float">
            <text:p>1</text:p>
          </table:table-cell>
          <table:table-cell office:value-type="float" office:value="17241212" calcext:value-type="float">
            <text:p>17241212</text:p>
          </table:table-cell>
          <table:table-cell office:value-type="float" office:value="17241220" calcext:value-type="float">
            <text:p>17241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.390374" calcext:value-type="float">
            <text:p>20.390374</text:p>
          </table:table-cell>
          <table:table-cell office:value-type="float" office:value="5.295248" calcext:value-type="float">
            <text:p>5.295248</text:p>
          </table:table-cell>
          <table:table-cell office:value-type="float" office:value="2.548797" calcext:value-type="float">
            <text:p>2.548797</text:p>
          </table:table-cell>
          <table:table-cell office:value-type="float" office:value="3.850693" calcext:value-type="float">
            <text:p>3.850693</text:p>
          </table:table-cell>
          <table:table-cell office:value-type="float" office:value="8" calcext:value-type="float">
            <text:p>8</text:p>
          </table:table-cell>
          <table:table-cell office:value-type="float" office:value="0.481337" calcext:value-type="float">
            <text:p>0.481337</text:p>
          </table:table-cell>
          <table:table-cell office:value-type="float" office:value="1" calcext:value-type="float">
            <text:p>1</text:p>
          </table:table-cell>
          <table:table-cell office:value-type="float" office:value="17218876" calcext:value-type="float">
            <text:p>17218876</text:p>
          </table:table-cell>
          <table:table-cell office:value-type="float" office:value="17218886" calcext:value-type="float">
            <text:p>172188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.446858" calcext:value-type="float">
            <text:p>20.446858</text:p>
          </table:table-cell>
          <table:table-cell office:value-type="float" office:value="5.308444" calcext:value-type="float">
            <text:p>5.308444</text:p>
          </table:table-cell>
          <table:table-cell office:value-type="float" office:value="2.555857" calcext:value-type="float">
            <text:p>2.555857</text:p>
          </table:table-cell>
          <table:table-cell office:value-type="float" office:value="3.851761" calcext:value-type="float">
            <text:p>3.851761</text:p>
          </table:table-cell>
          <table:table-cell office:value-type="float" office:value="8" calcext:value-type="float">
            <text:p>8</text:p>
          </table:table-cell>
          <table:table-cell office:value-type="float" office:value="0.48147" calcext:value-type="float">
            <text:p>0.48147</text:p>
          </table:table-cell>
          <table:table-cell office:value-type="float" office:value="1" calcext:value-type="float">
            <text:p>1</text:p>
          </table:table-cell>
          <table:table-cell office:value-type="float" office:value="17196476" calcext:value-type="float">
            <text:p>17196476</text:p>
          </table:table-cell>
          <table:table-cell office:value-type="float" office:value="17196482" calcext:value-type="float">
            <text:p>171964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.500347" calcext:value-type="float">
            <text:p>20.500347</text:p>
          </table:table-cell>
          <table:table-cell office:value-type="float" office:value="5.320471" calcext:value-type="float">
            <text:p>5.320471</text:p>
          </table:table-cell>
          <table:table-cell office:value-type="float" office:value="2.562543" calcext:value-type="float">
            <text:p>2.562543</text:p>
          </table:table-cell>
          <table:table-cell office:value-type="float" office:value="3.853108" calcext:value-type="float">
            <text:p>3.853108</text:p>
          </table:table-cell>
          <table:table-cell office:value-type="float" office:value="8" calcext:value-type="float">
            <text:p>8</text:p>
          </table:table-cell>
          <table:table-cell office:value-type="float" office:value="0.481638" calcext:value-type="float">
            <text:p>0.481638</text:p>
          </table:table-cell>
          <table:table-cell office:value-type="float" office:value="1" calcext:value-type="float">
            <text:p>1</text:p>
          </table:table-cell>
          <table:table-cell office:value-type="float" office:value="17173920" calcext:value-type="float">
            <text:p>17173920</text:p>
          </table:table-cell>
          <table:table-cell office:value-type="float" office:value="17173930" calcext:value-type="float">
            <text:p>171739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.557849" calcext:value-type="float">
            <text:p>20.557849</text:p>
          </table:table-cell>
          <table:table-cell office:value-type="float" office:value="5.336933" calcext:value-type="float">
            <text:p>5.336933</text:p>
          </table:table-cell>
          <table:table-cell office:value-type="float" office:value="2.569731" calcext:value-type="float">
            <text:p>2.569731</text:p>
          </table:table-cell>
          <table:table-cell office:value-type="float" office:value="3.851997" calcext:value-type="float">
            <text:p>3.851997</text:p>
          </table:table-cell>
          <table:table-cell office:value-type="float" office:value="8" calcext:value-type="float">
            <text:p>8</text:p>
          </table:table-cell>
          <table:table-cell office:value-type="float" office:value="0.4815" calcext:value-type="float">
            <text:p>0.4815</text:p>
          </table:table-cell>
          <table:table-cell office:value-type="float" office:value="1" calcext:value-type="float">
            <text:p>1</text:p>
          </table:table-cell>
          <table:table-cell office:value-type="float" office:value="17151432" calcext:value-type="float">
            <text:p>17151432</text:p>
          </table:table-cell>
          <table:table-cell office:value-type="float" office:value="17151434" calcext:value-type="float">
            <text:p>171514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.618706" calcext:value-type="float">
            <text:p>20.618706</text:p>
          </table:table-cell>
          <table:table-cell office:value-type="float" office:value="5.36944" calcext:value-type="float">
            <text:p>5.36944</text:p>
          </table:table-cell>
          <table:table-cell office:value-type="float" office:value="2.577338" calcext:value-type="float">
            <text:p>2.577338</text:p>
          </table:table-cell>
          <table:table-cell office:value-type="float" office:value="3.840011" calcext:value-type="float">
            <text:p>3.840011</text:p>
          </table:table-cell>
          <table:table-cell office:value-type="float" office:value="8" calcext:value-type="float">
            <text:p>8</text:p>
          </table:table-cell>
          <table:table-cell office:value-type="float" office:value="0.480001" calcext:value-type="float">
            <text:p>0.480001</text:p>
          </table:table-cell>
          <table:table-cell office:value-type="float" office:value="1" calcext:value-type="float">
            <text:p>1</text:p>
          </table:table-cell>
          <table:table-cell office:value-type="float" office:value="17128556" calcext:value-type="float">
            <text:p>17128556</text:p>
          </table:table-cell>
          <table:table-cell office:value-type="float" office:value="17128570" calcext:value-type="float">
            <text:p>1712857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.706218" calcext:value-type="float">
            <text:p>20.706218</text:p>
          </table:table-cell>
          <table:table-cell office:value-type="float" office:value="5.383703" calcext:value-type="float">
            <text:p>5.383703</text:p>
          </table:table-cell>
          <table:table-cell office:value-type="float" office:value="2.588277" calcext:value-type="float">
            <text:p>2.588277</text:p>
          </table:table-cell>
          <table:table-cell office:value-type="float" office:value="3.846092" calcext:value-type="float">
            <text:p>3.846092</text:p>
          </table:table-cell>
          <table:table-cell office:value-type="float" office:value="8" calcext:value-type="float">
            <text:p>8</text:p>
          </table:table-cell>
          <table:table-cell office:value-type="float" office:value="0.480762" calcext:value-type="float">
            <text:p>0.480762</text:p>
          </table:table-cell>
          <table:table-cell office:value-type="float" office:value="1" calcext:value-type="float">
            <text:p>1</text:p>
          </table:table-cell>
          <table:table-cell office:value-type="float" office:value="17106050" calcext:value-type="float">
            <text:p>17106050</text:p>
          </table:table-cell>
          <table:table-cell office:value-type="float" office:value="17106062" calcext:value-type="float">
            <text:p>1710606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.803153" calcext:value-type="float">
            <text:p>20.803153</text:p>
          </table:table-cell>
          <table:table-cell office:value-type="float" office:value="5.410862" calcext:value-type="float">
            <text:p>5.410862</text:p>
          </table:table-cell>
          <table:table-cell office:value-type="float" office:value="2.600394" calcext:value-type="float">
            <text:p>2.600394</text:p>
          </table:table-cell>
          <table:table-cell office:value-type="float" office:value="3.844702" calcext:value-type="float">
            <text:p>3.844702</text:p>
          </table:table-cell>
          <table:table-cell office:value-type="float" office:value="8" calcext:value-type="float">
            <text:p>8</text:p>
          </table:table-cell>
          <table:table-cell office:value-type="float" office:value="0.480588" calcext:value-type="float">
            <text:p>0.480588</text:p>
          </table:table-cell>
          <table:table-cell office:value-type="float" office:value="1" calcext:value-type="float">
            <text:p>1</text:p>
          </table:table-cell>
          <table:table-cell office:value-type="float" office:value="17083474" calcext:value-type="float">
            <text:p>17083474</text:p>
          </table:table-cell>
          <table:table-cell office:value-type="float" office:value="17083484" calcext:value-type="float">
            <text:p>170834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.859717" calcext:value-type="float">
            <text:p>20.859717</text:p>
          </table:table-cell>
          <table:table-cell office:value-type="float" office:value="5.425139" calcext:value-type="float">
            <text:p>5.425139</text:p>
          </table:table-cell>
          <table:table-cell office:value-type="float" office:value="2.607465" calcext:value-type="float">
            <text:p>2.607465</text:p>
          </table:table-cell>
          <table:table-cell office:value-type="float" office:value="3.845011" calcext:value-type="float">
            <text:p>3.845011</text:p>
          </table:table-cell>
          <table:table-cell office:value-type="float" office:value="8" calcext:value-type="float">
            <text:p>8</text:p>
          </table:table-cell>
          <table:table-cell office:value-type="float" office:value="0.480626" calcext:value-type="float">
            <text:p>0.480626</text:p>
          </table:table-cell>
          <table:table-cell office:value-type="float" office:value="1" calcext:value-type="float">
            <text:p>1</text:p>
          </table:table-cell>
          <table:table-cell office:value-type="float" office:value="17060834" calcext:value-type="float">
            <text:p>17060834</text:p>
          </table:table-cell>
          <table:table-cell office:value-type="float" office:value="17060836" calcext:value-type="float">
            <text:p>170608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.913339" calcext:value-type="float">
            <text:p>20.913339</text:p>
          </table:table-cell>
          <table:table-cell office:value-type="float" office:value="5.436113" calcext:value-type="float">
            <text:p>5.436113</text:p>
          </table:table-cell>
          <table:table-cell office:value-type="float" office:value="2.614167" calcext:value-type="float">
            <text:p>2.614167</text:p>
          </table:table-cell>
          <table:table-cell office:value-type="float" office:value="3.847113" calcext:value-type="float">
            <text:p>3.847113</text:p>
          </table:table-cell>
          <table:table-cell office:value-type="float" office:value="8" calcext:value-type="float">
            <text:p>8</text:p>
          </table:table-cell>
          <table:table-cell office:value-type="float" office:value="0.480889" calcext:value-type="float">
            <text:p>0.480889</text:p>
          </table:table-cell>
          <table:table-cell office:value-type="float" office:value="1" calcext:value-type="float">
            <text:p>1</text:p>
          </table:table-cell>
          <table:table-cell office:value-type="float" office:value="17038234" calcext:value-type="float">
            <text:p>17038234</text:p>
          </table:table-cell>
          <table:table-cell office:value-type="float" office:value="17038244" calcext:value-type="float">
            <text:p>170382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.965719" calcext:value-type="float">
            <text:p>20.965719</text:p>
          </table:table-cell>
          <table:table-cell office:value-type="float" office:value="5.447813" calcext:value-type="float">
            <text:p>5.447813</text:p>
          </table:table-cell>
          <table:table-cell office:value-type="float" office:value="2.620715" calcext:value-type="float">
            <text:p>2.620715</text:p>
          </table:table-cell>
          <table:table-cell office:value-type="float" office:value="3.848465" calcext:value-type="float">
            <text:p>3.848465</text:p>
          </table:table-cell>
          <table:table-cell office:value-type="float" office:value="8" calcext:value-type="float">
            <text:p>8</text:p>
          </table:table-cell>
          <table:table-cell office:value-type="float" office:value="0.481058" calcext:value-type="float">
            <text:p>0.481058</text:p>
          </table:table-cell>
          <table:table-cell office:value-type="float" office:value="1" calcext:value-type="float">
            <text:p>1</text:p>
          </table:table-cell>
          <table:table-cell office:value-type="float" office:value="17015236" calcext:value-type="float">
            <text:p>17015236</text:p>
          </table:table-cell>
          <table:table-cell office:value-type="float" office:value="17015246" calcext:value-type="float">
            <text:p>170152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1.01764" calcext:value-type="float">
            <text:p>21.01764</text:p>
          </table:table-cell>
          <table:table-cell office:value-type="float" office:value="5.460638" calcext:value-type="float">
            <text:p>5.460638</text:p>
          </table:table-cell>
          <table:table-cell office:value-type="float" office:value="2.627205" calcext:value-type="float">
            <text:p>2.627205</text:p>
          </table:table-cell>
          <table:table-cell office:value-type="float" office:value="3.848935" calcext:value-type="float">
            <text:p>3.848935</text:p>
          </table:table-cell>
          <table:table-cell office:value-type="float" office:value="8" calcext:value-type="float">
            <text:p>8</text:p>
          </table:table-cell>
          <table:table-cell office:value-type="float" office:value="0.481117" calcext:value-type="float">
            <text:p>0.481117</text:p>
          </table:table-cell>
          <table:table-cell office:value-type="float" office:value="1" calcext:value-type="float">
            <text:p>1</text:p>
          </table:table-cell>
          <table:table-cell office:value-type="float" office:value="16992306" calcext:value-type="float">
            <text:p>16992306</text:p>
          </table:table-cell>
          <table:table-cell office:value-type="float" office:value="16992314" calcext:value-type="float">
            <text:p>169923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.070038" calcext:value-type="float">
            <text:p>21.070038</text:p>
          </table:table-cell>
          <table:table-cell office:value-type="float" office:value="5.472678" calcext:value-type="float">
            <text:p>5.472678</text:p>
          </table:table-cell>
          <table:table-cell office:value-type="float" office:value="2.633755" calcext:value-type="float">
            <text:p>2.633755</text:p>
          </table:table-cell>
          <table:table-cell office:value-type="float" office:value="3.850042" calcext:value-type="float">
            <text:p>3.850042</text:p>
          </table:table-cell>
          <table:table-cell office:value-type="float" office:value="8" calcext:value-type="float">
            <text:p>8</text:p>
          </table:table-cell>
          <table:table-cell office:value-type="float" office:value="0.481255" calcext:value-type="float">
            <text:p>0.481255</text:p>
          </table:table-cell>
          <table:table-cell office:value-type="float" office:value="1" calcext:value-type="float">
            <text:p>1</text:p>
          </table:table-cell>
          <table:table-cell office:value-type="float" office:value="16969374" calcext:value-type="float">
            <text:p>16969374</text:p>
          </table:table-cell>
          <table:table-cell office:value-type="float" office:value="16969376" calcext:value-type="float">
            <text:p>169693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1.121994" calcext:value-type="float">
            <text:p>21.121994</text:p>
          </table:table-cell>
          <table:table-cell office:value-type="float" office:value="5.484555" calcext:value-type="float">
            <text:p>5.484555</text:p>
          </table:table-cell>
          <table:table-cell office:value-type="float" office:value="2.640249" calcext:value-type="float">
            <text:p>2.640249</text:p>
          </table:table-cell>
          <table:table-cell office:value-type="float" office:value="3.851177" calcext:value-type="float">
            <text:p>3.851177</text:p>
          </table:table-cell>
          <table:table-cell office:value-type="float" office:value="8" calcext:value-type="float">
            <text:p>8</text:p>
          </table:table-cell>
          <table:table-cell office:value-type="float" office:value="0.481397" calcext:value-type="float">
            <text:p>0.481397</text:p>
          </table:table-cell>
          <table:table-cell office:value-type="float" office:value="1" calcext:value-type="float">
            <text:p>1</text:p>
          </table:table-cell>
          <table:table-cell office:value-type="float" office:value="16946616" calcext:value-type="float">
            <text:p>16946616</text:p>
          </table:table-cell>
          <table:table-cell office:value-type="float" office:value="16946620" calcext:value-type="float">
            <text:p>169466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.174168" calcext:value-type="float">
            <text:p>21.174168</text:p>
          </table:table-cell>
          <table:table-cell office:value-type="float" office:value="5.49694" calcext:value-type="float">
            <text:p>5.49694</text:p>
          </table:table-cell>
          <table:table-cell office:value-type="float" office:value="2.646771" calcext:value-type="float">
            <text:p>2.646771</text:p>
          </table:table-cell>
          <table:table-cell office:value-type="float" office:value="3.851992" calcext:value-type="float">
            <text:p>3.851992</text:p>
          </table:table-cell>
          <table:table-cell office:value-type="float" office:value="8" calcext:value-type="float">
            <text:p>8</text:p>
          </table:table-cell>
          <table:table-cell office:value-type="float" office:value="0.481499" calcext:value-type="float">
            <text:p>0.481499</text:p>
          </table:table-cell>
          <table:table-cell office:value-type="float" office:value="1" calcext:value-type="float">
            <text:p>1</text:p>
          </table:table-cell>
          <table:table-cell office:value-type="float" office:value="16923710" calcext:value-type="float">
            <text:p>16923710</text:p>
          </table:table-cell>
          <table:table-cell office:value-type="float" office:value="16923724" calcext:value-type="float">
            <text:p>169237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.226472" calcext:value-type="float">
            <text:p>21.226472</text:p>
          </table:table-cell>
          <table:table-cell office:value-type="float" office:value="5.50957" calcext:value-type="float">
            <text:p>5.50957</text:p>
          </table:table-cell>
          <table:table-cell office:value-type="float" office:value="2.653309" calcext:value-type="float">
            <text:p>2.653309</text:p>
          </table:table-cell>
          <table:table-cell office:value-type="float" office:value="3.852655" calcext:value-type="float">
            <text:p>3.852655</text:p>
          </table:table-cell>
          <table:table-cell office:value-type="float" office:value="8" calcext:value-type="float">
            <text:p>8</text:p>
          </table:table-cell>
          <table:table-cell office:value-type="float" office:value="0.481582" calcext:value-type="float">
            <text:p>0.481582</text:p>
          </table:table-cell>
          <table:table-cell office:value-type="float" office:value="1" calcext:value-type="float">
            <text:p>1</text:p>
          </table:table-cell>
          <table:table-cell office:value-type="float" office:value="16900630" calcext:value-type="float">
            <text:p>16900630</text:p>
          </table:table-cell>
          <table:table-cell office:value-type="float" office:value="16900632" calcext:value-type="float">
            <text:p>169006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.281508" calcext:value-type="float">
            <text:p>21.281508</text:p>
          </table:table-cell>
          <table:table-cell office:value-type="float" office:value="5.521286" calcext:value-type="float">
            <text:p>5.521286</text:p>
          </table:table-cell>
          <table:table-cell office:value-type="float" office:value="2.660188" calcext:value-type="float">
            <text:p>2.660188</text:p>
          </table:table-cell>
          <table:table-cell office:value-type="float" office:value="3.854447" calcext:value-type="float">
            <text:p>3.854447</text:p>
          </table:table-cell>
          <table:table-cell office:value-type="float" office:value="8" calcext:value-type="float">
            <text:p>8</text:p>
          </table:table-cell>
          <table:table-cell office:value-type="float" office:value="0.481806" calcext:value-type="float">
            <text:p>0.481806</text:p>
          </table:table-cell>
          <table:table-cell office:value-type="float" office:value="1" calcext:value-type="float">
            <text:p>1</text:p>
          </table:table-cell>
          <table:table-cell office:value-type="float" office:value="16877584" calcext:value-type="float">
            <text:p>16877584</text:p>
          </table:table-cell>
          <table:table-cell office:value-type="float" office:value="16877588" calcext:value-type="float">
            <text:p>168775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.333863" calcext:value-type="float">
            <text:p>21.333863</text:p>
          </table:table-cell>
          <table:table-cell office:value-type="float" office:value="5.538575" calcext:value-type="float">
            <text:p>5.538575</text:p>
          </table:table-cell>
          <table:table-cell office:value-type="float" office:value="2.666733" calcext:value-type="float">
            <text:p>2.666733</text:p>
          </table:table-cell>
          <table:table-cell office:value-type="float" office:value="3.851869" calcext:value-type="float">
            <text:p>3.851869</text:p>
          </table:table-cell>
          <table:table-cell office:value-type="float" office:value="8" calcext:value-type="float">
            <text:p>8</text:p>
          </table:table-cell>
          <table:table-cell office:value-type="float" office:value="0.481484" calcext:value-type="float">
            <text:p>0.481484</text:p>
          </table:table-cell>
          <table:table-cell office:value-type="float" office:value="1" calcext:value-type="float">
            <text:p>1</text:p>
          </table:table-cell>
          <table:table-cell office:value-type="float" office:value="16854794" calcext:value-type="float">
            <text:p>16854794</text:p>
          </table:table-cell>
          <table:table-cell office:value-type="float" office:value="16854796" calcext:value-type="float">
            <text:p>168547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.386723" calcext:value-type="float">
            <text:p>21.386723</text:p>
          </table:table-cell>
          <table:table-cell office:value-type="float" office:value="5.550522" calcext:value-type="float">
            <text:p>5.550522</text:p>
          </table:table-cell>
          <table:table-cell office:value-type="float" office:value="2.67334" calcext:value-type="float">
            <text:p>2.67334</text:p>
          </table:table-cell>
          <table:table-cell office:value-type="float" office:value="3.853101" calcext:value-type="float">
            <text:p>3.853101</text:p>
          </table:table-cell>
          <table:table-cell office:value-type="float" office:value="8" calcext:value-type="float">
            <text:p>8</text:p>
          </table:table-cell>
          <table:table-cell office:value-type="float" office:value="0.481638" calcext:value-type="float">
            <text:p>0.481638</text:p>
          </table:table-cell>
          <table:table-cell office:value-type="float" office:value="1" calcext:value-type="float">
            <text:p>1</text:p>
          </table:table-cell>
          <table:table-cell office:value-type="float" office:value="16831736" calcext:value-type="float">
            <text:p>16831736</text:p>
          </table:table-cell>
          <table:table-cell office:value-type="float" office:value="16831742" calcext:value-type="float">
            <text:p>168317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1.439863" calcext:value-type="float">
            <text:p>21.439863</text:p>
          </table:table-cell>
          <table:table-cell office:value-type="float" office:value="5.563516" calcext:value-type="float">
            <text:p>5.563516</text:p>
          </table:table-cell>
          <table:table-cell office:value-type="float" office:value="2.679983" calcext:value-type="float">
            <text:p>2.679983</text:p>
          </table:table-cell>
          <table:table-cell office:value-type="float" office:value="3.853653" calcext:value-type="float">
            <text:p>3.853653</text:p>
          </table:table-cell>
          <table:table-cell office:value-type="float" office:value="8" calcext:value-type="float">
            <text:p>8</text:p>
          </table:table-cell>
          <table:table-cell office:value-type="float" office:value="0.481707" calcext:value-type="float">
            <text:p>0.481707</text:p>
          </table:table-cell>
          <table:table-cell office:value-type="float" office:value="1" calcext:value-type="float">
            <text:p>1</text:p>
          </table:table-cell>
          <table:table-cell office:value-type="float" office:value="16808474" calcext:value-type="float">
            <text:p>16808474</text:p>
          </table:table-cell>
          <table:table-cell office:value-type="float" office:value="16808482" calcext:value-type="float">
            <text:p>168084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1.496065" calcext:value-type="float">
            <text:p>21.496065</text:p>
          </table:table-cell>
          <table:table-cell office:value-type="float" office:value="5.582711" calcext:value-type="float">
            <text:p>5.582711</text:p>
          </table:table-cell>
          <table:table-cell office:value-type="float" office:value="2.687008" calcext:value-type="float">
            <text:p>2.687008</text:p>
          </table:table-cell>
          <table:table-cell office:value-type="float" office:value="3.850471" calcext:value-type="float">
            <text:p>3.850471</text:p>
          </table:table-cell>
          <table:table-cell office:value-type="float" office:value="8" calcext:value-type="float">
            <text:p>8</text:p>
          </table:table-cell>
          <table:table-cell office:value-type="float" office:value="0.481309" calcext:value-type="float">
            <text:p>0.481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85342" calcext:value-type="float">
            <text:p>167853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.548915" calcext:value-type="float">
            <text:p>21.548915</text:p>
          </table:table-cell>
          <table:table-cell office:value-type="float" office:value="5.597667" calcext:value-type="float">
            <text:p>5.597667</text:p>
          </table:table-cell>
          <table:table-cell office:value-type="float" office:value="2.693614" calcext:value-type="float">
            <text:p>2.693614</text:p>
          </table:table-cell>
          <table:table-cell office:value-type="float" office:value="3.849624" calcext:value-type="float">
            <text:p>3.849624</text:p>
          </table:table-cell>
          <table:table-cell office:value-type="float" office:value="8" calcext:value-type="float">
            <text:p>8</text:p>
          </table:table-cell>
          <table:table-cell office:value-type="float" office:value="0.481203" calcext:value-type="float">
            <text:p>0.481203</text:p>
          </table:table-cell>
          <table:table-cell office:value-type="float" office:value="1" calcext:value-type="float">
            <text:p>1</text:p>
          </table:table-cell>
          <table:table-cell office:value-type="float" office:value="16762312" calcext:value-type="float">
            <text:p>16762312</text:p>
          </table:table-cell>
          <table:table-cell office:value-type="float" office:value="16762323" calcext:value-type="float">
            <text:p>167623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1.602797" calcext:value-type="float">
            <text:p>21.602797</text:p>
          </table:table-cell>
          <table:table-cell office:value-type="float" office:value="5.609465" calcext:value-type="float">
            <text:p>5.609465</text:p>
          </table:table-cell>
          <table:table-cell office:value-type="float" office:value="2.70035" calcext:value-type="float">
            <text:p>2.70035</text:p>
          </table:table-cell>
          <table:table-cell office:value-type="float" office:value="3.851133" calcext:value-type="float">
            <text:p>3.851133</text:p>
          </table:table-cell>
          <table:table-cell office:value-type="float" office:value="8" calcext:value-type="float">
            <text:p>8</text:p>
          </table:table-cell>
          <table:table-cell office:value-type="float" office:value="0.481392" calcext:value-type="float">
            <text:p>0.481392</text:p>
          </table:table-cell>
          <table:table-cell office:value-type="float" office:value="1" calcext:value-type="float">
            <text:p>1</text:p>
          </table:table-cell>
          <table:table-cell office:value-type="float" office:value="16738847" calcext:value-type="float">
            <text:p>16738847</text:p>
          </table:table-cell>
          <table:table-cell office:value-type="float" office:value="16738848" calcext:value-type="float">
            <text:p>167388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1.655512" calcext:value-type="float">
            <text:p>21.655512</text:p>
          </table:table-cell>
          <table:table-cell office:value-type="float" office:value="5.621522" calcext:value-type="float">
            <text:p>5.621522</text:p>
          </table:table-cell>
          <table:table-cell office:value-type="float" office:value="2.706939" calcext:value-type="float">
            <text:p>2.706939</text:p>
          </table:table-cell>
          <table:table-cell office:value-type="float" office:value="3.852251" calcext:value-type="float">
            <text:p>3.852251</text:p>
          </table:table-cell>
          <table:table-cell office:value-type="float" office:value="8" calcext:value-type="float">
            <text:p>8</text:p>
          </table:table-cell>
          <table:table-cell office:value-type="float" office:value="0.481531" calcext:value-type="float">
            <text:p>0.481531</text:p>
          </table:table-cell>
          <table:table-cell office:value-type="float" office:value="1" calcext:value-type="float">
            <text:p>1</text:p>
          </table:table-cell>
          <table:table-cell office:value-type="float" office:value="16715742" calcext:value-type="float">
            <text:p>16715742</text:p>
          </table:table-cell>
          <table:table-cell office:value-type="float" office:value="16715745" calcext:value-type="float">
            <text:p>167157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1.712781" calcext:value-type="float">
            <text:p>21.712781</text:p>
          </table:table-cell>
          <table:table-cell office:value-type="float" office:value="5.634168" calcext:value-type="float">
            <text:p>5.634168</text:p>
          </table:table-cell>
          <table:table-cell office:value-type="float" office:value="2.714098" calcext:value-type="float">
            <text:p>2.714098</text:p>
          </table:table-cell>
          <table:table-cell office:value-type="float" office:value="3.853769" calcext:value-type="float">
            <text:p>3.853769</text:p>
          </table:table-cell>
          <table:table-cell office:value-type="float" office:value="8" calcext:value-type="float">
            <text:p>8</text:p>
          </table:table-cell>
          <table:table-cell office:value-type="float" office:value="0.481721" calcext:value-type="float">
            <text:p>0.4817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92574" calcext:value-type="float">
            <text:p>1669257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1.766299" calcext:value-type="float">
            <text:p>21.766299</text:p>
          </table:table-cell>
          <table:table-cell office:value-type="float" office:value="5.645647" calcext:value-type="float">
            <text:p>5.645647</text:p>
          </table:table-cell>
          <table:table-cell office:value-type="float" office:value="2.720787" calcext:value-type="float">
            <text:p>2.720787</text:p>
          </table:table-cell>
          <table:table-cell office:value-type="float" office:value="3.855413" calcext:value-type="float">
            <text:p>3.855413</text:p>
          </table:table-cell>
          <table:table-cell office:value-type="float" office:value="8" calcext:value-type="float">
            <text:p>8</text:p>
          </table:table-cell>
          <table:table-cell office:value-type="float" office:value="0.481927" calcext:value-type="float">
            <text:p>0.481927</text:p>
          </table:table-cell>
          <table:table-cell office:value-type="float" office:value="1" calcext:value-type="float">
            <text:p>1</text:p>
          </table:table-cell>
          <table:table-cell office:value-type="float" office:value="16669122" calcext:value-type="float">
            <text:p>16669122</text:p>
          </table:table-cell>
          <table:table-cell office:value-type="float" office:value="16669128" calcext:value-type="float">
            <text:p>166691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1.819923" calcext:value-type="float">
            <text:p>21.819923</text:p>
          </table:table-cell>
          <table:table-cell office:value-type="float" office:value="5.657246" calcext:value-type="float">
            <text:p>5.657246</text:p>
          </table:table-cell>
          <table:table-cell office:value-type="float" office:value="2.72749" calcext:value-type="float">
            <text:p>2.72749</text:p>
          </table:table-cell>
          <table:table-cell office:value-type="float" office:value="3.856987" calcext:value-type="float">
            <text:p>3.856987</text:p>
          </table:table-cell>
          <table:table-cell office:value-type="float" office:value="8" calcext:value-type="float">
            <text:p>8</text:p>
          </table:table-cell>
          <table:table-cell office:value-type="float" office:value="0.482123" calcext:value-type="float">
            <text:p>0.482123</text:p>
          </table:table-cell>
          <table:table-cell office:value-type="float" office:value="1" calcext:value-type="float">
            <text:p>1</text:p>
          </table:table-cell>
          <table:table-cell office:value-type="float" office:value="16645682" calcext:value-type="float">
            <text:p>16645682</text:p>
          </table:table-cell>
          <table:table-cell office:value-type="float" office:value="16645686" calcext:value-type="float">
            <text:p>1664568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1.873548" calcext:value-type="float">
            <text:p>21.873548</text:p>
          </table:table-cell>
          <table:table-cell office:value-type="float" office:value="5.668895" calcext:value-type="float">
            <text:p>5.668895</text:p>
          </table:table-cell>
          <table:table-cell office:value-type="float" office:value="2.734194" calcext:value-type="float">
            <text:p>2.734194</text:p>
          </table:table-cell>
          <table:table-cell office:value-type="float" office:value="3.858521" calcext:value-type="float">
            <text:p>3.858521</text:p>
          </table:table-cell>
          <table:table-cell office:value-type="float" office:value="8" calcext:value-type="float">
            <text:p>8</text:p>
          </table:table-cell>
          <table:table-cell office:value-type="float" office:value="0.482315" calcext:value-type="float">
            <text:p>0.482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22604" calcext:value-type="float">
            <text:p>166226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.926899" calcext:value-type="float">
            <text:p>21.926899</text:p>
          </table:table-cell>
          <table:table-cell office:value-type="float" office:value="5.682781" calcext:value-type="float">
            <text:p>5.682781</text:p>
          </table:table-cell>
          <table:table-cell office:value-type="float" office:value="2.740862" calcext:value-type="float">
            <text:p>2.740862</text:p>
          </table:table-cell>
          <table:table-cell office:value-type="float" office:value="3.85848" calcext:value-type="float">
            <text:p>3.85848</text:p>
          </table:table-cell>
          <table:table-cell office:value-type="float" office:value="8" calcext:value-type="float">
            <text:p>8</text:p>
          </table:table-cell>
          <table:table-cell office:value-type="float" office:value="0.48231" calcext:value-type="float">
            <text:p>0.48231</text:p>
          </table:table-cell>
          <table:table-cell office:value-type="float" office:value="1" calcext:value-type="float">
            <text:p>1</text:p>
          </table:table-cell>
          <table:table-cell office:value-type="float" office:value="16599063" calcext:value-type="float">
            <text:p>16599063</text:p>
          </table:table-cell>
          <table:table-cell office:value-type="float" office:value="16599070" calcext:value-type="float">
            <text:p>165990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1.97976" calcext:value-type="float">
            <text:p>21.97976</text:p>
          </table:table-cell>
          <table:table-cell office:value-type="float" office:value="5.694989" calcext:value-type="float">
            <text:p>5.694989</text:p>
          </table:table-cell>
          <table:table-cell office:value-type="float" office:value="2.74747" calcext:value-type="float">
            <text:p>2.74747</text:p>
          </table:table-cell>
          <table:table-cell office:value-type="float" office:value="3.859491" calcext:value-type="float">
            <text:p>3.859491</text:p>
          </table:table-cell>
          <table:table-cell office:value-type="float" office:value="8" calcext:value-type="float">
            <text:p>8</text:p>
          </table:table-cell>
          <table:table-cell office:value-type="float" office:value="0.482436" calcext:value-type="float">
            <text:p>0.482436</text:p>
          </table:table-cell>
          <table:table-cell office:value-type="float" office:value="1" calcext:value-type="float">
            <text:p>1</text:p>
          </table:table-cell>
          <table:table-cell office:value-type="float" office:value="16575909" calcext:value-type="float">
            <text:p>16575909</text:p>
          </table:table-cell>
          <table:table-cell office:value-type="float" office:value="16575914" calcext:value-type="float">
            <text:p>1657591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.032898" calcext:value-type="float">
            <text:p>22.032898</text:p>
          </table:table-cell>
          <table:table-cell office:value-type="float" office:value="5.707423" calcext:value-type="float">
            <text:p>5.707423</text:p>
          </table:table-cell>
          <table:table-cell office:value-type="float" office:value="2.754112" calcext:value-type="float">
            <text:p>2.754112</text:p>
          </table:table-cell>
          <table:table-cell office:value-type="float" office:value="3.860393" calcext:value-type="float">
            <text:p>3.860393</text:p>
          </table:table-cell>
          <table:table-cell office:value-type="float" office:value="8" calcext:value-type="float">
            <text:p>8</text:p>
          </table:table-cell>
          <table:table-cell office:value-type="float" office:value="0.482549" calcext:value-type="float">
            <text:p>0.482549</text:p>
          </table:table-cell>
          <table:table-cell office:value-type="float" office:value="1" calcext:value-type="float">
            <text:p>1</text:p>
          </table:table-cell>
          <table:table-cell office:value-type="float" office:value="16552356" calcext:value-type="float">
            <text:p>16552356</text:p>
          </table:table-cell>
          <table:table-cell office:value-type="float" office:value="16552358" calcext:value-type="float">
            <text:p>165523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.084133" calcext:value-type="float">
            <text:p>22.084133</text:p>
          </table:table-cell>
          <table:table-cell office:value-type="float" office:value="5.719905" calcext:value-type="float">
            <text:p>5.719905</text:p>
          </table:table-cell>
          <table:table-cell office:value-type="float" office:value="2.760517" calcext:value-type="float">
            <text:p>2.760517</text:p>
          </table:table-cell>
          <table:table-cell office:value-type="float" office:value="3.860926" calcext:value-type="float">
            <text:p>3.860926</text:p>
          </table:table-cell>
          <table:table-cell office:value-type="float" office:value="8" calcext:value-type="float">
            <text:p>8</text:p>
          </table:table-cell>
          <table:table-cell office:value-type="float" office:value="0.482616" calcext:value-type="float">
            <text:p>0.482616</text:p>
          </table:table-cell>
          <table:table-cell office:value-type="float" office:value="1" calcext:value-type="float">
            <text:p>1</text:p>
          </table:table-cell>
          <table:table-cell office:value-type="float" office:value="16528858" calcext:value-type="float">
            <text:p>16528858</text:p>
          </table:table-cell>
          <table:table-cell office:value-type="float" office:value="16528862" calcext:value-type="float">
            <text:p>1652886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.138745" calcext:value-type="float">
            <text:p>22.138745</text:p>
          </table:table-cell>
          <table:table-cell office:value-type="float" office:value="5.731618" calcext:value-type="float">
            <text:p>5.731618</text:p>
          </table:table-cell>
          <table:table-cell office:value-type="float" office:value="2.767343" calcext:value-type="float">
            <text:p>2.767343</text:p>
          </table:table-cell>
          <table:table-cell office:value-type="float" office:value="3.862565" calcext:value-type="float">
            <text:p>3.862565</text:p>
          </table:table-cell>
          <table:table-cell office:value-type="float" office:value="8" calcext:value-type="float">
            <text:p>8</text:p>
          </table:table-cell>
          <table:table-cell office:value-type="float" office:value="0.482821" calcext:value-type="float">
            <text:p>0.482821</text:p>
          </table:table-cell>
          <table:table-cell office:value-type="float" office:value="1" calcext:value-type="float">
            <text:p>1</text:p>
          </table:table-cell>
          <table:table-cell office:value-type="float" office:value="16505352" calcext:value-type="float">
            <text:p>16505352</text:p>
          </table:table-cell>
          <table:table-cell office:value-type="float" office:value="16505358" calcext:value-type="float">
            <text:p>165053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.191339" calcext:value-type="float">
            <text:p>22.191339</text:p>
          </table:table-cell>
          <table:table-cell office:value-type="float" office:value="5.743406" calcext:value-type="float">
            <text:p>5.743406</text:p>
          </table:table-cell>
          <table:table-cell office:value-type="float" office:value="2.773917" calcext:value-type="float">
            <text:p>2.773917</text:p>
          </table:table-cell>
          <table:table-cell office:value-type="float" office:value="3.863795" calcext:value-type="float">
            <text:p>3.863795</text:p>
          </table:table-cell>
          <table:table-cell office:value-type="float" office:value="8" calcext:value-type="float">
            <text:p>8</text:p>
          </table:table-cell>
          <table:table-cell office:value-type="float" office:value="0.482974" calcext:value-type="float">
            <text:p>0.482974</text:p>
          </table:table-cell>
          <table:table-cell office:value-type="float" office:value="1" calcext:value-type="float">
            <text:p>1</text:p>
          </table:table-cell>
          <table:table-cell office:value-type="float" office:value="16481766" calcext:value-type="float">
            <text:p>16481766</text:p>
          </table:table-cell>
          <table:table-cell office:value-type="float" office:value="16481779" calcext:value-type="float">
            <text:p>1648177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.244658" calcext:value-type="float">
            <text:p>22.244658</text:p>
          </table:table-cell>
          <table:table-cell office:value-type="float" office:value="5.754675" calcext:value-type="float">
            <text:p>5.754675</text:p>
          </table:table-cell>
          <table:table-cell office:value-type="float" office:value="2.780582" calcext:value-type="float">
            <text:p>2.780582</text:p>
          </table:table-cell>
          <table:table-cell office:value-type="float" office:value="3.865493" calcext:value-type="float">
            <text:p>3.865493</text:p>
          </table:table-cell>
          <table:table-cell office:value-type="float" office:value="8" calcext:value-type="float">
            <text:p>8</text:p>
          </table:table-cell>
          <table:table-cell office:value-type="float" office:value="0.483187" calcext:value-type="float">
            <text:p>0.483187</text:p>
          </table:table-cell>
          <table:table-cell office:value-type="float" office:value="1" calcext:value-type="float">
            <text:p>1</text:p>
          </table:table-cell>
          <table:table-cell office:value-type="float" office:value="16458375" calcext:value-type="float">
            <text:p>16458375</text:p>
          </table:table-cell>
          <table:table-cell office:value-type="float" office:value="16458378" calcext:value-type="float">
            <text:p>1645837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.297542" calcext:value-type="float">
            <text:p>22.297542</text:p>
          </table:table-cell>
          <table:table-cell office:value-type="float" office:value="5.765824" calcext:value-type="float">
            <text:p>5.765824</text:p>
          </table:table-cell>
          <table:table-cell office:value-type="float" office:value="2.787193" calcext:value-type="float">
            <text:p>2.787193</text:p>
          </table:table-cell>
          <table:table-cell office:value-type="float" office:value="3.867191" calcext:value-type="float">
            <text:p>3.867191</text:p>
          </table:table-cell>
          <table:table-cell office:value-type="float" office:value="8" calcext:value-type="float">
            <text:p>8</text:p>
          </table:table-cell>
          <table:table-cell office:value-type="float" office:value="0.483399" calcext:value-type="float">
            <text:p>0.483399</text:p>
          </table:table-cell>
          <table:table-cell office:value-type="float" office:value="1" calcext:value-type="float">
            <text:p>1</text:p>
          </table:table-cell>
          <table:table-cell office:value-type="float" office:value="16434787" calcext:value-type="float">
            <text:p>16434787</text:p>
          </table:table-cell>
          <table:table-cell office:value-type="float" office:value="16434785" calcext:value-type="float">
            <text:p>164347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.34972" calcext:value-type="float">
            <text:p>22.34972</text:p>
          </table:table-cell>
          <table:table-cell office:value-type="float" office:value="5.778394" calcext:value-type="float">
            <text:p>5.778394</text:p>
          </table:table-cell>
          <table:table-cell office:value-type="float" office:value="2.793715" calcext:value-type="float">
            <text:p>2.793715</text:p>
          </table:table-cell>
          <table:table-cell office:value-type="float" office:value="3.867808" calcext:value-type="float">
            <text:p>3.867808</text:p>
          </table:table-cell>
          <table:table-cell office:value-type="float" office:value="8" calcext:value-type="float">
            <text:p>8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1" calcext:value-type="float">
            <text:p>1</text:p>
          </table:table-cell>
          <table:table-cell office:value-type="float" office:value="16411232" calcext:value-type="float">
            <text:p>16411232</text:p>
          </table:table-cell>
          <table:table-cell office:value-type="float" office:value="16411237" calcext:value-type="float">
            <text:p>1641123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.400583" calcext:value-type="float">
            <text:p>22.400583</text:p>
          </table:table-cell>
          <table:table-cell office:value-type="float" office:value="5.791548" calcext:value-type="float">
            <text:p>5.791548</text:p>
          </table:table-cell>
          <table:table-cell office:value-type="float" office:value="2.800073" calcext:value-type="float">
            <text:p>2.800073</text:p>
          </table:table-cell>
          <table:table-cell office:value-type="float" office:value="3.867806" calcext:value-type="float">
            <text:p>3.867806</text:p>
          </table:table-cell>
          <table:table-cell office:value-type="float" office:value="8" calcext:value-type="float">
            <text:p>8</text:p>
          </table:table-cell>
          <table:table-cell office:value-type="float" office:value="0.483476" calcext:value-type="float">
            <text:p>0.483476</text:p>
          </table:table-cell>
          <table:table-cell office:value-type="float" office:value="1" calcext:value-type="float">
            <text:p>1</text:p>
          </table:table-cell>
          <table:table-cell office:value-type="float" office:value="16387748" calcext:value-type="float">
            <text:p>16387748</text:p>
          </table:table-cell>
          <table:table-cell office:value-type="float" office:value="16387753" calcext:value-type="float">
            <text:p>163877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.453308" calcext:value-type="float">
            <text:p>22.453308</text:p>
          </table:table-cell>
          <table:table-cell office:value-type="float" office:value="5.803756" calcext:value-type="float">
            <text:p>5.803756</text:p>
          </table:table-cell>
          <table:table-cell office:value-type="float" office:value="2.806663" calcext:value-type="float">
            <text:p>2.806663</text:p>
          </table:table-cell>
          <table:table-cell office:value-type="float" office:value="3.868754" calcext:value-type="float">
            <text:p>3.868754</text:p>
          </table:table-cell>
          <table:table-cell office:value-type="float" office:value="8" calcext:value-type="float">
            <text:p>8</text:p>
          </table:table-cell>
          <table:table-cell office:value-type="float" office:value="0.483594" calcext:value-type="float">
            <text:p>0.483594</text:p>
          </table:table-cell>
          <table:table-cell office:value-type="float" office:value="1" calcext:value-type="float">
            <text:p>1</text:p>
          </table:table-cell>
          <table:table-cell office:value-type="float" office:value="16364179" calcext:value-type="float">
            <text:p>16364179</text:p>
          </table:table-cell>
          <table:table-cell office:value-type="float" office:value="16364189" calcext:value-type="float">
            <text:p>163641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.506166" calcext:value-type="float">
            <text:p>22.506166</text:p>
          </table:table-cell>
          <table:table-cell office:value-type="float" office:value="5.815693" calcext:value-type="float">
            <text:p>5.815693</text:p>
          </table:table-cell>
          <table:table-cell office:value-type="float" office:value="2.813271" calcext:value-type="float">
            <text:p>2.813271</text:p>
          </table:table-cell>
          <table:table-cell office:value-type="float" office:value="3.869903" calcext:value-type="float">
            <text:p>3.869903</text:p>
          </table:table-cell>
          <table:table-cell office:value-type="float" office:value="8" calcext:value-type="float">
            <text:p>8</text:p>
          </table:table-cell>
          <table:table-cell office:value-type="float" office:value="0.483738" calcext:value-type="float">
            <text:p>0.483738</text:p>
          </table:table-cell>
          <table:table-cell office:value-type="float" office:value="1" calcext:value-type="float">
            <text:p>1</text:p>
          </table:table-cell>
          <table:table-cell office:value-type="float" office:value="16340548" calcext:value-type="float">
            <text:p>16340548</text:p>
          </table:table-cell>
          <table:table-cell office:value-type="float" office:value="16340551" calcext:value-type="float">
            <text:p>163405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.558542" calcext:value-type="float">
            <text:p>22.558542</text:p>
          </table:table-cell>
          <table:table-cell office:value-type="float" office:value="5.828247" calcext:value-type="float">
            <text:p>5.828247</text:p>
          </table:table-cell>
          <table:table-cell office:value-type="float" office:value="2.819818" calcext:value-type="float">
            <text:p>2.819818</text:p>
          </table:table-cell>
          <table:table-cell office:value-type="float" office:value="3.870554" calcext:value-type="float">
            <text:p>3.870554</text:p>
          </table:table-cell>
          <table:table-cell office:value-type="float" office:value="8" calcext:value-type="float">
            <text:p>8</text:p>
          </table:table-cell>
          <table:table-cell office:value-type="float" office:value="0.483819" calcext:value-type="float">
            <text:p>0.483819</text:p>
          </table:table-cell>
          <table:table-cell office:value-type="float" office:value="1" calcext:value-type="float">
            <text:p>1</text:p>
          </table:table-cell>
          <table:table-cell office:value-type="float" office:value="16316900" calcext:value-type="float">
            <text:p>16316900</text:p>
          </table:table-cell>
          <table:table-cell office:value-type="float" office:value="16316902" calcext:value-type="float">
            <text:p>1631690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.611034" calcext:value-type="float">
            <text:p>22.611034</text:p>
          </table:table-cell>
          <table:table-cell office:value-type="float" office:value="5.839624" calcext:value-type="float">
            <text:p>5.839624</text:p>
          </table:table-cell>
          <table:table-cell office:value-type="float" office:value="2.826379" calcext:value-type="float">
            <text:p>2.826379</text:p>
          </table:table-cell>
          <table:table-cell office:value-type="float" office:value="3.872002" calcext:value-type="float">
            <text:p>3.872002</text:p>
          </table:table-cell>
          <table:table-cell office:value-type="float" office:value="8" calcext:value-type="float">
            <text:p>8</text:p>
          </table:table-cell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 office:value-type="float" office:value="16293295" calcext:value-type="float">
            <text:p>16293295</text:p>
          </table:table-cell>
          <table:table-cell office:value-type="float" office:value="16293312" calcext:value-type="float">
            <text:p>162933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.662967" calcext:value-type="float">
            <text:p>22.662967</text:p>
          </table:table-cell>
          <table:table-cell office:value-type="float" office:value="5.850128" calcext:value-type="float">
            <text:p>5.850128</text:p>
          </table:table-cell>
          <table:table-cell office:value-type="float" office:value="2.832871" calcext:value-type="float">
            <text:p>2.832871</text:p>
          </table:table-cell>
          <table:table-cell office:value-type="float" office:value="3.873927" calcext:value-type="float">
            <text:p>3.873927</text:p>
          </table:table-cell>
          <table:table-cell office:value-type="float" office:value="8" calcext:value-type="float">
            <text:p>8</text:p>
          </table:table-cell>
          <table:table-cell office:value-type="float" office:value="0.484241" calcext:value-type="float">
            <text:p>0.484241</text:p>
          </table:table-cell>
          <table:table-cell office:value-type="float" office:value="1" calcext:value-type="float">
            <text:p>1</text:p>
          </table:table-cell>
          <table:table-cell office:value-type="float" office:value="16269444" calcext:value-type="float">
            <text:p>16269444</text:p>
          </table:table-cell>
          <table:table-cell office:value-type="float" office:value="16269454" calcext:value-type="float">
            <text:p>162694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.715774" calcext:value-type="float">
            <text:p>22.715774</text:p>
          </table:table-cell>
          <table:table-cell office:value-type="float" office:value="5.861897" calcext:value-type="float">
            <text:p>5.861897</text:p>
          </table:table-cell>
          <table:table-cell office:value-type="float" office:value="2.839472" calcext:value-type="float">
            <text:p>2.839472</text:p>
          </table:table-cell>
          <table:table-cell office:value-type="float" office:value="3.875158" calcext:value-type="float">
            <text:p>3.875158</text:p>
          </table:table-cell>
          <table:table-cell office:value-type="float" office:value="8" calcext:value-type="float">
            <text:p>8</text:p>
          </table:table-cell>
          <table:table-cell office:value-type="float" office:value="0.484395" calcext:value-type="float">
            <text:p>0.484395</text:p>
          </table:table-cell>
          <table:table-cell office:value-type="float" office:value="1" calcext:value-type="float">
            <text:p>1</text:p>
          </table:table-cell>
          <table:table-cell office:value-type="float" office:value="16245774" calcext:value-type="float">
            <text:p>16245774</text:p>
          </table:table-cell>
          <table:table-cell office:value-type="float" office:value="16245782" calcext:value-type="float">
            <text:p>1624578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.767661" calcext:value-type="float">
            <text:p>22.767661</text:p>
          </table:table-cell>
          <table:table-cell office:value-type="float" office:value="5.874004" calcext:value-type="float">
            <text:p>5.874004</text:p>
          </table:table-cell>
          <table:table-cell office:value-type="float" office:value="2.845958" calcext:value-type="float">
            <text:p>2.845958</text:p>
          </table:table-cell>
          <table:table-cell office:value-type="float" office:value="3.876004" calcext:value-type="float">
            <text:p>3.876004</text:p>
          </table:table-cell>
          <table:table-cell office:value-type="float" office:value="8" calcext:value-type="float">
            <text:p>8</text:p>
          </table:table-cell>
          <table:table-cell office:value-type="float" office:value="0.4845" calcext:value-type="float">
            <text:p>0.4845</text:p>
          </table:table-cell>
          <table:table-cell office:value-type="float" office:value="1" calcext:value-type="float">
            <text:p>1</text:p>
          </table:table-cell>
          <table:table-cell office:value-type="float" office:value="16222222" calcext:value-type="float">
            <text:p>16222222</text:p>
          </table:table-cell>
          <table:table-cell office:value-type="float" office:value="16222225" calcext:value-type="float">
            <text:p>162222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.819795" calcext:value-type="float">
            <text:p>22.819795</text:p>
          </table:table-cell>
          <table:table-cell office:value-type="float" office:value="5.885978" calcext:value-type="float">
            <text:p>5.885978</text:p>
          </table:table-cell>
          <table:table-cell office:value-type="float" office:value="2.852474" calcext:value-type="float">
            <text:p>2.852474</text:p>
          </table:table-cell>
          <table:table-cell office:value-type="float" office:value="3.876976" calcext:value-type="float">
            <text:p>3.876976</text:p>
          </table:table-cell>
          <table:table-cell office:value-type="float" office:value="8" calcext:value-type="float">
            <text:p>8</text:p>
          </table:table-cell>
          <table:table-cell office:value-type="float" office:value="0.484622" calcext:value-type="float">
            <text:p>0.484622</text:p>
          </table:table-cell>
          <table:table-cell office:value-type="float" office:value="1" calcext:value-type="float">
            <text:p>1</text:p>
          </table:table-cell>
          <table:table-cell office:value-type="float" office:value="16198583" calcext:value-type="float">
            <text:p>16198583</text:p>
          </table:table-cell>
          <table:table-cell office:value-type="float" office:value="16198589" calcext:value-type="float">
            <text:p>1619858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.87183" calcext:value-type="float">
            <text:p>22.87183</text:p>
          </table:table-cell>
          <table:table-cell office:value-type="float" office:value="5.897913" calcext:value-type="float">
            <text:p>5.897913</text:p>
          </table:table-cell>
          <table:table-cell office:value-type="float" office:value="2.858979" calcext:value-type="float">
            <text:p>2.858979</text:p>
          </table:table-cell>
          <table:table-cell office:value-type="float" office:value="3.877953" calcext:value-type="float">
            <text:p>3.877953</text:p>
          </table:table-cell>
          <table:table-cell office:value-type="float" office:value="8" calcext:value-type="float">
            <text:p>8</text:p>
          </table:table-cell>
          <table:table-cell office:value-type="float" office:value="0.484744" calcext:value-type="float">
            <text:p>0.4847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74630" calcext:value-type="float">
            <text:p>161746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.924077" calcext:value-type="float">
            <text:p>22.924077</text:p>
          </table:table-cell>
          <table:table-cell office:value-type="float" office:value="5.909012" calcext:value-type="float">
            <text:p>5.909012</text:p>
          </table:table-cell>
          <table:table-cell office:value-type="float" office:value="2.86551" calcext:value-type="float">
            <text:p>2.86551</text:p>
          </table:table-cell>
          <table:table-cell office:value-type="float" office:value="3.879511" calcext:value-type="float">
            <text:p>3.879511</text:p>
          </table:table-cell>
          <table:table-cell office:value-type="float" office:value="8" calcext:value-type="float">
            <text:p>8</text:p>
          </table:table-cell>
          <table:table-cell office:value-type="float" office:value="0.484939" calcext:value-type="float">
            <text:p>0.484939</text:p>
          </table:table-cell>
          <table:table-cell office:value-type="float" office:value="1" calcext:value-type="float">
            <text:p>1</text:p>
          </table:table-cell>
          <table:table-cell office:value-type="float" office:value="16151098" calcext:value-type="float">
            <text:p>16151098</text:p>
          </table:table-cell>
          <table:table-cell office:value-type="float" office:value="16151105" calcext:value-type="float">
            <text:p>161511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.976209" calcext:value-type="float">
            <text:p>22.976209</text:p>
          </table:table-cell>
          <table:table-cell office:value-type="float" office:value="5.920473" calcext:value-type="float">
            <text:p>5.920473</text:p>
          </table:table-cell>
          <table:table-cell office:value-type="float" office:value="2.872026" calcext:value-type="float">
            <text:p>2.872026</text:p>
          </table:table-cell>
          <table:table-cell office:value-type="float" office:value="3.880807" calcext:value-type="float">
            <text:p>3.880807</text:p>
          </table:table-cell>
          <table:table-cell office:value-type="float" office:value="8" calcext:value-type="float">
            <text:p>8</text:p>
          </table:table-cell>
          <table:table-cell office:value-type="float" office:value="0.485101" calcext:value-type="float">
            <text:p>0.485101</text:p>
          </table:table-cell>
          <table:table-cell office:value-type="float" office:value="1" calcext:value-type="float">
            <text:p>1</text:p>
          </table:table-cell>
          <table:table-cell office:value-type="float" office:value="16127133" calcext:value-type="float">
            <text:p>16127133</text:p>
          </table:table-cell>
          <table:table-cell office:value-type="float" office:value="16127126" calcext:value-type="float">
            <text:p>161271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.027723" calcext:value-type="float">
            <text:p>23.027723</text:p>
          </table:table-cell>
          <table:table-cell office:value-type="float" office:value="5.933019" calcext:value-type="float">
            <text:p>5.933019</text:p>
          </table:table-cell>
          <table:table-cell office:value-type="float" office:value="2.878465" calcext:value-type="float">
            <text:p>2.878465</text:p>
          </table:table-cell>
          <table:table-cell office:value-type="float" office:value="3.881283" calcext:value-type="float">
            <text:p>3.881283</text:p>
          </table:table-cell>
          <table:table-cell office:value-type="float" office:value="8" calcext:value-type="float">
            <text:p>8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1" calcext:value-type="float">
            <text:p>1</text:p>
          </table:table-cell>
          <table:table-cell office:value-type="float" office:value="16103770" calcext:value-type="float">
            <text:p>16103770</text:p>
          </table:table-cell>
          <table:table-cell office:value-type="float" office:value="16103775" calcext:value-type="float">
            <text:p>161037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.079285" calcext:value-type="float">
            <text:p>23.079285</text:p>
          </table:table-cell>
          <table:table-cell office:value-type="float" office:value="5.944397" calcext:value-type="float">
            <text:p>5.944397</text:p>
          </table:table-cell>
          <table:table-cell office:value-type="float" office:value="2.884911" calcext:value-type="float">
            <text:p>2.884911</text:p>
          </table:table-cell>
          <table:table-cell office:value-type="float" office:value="3.882527" calcext:value-type="float">
            <text:p>3.882527</text:p>
          </table:table-cell>
          <table:table-cell office:value-type="float" office:value="8" calcext:value-type="float">
            <text:p>8</text:p>
          </table:table-cell>
          <table:table-cell office:value-type="float" office:value="0.485316" calcext:value-type="float">
            <text:p>0.485316</text:p>
          </table:table-cell>
          <table:table-cell office:value-type="float" office:value="1" calcext:value-type="float">
            <text:p>1</text:p>
          </table:table-cell>
          <table:table-cell office:value-type="float" office:value="16079836" calcext:value-type="float">
            <text:p>16079836</text:p>
          </table:table-cell>
          <table:table-cell office:value-type="float" office:value="16079835" calcext:value-type="float">
            <text:p>160798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.130921" calcext:value-type="float">
            <text:p>23.130921</text:p>
          </table:table-cell>
          <table:table-cell office:value-type="float" office:value="5.957994" calcext:value-type="float">
            <text:p>5.957994</text:p>
          </table:table-cell>
          <table:table-cell office:value-type="float" office:value="2.891365" calcext:value-type="float">
            <text:p>2.891365</text:p>
          </table:table-cell>
          <table:table-cell office:value-type="float" office:value="3.882334" calcext:value-type="float">
            <text:p>3.882334</text:p>
          </table:table-cell>
          <table:table-cell office:value-type="float" office:value="8" calcext:value-type="float">
            <text:p>8</text:p>
          </table:table-cell>
          <table:table-cell office:value-type="float" office:value="0.485292" calcext:value-type="float">
            <text:p>0.485292</text:p>
          </table:table-cell>
          <table:table-cell office:value-type="float" office:value="1" calcext:value-type="float">
            <text:p>1</text:p>
          </table:table-cell>
          <table:table-cell office:value-type="float" office:value="16055954" calcext:value-type="float">
            <text:p>16055954</text:p>
          </table:table-cell>
          <table:table-cell office:value-type="float" office:value="16055955" calcext:value-type="float">
            <text:p>160559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3.182682" calcext:value-type="float">
            <text:p>23.182682</text:p>
          </table:table-cell>
          <table:table-cell office:value-type="float" office:value="5.969166" calcext:value-type="float">
            <text:p>5.969166</text:p>
          </table:table-cell>
          <table:table-cell office:value-type="float" office:value="2.897835" calcext:value-type="float">
            <text:p>2.897835</text:p>
          </table:table-cell>
          <table:table-cell office:value-type="float" office:value="3.883739" calcext:value-type="float">
            <text:p>3.883739</text:p>
          </table:table-cell>
          <table:table-cell office:value-type="float" office:value="8" calcext:value-type="float">
            <text:p>8</text:p>
          </table:table-cell>
          <table:table-cell office:value-type="float" office:value="0.485467" calcext:value-type="float">
            <text:p>0.485467</text:p>
          </table:table-cell>
          <table:table-cell office:value-type="float" office:value="1" calcext:value-type="float">
            <text:p>1</text:p>
          </table:table-cell>
          <table:table-cell office:value-type="float" office:value="16032185" calcext:value-type="float">
            <text:p>16032185</text:p>
          </table:table-cell>
          <table:table-cell office:value-type="float" office:value="16032190" calcext:value-type="float">
            <text:p>160321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.23486" calcext:value-type="float">
            <text:p>23.23486</text:p>
          </table:table-cell>
          <table:table-cell office:value-type="float" office:value="5.979998" calcext:value-type="float">
            <text:p>5.979998</text:p>
          </table:table-cell>
          <table:table-cell office:value-type="float" office:value="2.904358" calcext:value-type="float">
            <text:p>2.904358</text:p>
          </table:table-cell>
          <table:table-cell office:value-type="float" office:value="3.885429" calcext:value-type="float">
            <text:p>3.885429</text:p>
          </table:table-cell>
          <table:table-cell office:value-type="float" office:value="8" calcext:value-type="float">
            <text:p>8</text:p>
          </table:table-cell>
          <table:table-cell office:value-type="float" office:value="0.485679" calcext:value-type="float">
            <text:p>0.4856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08480" calcext:value-type="float">
            <text:p>1600848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3.286621" calcext:value-type="float">
            <text:p>23.286621</text:p>
          </table:table-cell>
          <table:table-cell office:value-type="float" office:value="5.990943" calcext:value-type="float">
            <text:p>5.990943</text:p>
          </table:table-cell>
          <table:table-cell office:value-type="float" office:value="2.910828" calcext:value-type="float">
            <text:p>2.910828</text:p>
          </table:table-cell>
          <table:table-cell office:value-type="float" office:value="3.886971" calcext:value-type="float">
            <text:p>3.886971</text:p>
          </table:table-cell>
          <table:table-cell office:value-type="float" office:value="8" calcext:value-type="float">
            <text:p>8</text:p>
          </table:table-cell>
          <table:table-cell office:value-type="float" office:value="0.485871" calcext:value-type="float">
            <text:p>0.485871</text:p>
          </table:table-cell>
          <table:table-cell office:value-type="float" office:value="1" calcext:value-type="float">
            <text:p>1</text:p>
          </table:table-cell>
          <table:table-cell office:value-type="float" office:value="15984632" calcext:value-type="float">
            <text:p>15984632</text:p>
          </table:table-cell>
          <table:table-cell office:value-type="float" office:value="15984638" calcext:value-type="float">
            <text:p>159846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3.339921" calcext:value-type="float">
            <text:p>23.339921</text:p>
          </table:table-cell>
          <table:table-cell office:value-type="float" office:value="6.003064" calcext:value-type="float">
            <text:p>6.003064</text:p>
          </table:table-cell>
          <table:table-cell office:value-type="float" office:value="2.91749" calcext:value-type="float">
            <text:p>2.91749</text:p>
          </table:table-cell>
          <table:table-cell office:value-type="float" office:value="3.888001" calcext:value-type="float">
            <text:p>3.888001</text:p>
          </table:table-cell>
          <table:table-cell office:value-type="float" office:value="8" calcext:value-type="float">
            <text:p>8</text:p>
          </table:table-cell>
          <table:table-cell office:value-type="float" office:value="0.486" calcext:value-type="float">
            <text:p>0.486</text:p>
          </table:table-cell>
          <table:table-cell office:value-type="float" office:value="1" calcext:value-type="float">
            <text:p>1</text:p>
          </table:table-cell>
          <table:table-cell office:value-type="float" office:value="15960566" calcext:value-type="float">
            <text:p>15960566</text:p>
          </table:table-cell>
          <table:table-cell office:value-type="float" office:value="15960576" calcext:value-type="float">
            <text:p>1596057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3.392387" calcext:value-type="float">
            <text:p>23.392387</text:p>
          </table:table-cell>
          <table:table-cell office:value-type="float" office:value="6.015257" calcext:value-type="float">
            <text:p>6.015257</text:p>
          </table:table-cell>
          <table:table-cell office:value-type="float" office:value="2.924048" calcext:value-type="float">
            <text:p>2.924048</text:p>
          </table:table-cell>
          <table:table-cell office:value-type="float" office:value="3.888843" calcext:value-type="float">
            <text:p>3.888843</text:p>
          </table:table-cell>
          <table:table-cell office:value-type="float" office:value="8" calcext:value-type="float">
            <text:p>8</text:p>
          </table:table-cell>
          <table:table-cell office:value-type="float" office:value="0.486105" calcext:value-type="float">
            <text:p>0.486105</text:p>
          </table:table-cell>
          <table:table-cell office:value-type="float" office:value="1" calcext:value-type="float">
            <text:p>1</text:p>
          </table:table-cell>
          <table:table-cell office:value-type="float" office:value="15936730" calcext:value-type="float">
            <text:p>15936730</text:p>
          </table:table-cell>
          <table:table-cell office:value-type="float" office:value="15936722" calcext:value-type="float">
            <text:p>159367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.445341" calcext:value-type="float">
            <text:p>23.445341</text:p>
          </table:table-cell>
          <table:table-cell office:value-type="float" office:value="6.027054" calcext:value-type="float">
            <text:p>6.027054</text:p>
          </table:table-cell>
          <table:table-cell office:value-type="float" office:value="2.930668" calcext:value-type="float">
            <text:p>2.930668</text:p>
          </table:table-cell>
          <table:table-cell office:value-type="float" office:value="3.890017" calcext:value-type="float">
            <text:p>3.890017</text:p>
          </table:table-cell>
          <table:table-cell office:value-type="float" office:value="8" calcext:value-type="float">
            <text:p>8</text:p>
          </table:table-cell>
          <table:table-cell office:value-type="float" office:value="0.486252" calcext:value-type="float">
            <text:p>0.486252</text:p>
          </table:table-cell>
          <table:table-cell office:value-type="float" office:value="1" calcext:value-type="float">
            <text:p>1</text:p>
          </table:table-cell>
          <table:table-cell office:value-type="float" office:value="15913030" calcext:value-type="float">
            <text:p>15913030</text:p>
          </table:table-cell>
          <table:table-cell office:value-type="float" office:value="15913031" calcext:value-type="float">
            <text:p>159130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.497834" calcext:value-type="float">
            <text:p>23.497834</text:p>
          </table:table-cell>
          <table:table-cell office:value-type="float" office:value="6.03937" calcext:value-type="float">
            <text:p>6.03937</text:p>
          </table:table-cell>
          <table:table-cell office:value-type="float" office:value="2.937229" calcext:value-type="float">
            <text:p>2.937229</text:p>
          </table:table-cell>
          <table:table-cell office:value-type="float" office:value="3.890776" calcext:value-type="float">
            <text:p>3.890776</text:p>
          </table:table-cell>
          <table:table-cell office:value-type="float" office:value="8" calcext:value-type="float">
            <text:p>8</text:p>
          </table:table-cell>
          <table:table-cell office:value-type="float" office:value="0.486347" calcext:value-type="float">
            <text:p>0.486347</text:p>
          </table:table-cell>
          <table:table-cell office:value-type="float" office:value="1" calcext:value-type="float">
            <text:p>1</text:p>
          </table:table-cell>
          <table:table-cell office:value-type="float" office:value="15889327" calcext:value-type="float">
            <text:p>15889327</text:p>
          </table:table-cell>
          <table:table-cell office:value-type="float" office:value="15889330" calcext:value-type="float">
            <text:p>158893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.551656" calcext:value-type="float">
            <text:p>23.551656</text:p>
          </table:table-cell>
          <table:table-cell office:value-type="float" office:value="6.05087" calcext:value-type="float">
            <text:p>6.05087</text:p>
          </table:table-cell>
          <table:table-cell office:value-type="float" office:value="2.943957" calcext:value-type="float">
            <text:p>2.943957</text:p>
          </table:table-cell>
          <table:table-cell office:value-type="float" office:value="3.892276" calcext:value-type="float">
            <text:p>3.892276</text:p>
          </table:table-cell>
          <table:table-cell office:value-type="float" office:value="8" calcext:value-type="float">
            <text:p>8</text:p>
          </table:table-cell>
          <table:table-cell office:value-type="float" office:value="0.486534" calcext:value-type="float">
            <text:p>0.486534</text:p>
          </table:table-cell>
          <table:table-cell office:value-type="float" office:value="1" calcext:value-type="float">
            <text:p>1</text:p>
          </table:table-cell>
          <table:table-cell office:value-type="float" office:value="15865304" calcext:value-type="float">
            <text:p>15865304</text:p>
          </table:table-cell>
          <table:table-cell office:value-type="float" office:value="15865299" calcext:value-type="float">
            <text:p>158652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3.603964" calcext:value-type="float">
            <text:p>23.603964</text:p>
          </table:table-cell>
          <table:table-cell office:value-type="float" office:value="6.061703" calcext:value-type="float">
            <text:p>6.061703</text:p>
          </table:table-cell>
          <table:table-cell office:value-type="float" office:value="2.950495" calcext:value-type="float">
            <text:p>2.950495</text:p>
          </table:table-cell>
          <table:table-cell office:value-type="float" office:value="3.893949" calcext:value-type="float">
            <text:p>3.893949</text:p>
          </table:table-cell>
          <table:table-cell office:value-type="float" office:value="8" calcext:value-type="float">
            <text:p>8</text:p>
          </table:table-cell>
          <table:table-cell office:value-type="float" office:value="0.486744" calcext:value-type="float">
            <text:p>0.4867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41392" calcext:value-type="float">
            <text:p>1584139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3.65584" calcext:value-type="float">
            <text:p>23.65584</text:p>
          </table:table-cell>
          <table:table-cell office:value-type="float" office:value="6.072409" calcext:value-type="float">
            <text:p>6.072409</text:p>
          </table:table-cell>
          <table:table-cell office:value-type="float" office:value="2.95698" calcext:value-type="float">
            <text:p>2.95698</text:p>
          </table:table-cell>
          <table:table-cell office:value-type="float" office:value="3.895627" calcext:value-type="float">
            <text:p>3.895627</text:p>
          </table:table-cell>
          <table:table-cell office:value-type="float" office:value="8" calcext:value-type="float">
            <text:p>8</text:p>
          </table:table-cell>
          <table:table-cell office:value-type="float" office:value="0.486953" calcext:value-type="float">
            <text:p>0.486953</text:p>
          </table:table-cell>
          <table:table-cell office:value-type="float" office:value="1" calcext:value-type="float">
            <text:p>1</text:p>
          </table:table-cell>
          <table:table-cell office:value-type="float" office:value="15817607" calcext:value-type="float">
            <text:p>15817607</text:p>
          </table:table-cell>
          <table:table-cell office:value-type="float" office:value="15817599" calcext:value-type="float">
            <text:p>158175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.707254" calcext:value-type="float">
            <text:p>23.707254</text:p>
          </table:table-cell>
          <table:table-cell office:value-type="float" office:value="6.085005" calcext:value-type="float">
            <text:p>6.085005</text:p>
          </table:table-cell>
          <table:table-cell office:value-type="float" office:value="2.963407" calcext:value-type="float">
            <text:p>2.963407</text:p>
          </table:table-cell>
          <table:table-cell office:value-type="float" office:value="3.896012" calcext:value-type="float">
            <text:p>3.896012</text:p>
          </table:table-cell>
          <table:table-cell office:value-type="float" office:value="8" calcext:value-type="float">
            <text:p>8</text:p>
          </table:table-cell>
          <table:table-cell office:value-type="float" office:value="0.487002" calcext:value-type="float">
            <text:p>0.487002</text:p>
          </table:table-cell>
          <table:table-cell office:value-type="float" office:value="1" calcext:value-type="float">
            <text:p>1</text:p>
          </table:table-cell>
          <table:table-cell office:value-type="float" office:value="15793685" calcext:value-type="float">
            <text:p>15793685</text:p>
          </table:table-cell>
          <table:table-cell office:value-type="float" office:value="15793676" calcext:value-type="float">
            <text:p>1579367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.75892" calcext:value-type="float">
            <text:p>23.75892</text:p>
          </table:table-cell>
          <table:table-cell office:value-type="float" office:value="6.10051" calcext:value-type="float">
            <text:p>6.10051</text:p>
          </table:table-cell>
          <table:table-cell office:value-type="float" office:value="2.969865" calcext:value-type="float">
            <text:p>2.969865</text:p>
          </table:table-cell>
          <table:table-cell office:value-type="float" office:value="3.894579" calcext:value-type="float">
            <text:p>3.894579</text:p>
          </table:table-cell>
          <table:table-cell office:value-type="float" office:value="8" calcext:value-type="float">
            <text:p>8</text:p>
          </table:table-cell>
          <table:table-cell office:value-type="float" office:value="0.486822" calcext:value-type="float">
            <text:p>0.486822</text:p>
          </table:table-cell>
          <table:table-cell office:value-type="float" office:value="1" calcext:value-type="float">
            <text:p>1</text:p>
          </table:table-cell>
          <table:table-cell office:value-type="float" office:value="15769680" calcext:value-type="float">
            <text:p>15769680</text:p>
          </table:table-cell>
          <table:table-cell office:value-type="float" office:value="15769671" calcext:value-type="float">
            <text:p>157696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.810742" calcext:value-type="float">
            <text:p>23.810742</text:p>
          </table:table-cell>
          <table:table-cell office:value-type="float" office:value="6.112924" calcext:value-type="float">
            <text:p>6.112924</text:p>
          </table:table-cell>
          <table:table-cell office:value-type="float" office:value="2.976343" calcext:value-type="float">
            <text:p>2.976343</text:p>
          </table:table-cell>
          <table:table-cell office:value-type="float" office:value="3.895148" calcext:value-type="float">
            <text:p>3.895148</text:p>
          </table:table-cell>
          <table:table-cell office:value-type="float" office:value="8" calcext:value-type="float">
            <text:p>8</text:p>
          </table:table-cell>
          <table:table-cell office:value-type="float" office:value="0.486893" calcext:value-type="float">
            <text:p>0.4868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45912" calcext:value-type="float">
            <text:p>157459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.862635" calcext:value-type="float">
            <text:p>23.862635</text:p>
          </table:table-cell>
          <table:table-cell office:value-type="float" office:value="6.126716" calcext:value-type="float">
            <text:p>6.126716</text:p>
          </table:table-cell>
          <table:table-cell office:value-type="float" office:value="2.982829" calcext:value-type="float">
            <text:p>2.982829</text:p>
          </table:table-cell>
          <table:table-cell office:value-type="float" office:value="3.894849" calcext:value-type="float">
            <text:p>3.894849</text:p>
          </table:table-cell>
          <table:table-cell office:value-type="float" office:value="8" calcext:value-type="float">
            <text:p>8</text:p>
          </table:table-cell>
          <table:table-cell office:value-type="float" office:value="0.486856" calcext:value-type="float">
            <text:p>0.486856</text:p>
          </table:table-cell>
          <table:table-cell office:value-type="float" office:value="1" calcext:value-type="float">
            <text:p>1</text:p>
          </table:table-cell>
          <table:table-cell office:value-type="float" office:value="15722076" calcext:value-type="float">
            <text:p>15722076</text:p>
          </table:table-cell>
          <table:table-cell office:value-type="float" office:value="15722079" calcext:value-type="float">
            <text:p>1572207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.913318" calcext:value-type="float">
            <text:p>23.913318</text:p>
          </table:table-cell>
          <table:table-cell office:value-type="float" office:value="6.139559" calcext:value-type="float">
            <text:p>6.139559</text:p>
          </table:table-cell>
          <table:table-cell office:value-type="float" office:value="2.989165" calcext:value-type="float">
            <text:p>2.989165</text:p>
          </table:table-cell>
          <table:table-cell office:value-type="float" office:value="3.894957" calcext:value-type="float">
            <text:p>3.894957</text:p>
          </table:table-cell>
          <table:table-cell office:value-type="float" office:value="8" calcext:value-type="float">
            <text:p>8</text:p>
          </table:table-cell>
          <table:table-cell office:value-type="float" office:value="0.48687" calcext:value-type="float">
            <text:p>0.48687</text:p>
          </table:table-cell>
          <table:table-cell office:value-type="float" office:value="1" calcext:value-type="float">
            <text:p>1</text:p>
          </table:table-cell>
          <table:table-cell office:value-type="float" office:value="15697981" calcext:value-type="float">
            <text:p>15697981</text:p>
          </table:table-cell>
          <table:table-cell office:value-type="float" office:value="15697976" calcext:value-type="float">
            <text:p>156979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.965382" calcext:value-type="float">
            <text:p>23.965382</text:p>
          </table:table-cell>
          <table:table-cell office:value-type="float" office:value="6.152756" calcext:value-type="float">
            <text:p>6.152756</text:p>
          </table:table-cell>
          <table:table-cell office:value-type="float" office:value="2.995673" calcext:value-type="float">
            <text:p>2.995673</text:p>
          </table:table-cell>
          <table:table-cell office:value-type="float" office:value="3.895065" calcext:value-type="float">
            <text:p>3.895065</text:p>
          </table:table-cell>
          <table:table-cell office:value-type="float" office:value="8" calcext:value-type="float">
            <text:p>8</text:p>
          </table:table-cell>
          <table:table-cell office:value-type="float" office:value="0.486883" calcext:value-type="float">
            <text:p>0.486883</text:p>
          </table:table-cell>
          <table:table-cell office:value-type="float" office:value="1" calcext:value-type="float">
            <text:p>1</text:p>
          </table:table-cell>
          <table:table-cell office:value-type="float" office:value="15674072" calcext:value-type="float">
            <text:p>15674072</text:p>
          </table:table-cell>
          <table:table-cell office:value-type="float" office:value="15674068" calcext:value-type="float">
            <text:p>156740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.019827" calcext:value-type="float">
            <text:p>24.019827</text:p>
          </table:table-cell>
          <table:table-cell office:value-type="float" office:value="6.163445" calcext:value-type="float">
            <text:p>6.163445</text:p>
          </table:table-cell>
          <table:table-cell office:value-type="float" office:value="3.002478" calcext:value-type="float">
            <text:p>3.002478</text:p>
          </table:table-cell>
          <table:table-cell office:value-type="float" office:value="3.897143" calcext:value-type="float">
            <text:p>3.897143</text:p>
          </table:table-cell>
          <table:table-cell office:value-type="float" office:value="8" calcext:value-type="float">
            <text:p>8</text:p>
          </table:table-cell>
          <table:table-cell office:value-type="float" office:value="0.487143" calcext:value-type="float">
            <text:p>0.487143</text:p>
          </table:table-cell>
          <table:table-cell office:value-type="float" office:value="1" calcext:value-type="float">
            <text:p>1</text:p>
          </table:table-cell>
          <table:table-cell office:value-type="float" office:value="15650342" calcext:value-type="float">
            <text:p>15650342</text:p>
          </table:table-cell>
          <table:table-cell office:value-type="float" office:value="15650344" calcext:value-type="float">
            <text:p>156503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.073805" calcext:value-type="float">
            <text:p>24.073805</text:p>
          </table:table-cell>
          <table:table-cell office:value-type="float" office:value="6.174454" calcext:value-type="float">
            <text:p>6.174454</text:p>
          </table:table-cell>
          <table:table-cell office:value-type="float" office:value="3.009226" calcext:value-type="float">
            <text:p>3.009226</text:p>
          </table:table-cell>
          <table:table-cell office:value-type="float" office:value="3.898937" calcext:value-type="float">
            <text:p>3.898937</text:p>
          </table:table-cell>
          <table:table-cell office:value-type="float" office:value="8" calcext:value-type="float">
            <text:p>8</text:p>
          </table:table-cell>
          <table:table-cell office:value-type="float" office:value="0.487367" calcext:value-type="float">
            <text:p>0.487367</text:p>
          </table:table-cell>
          <table:table-cell office:value-type="float" office:value="1" calcext:value-type="float">
            <text:p>1</text:p>
          </table:table-cell>
          <table:table-cell office:value-type="float" office:value="15626593" calcext:value-type="float">
            <text:p>15626593</text:p>
          </table:table-cell>
          <table:table-cell office:value-type="float" office:value="15626592" calcext:value-type="float">
            <text:p>156265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4.126185" calcext:value-type="float">
            <text:p>24.126185</text:p>
          </table:table-cell>
          <table:table-cell office:value-type="float" office:value="6.186891" calcext:value-type="float">
            <text:p>6.186891</text:p>
          </table:table-cell>
          <table:table-cell office:value-type="float" office:value="3.015773" calcext:value-type="float">
            <text:p>3.015773</text:p>
          </table:table-cell>
          <table:table-cell office:value-type="float" office:value="3.899565" calcext:value-type="float">
            <text:p>3.899565</text:p>
          </table:table-cell>
          <table:table-cell office:value-type="float" office:value="8" calcext:value-type="float">
            <text:p>8</text:p>
          </table:table-cell>
          <table:table-cell office:value-type="float" office:value="0.487446" calcext:value-type="float">
            <text:p>0.487446</text:p>
          </table:table-cell>
          <table:table-cell office:value-type="float" office:value="1" calcext:value-type="float">
            <text:p>1</text:p>
          </table:table-cell>
          <table:table-cell office:value-type="float" office:value="15602582" calcext:value-type="float">
            <text:p>15602582</text:p>
          </table:table-cell>
          <table:table-cell office:value-type="float" office:value="15602575" calcext:value-type="float">
            <text:p>156025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.179303" calcext:value-type="float">
            <text:p>24.179303</text:p>
          </table:table-cell>
          <table:table-cell office:value-type="float" office:value="6.200803" calcext:value-type="float">
            <text:p>6.200803</text:p>
          </table:table-cell>
          <table:table-cell office:value-type="float" office:value="3.022413" calcext:value-type="float">
            <text:p>3.022413</text:p>
          </table:table-cell>
          <table:table-cell office:value-type="float" office:value="3.899383" calcext:value-type="float">
            <text:p>3.899383</text:p>
          </table:table-cell>
          <table:table-cell office:value-type="float" office:value="8" calcext:value-type="float">
            <text:p>8</text:p>
          </table:table-cell>
          <table:table-cell office:value-type="float" office:value="0.487423" calcext:value-type="float">
            <text:p>0.487423</text:p>
          </table:table-cell>
          <table:table-cell office:value-type="float" office:value="1" calcext:value-type="float">
            <text:p>1</text:p>
          </table:table-cell>
          <table:table-cell office:value-type="float" office:value="15578555" calcext:value-type="float">
            <text:p>15578555</text:p>
          </table:table-cell>
          <table:table-cell office:value-type="float" office:value="15578558" calcext:value-type="float">
            <text:p>155785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232239" calcext:value-type="float">
            <text:p>24.232239</text:p>
          </table:table-cell>
          <table:table-cell office:value-type="float" office:value="6.214206" calcext:value-type="float">
            <text:p>6.214206</text:p>
          </table:table-cell>
          <table:table-cell office:value-type="float" office:value="3.02903" calcext:value-type="float">
            <text:p>3.02903</text:p>
          </table:table-cell>
          <table:table-cell office:value-type="float" office:value="3.899491" calcext:value-type="float">
            <text:p>3.899491</text:p>
          </table:table-cell>
          <table:table-cell office:value-type="float" office:value="8" calcext:value-type="float">
            <text:p>8</text:p>
          </table:table-cell>
          <table:table-cell office:value-type="float" office:value="0.487436" calcext:value-type="float">
            <text:p>0.487436</text:p>
          </table:table-cell>
          <table:table-cell office:value-type="float" office:value="1" calcext:value-type="float">
            <text:p>1</text:p>
          </table:table-cell>
          <table:table-cell office:value-type="float" office:value="15554644" calcext:value-type="float">
            <text:p>15554644</text:p>
          </table:table-cell>
          <table:table-cell office:value-type="float" office:value="15554646" calcext:value-type="float">
            <text:p>155546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.28528" calcext:value-type="float">
            <text:p>24.28528</text:p>
          </table:table-cell>
          <table:table-cell office:value-type="float" office:value="6.227238" calcext:value-type="float">
            <text:p>6.227238</text:p>
          </table:table-cell>
          <table:table-cell office:value-type="float" office:value="3.03566" calcext:value-type="float">
            <text:p>3.03566</text:p>
          </table:table-cell>
          <table:table-cell office:value-type="float" office:value="3.899848" calcext:value-type="float">
            <text:p>3.899848</text:p>
          </table:table-cell>
          <table:table-cell office:value-type="float" office:value="8" calcext:value-type="float">
            <text:p>8</text:p>
          </table:table-cell>
          <table:table-cell office:value-type="float" office:value="0.487481" calcext:value-type="float">
            <text:p>0.487481</text:p>
          </table:table-cell>
          <table:table-cell office:value-type="float" office:value="1" calcext:value-type="float">
            <text:p>1</text:p>
          </table:table-cell>
          <table:table-cell office:value-type="float" office:value="15530936" calcext:value-type="float">
            <text:p>15530936</text:p>
          </table:table-cell>
          <table:table-cell office:value-type="float" office:value="15530930" calcext:value-type="float">
            <text:p>155309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.337602" calcext:value-type="float">
            <text:p>24.337602</text:p>
          </table:table-cell>
          <table:table-cell office:value-type="float" office:value="6.240034" calcext:value-type="float">
            <text:p>6.240034</text:p>
          </table:table-cell>
          <table:table-cell office:value-type="float" office:value="3.0422" calcext:value-type="float">
            <text:p>3.0422</text:p>
          </table:table-cell>
          <table:table-cell office:value-type="float" office:value="3.900235" calcext:value-type="float">
            <text:p>3.900235</text:p>
          </table:table-cell>
          <table:table-cell office:value-type="float" office:value="8" calcext:value-type="float">
            <text:p>8</text:p>
          </table:table-cell>
          <table:table-cell office:value-type="float" office:value="0.487529" calcext:value-type="float">
            <text:p>0.487529</text:p>
          </table:table-cell>
          <table:table-cell office:value-type="float" office:value="1" calcext:value-type="float">
            <text:p>1</text:p>
          </table:table-cell>
          <table:table-cell office:value-type="float" office:value="15506939" calcext:value-type="float">
            <text:p>15506939</text:p>
          </table:table-cell>
          <table:table-cell office:value-type="float" office:value="15506944" calcext:value-type="float">
            <text:p>1550694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.391057" calcext:value-type="float">
            <text:p>24.391057</text:p>
          </table:table-cell>
          <table:table-cell office:value-type="float" office:value="6.25289" calcext:value-type="float">
            <text:p>6.25289</text:p>
          </table:table-cell>
          <table:table-cell office:value-type="float" office:value="3.048882" calcext:value-type="float">
            <text:p>3.048882</text:p>
          </table:table-cell>
          <table:table-cell office:value-type="float" office:value="3.900766" calcext:value-type="float">
            <text:p>3.900766</text:p>
          </table:table-cell>
          <table:table-cell office:value-type="float" office:value="8" calcext:value-type="float">
            <text:p>8</text:p>
          </table:table-cell>
          <table:table-cell office:value-type="float" office:value="0.487596" calcext:value-type="float">
            <text:p>0.487596</text:p>
          </table:table-cell>
          <table:table-cell office:value-type="float" office:value="1" calcext:value-type="float">
            <text:p>1</text:p>
          </table:table-cell>
          <table:table-cell office:value-type="float" office:value="15482935" calcext:value-type="float">
            <text:p>15482935</text:p>
          </table:table-cell>
          <table:table-cell office:value-type="float" office:value="15482938" calcext:value-type="float">
            <text:p>154829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.444799" calcext:value-type="float">
            <text:p>24.444799</text:p>
          </table:table-cell>
          <table:table-cell office:value-type="float" office:value="6.266039" calcext:value-type="float">
            <text:p>6.266039</text:p>
          </table:table-cell>
          <table:table-cell office:value-type="float" office:value="3.0556" calcext:value-type="float">
            <text:p>3.0556</text:p>
          </table:table-cell>
          <table:table-cell office:value-type="float" office:value="3.901157" calcext:value-type="float">
            <text:p>3.901157</text:p>
          </table:table-cell>
          <table:table-cell office:value-type="float" office:value="8" calcext:value-type="float">
            <text:p>8</text:p>
          </table:table-cell>
          <table:table-cell office:value-type="float" office:value="0.487645" calcext:value-type="float">
            <text:p>0.487645</text:p>
          </table:table-cell>
          <table:table-cell office:value-type="float" office:value="1" calcext:value-type="float">
            <text:p>1</text:p>
          </table:table-cell>
          <table:table-cell office:value-type="float" office:value="15458935" calcext:value-type="float">
            <text:p>15458935</text:p>
          </table:table-cell>
          <table:table-cell office:value-type="float" office:value="15458932" calcext:value-type="float">
            <text:p>1545893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.49767" calcext:value-type="float">
            <text:p>24.49767</text:p>
          </table:table-cell>
          <table:table-cell office:value-type="float" office:value="6.278521" calcext:value-type="float">
            <text:p>6.278521</text:p>
          </table:table-cell>
          <table:table-cell office:value-type="float" office:value="3.062209" calcext:value-type="float">
            <text:p>3.062209</text:p>
          </table:table-cell>
          <table:table-cell office:value-type="float" office:value="3.901822" calcext:value-type="float">
            <text:p>3.901822</text:p>
          </table:table-cell>
          <table:table-cell office:value-type="float" office:value="8" calcext:value-type="float">
            <text:p>8</text:p>
          </table:table-cell>
          <table:table-cell office:value-type="float" office:value="0.487728" calcext:value-type="float">
            <text:p>0.487728</text:p>
          </table:table-cell>
          <table:table-cell office:value-type="float" office:value="1" calcext:value-type="float">
            <text:p>1</text:p>
          </table:table-cell>
          <table:table-cell office:value-type="float" office:value="15435154" calcext:value-type="float">
            <text:p>15435154</text:p>
          </table:table-cell>
          <table:table-cell office:value-type="float" office:value="15435152" calcext:value-type="float">
            <text:p>15435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.549764" calcext:value-type="float">
            <text:p>24.549764</text:p>
          </table:table-cell>
          <table:table-cell office:value-type="float" office:value="6.290589" calcext:value-type="float">
            <text:p>6.290589</text:p>
          </table:table-cell>
          <table:table-cell office:value-type="float" office:value="3.068721" calcext:value-type="float">
            <text:p>3.068721</text:p>
          </table:table-cell>
          <table:table-cell office:value-type="float" office:value="3.902618" calcext:value-type="float">
            <text:p>3.902618</text:p>
          </table:table-cell>
          <table:table-cell office:value-type="float" office:value="8" calcext:value-type="float">
            <text:p>8</text:p>
          </table:table-cell>
          <table:table-cell office:value-type="float" office:value="0.487827" calcext:value-type="float">
            <text:p>0.487827</text:p>
          </table:table-cell>
          <table:table-cell office:value-type="float" office:value="1" calcext:value-type="float">
            <text:p>1</text:p>
          </table:table-cell>
          <table:table-cell office:value-type="float" office:value="15411192" calcext:value-type="float">
            <text:p>15411192</text:p>
          </table:table-cell>
          <table:table-cell office:value-type="float" office:value="15411200" calcext:value-type="float">
            <text:p>154112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4.603294" calcext:value-type="float">
            <text:p>24.603294</text:p>
          </table:table-cell>
          <table:table-cell office:value-type="float" office:value="6.302599" calcext:value-type="float">
            <text:p>6.302599</text:p>
          </table:table-cell>
          <table:table-cell office:value-type="float" office:value="3.075412" calcext:value-type="float">
            <text:p>3.075412</text:p>
          </table:table-cell>
          <table:table-cell office:value-type="float" office:value="3.903675" calcext:value-type="float">
            <text:p>3.903675</text:p>
          </table:table-cell>
          <table:table-cell office:value-type="float" office:value="8" calcext:value-type="float">
            <text:p>8</text:p>
          </table:table-cell>
          <table:table-cell office:value-type="float" office:value="0.487959" calcext:value-type="float">
            <text:p>0.487959</text:p>
          </table:table-cell>
          <table:table-cell office:value-type="float" office:value="1" calcext:value-type="float">
            <text:p>1</text:p>
          </table:table-cell>
          <table:table-cell office:value-type="float" office:value="15387230" calcext:value-type="float">
            <text:p>15387230</text:p>
          </table:table-cell>
          <table:table-cell office:value-type="float" office:value="15387224" calcext:value-type="float">
            <text:p>153872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4.654293" calcext:value-type="float">
            <text:p>24.654293</text:p>
          </table:table-cell>
          <table:table-cell office:value-type="float" office:value="6.31455" calcext:value-type="float">
            <text:p>6.31455</text:p>
          </table:table-cell>
          <table:table-cell office:value-type="float" office:value="3.081787" calcext:value-type="float">
            <text:p>3.081787</text:p>
          </table:table-cell>
          <table:table-cell office:value-type="float" office:value="3.904363" calcext:value-type="float">
            <text:p>3.904363</text:p>
          </table:table-cell>
          <table:table-cell office:value-type="float" office:value="8" calcext:value-type="float">
            <text:p>8</text:p>
          </table:table-cell>
          <table:table-cell office:value-type="float" office:value="0.488045" calcext:value-type="float">
            <text:p>0.488045</text:p>
          </table:table-cell>
          <table:table-cell office:value-type="float" office:value="1" calcext:value-type="float">
            <text:p>1</text:p>
          </table:table-cell>
          <table:table-cell office:value-type="float" office:value="15363234" calcext:value-type="float">
            <text:p>15363234</text:p>
          </table:table-cell>
          <table:table-cell office:value-type="float" office:value="15363229" calcext:value-type="float">
            <text:p>1536322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4.706547" calcext:value-type="float">
            <text:p>24.706547</text:p>
          </table:table-cell>
          <table:table-cell office:value-type="float" office:value="6.325829" calcext:value-type="float">
            <text:p>6.325829</text:p>
          </table:table-cell>
          <table:table-cell office:value-type="float" office:value="3.088318" calcext:value-type="float">
            <text:p>3.088318</text:p>
          </table:table-cell>
          <table:table-cell office:value-type="float" office:value="3.905661" calcext:value-type="float">
            <text:p>3.905661</text:p>
          </table:table-cell>
          <table:table-cell office:value-type="float" office:value="8" calcext:value-type="float">
            <text:p>8</text:p>
          </table:table-cell>
          <table:table-cell office:value-type="float" office:value="0.488208" calcext:value-type="float">
            <text:p>0.488208</text:p>
          </table:table-cell>
          <table:table-cell office:value-type="float" office:value="1" calcext:value-type="float">
            <text:p>1</text:p>
          </table:table-cell>
          <table:table-cell office:value-type="float" office:value="15339493" calcext:value-type="float">
            <text:p>15339493</text:p>
          </table:table-cell>
          <table:table-cell office:value-type="float" office:value="15339496" calcext:value-type="float">
            <text:p>153394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4.758148" calcext:value-type="float">
            <text:p>24.758148</text:p>
          </table:table-cell>
          <table:table-cell office:value-type="float" office:value="6.336825" calcext:value-type="float">
            <text:p>6.336825</text:p>
          </table:table-cell>
          <table:table-cell office:value-type="float" office:value="3.094768" calcext:value-type="float">
            <text:p>3.094768</text:p>
          </table:table-cell>
          <table:table-cell office:value-type="float" office:value="3.907027" calcext:value-type="float">
            <text:p>3.907027</text:p>
          </table:table-cell>
          <table:table-cell office:value-type="float" office:value="8" calcext:value-type="float">
            <text:p>8</text:p>
          </table:table-cell>
          <table:table-cell office:value-type="float" office:value="0.488378" calcext:value-type="float">
            <text:p>0.488378</text:p>
          </table:table-cell>
          <table:table-cell office:value-type="float" office:value="1" calcext:value-type="float">
            <text:p>1</text:p>
          </table:table-cell>
          <table:table-cell office:value-type="float" office:value="15315673" calcext:value-type="float">
            <text:p>15315673</text:p>
          </table:table-cell>
          <table:table-cell office:value-type="float" office:value="15315668" calcext:value-type="float">
            <text:p>15315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4.810286" calcext:value-type="float">
            <text:p>24.810286</text:p>
          </table:table-cell>
          <table:table-cell office:value-type="float" office:value="6.349522" calcext:value-type="float">
            <text:p>6.349522</text:p>
          </table:table-cell>
          <table:table-cell office:value-type="float" office:value="3.101286" calcext:value-type="float">
            <text:p>3.101286</text:p>
          </table:table-cell>
          <table:table-cell office:value-type="float" office:value="3.907426" calcext:value-type="float">
            <text:p>3.907426</text:p>
          </table:table-cell>
          <table:table-cell office:value-type="float" office:value="8" calcext:value-type="float">
            <text:p>8</text:p>
          </table:table-cell>
          <table:table-cell office:value-type="float" office:value="0.488428" calcext:value-type="float">
            <text:p>0.488428</text:p>
          </table:table-cell>
          <table:table-cell office:value-type="float" office:value="1" calcext:value-type="float">
            <text:p>1</text:p>
          </table:table-cell>
          <table:table-cell office:value-type="float" office:value="15291532" calcext:value-type="float">
            <text:p>15291532</text:p>
          </table:table-cell>
          <table:table-cell office:value-type="float" office:value="15291536" calcext:value-type="float">
            <text:p>1529153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.861898" calcext:value-type="float">
            <text:p>24.861898</text:p>
          </table:table-cell>
          <table:table-cell office:value-type="float" office:value="6.361766" calcext:value-type="float">
            <text:p>6.361766</text:p>
          </table:table-cell>
          <table:table-cell office:value-type="float" office:value="3.107737" calcext:value-type="float">
            <text:p>3.107737</text:p>
          </table:table-cell>
          <table:table-cell office:value-type="float" office:value="3.908018" calcext:value-type="float">
            <text:p>3.908018</text:p>
          </table:table-cell>
          <table:table-cell office:value-type="float" office:value="8" calcext:value-type="float">
            <text:p>8</text:p>
          </table:table-cell>
          <table:table-cell office:value-type="float" office:value="0.488502" calcext:value-type="float">
            <text:p>0.488502</text:p>
          </table:table-cell>
          <table:table-cell office:value-type="float" office:value="1" calcext:value-type="float">
            <text:p>1</text:p>
          </table:table-cell>
          <table:table-cell office:value-type="float" office:value="15267825" calcext:value-type="float">
            <text:p>15267825</text:p>
          </table:table-cell>
          <table:table-cell office:value-type="float" office:value="15267826" calcext:value-type="float">
            <text:p>152678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913254" calcext:value-type="float">
            <text:p>24.913254</text:p>
          </table:table-cell>
          <table:table-cell office:value-type="float" office:value="6.373582" calcext:value-type="float">
            <text:p>6.373582</text:p>
          </table:table-cell>
          <table:table-cell office:value-type="float" office:value="3.114157" calcext:value-type="float">
            <text:p>3.114157</text:p>
          </table:table-cell>
          <table:table-cell office:value-type="float" office:value="3.908831" calcext:value-type="float">
            <text:p>3.908831</text:p>
          </table:table-cell>
          <table:table-cell office:value-type="float" office:value="8" calcext:value-type="float">
            <text:p>8</text:p>
          </table:table-cell>
          <table:table-cell office:value-type="float" office:value="0.488604" calcext:value-type="float">
            <text:p>0.4886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43717" calcext:value-type="float">
            <text:p>152437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.966363" calcext:value-type="float">
            <text:p>24.966363</text:p>
          </table:table-cell>
          <table:table-cell office:value-type="float" office:value="6.384368" calcext:value-type="float">
            <text:p>6.384368</text:p>
          </table:table-cell>
          <table:table-cell office:value-type="float" office:value="3.120795" calcext:value-type="float">
            <text:p>3.120795</text:p>
          </table:table-cell>
          <table:table-cell office:value-type="float" office:value="3.910546" calcext:value-type="float">
            <text:p>3.910546</text:p>
          </table:table-cell>
          <table:table-cell office:value-type="float" office:value="8" calcext:value-type="float">
            <text:p>8</text:p>
          </table:table-cell>
          <table:table-cell office:value-type="float" office:value="0.488818" calcext:value-type="float">
            <text:p>0.488818</text:p>
          </table:table-cell>
          <table:table-cell office:value-type="float" office:value="1" calcext:value-type="float">
            <text:p>1</text:p>
          </table:table-cell>
          <table:table-cell office:value-type="float" office:value="15219917" calcext:value-type="float">
            <text:p>15219917</text:p>
          </table:table-cell>
          <table:table-cell office:value-type="float" office:value="15219915" calcext:value-type="float">
            <text:p>152199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.020657" calcext:value-type="float">
            <text:p>25.020657</text:p>
          </table:table-cell>
          <table:table-cell office:value-type="float" office:value="6.394636" calcext:value-type="float">
            <text:p>6.394636</text:p>
          </table:table-cell>
          <table:table-cell office:value-type="float" office:value="3.127582" calcext:value-type="float">
            <text:p>3.127582</text:p>
          </table:table-cell>
          <table:table-cell office:value-type="float" office:value="3.912757" calcext:value-type="float">
            <text:p>3.912757</text:p>
          </table:table-cell>
          <table:table-cell office:value-type="float" office:value="8" calcext:value-type="float">
            <text:p>8</text:p>
          </table:table-cell>
          <table:table-cell office:value-type="float" office:value="0.489095" calcext:value-type="float">
            <text:p>0.489095</text:p>
          </table:table-cell>
          <table:table-cell office:value-type="float" office:value="1" calcext:value-type="float">
            <text:p>1</text:p>
          </table:table-cell>
          <table:table-cell office:value-type="float" office:value="15195863" calcext:value-type="float">
            <text:p>15195863</text:p>
          </table:table-cell>
          <table:table-cell office:value-type="float" office:value="15195862" calcext:value-type="float">
            <text:p>151958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073997" calcext:value-type="float">
            <text:p>25.073997</text:p>
          </table:table-cell>
          <table:table-cell office:value-type="float" office:value="6.404954" calcext:value-type="float">
            <text:p>6.404954</text:p>
          </table:table-cell>
          <table:table-cell office:value-type="float" office:value="3.13425" calcext:value-type="float">
            <text:p>3.13425</text:p>
          </table:table-cell>
          <table:table-cell office:value-type="float" office:value="3.914782" calcext:value-type="float">
            <text:p>3.914782</text:p>
          </table:table-cell>
          <table:table-cell office:value-type="float" office:value="8" calcext:value-type="float">
            <text:p>8</text:p>
          </table:table-cell>
          <table:table-cell office:value-type="float" office:value="0.489348" calcext:value-type="float">
            <text:p>0.489348</text:p>
          </table:table-cell>
          <table:table-cell office:value-type="float" office:value="1" calcext:value-type="float">
            <text:p>1</text:p>
          </table:table-cell>
          <table:table-cell office:value-type="float" office:value="15172039" calcext:value-type="float">
            <text:p>15172039</text:p>
          </table:table-cell>
          <table:table-cell office:value-type="float" office:value="15172038" calcext:value-type="float">
            <text:p>151720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127271" calcext:value-type="float">
            <text:p>25.127271</text:p>
          </table:table-cell>
          <table:table-cell office:value-type="float" office:value="6.416878" calcext:value-type="float">
            <text:p>6.416878</text:p>
          </table:table-cell>
          <table:table-cell office:value-type="float" office:value="3.140909" calcext:value-type="float">
            <text:p>3.140909</text:p>
          </table:table-cell>
          <table:table-cell office:value-type="float" office:value="3.915809" calcext:value-type="float">
            <text:p>3.915809</text:p>
          </table:table-cell>
          <table:table-cell office:value-type="float" office:value="8" calcext:value-type="float">
            <text:p>8</text:p>
          </table:table-cell>
          <table:table-cell office:value-type="float" office:value="0.489476" calcext:value-type="float">
            <text:p>0.489476</text:p>
          </table:table-cell>
          <table:table-cell office:value-type="float" office:value="1" calcext:value-type="float">
            <text:p>1</text:p>
          </table:table-cell>
          <table:table-cell office:value-type="float" office:value="15148141" calcext:value-type="float">
            <text:p>15148141</text:p>
          </table:table-cell>
          <table:table-cell office:value-type="float" office:value="15148143" calcext:value-type="float">
            <text:p>151481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180619" calcext:value-type="float">
            <text:p>25.180619</text:p>
          </table:table-cell>
          <table:table-cell office:value-type="float" office:value="6.427982" calcext:value-type="float">
            <text:p>6.427982</text:p>
          </table:table-cell>
          <table:table-cell office:value-type="float" office:value="3.147577" calcext:value-type="float">
            <text:p>3.147577</text:p>
          </table:table-cell>
          <table:table-cell office:value-type="float" office:value="3.917345" calcext:value-type="float">
            <text:p>3.917345</text:p>
          </table:table-cell>
          <table:table-cell office:value-type="float" office:value="8" calcext:value-type="float">
            <text:p>8</text:p>
          </table:table-cell>
          <table:table-cell office:value-type="float" office:value="0.489668" calcext:value-type="float">
            <text:p>0.489668</text:p>
          </table:table-cell>
          <table:table-cell office:value-type="float" office:value="1" calcext:value-type="float">
            <text:p>1</text:p>
          </table:table-cell>
          <table:table-cell office:value-type="float" office:value="15124261" calcext:value-type="float">
            <text:p>15124261</text:p>
          </table:table-cell>
          <table:table-cell office:value-type="float" office:value="15124258" calcext:value-type="float">
            <text:p>151242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23438" calcext:value-type="float">
            <text:p>25.23438</text:p>
          </table:table-cell>
          <table:table-cell office:value-type="float" office:value="6.439803" calcext:value-type="float">
            <text:p>6.439803</text:p>
          </table:table-cell>
          <table:table-cell office:value-type="float" office:value="3.154298" calcext:value-type="float">
            <text:p>3.154298</text:p>
          </table:table-cell>
          <table:table-cell office:value-type="float" office:value="3.918502" calcext:value-type="float">
            <text:p>3.918502</text:p>
          </table:table-cell>
          <table:table-cell office:value-type="float" office:value="8" calcext:value-type="float">
            <text:p>8</text:p>
          </table:table-cell>
          <table:table-cell office:value-type="float" office:value="0.489813" calcext:value-type="float">
            <text:p>0.4898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00776" calcext:value-type="float">
            <text:p>151007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287414" calcext:value-type="float">
            <text:p>25.287414</text:p>
          </table:table-cell>
          <table:table-cell office:value-type="float" office:value="6.452575" calcext:value-type="float">
            <text:p>6.452575</text:p>
          </table:table-cell>
          <table:table-cell office:value-type="float" office:value="3.160927" calcext:value-type="float">
            <text:p>3.160927</text:p>
          </table:table-cell>
          <table:table-cell office:value-type="float" office:value="3.918965" calcext:value-type="float">
            <text:p>3.918965</text:p>
          </table:table-cell>
          <table:table-cell office:value-type="float" office:value="8" calcext:value-type="float">
            <text:p>8</text:p>
          </table:table-cell>
          <table:table-cell office:value-type="float" office:value="0.489871" calcext:value-type="float">
            <text:p>0.489871</text:p>
          </table:table-cell>
          <table:table-cell office:value-type="float" office:value="1" calcext:value-type="float">
            <text:p>1</text:p>
          </table:table-cell>
          <table:table-cell office:value-type="float" office:value="15076540" calcext:value-type="float">
            <text:p>15076540</text:p>
          </table:table-cell>
          <table:table-cell office:value-type="float" office:value="15076536" calcext:value-type="float">
            <text:p>1507653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.340206" calcext:value-type="float">
            <text:p>25.340206</text:p>
          </table:table-cell>
          <table:table-cell office:value-type="float" office:value="6.465465" calcext:value-type="float">
            <text:p>6.465465</text:p>
          </table:table-cell>
          <table:table-cell office:value-type="float" office:value="3.167526" calcext:value-type="float">
            <text:p>3.167526</text:p>
          </table:table-cell>
          <table:table-cell office:value-type="float" office:value="3.919317" calcext:value-type="float">
            <text:p>3.919317</text:p>
          </table:table-cell>
          <table:table-cell office:value-type="float" office:value="8" calcext:value-type="float">
            <text:p>8</text:p>
          </table:table-cell>
          <table:table-cell office:value-type="float" office:value="0.489915" calcext:value-type="float">
            <text:p>0.489915</text:p>
          </table:table-cell>
          <table:table-cell office:value-type="float" office:value="1" calcext:value-type="float">
            <text:p>1</text:p>
          </table:table-cell>
          <table:table-cell office:value-type="float" office:value="15052798" calcext:value-type="float">
            <text:p>15052798</text:p>
          </table:table-cell>
          <table:table-cell office:value-type="float" office:value="15052796" calcext:value-type="float">
            <text:p>1505279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392938" calcext:value-type="float">
            <text:p>25.392938</text:p>
          </table:table-cell>
          <table:table-cell office:value-type="float" office:value="6.478464" calcext:value-type="float">
            <text:p>6.478464</text:p>
          </table:table-cell>
          <table:table-cell office:value-type="float" office:value="3.174117" calcext:value-type="float">
            <text:p>3.174117</text:p>
          </table:table-cell>
          <table:table-cell office:value-type="float" office:value="3.919593" calcext:value-type="float">
            <text:p>3.919593</text:p>
          </table:table-cell>
          <table:table-cell office:value-type="float" office:value="8" calcext:value-type="float">
            <text:p>8</text:p>
          </table:table-cell>
          <table:table-cell office:value-type="float" office:value="0.489949" calcext:value-type="float">
            <text:p>0.4899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29168" calcext:value-type="float">
            <text:p>1502916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445186" calcext:value-type="float">
            <text:p>25.445186</text:p>
          </table:table-cell>
          <table:table-cell office:value-type="float" office:value="6.490715" calcext:value-type="float">
            <text:p>6.490715</text:p>
          </table:table-cell>
          <table:table-cell office:value-type="float" office:value="3.180648" calcext:value-type="float">
            <text:p>3.180648</text:p>
          </table:table-cell>
          <table:table-cell office:value-type="float" office:value="3.920244" calcext:value-type="float">
            <text:p>3.920244</text:p>
          </table:table-cell>
          <table:table-cell office:value-type="float" office:value="8" calcext:value-type="float">
            <text:p>8</text:p>
          </table:table-cell>
          <table:table-cell office:value-type="float" office:value="0.49003" calcext:value-type="float">
            <text:p>0.49003</text:p>
          </table:table-cell>
          <table:table-cell office:value-type="float" office:value="1" calcext:value-type="float">
            <text:p>1</text:p>
          </table:table-cell>
          <table:table-cell office:value-type="float" office:value="15005227" calcext:value-type="float">
            <text:p>15005227</text:p>
          </table:table-cell>
          <table:table-cell office:value-type="float" office:value="15005220" calcext:value-type="float">
            <text:p>150052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.497286" calcext:value-type="float">
            <text:p>25.497286</text:p>
          </table:table-cell>
          <table:table-cell office:value-type="float" office:value="6.502542" calcext:value-type="float">
            <text:p>6.502542</text:p>
          </table:table-cell>
          <table:table-cell office:value-type="float" office:value="3.187161" calcext:value-type="float">
            <text:p>3.187161</text:p>
          </table:table-cell>
          <table:table-cell office:value-type="float" office:value="3.921126" calcext:value-type="float">
            <text:p>3.921126</text:p>
          </table:table-cell>
          <table:table-cell office:value-type="float" office:value="8" calcext:value-type="float">
            <text:p>8</text:p>
          </table:table-cell>
          <table:table-cell office:value-type="float" office:value="0.490141" calcext:value-type="float">
            <text:p>0.490141</text:p>
          </table:table-cell>
          <table:table-cell office:value-type="float" office:value="1" calcext:value-type="float">
            <text:p>1</text:p>
          </table:table-cell>
          <table:table-cell office:value-type="float" office:value="14981318" calcext:value-type="float">
            <text:p>14981318</text:p>
          </table:table-cell>
          <table:table-cell office:value-type="float" office:value="14981321" calcext:value-type="float">
            <text:p>149813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.548576" calcext:value-type="float">
            <text:p>25.548576</text:p>
          </table:table-cell>
          <table:table-cell office:value-type="float" office:value="6.514676" calcext:value-type="float">
            <text:p>6.514676</text:p>
          </table:table-cell>
          <table:table-cell office:value-type="float" office:value="3.193572" calcext:value-type="float">
            <text:p>3.193572</text:p>
          </table:table-cell>
          <table:table-cell office:value-type="float" office:value="3.921696" calcext:value-type="float">
            <text:p>3.921696</text:p>
          </table:table-cell>
          <table:table-cell office:value-type="float" office:value="8" calcext:value-type="float">
            <text:p>8</text:p>
          </table:table-cell>
          <table:table-cell office:value-type="float" office:value="0.490212" calcext:value-type="float">
            <text:p>0.490212</text:p>
          </table:table-cell>
          <table:table-cell office:value-type="float" office:value="1" calcext:value-type="float">
            <text:p>1</text:p>
          </table:table-cell>
          <table:table-cell office:value-type="float" office:value="14957535" calcext:value-type="float">
            <text:p>14957535</text:p>
          </table:table-cell>
          <table:table-cell office:value-type="float" office:value="14957529" calcext:value-type="float">
            <text:p>149575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599504" calcext:value-type="float">
            <text:p>25.599504</text:p>
          </table:table-cell>
          <table:table-cell office:value-type="float" office:value="6.529697" calcext:value-type="float">
            <text:p>6.529697</text:p>
          </table:table-cell>
          <table:table-cell office:value-type="float" office:value="3.199938" calcext:value-type="float">
            <text:p>3.199938</text:p>
          </table:table-cell>
          <table:table-cell office:value-type="float" office:value="3.920474" calcext:value-type="float">
            <text:p>3.920474</text:p>
          </table:table-cell>
          <table:table-cell office:value-type="float" office:value="8" calcext:value-type="float">
            <text:p>8</text:p>
          </table:table-cell>
          <table:table-cell office:value-type="float" office:value="0.490059" calcext:value-type="float">
            <text:p>0.490059</text:p>
          </table:table-cell>
          <table:table-cell office:value-type="float" office:value="1" calcext:value-type="float">
            <text:p>1</text:p>
          </table:table-cell>
          <table:table-cell office:value-type="float" office:value="14933601" calcext:value-type="float">
            <text:p>14933601</text:p>
          </table:table-cell>
          <table:table-cell office:value-type="float" office:value="14933597" calcext:value-type="float">
            <text:p>149335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650839" calcext:value-type="float">
            <text:p>25.650839</text:p>
          </table:table-cell>
          <table:table-cell office:value-type="float" office:value="6.542865" calcext:value-type="float">
            <text:p>6.542865</text:p>
          </table:table-cell>
          <table:table-cell office:value-type="float" office:value="3.206355" calcext:value-type="float">
            <text:p>3.206355</text:p>
          </table:table-cell>
          <table:table-cell office:value-type="float" office:value="3.920429" calcext:value-type="float">
            <text:p>3.920429</text:p>
          </table:table-cell>
          <table:table-cell office:value-type="float" office:value="8" calcext:value-type="float">
            <text:p>8</text:p>
          </table:table-cell>
          <table:table-cell office:value-type="float" office:value="0.490054" calcext:value-type="float">
            <text:p>0.490054</text:p>
          </table:table-cell>
          <table:table-cell office:value-type="float" office:value="1" calcext:value-type="float">
            <text:p>1</text:p>
          </table:table-cell>
          <table:table-cell office:value-type="float" office:value="14909985" calcext:value-type="float">
            <text:p>14909985</text:p>
          </table:table-cell>
          <table:table-cell office:value-type="float" office:value="14909987" calcext:value-type="float">
            <text:p>149099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.701962" calcext:value-type="float">
            <text:p>25.701962</text:p>
          </table:table-cell>
          <table:table-cell office:value-type="float" office:value="6.555484" calcext:value-type="float">
            <text:p>6.555484</text:p>
          </table:table-cell>
          <table:table-cell office:value-type="float" office:value="3.212745" calcext:value-type="float">
            <text:p>3.212745</text:p>
          </table:table-cell>
          <table:table-cell office:value-type="float" office:value="3.920681" calcext:value-type="float">
            <text:p>3.920681</text:p>
          </table:table-cell>
          <table:table-cell office:value-type="float" office:value="8" calcext:value-type="float">
            <text:p>8</text:p>
          </table:table-cell>
          <table:table-cell office:value-type="float" office:value="0.490085" calcext:value-type="float">
            <text:p>0.490085</text:p>
          </table:table-cell>
          <table:table-cell office:value-type="float" office:value="1" calcext:value-type="float">
            <text:p>1</text:p>
          </table:table-cell>
          <table:table-cell office:value-type="float" office:value="14885982" calcext:value-type="float">
            <text:p>14885982</text:p>
          </table:table-cell>
          <table:table-cell office:value-type="float" office:value="14885975" calcext:value-type="float">
            <text:p>148859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753824" calcext:value-type="float">
            <text:p>25.753824</text:p>
          </table:table-cell>
          <table:table-cell office:value-type="float" office:value="6.567501" calcext:value-type="float">
            <text:p>6.567501</text:p>
          </table:table-cell>
          <table:table-cell office:value-type="float" office:value="3.219228" calcext:value-type="float">
            <text:p>3.219228</text:p>
          </table:table-cell>
          <table:table-cell office:value-type="float" office:value="3.921404" calcext:value-type="float">
            <text:p>3.921404</text:p>
          </table:table-cell>
          <table:table-cell office:value-type="float" office:value="8" calcext:value-type="float">
            <text:p>8</text:p>
          </table:table-cell>
          <table:table-cell office:value-type="float" office:value="0.490175" calcext:value-type="float">
            <text:p>0.490175</text:p>
          </table:table-cell>
          <table:table-cell office:value-type="float" office:value="1" calcext:value-type="float">
            <text:p>1</text:p>
          </table:table-cell>
          <table:table-cell office:value-type="float" office:value="14862338" calcext:value-type="float">
            <text:p>14862338</text:p>
          </table:table-cell>
          <table:table-cell office:value-type="float" office:value="14862345" calcext:value-type="float">
            <text:p>148623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805917" calcext:value-type="float">
            <text:p>25.805917</text:p>
          </table:table-cell>
          <table:table-cell office:value-type="float" office:value="6.579017" calcext:value-type="float">
            <text:p>6.579017</text:p>
          </table:table-cell>
          <table:table-cell office:value-type="float" office:value="3.22574" calcext:value-type="float">
            <text:p>3.22574</text:p>
          </table:table-cell>
          <table:table-cell office:value-type="float" office:value="3.922458" calcext:value-type="float">
            <text:p>3.922458</text:p>
          </table:table-cell>
          <table:table-cell office:value-type="float" office:value="8" calcext:value-type="float">
            <text:p>8</text:p>
          </table:table-cell>
          <table:table-cell office:value-type="float" office:value="0.490307" calcext:value-type="float">
            <text:p>0.490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38438" calcext:value-type="float">
            <text:p>148384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.857058" calcext:value-type="float">
            <text:p>25.857058</text:p>
          </table:table-cell>
          <table:table-cell office:value-type="float" office:value="6.589249" calcext:value-type="float">
            <text:p>6.589249</text:p>
          </table:table-cell>
          <table:table-cell office:value-type="float" office:value="3.232132" calcext:value-type="float">
            <text:p>3.232132</text:p>
          </table:table-cell>
          <table:table-cell office:value-type="float" office:value="3.924128" calcext:value-type="float">
            <text:p>3.924128</text:p>
          </table:table-cell>
          <table:table-cell office:value-type="float" office:value="8" calcext:value-type="float">
            <text:p>8</text:p>
          </table:table-cell>
          <table:table-cell office:value-type="float" office:value="0.490516" calcext:value-type="float">
            <text:p>0.490516</text:p>
          </table:table-cell>
          <table:table-cell office:value-type="float" office:value="1" calcext:value-type="float">
            <text:p>1</text:p>
          </table:table-cell>
          <table:table-cell office:value-type="float" office:value="14814850" calcext:value-type="float">
            <text:p>14814850</text:p>
          </table:table-cell>
          <table:table-cell office:value-type="float" office:value="14814846" calcext:value-type="float">
            <text:p>1481484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.908458" calcext:value-type="float">
            <text:p>25.908458</text:p>
          </table:table-cell>
          <table:table-cell office:value-type="float" office:value="6.600572" calcext:value-type="float">
            <text:p>6.600572</text:p>
          </table:table-cell>
          <table:table-cell office:value-type="float" office:value="3.238557" calcext:value-type="float">
            <text:p>3.238557</text:p>
          </table:table-cell>
          <table:table-cell office:value-type="float" office:value="3.925184" calcext:value-type="float">
            <text:p>3.925184</text:p>
          </table:table-cell>
          <table:table-cell office:value-type="float" office:value="8" calcext:value-type="float">
            <text:p>8</text:p>
          </table:table-cell>
          <table:table-cell office:value-type="float" office:value="0.490648" calcext:value-type="float">
            <text:p>0.490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91114" calcext:value-type="float">
            <text:p>147911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960157" calcext:value-type="float">
            <text:p>25.960157</text:p>
          </table:table-cell>
          <table:table-cell office:value-type="float" office:value="6.611962" calcext:value-type="float">
            <text:p>6.611962</text:p>
          </table:table-cell>
          <table:table-cell office:value-type="float" office:value="3.24502" calcext:value-type="float">
            <text:p>3.24502</text:p>
          </table:table-cell>
          <table:table-cell office:value-type="float" office:value="3.926241" calcext:value-type="float">
            <text:p>3.926241</text:p>
          </table:table-cell>
          <table:table-cell office:value-type="float" office:value="8" calcext:value-type="float">
            <text:p>8</text:p>
          </table:table-cell>
          <table:table-cell office:value-type="float" office:value="0.49078" calcext:value-type="float">
            <text:p>0.490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67508" calcext:value-type="float">
            <text:p>147675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6.01143" calcext:value-type="float">
            <text:p>26.01143</text:p>
          </table:table-cell>
          <table:table-cell office:value-type="float" office:value="6.624121" calcext:value-type="float">
            <text:p>6.624121</text:p>
          </table:table-cell>
          <table:table-cell office:value-type="float" office:value="3.251429" calcext:value-type="float">
            <text:p>3.251429</text:p>
          </table:table-cell>
          <table:table-cell office:value-type="float" office:value="3.926775" calcext:value-type="float">
            <text:p>3.926775</text:p>
          </table:table-cell>
          <table:table-cell office:value-type="float" office:value="8" calcext:value-type="float">
            <text:p>8</text:p>
          </table:table-cell>
          <table:table-cell office:value-type="float" office:value="0.490847" calcext:value-type="float">
            <text:p>0.490847</text:p>
          </table:table-cell>
          <table:table-cell office:value-type="float" office:value="1" calcext:value-type="float">
            <text:p>1</text:p>
          </table:table-cell>
          <table:table-cell office:value-type="float" office:value="14743880" calcext:value-type="float">
            <text:p>14743880</text:p>
          </table:table-cell>
          <table:table-cell office:value-type="float" office:value="14743883" calcext:value-type="float">
            <text:p>1474388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6.062398" calcext:value-type="float">
            <text:p>26.062398</text:p>
          </table:table-cell>
          <table:table-cell office:value-type="float" office:value="6.636206" calcext:value-type="float">
            <text:p>6.636206</text:p>
          </table:table-cell>
          <table:table-cell office:value-type="float" office:value="3.2578" calcext:value-type="float">
            <text:p>3.2578</text:p>
          </table:table-cell>
          <table:table-cell office:value-type="float" office:value="3.927304" calcext:value-type="float">
            <text:p>3.927304</text:p>
          </table:table-cell>
          <table:table-cell office:value-type="float" office:value="8" calcext:value-type="float">
            <text:p>8</text:p>
          </table:table-cell>
          <table:table-cell office:value-type="float" office:value="0.490913" calcext:value-type="float">
            <text:p>0.490913</text:p>
          </table:table-cell>
          <table:table-cell office:value-type="float" office:value="1" calcext:value-type="float">
            <text:p>1</text:p>
          </table:table-cell>
          <table:table-cell office:value-type="float" office:value="14719976" calcext:value-type="float">
            <text:p>14719976</text:p>
          </table:table-cell>
          <table:table-cell office:value-type="float" office:value="14719982" calcext:value-type="float">
            <text:p>147199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.113255" calcext:value-type="float">
            <text:p>26.113255</text:p>
          </table:table-cell>
          <table:table-cell office:value-type="float" office:value="6.648237" calcext:value-type="float">
            <text:p>6.648237</text:p>
          </table:table-cell>
          <table:table-cell office:value-type="float" office:value="3.264157" calcext:value-type="float">
            <text:p>3.264157</text:p>
          </table:table-cell>
          <table:table-cell office:value-type="float" office:value="3.927846" calcext:value-type="float">
            <text:p>3.927846</text:p>
          </table:table-cell>
          <table:table-cell office:value-type="float" office:value="8" calcext:value-type="float">
            <text:p>8</text:p>
          </table:table-cell>
          <table:table-cell office:value-type="float" office:value="0.490981" calcext:value-type="float">
            <text:p>0.490981</text:p>
          </table:table-cell>
          <table:table-cell office:value-type="float" office:value="1" calcext:value-type="float">
            <text:p>1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14696152" calcext:value-type="float">
            <text:p>1469615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.164451" calcext:value-type="float">
            <text:p>26.164451</text:p>
          </table:table-cell>
          <table:table-cell office:value-type="float" office:value="6.660421" calcext:value-type="float">
            <text:p>6.660421</text:p>
          </table:table-cell>
          <table:table-cell office:value-type="float" office:value="3.270556" calcext:value-type="float">
            <text:p>3.270556</text:p>
          </table:table-cell>
          <table:table-cell office:value-type="float" office:value="3.928348" calcext:value-type="float">
            <text:p>3.928348</text:p>
          </table:table-cell>
          <table:table-cell office:value-type="float" office:value="8" calcext:value-type="float">
            <text:p>8</text:p>
          </table:table-cell>
          <table:table-cell office:value-type="float" office:value="0.491044" calcext:value-type="float">
            <text:p>0.491044</text:p>
          </table:table-cell>
          <table:table-cell office:value-type="float" office:value="1" calcext:value-type="float">
            <text:p>1</text:p>
          </table:table-cell>
          <table:table-cell office:value-type="float" office:value="14672418" calcext:value-type="float">
            <text:p>14672418</text:p>
          </table:table-cell>
          <table:table-cell office:value-type="float" office:value="14672420" calcext:value-type="float">
            <text:p>146724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.21567" calcext:value-type="float">
            <text:p>26.21567</text:p>
          </table:table-cell>
          <table:table-cell office:value-type="float" office:value="6.673188" calcext:value-type="float">
            <text:p>6.673188</text:p>
          </table:table-cell>
          <table:table-cell office:value-type="float" office:value="3.276959" calcext:value-type="float">
            <text:p>3.276959</text:p>
          </table:table-cell>
          <table:table-cell office:value-type="float" office:value="3.928508" calcext:value-type="float">
            <text:p>3.928508</text:p>
          </table:table-cell>
          <table:table-cell office:value-type="float" office:value="8" calcext:value-type="float">
            <text:p>8</text:p>
          </table:table-cell>
          <table:table-cell office:value-type="float" office:value="0.491063" calcext:value-type="float">
            <text:p>0.491063</text:p>
          </table:table-cell>
          <table:table-cell office:value-type="float" office:value="1" calcext:value-type="float">
            <text:p>1</text:p>
          </table:table-cell>
          <table:table-cell office:value-type="float" office:value="14649142" calcext:value-type="float">
            <text:p>14649142</text:p>
          </table:table-cell>
          <table:table-cell office:value-type="float" office:value="14649138" calcext:value-type="float">
            <text:p>146491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.267904" calcext:value-type="float">
            <text:p>26.267904</text:p>
          </table:table-cell>
          <table:table-cell office:value-type="float" office:value="6.685728" calcext:value-type="float">
            <text:p>6.685728</text:p>
          </table:table-cell>
          <table:table-cell office:value-type="float" office:value="3.283488" calcext:value-type="float">
            <text:p>3.283488</text:p>
          </table:table-cell>
          <table:table-cell office:value-type="float" office:value="3.928952" calcext:value-type="float">
            <text:p>3.928952</text:p>
          </table:table-cell>
          <table:table-cell office:value-type="float" office:value="8" calcext:value-type="float">
            <text:p>8</text:p>
          </table:table-cell>
          <table:table-cell office:value-type="float" office:value="0.491119" calcext:value-type="float">
            <text:p>0.491119</text:p>
          </table:table-cell>
          <table:table-cell office:value-type="float" office:value="1" calcext:value-type="float">
            <text:p>1</text:p>
          </table:table-cell>
          <table:table-cell office:value-type="float" office:value="14625333" calcext:value-type="float">
            <text:p>14625333</text:p>
          </table:table-cell>
          <table:table-cell office:value-type="float" office:value="14625330" calcext:value-type="float">
            <text:p>1462533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.32002" calcext:value-type="float">
            <text:p>26.32002</text:p>
          </table:table-cell>
          <table:table-cell office:value-type="float" office:value="6.695884" calcext:value-type="float">
            <text:p>6.695884</text:p>
          </table:table-cell>
          <table:table-cell office:value-type="float" office:value="3.290003" calcext:value-type="float">
            <text:p>3.290003</text:p>
          </table:table-cell>
          <table:table-cell office:value-type="float" office:value="3.930776" calcext:value-type="float">
            <text:p>3.930776</text:p>
          </table:table-cell>
          <table:table-cell office:value-type="float" office:value="8" calcext:value-type="float">
            <text:p>8</text:p>
          </table:table-cell>
          <table:table-cell office:value-type="float" office:value="0.491347" calcext:value-type="float">
            <text:p>0.491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01688" calcext:value-type="float">
            <text:p>146016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6.37072" calcext:value-type="float">
            <text:p>26.37072</text:p>
          </table:table-cell>
          <table:table-cell office:value-type="float" office:value="6.70612" calcext:value-type="float">
            <text:p>6.70612</text:p>
          </table:table-cell>
          <table:table-cell office:value-type="float" office:value="3.29634" calcext:value-type="float">
            <text:p>3.29634</text:p>
          </table:table-cell>
          <table:table-cell office:value-type="float" office:value="3.932336" calcext:value-type="float">
            <text:p>3.932336</text:p>
          </table:table-cell>
          <table:table-cell office:value-type="float" office:value="8" calcext:value-type="float">
            <text:p>8</text:p>
          </table:table-cell>
          <table:table-cell office:value-type="float" office:value="0.491542" calcext:value-type="float">
            <text:p>0.491542</text:p>
          </table:table-cell>
          <table:table-cell office:value-type="float" office:value="1" calcext:value-type="float">
            <text:p>1</text:p>
          </table:table-cell>
          <table:table-cell office:value-type="float" office:value="14578049" calcext:value-type="float">
            <text:p>14578049</text:p>
          </table:table-cell>
          <table:table-cell office:value-type="float" office:value="14578062" calcext:value-type="float">
            <text:p>145780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.422117" calcext:value-type="float">
            <text:p>26.422117</text:p>
          </table:table-cell>
          <table:table-cell office:value-type="float" office:value="6.717602" calcext:value-type="float">
            <text:p>6.717602</text:p>
          </table:table-cell>
          <table:table-cell office:value-type="float" office:value="3.302765" calcext:value-type="float">
            <text:p>3.302765</text:p>
          </table:table-cell>
          <table:table-cell office:value-type="float" office:value="3.933266" calcext:value-type="float">
            <text:p>3.933266</text:p>
          </table:table-cell>
          <table:table-cell office:value-type="float" office:value="8" calcext:value-type="float">
            <text:p>8</text:p>
          </table:table-cell>
          <table:table-cell office:value-type="float" office:value="0.491658" calcext:value-type="float">
            <text:p>0.491658</text:p>
          </table:table-cell>
          <table:table-cell office:value-type="float" office:value="1" calcext:value-type="float">
            <text:p>1</text:p>
          </table:table-cell>
          <table:table-cell office:value-type="float" office:value="14554148" calcext:value-type="float">
            <text:p>14554148</text:p>
          </table:table-cell>
          <table:table-cell office:value-type="float" office:value="14554152" calcext:value-type="float">
            <text:p>145541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.473221" calcext:value-type="float">
            <text:p>26.473221</text:p>
          </table:table-cell>
          <table:table-cell office:value-type="float" office:value="6.728801" calcext:value-type="float">
            <text:p>6.728801</text:p>
          </table:table-cell>
          <table:table-cell office:value-type="float" office:value="3.309153" calcext:value-type="float">
            <text:p>3.309153</text:p>
          </table:table-cell>
          <table:table-cell office:value-type="float" office:value="3.934315" calcext:value-type="float">
            <text:p>3.934315</text:p>
          </table:table-cell>
          <table:table-cell office:value-type="float" office:value="8" calcext:value-type="float">
            <text:p>8</text:p>
          </table:table-cell>
          <table:table-cell office:value-type="float" office:value="0.491789" calcext:value-type="float">
            <text:p>0.491789</text:p>
          </table:table-cell>
          <table:table-cell office:value-type="float" office:value="1" calcext:value-type="float">
            <text:p>1</text:p>
          </table:table-cell>
          <table:table-cell office:value-type="float" office:value="14530683" calcext:value-type="float">
            <text:p>14530683</text:p>
          </table:table-cell>
          <table:table-cell office:value-type="float" office:value="14530682" calcext:value-type="float">
            <text:p>145306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6.5245" calcext:value-type="float">
            <text:p>26.5245</text:p>
          </table:table-cell>
          <table:table-cell office:value-type="float" office:value="6.739137" calcext:value-type="float">
            <text:p>6.739137</text:p>
          </table:table-cell>
          <table:table-cell office:value-type="float" office:value="3.315563" calcext:value-type="float">
            <text:p>3.315563</text:p>
          </table:table-cell>
          <table:table-cell office:value-type="float" office:value="3.93589" calcext:value-type="float">
            <text:p>3.93589</text:p>
          </table:table-cell>
          <table:table-cell office:value-type="float" office:value="8" calcext:value-type="float">
            <text:p>8</text:p>
          </table:table-cell>
          <table:table-cell office:value-type="float" office:value="0.491986" calcext:value-type="float">
            <text:p>0.491986</text:p>
          </table:table-cell>
          <table:table-cell office:value-type="float" office:value="1" calcext:value-type="float">
            <text:p>1</text:p>
          </table:table-cell>
          <table:table-cell office:value-type="float" office:value="14506954" calcext:value-type="float">
            <text:p>14506954</text:p>
          </table:table-cell>
          <table:table-cell office:value-type="float" office:value="14506950" calcext:value-type="float">
            <text:p>1450695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6.576024" calcext:value-type="float">
            <text:p>26.576024</text:p>
          </table:table-cell>
          <table:table-cell office:value-type="float" office:value="6.751203" calcext:value-type="float">
            <text:p>6.751203</text:p>
          </table:table-cell>
          <table:table-cell office:value-type="float" office:value="3.322003" calcext:value-type="float">
            <text:p>3.322003</text:p>
          </table:table-cell>
          <table:table-cell office:value-type="float" office:value="3.936487" calcext:value-type="float">
            <text:p>3.936487</text:p>
          </table:table-cell>
          <table:table-cell office:value-type="float" office:value="8" calcext:value-type="float">
            <text:p>8</text:p>
          </table:table-cell>
          <table:table-cell office:value-type="float" office:value="0.492061" calcext:value-type="float">
            <text:p>0.492061</text:p>
          </table:table-cell>
          <table:table-cell office:value-type="float" office:value="1" calcext:value-type="float">
            <text:p>1</text:p>
          </table:table-cell>
          <table:table-cell office:value-type="float" office:value="14483450" calcext:value-type="float">
            <text:p>14483450</text:p>
          </table:table-cell>
          <table:table-cell office:value-type="float" office:value="14483454" calcext:value-type="float">
            <text:p>14483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8T11:29:09.782992551</dc:date>
    <meta:editing-duration>PT4M32S</meta:editing-duration>
    <meta:editing-cycles>1</meta:editing-cycles>
    <meta:document-statistic meta:table-count="1" meta:cell-count="5010" meta:object-count="3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Tempo de execução 8 threads</text:p>
        </chart:title>
        <chart:legend chart:legend-position="end" svg:x="9.676cm" svg:y="3.703cm" style:legend-expansion="high" chart:style-name="ch3"/>
        <chart:plot-area chart:style-name="ch4" table:cell-range-address="data_8.B1:data_8.D501" chart:data-source-has-labels="row" svg:x="0.32cm" svg:y="1.275cm" svg:width="9.036cm" svg:height="7.545cm">
          <chart:coordinate-region svg:x="0.941cm" svg:y="1.396cm" svg:width="8.415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8.B2:data_8.B501" chart:label-cell-address="data_8.B1:data_8.B1" chart:class="chart:line">
            <chart:data-point chart:repeated="500"/>
          </chart:series>
          <chart:series chart:style-name="ch8" chart:values-cell-range-address="data_8.C2:data_8.C501" chart:label-cell-address="data_8.C1:data_8.C1" chart:class="chart:line">
            <chart:data-point chart:repeated="500"/>
          </chart:series>
          <chart:series chart:style-name="ch9" chart:values-cell-range-address="data_8.D2:data_8.D501" chart:label-cell-address="data_8.D1:data_8.D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 time (1 thread)</text:p>
                <draw:g>
                  <svg:desc>data_8.B1:data_8.B1</svg:desc>
                </draw:g>
              </table:table-cell>
              <table:table-cell office:value-type="string">
                <text:p>exec time (8 threads)</text:p>
                <draw:g>
                  <svg:desc>data_8.C1:data_8.C1</svg:desc>
                </draw:g>
              </table:table-cell>
              <table:table-cell office:value-type="string">
                <text:p>exec time (8 threads linear)</text:p>
                <draw:g>
                  <svg:desc>data_8.D1:data_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6197">
                <text:p>0.056197</text:p>
                <draw:g>
                  <svg:desc>data_8.B2:data_8.B501</svg:desc>
                </draw:g>
              </table:table-cell>
              <table:table-cell office:value-type="float" office:value="0.011194">
                <text:p>0.011194</text:p>
                <draw:g>
                  <svg:desc>data_8.C2:data_8.C501</svg:desc>
                </draw:g>
              </table:table-cell>
              <table:table-cell office:value-type="float" office:value="0.007025">
                <text:p>0.007025</text:p>
                <draw:g>
                  <svg:desc>data_8.D2:data_8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307">
                <text:p>0.107307</text:p>
              </table:table-cell>
              <table:table-cell office:value-type="float" office:value="0.024462">
                <text:p>0.024462</text:p>
              </table:table-cell>
              <table:table-cell office:value-type="float" office:value="0.013413">
                <text:p>0.013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823">
                <text:p>0.15823</text:p>
              </table:table-cell>
              <table:table-cell office:value-type="float" office:value="0.037949">
                <text:p>0.037949</text:p>
              </table:table-cell>
              <table:table-cell office:value-type="float" office:value="0.019779">
                <text:p>0.019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2409">
                <text:p>0.212409</text:p>
              </table:table-cell>
              <table:table-cell office:value-type="float" office:value="0.048225">
                <text:p>0.048225</text:p>
              </table:table-cell>
              <table:table-cell office:value-type="float" office:value="0.026551">
                <text:p>0.026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399">
                <text:p>0.264399</text:p>
              </table:table-cell>
              <table:table-cell office:value-type="float" office:value="0.058664">
                <text:p>0.058664</text:p>
              </table:table-cell>
              <table:table-cell office:value-type="float" office:value="0.03305">
                <text:p>0.03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7256">
                <text:p>0.317256</text:p>
              </table:table-cell>
              <table:table-cell office:value-type="float" office:value="0.070379">
                <text:p>0.070379</text:p>
              </table:table-cell>
              <table:table-cell office:value-type="float" office:value="0.039657">
                <text:p>0.039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0404">
                <text:p>0.370404</text:p>
              </table:table-cell>
              <table:table-cell office:value-type="float" office:value="0.082534">
                <text:p>0.082534</text:p>
              </table:table-cell>
              <table:table-cell office:value-type="float" office:value="0.046301">
                <text:p>0.046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947">
                <text:p>0.424947</text:p>
              </table:table-cell>
              <table:table-cell office:value-type="float" office:value="0.094865">
                <text:p>0.094865</text:p>
              </table:table-cell>
              <table:table-cell office:value-type="float" office:value="0.053118">
                <text:p>0.053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8307">
                <text:p>0.478307</text:p>
              </table:table-cell>
              <table:table-cell office:value-type="float" office:value="0.107151">
                <text:p>0.107151</text:p>
              </table:table-cell>
              <table:table-cell office:value-type="float" office:value="0.059788">
                <text:p>0.059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2208">
                <text:p>0.532208</text:p>
              </table:table-cell>
              <table:table-cell office:value-type="float" office:value="0.118976">
                <text:p>0.118976</text:p>
              </table:table-cell>
              <table:table-cell office:value-type="float" office:value="0.066526">
                <text:p>0.066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5227">
                <text:p>0.585227</text:p>
              </table:table-cell>
              <table:table-cell office:value-type="float" office:value="0.131108">
                <text:p>0.131108</text:p>
              </table:table-cell>
              <table:table-cell office:value-type="float" office:value="0.073153">
                <text:p>0.073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8783">
                <text:p>0.638783</text:p>
              </table:table-cell>
              <table:table-cell office:value-type="float" office:value="0.143572">
                <text:p>0.143572</text:p>
              </table:table-cell>
              <table:table-cell office:value-type="float" office:value="0.079848">
                <text:p>0.079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1631">
                <text:p>0.691631</text:p>
              </table:table-cell>
              <table:table-cell office:value-type="float" office:value="0.156089">
                <text:p>0.156089</text:p>
              </table:table-cell>
              <table:table-cell office:value-type="float" office:value="0.086454">
                <text:p>0.086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4442">
                <text:p>0.744442</text:p>
              </table:table-cell>
              <table:table-cell office:value-type="float" office:value="0.17067">
                <text:p>0.17067</text:p>
              </table:table-cell>
              <table:table-cell office:value-type="float" office:value="0.093055">
                <text:p>0.09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8044">
                <text:p>0.798044</text:p>
              </table:table-cell>
              <table:table-cell office:value-type="float" office:value="0.181528">
                <text:p>0.181528</text:p>
              </table:table-cell>
              <table:table-cell office:value-type="float" office:value="0.099755">
                <text:p>0.099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3151">
                <text:p>0.853151</text:p>
              </table:table-cell>
              <table:table-cell office:value-type="float" office:value="0.193183">
                <text:p>0.193183</text:p>
              </table:table-cell>
              <table:table-cell office:value-type="float" office:value="0.106644">
                <text:p>0.106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4919">
                <text:p>0.904919</text:p>
              </table:table-cell>
              <table:table-cell office:value-type="float" office:value="0.2045">
                <text:p>0.2045</text:p>
              </table:table-cell>
              <table:table-cell office:value-type="float" office:value="0.113115">
                <text:p>0.113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6264">
                <text:p>0.956264</text:p>
              </table:table-cell>
              <table:table-cell office:value-type="float" office:value="0.21865">
                <text:p>0.21865</text:p>
              </table:table-cell>
              <table:table-cell office:value-type="float" office:value="0.119533">
                <text:p>0.119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83">
                <text:p>1.0083</text:p>
              </table:table-cell>
              <table:table-cell office:value-type="float" office:value="0.231511">
                <text:p>0.231511</text:p>
              </table:table-cell>
              <table:table-cell office:value-type="float" office:value="0.126038">
                <text:p>0.126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0219">
                <text:p>1.060219</text:p>
              </table:table-cell>
              <table:table-cell office:value-type="float" office:value="0.252588">
                <text:p>0.252588</text:p>
              </table:table-cell>
              <table:table-cell office:value-type="float" office:value="0.132527">
                <text:p>0.132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64">
                <text:p>1.111764</text:p>
              </table:table-cell>
              <table:table-cell office:value-type="float" office:value="0.271577">
                <text:p>0.271577</text:p>
              </table:table-cell>
              <table:table-cell office:value-type="float" office:value="0.13897">
                <text:p>0.13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64155">
                <text:p>1.164155</text:p>
              </table:table-cell>
              <table:table-cell office:value-type="float" office:value="0.283208">
                <text:p>0.283208</text:p>
              </table:table-cell>
              <table:table-cell office:value-type="float" office:value="0.145519">
                <text:p>0.145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15333">
                <text:p>1.215333</text:p>
              </table:table-cell>
              <table:table-cell office:value-type="float" office:value="0.293623">
                <text:p>0.293623</text:p>
              </table:table-cell>
              <table:table-cell office:value-type="float" office:value="0.151917">
                <text:p>0.151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66689">
                <text:p>1.266689</text:p>
              </table:table-cell>
              <table:table-cell office:value-type="float" office:value="0.305096">
                <text:p>0.305096</text:p>
              </table:table-cell>
              <table:table-cell office:value-type="float" office:value="0.158336">
                <text:p>0.158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17272">
                <text:p>1.317272</text:p>
              </table:table-cell>
              <table:table-cell office:value-type="float" office:value="0.317645">
                <text:p>0.317645</text:p>
              </table:table-cell>
              <table:table-cell office:value-type="float" office:value="0.164659">
                <text:p>0.1646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7985">
                <text:p>1.367985</text:p>
              </table:table-cell>
              <table:table-cell office:value-type="float" office:value="0.329629">
                <text:p>0.329629</text:p>
              </table:table-cell>
              <table:table-cell office:value-type="float" office:value="0.170998">
                <text:p>0.170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8732">
                <text:p>1.418732</text:p>
              </table:table-cell>
              <table:table-cell office:value-type="float" office:value="0.340331">
                <text:p>0.340331</text:p>
              </table:table-cell>
              <table:table-cell office:value-type="float" office:value="0.177342">
                <text:p>0.177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0545">
                <text:p>1.470545</text:p>
              </table:table-cell>
              <table:table-cell office:value-type="float" office:value="0.351404">
                <text:p>0.351404</text:p>
              </table:table-cell>
              <table:table-cell office:value-type="float" office:value="0.183818">
                <text:p>0.183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1055">
                <text:p>1.521055</text:p>
              </table:table-cell>
              <table:table-cell office:value-type="float" office:value="0.363349">
                <text:p>0.363349</text:p>
              </table:table-cell>
              <table:table-cell office:value-type="float" office:value="0.190132">
                <text:p>0.190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71758">
                <text:p>1.571758</text:p>
              </table:table-cell>
              <table:table-cell office:value-type="float" office:value="0.374793">
                <text:p>0.374793</text:p>
              </table:table-cell>
              <table:table-cell office:value-type="float" office:value="0.19647">
                <text:p>0.19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22233">
                <text:p>1.622233</text:p>
              </table:table-cell>
              <table:table-cell office:value-type="float" office:value="0.385399">
                <text:p>0.385399</text:p>
              </table:table-cell>
              <table:table-cell office:value-type="float" office:value="0.202779">
                <text:p>0.202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92">
                <text:p>1.672992</text:p>
              </table:table-cell>
              <table:table-cell office:value-type="float" office:value="0.397046">
                <text:p>0.397046</text:p>
              </table:table-cell>
              <table:table-cell office:value-type="float" office:value="0.209124">
                <text:p>0.209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24058">
                <text:p>1.724058</text:p>
              </table:table-cell>
              <table:table-cell office:value-type="float" office:value="0.409436">
                <text:p>0.409436</text:p>
              </table:table-cell>
              <table:table-cell office:value-type="float" office:value="0.215507">
                <text:p>0.215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7755">
                <text:p>1.77755</text:p>
              </table:table-cell>
              <table:table-cell office:value-type="float" office:value="0.420651">
                <text:p>0.420651</text:p>
              </table:table-cell>
              <table:table-cell office:value-type="float" office:value="0.222194">
                <text:p>0.222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2882">
                <text:p>1.82882</text:p>
              </table:table-cell>
              <table:table-cell office:value-type="float" office:value="0.431313">
                <text:p>0.431313</text:p>
              </table:table-cell>
              <table:table-cell office:value-type="float" office:value="0.228603">
                <text:p>0.228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79506">
                <text:p>1.879506</text:p>
              </table:table-cell>
              <table:table-cell office:value-type="float" office:value="0.442581">
                <text:p>0.442581</text:p>
              </table:table-cell>
              <table:table-cell office:value-type="float" office:value="0.234938">
                <text:p>0.23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31165">
                <text:p>1.931165</text:p>
              </table:table-cell>
              <table:table-cell office:value-type="float" office:value="0.454602">
                <text:p>0.454602</text:p>
              </table:table-cell>
              <table:table-cell office:value-type="float" office:value="0.241396">
                <text:p>0.2413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83947">
                <text:p>1.983947</text:p>
              </table:table-cell>
              <table:table-cell office:value-type="float" office:value="0.46632">
                <text:p>0.46632</text:p>
              </table:table-cell>
              <table:table-cell office:value-type="float" office:value="0.247993">
                <text:p>0.247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35771">
                <text:p>2.035771</text:p>
              </table:table-cell>
              <table:table-cell office:value-type="float" office:value="0.478857">
                <text:p>0.478857</text:p>
              </table:table-cell>
              <table:table-cell office:value-type="float" office:value="0.254471">
                <text:p>0.254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86465">
                <text:p>2.086465</text:p>
              </table:table-cell>
              <table:table-cell office:value-type="float" office:value="0.489342">
                <text:p>0.489342</text:p>
              </table:table-cell>
              <table:table-cell office:value-type="float" office:value="0.260808">
                <text:p>0.2608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37139">
                <text:p>2.137139</text:p>
              </table:table-cell>
              <table:table-cell office:value-type="float" office:value="0.502331">
                <text:p>0.502331</text:p>
              </table:table-cell>
              <table:table-cell office:value-type="float" office:value="0.267142">
                <text:p>0.267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87752">
                <text:p>2.187752</text:p>
              </table:table-cell>
              <table:table-cell office:value-type="float" office:value="0.515088">
                <text:p>0.515088</text:p>
              </table:table-cell>
              <table:table-cell office:value-type="float" office:value="0.273469">
                <text:p>0.273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39234">
                <text:p>2.239234</text:p>
              </table:table-cell>
              <table:table-cell office:value-type="float" office:value="0.527925">
                <text:p>0.527925</text:p>
              </table:table-cell>
              <table:table-cell office:value-type="float" office:value="0.279904">
                <text:p>0.279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90076">
                <text:p>2.290076</text:p>
              </table:table-cell>
              <table:table-cell office:value-type="float" office:value="0.539969">
                <text:p>0.539969</text:p>
              </table:table-cell>
              <table:table-cell office:value-type="float" office:value="0.28626">
                <text:p>0.28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1004">
                <text:p>2.341004</text:p>
              </table:table-cell>
              <table:table-cell office:value-type="float" office:value="0.550478">
                <text:p>0.550478</text:p>
              </table:table-cell>
              <table:table-cell office:value-type="float" office:value="0.292626">
                <text:p>0.292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92004">
                <text:p>2.392004</text:p>
              </table:table-cell>
              <table:table-cell office:value-type="float" office:value="0.563715">
                <text:p>0.563715</text:p>
              </table:table-cell>
              <table:table-cell office:value-type="float" office:value="0.299001">
                <text:p>0.299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42847">
                <text:p>2.442847</text:p>
              </table:table-cell>
              <table:table-cell office:value-type="float" office:value="0.575662">
                <text:p>0.575662</text:p>
              </table:table-cell>
              <table:table-cell office:value-type="float" office:value="0.305356">
                <text:p>0.305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93756">
                <text:p>2.493756</text:p>
              </table:table-cell>
              <table:table-cell office:value-type="float" office:value="0.588001">
                <text:p>0.588001</text:p>
              </table:table-cell>
              <table:table-cell office:value-type="float" office:value="0.31172">
                <text:p>0.31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46535">
                <text:p>2.546535</text:p>
              </table:table-cell>
              <table:table-cell office:value-type="float" office:value="0.598077">
                <text:p>0.598077</text:p>
              </table:table-cell>
              <table:table-cell office:value-type="float" office:value="0.318317">
                <text:p>0.318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98998">
                <text:p>2.598998</text:p>
              </table:table-cell>
              <table:table-cell office:value-type="float" office:value="0.609099">
                <text:p>0.609099</text:p>
              </table:table-cell>
              <table:table-cell office:value-type="float" office:value="0.324875">
                <text:p>0.324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50427">
                <text:p>2.650427</text:p>
              </table:table-cell>
              <table:table-cell office:value-type="float" office:value="0.621373">
                <text:p>0.621373</text:p>
              </table:table-cell>
              <table:table-cell office:value-type="float" office:value="0.331303">
                <text:p>0.3313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1361">
                <text:p>2.701361</text:p>
              </table:table-cell>
              <table:table-cell office:value-type="float" office:value="0.634541">
                <text:p>0.634541</text:p>
              </table:table-cell>
              <table:table-cell office:value-type="float" office:value="0.33767">
                <text:p>0.33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52069">
                <text:p>2.752069</text:p>
              </table:table-cell>
              <table:table-cell office:value-type="float" office:value="0.646794">
                <text:p>0.646794</text:p>
              </table:table-cell>
              <table:table-cell office:value-type="float" office:value="0.344009">
                <text:p>0.344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05784">
                <text:p>2.805784</text:p>
              </table:table-cell>
              <table:table-cell office:value-type="float" office:value="0.662063">
                <text:p>0.662063</text:p>
              </table:table-cell>
              <table:table-cell office:value-type="float" office:value="0.350723">
                <text:p>0.350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57089">
                <text:p>2.857089</text:p>
              </table:table-cell>
              <table:table-cell office:value-type="float" office:value="0.675252">
                <text:p>0.675252</text:p>
              </table:table-cell>
              <table:table-cell office:value-type="float" office:value="0.357136">
                <text:p>0.357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08857">
                <text:p>2.908857</text:p>
              </table:table-cell>
              <table:table-cell office:value-type="float" office:value="0.688118">
                <text:p>0.688118</text:p>
              </table:table-cell>
              <table:table-cell office:value-type="float" office:value="0.363607">
                <text:p>0.363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1342">
                <text:p>2.961342</text:p>
              </table:table-cell>
              <table:table-cell office:value-type="float" office:value="0.698936">
                <text:p>0.698936</text:p>
              </table:table-cell>
              <table:table-cell office:value-type="float" office:value="0.370168">
                <text:p>0.370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13653">
                <text:p>3.013653</text:p>
              </table:table-cell>
              <table:table-cell office:value-type="float" office:value="0.711477">
                <text:p>0.711477</text:p>
              </table:table-cell>
              <table:table-cell office:value-type="float" office:value="0.376707">
                <text:p>0.376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66061">
                <text:p>3.066061</text:p>
              </table:table-cell>
              <table:table-cell office:value-type="float" office:value="0.724104">
                <text:p>0.724104</text:p>
              </table:table-cell>
              <table:table-cell office:value-type="float" office:value="0.383258">
                <text:p>0.383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18908">
                <text:p>3.118908</text:p>
              </table:table-cell>
              <table:table-cell office:value-type="float" office:value="0.736195">
                <text:p>0.736195</text:p>
              </table:table-cell>
              <table:table-cell office:value-type="float" office:value="0.389863">
                <text:p>0.389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70326">
                <text:p>3.170326</text:p>
              </table:table-cell>
              <table:table-cell office:value-type="float" office:value="0.746553">
                <text:p>0.746553</text:p>
              </table:table-cell>
              <table:table-cell office:value-type="float" office:value="0.396291">
                <text:p>0.3962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22089">
                <text:p>3.222089</text:p>
              </table:table-cell>
              <table:table-cell office:value-type="float" office:value="0.759477">
                <text:p>0.759477</text:p>
              </table:table-cell>
              <table:table-cell office:value-type="float" office:value="0.402761">
                <text:p>0.4027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73101">
                <text:p>3.273101</text:p>
              </table:table-cell>
              <table:table-cell office:value-type="float" office:value="0.77236">
                <text:p>0.77236</text:p>
              </table:table-cell>
              <table:table-cell office:value-type="float" office:value="0.409138">
                <text:p>0.409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24921">
                <text:p>3.324921</text:p>
              </table:table-cell>
              <table:table-cell office:value-type="float" office:value="0.783872">
                <text:p>0.783872</text:p>
              </table:table-cell>
              <table:table-cell office:value-type="float" office:value="0.415615">
                <text:p>0.415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76583">
                <text:p>3.376583</text:p>
              </table:table-cell>
              <table:table-cell office:value-type="float" office:value="0.796445">
                <text:p>0.796445</text:p>
              </table:table-cell>
              <table:table-cell office:value-type="float" office:value="0.422073">
                <text:p>0.422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28837">
                <text:p>3.428837</text:p>
              </table:table-cell>
              <table:table-cell office:value-type="float" office:value="0.808462">
                <text:p>0.808462</text:p>
              </table:table-cell>
              <table:table-cell office:value-type="float" office:value="0.428605">
                <text:p>0.4286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80625">
                <text:p>3.480625</text:p>
              </table:table-cell>
              <table:table-cell office:value-type="float" office:value="0.820341">
                <text:p>0.820341</text:p>
              </table:table-cell>
              <table:table-cell office:value-type="float" office:value="0.435078">
                <text:p>0.435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31668">
                <text:p>3.531668</text:p>
              </table:table-cell>
              <table:table-cell office:value-type="float" office:value="0.831977">
                <text:p>0.831977</text:p>
              </table:table-cell>
              <table:table-cell office:value-type="float" office:value="0.441458">
                <text:p>0.441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83218">
                <text:p>3.583218</text:p>
              </table:table-cell>
              <table:table-cell office:value-type="float" office:value="0.8422">
                <text:p>0.8422</text:p>
              </table:table-cell>
              <table:table-cell office:value-type="float" office:value="0.447902">
                <text:p>0.4479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3388">
                <text:p>3.63388</text:p>
              </table:table-cell>
              <table:table-cell office:value-type="float" office:value="0.854351">
                <text:p>0.854351</text:p>
              </table:table-cell>
              <table:table-cell office:value-type="float" office:value="0.454235">
                <text:p>0.454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85059">
                <text:p>3.685059</text:p>
              </table:table-cell>
              <table:table-cell office:value-type="float" office:value="0.867086">
                <text:p>0.867086</text:p>
              </table:table-cell>
              <table:table-cell office:value-type="float" office:value="0.460632">
                <text:p>0.460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35871">
                <text:p>3.735871</text:p>
              </table:table-cell>
              <table:table-cell office:value-type="float" office:value="0.879528">
                <text:p>0.879528</text:p>
              </table:table-cell>
              <table:table-cell office:value-type="float" office:value="0.466984">
                <text:p>0.466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86656">
                <text:p>3.786656</text:p>
              </table:table-cell>
              <table:table-cell office:value-type="float" office:value="0.892178">
                <text:p>0.892178</text:p>
              </table:table-cell>
              <table:table-cell office:value-type="float" office:value="0.473332">
                <text:p>0.473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37815">
                <text:p>3.837815</text:p>
              </table:table-cell>
              <table:table-cell office:value-type="float" office:value="0.90351">
                <text:p>0.90351</text:p>
              </table:table-cell>
              <table:table-cell office:value-type="float" office:value="0.479727">
                <text:p>0.479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88472">
                <text:p>3.888472</text:p>
              </table:table-cell>
              <table:table-cell office:value-type="float" office:value="0.915831">
                <text:p>0.915831</text:p>
              </table:table-cell>
              <table:table-cell office:value-type="float" office:value="0.486059">
                <text:p>0.486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38876">
                <text:p>3.938876</text:p>
              </table:table-cell>
              <table:table-cell office:value-type="float" office:value="0.928354">
                <text:p>0.928354</text:p>
              </table:table-cell>
              <table:table-cell office:value-type="float" office:value="0.49236">
                <text:p>0.49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89339">
                <text:p>3.989339</text:p>
              </table:table-cell>
              <table:table-cell office:value-type="float" office:value="0.939922">
                <text:p>0.939922</text:p>
              </table:table-cell>
              <table:table-cell office:value-type="float" office:value="0.498667">
                <text:p>0.498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42684">
                <text:p>4.042684</text:p>
              </table:table-cell>
              <table:table-cell office:value-type="float" office:value="0.962142">
                <text:p>0.962142</text:p>
              </table:table-cell>
              <table:table-cell office:value-type="float" office:value="0.505335">
                <text:p>0.505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07558">
                <text:p>4.107558</text:p>
              </table:table-cell>
              <table:table-cell office:value-type="float" office:value="0.97832">
                <text:p>0.97832</text:p>
              </table:table-cell>
              <table:table-cell office:value-type="float" office:value="0.513445">
                <text:p>0.513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83116">
                <text:p>4.183116</text:p>
              </table:table-cell>
              <table:table-cell office:value-type="float" office:value="0.99392">
                <text:p>0.99392</text:p>
              </table:table-cell>
              <table:table-cell office:value-type="float" office:value="0.52289">
                <text:p>0.522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39955">
                <text:p>4.239955</text:p>
              </table:table-cell>
              <table:table-cell office:value-type="float" office:value="1.019144">
                <text:p>1.019144</text:p>
              </table:table-cell>
              <table:table-cell office:value-type="float" office:value="0.529994">
                <text:p>0.5299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98196">
                <text:p>4.298196</text:p>
              </table:table-cell>
              <table:table-cell office:value-type="float" office:value="1.034965">
                <text:p>1.034965</text:p>
              </table:table-cell>
              <table:table-cell office:value-type="float" office:value="0.537274">
                <text:p>0.5372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51767">
                <text:p>4.351767</text:p>
              </table:table-cell>
              <table:table-cell office:value-type="float" office:value="1.057004">
                <text:p>1.057004</text:p>
              </table:table-cell>
              <table:table-cell office:value-type="float" office:value="0.543971">
                <text:p>0.543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05042">
                <text:p>4.405042</text:p>
              </table:table-cell>
              <table:table-cell office:value-type="float" office:value="1.07004">
                <text:p>1.07004</text:p>
              </table:table-cell>
              <table:table-cell office:value-type="float" office:value="0.55063">
                <text:p>0.550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56901">
                <text:p>4.456901</text:p>
              </table:table-cell>
              <table:table-cell office:value-type="float" office:value="1.089081">
                <text:p>1.089081</text:p>
              </table:table-cell>
              <table:table-cell office:value-type="float" office:value="0.557113">
                <text:p>0.557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07827">
                <text:p>4.507827</text:p>
              </table:table-cell>
              <table:table-cell office:value-type="float" office:value="1.103239">
                <text:p>1.103239</text:p>
              </table:table-cell>
              <table:table-cell office:value-type="float" office:value="0.563478">
                <text:p>0.563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59888">
                <text:p>4.559888</text:p>
              </table:table-cell>
              <table:table-cell office:value-type="float" office:value="1.115753">
                <text:p>1.115753</text:p>
              </table:table-cell>
              <table:table-cell office:value-type="float" office:value="0.569986">
                <text:p>0.569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12085">
                <text:p>4.612085</text:p>
              </table:table-cell>
              <table:table-cell office:value-type="float" office:value="1.130505">
                <text:p>1.130505</text:p>
              </table:table-cell>
              <table:table-cell office:value-type="float" office:value="0.576511">
                <text:p>0.576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66879">
                <text:p>4.666879</text:p>
              </table:table-cell>
              <table:table-cell office:value-type="float" office:value="1.143026">
                <text:p>1.143026</text:p>
              </table:table-cell>
              <table:table-cell office:value-type="float" office:value="0.58336">
                <text:p>0.58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718985">
                <text:p>4.718985</text:p>
              </table:table-cell>
              <table:table-cell office:value-type="float" office:value="1.155966">
                <text:p>1.155966</text:p>
              </table:table-cell>
              <table:table-cell office:value-type="float" office:value="0.589873">
                <text:p>0.589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72696">
                <text:p>4.772696</text:p>
              </table:table-cell>
              <table:table-cell office:value-type="float" office:value="1.167746">
                <text:p>1.167746</text:p>
              </table:table-cell>
              <table:table-cell office:value-type="float" office:value="0.596587">
                <text:p>0.596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826185">
                <text:p>4.826185</text:p>
              </table:table-cell>
              <table:table-cell office:value-type="float" office:value="1.180015">
                <text:p>1.180015</text:p>
              </table:table-cell>
              <table:table-cell office:value-type="float" office:value="0.603273">
                <text:p>0.6032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77476">
                <text:p>4.877476</text:p>
              </table:table-cell>
              <table:table-cell office:value-type="float" office:value="1.191968">
                <text:p>1.191968</text:p>
              </table:table-cell>
              <table:table-cell office:value-type="float" office:value="0.609685">
                <text:p>0.6096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929037">
                <text:p>4.929037</text:p>
              </table:table-cell>
              <table:table-cell office:value-type="float" office:value="1.203554">
                <text:p>1.203554</text:p>
              </table:table-cell>
              <table:table-cell office:value-type="float" office:value="0.61613">
                <text:p>0.61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7997">
                <text:p>4.97997</text:p>
              </table:table-cell>
              <table:table-cell office:value-type="float" office:value="1.214681">
                <text:p>1.214681</text:p>
              </table:table-cell>
              <table:table-cell office:value-type="float" office:value="0.622496">
                <text:p>0.622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81785">
                <text:p>5.081785</text:p>
              </table:table-cell>
              <table:table-cell office:value-type="float" office:value="1.232013">
                <text:p>1.232013</text:p>
              </table:table-cell>
              <table:table-cell office:value-type="float" office:value="0.635223">
                <text:p>0.635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32095">
                <text:p>5.132095</text:p>
              </table:table-cell>
              <table:table-cell office:value-type="float" office:value="1.254125">
                <text:p>1.254125</text:p>
              </table:table-cell>
              <table:table-cell office:value-type="float" office:value="0.641512">
                <text:p>0.641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86942">
                <text:p>5.186942</text:p>
              </table:table-cell>
              <table:table-cell office:value-type="float" office:value="1.267198">
                <text:p>1.267198</text:p>
              </table:table-cell>
              <table:table-cell office:value-type="float" office:value="0.648368">
                <text:p>0.6483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240503">
                <text:p>5.240503</text:p>
              </table:table-cell>
              <table:table-cell office:value-type="float" office:value="1.280824">
                <text:p>1.280824</text:p>
              </table:table-cell>
              <table:table-cell office:value-type="float" office:value="0.655063">
                <text:p>0.655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293393">
                <text:p>5.293393</text:p>
              </table:table-cell>
              <table:table-cell office:value-type="float" office:value="1.292765">
                <text:p>1.292765</text:p>
              </table:table-cell>
              <table:table-cell office:value-type="float" office:value="0.661674">
                <text:p>0.6616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44785">
                <text:p>5.344785</text:p>
              </table:table-cell>
              <table:table-cell office:value-type="float" office:value="1.304755">
                <text:p>1.304755</text:p>
              </table:table-cell>
              <table:table-cell office:value-type="float" office:value="0.668098">
                <text:p>0.668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96033">
                <text:p>5.396033</text:p>
              </table:table-cell>
              <table:table-cell office:value-type="float" office:value="1.315736">
                <text:p>1.315736</text:p>
              </table:table-cell>
              <table:table-cell office:value-type="float" office:value="0.674504">
                <text:p>0.674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447571">
                <text:p>5.447571</text:p>
              </table:table-cell>
              <table:table-cell office:value-type="float" office:value="1.326344">
                <text:p>1.326344</text:p>
              </table:table-cell>
              <table:table-cell office:value-type="float" office:value="0.680946">
                <text:p>0.680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498872">
                <text:p>5.498872</text:p>
              </table:table-cell>
              <table:table-cell office:value-type="float" office:value="1.338484">
                <text:p>1.338484</text:p>
              </table:table-cell>
              <table:table-cell office:value-type="float" office:value="0.687359">
                <text:p>0.6873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553311">
                <text:p>5.553311</text:p>
              </table:table-cell>
              <table:table-cell office:value-type="float" office:value="1.350249">
                <text:p>1.350249</text:p>
              </table:table-cell>
              <table:table-cell office:value-type="float" office:value="0.694164">
                <text:p>0.694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606077">
                <text:p>5.606077</text:p>
              </table:table-cell>
              <table:table-cell office:value-type="float" office:value="1.361955">
                <text:p>1.361955</text:p>
              </table:table-cell>
              <table:table-cell office:value-type="float" office:value="0.70076">
                <text:p>0.70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657609">
                <text:p>5.657609</text:p>
              </table:table-cell>
              <table:table-cell office:value-type="float" office:value="1.374532">
                <text:p>1.374532</text:p>
              </table:table-cell>
              <table:table-cell office:value-type="float" office:value="0.707201">
                <text:p>0.7072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711191">
                <text:p>5.711191</text:p>
              </table:table-cell>
              <table:table-cell office:value-type="float" office:value="1.385693">
                <text:p>1.385693</text:p>
              </table:table-cell>
              <table:table-cell office:value-type="float" office:value="0.713899">
                <text:p>0.7138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64427">
                <text:p>5.764427</text:p>
              </table:table-cell>
              <table:table-cell office:value-type="float" office:value="1.396673">
                <text:p>1.396673</text:p>
              </table:table-cell>
              <table:table-cell office:value-type="float" office:value="0.720553">
                <text:p>0.7205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825655">
                <text:p>5.825655</text:p>
              </table:table-cell>
              <table:table-cell office:value-type="float" office:value="1.408325">
                <text:p>1.408325</text:p>
              </table:table-cell>
              <table:table-cell office:value-type="float" office:value="0.728207">
                <text:p>0.7282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880547">
                <text:p>5.880547</text:p>
              </table:table-cell>
              <table:table-cell office:value-type="float" office:value="1.431668">
                <text:p>1.431668</text:p>
              </table:table-cell>
              <table:table-cell office:value-type="float" office:value="0.735068">
                <text:p>0.7350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933775">
                <text:p>5.933775</text:p>
              </table:table-cell>
              <table:table-cell office:value-type="float" office:value="1.444026">
                <text:p>1.444026</text:p>
              </table:table-cell>
              <table:table-cell office:value-type="float" office:value="0.741722">
                <text:p>0.7417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986622">
                <text:p>5.986622</text:p>
              </table:table-cell>
              <table:table-cell office:value-type="float" office:value="1.455781">
                <text:p>1.455781</text:p>
              </table:table-cell>
              <table:table-cell office:value-type="float" office:value="0.748328">
                <text:p>0.748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039973">
                <text:p>6.039973</text:p>
              </table:table-cell>
              <table:table-cell office:value-type="float" office:value="1.468351">
                <text:p>1.468351</text:p>
              </table:table-cell>
              <table:table-cell office:value-type="float" office:value="0.754997">
                <text:p>0.7549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09337">
                <text:p>6.09337</text:p>
              </table:table-cell>
              <table:table-cell office:value-type="float" office:value="1.480084">
                <text:p>1.480084</text:p>
              </table:table-cell>
              <table:table-cell office:value-type="float" office:value="0.761671">
                <text:p>0.7616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57675">
                <text:p>6.157675</text:p>
              </table:table-cell>
              <table:table-cell office:value-type="float" office:value="1.498067">
                <text:p>1.498067</text:p>
              </table:table-cell>
              <table:table-cell office:value-type="float" office:value="0.769709">
                <text:p>0.769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18649">
                <text:p>6.218649</text:p>
              </table:table-cell>
              <table:table-cell office:value-type="float" office:value="1.513805">
                <text:p>1.513805</text:p>
              </table:table-cell>
              <table:table-cell office:value-type="float" office:value="0.777331">
                <text:p>0.777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69963">
                <text:p>6.269963</text:p>
              </table:table-cell>
              <table:table-cell office:value-type="float" office:value="1.538428">
                <text:p>1.538428</text:p>
              </table:table-cell>
              <table:table-cell office:value-type="float" office:value="0.783745">
                <text:p>0.7837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25115">
                <text:p>6.325115</text:p>
              </table:table-cell>
              <table:table-cell office:value-type="float" office:value="1.5582">
                <text:p>1.5582</text:p>
              </table:table-cell>
              <table:table-cell office:value-type="float" office:value="0.790639">
                <text:p>0.790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78788">
                <text:p>6.378788</text:p>
              </table:table-cell>
              <table:table-cell office:value-type="float" office:value="1.579284">
                <text:p>1.579284</text:p>
              </table:table-cell>
              <table:table-cell office:value-type="float" office:value="0.797348">
                <text:p>0.797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30464">
                <text:p>6.430464</text:p>
              </table:table-cell>
              <table:table-cell office:value-type="float" office:value="1.592297">
                <text:p>1.592297</text:p>
              </table:table-cell>
              <table:table-cell office:value-type="float" office:value="0.803808">
                <text:p>0.8038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82131">
                <text:p>6.482131</text:p>
              </table:table-cell>
              <table:table-cell office:value-type="float" office:value="1.610309">
                <text:p>1.610309</text:p>
              </table:table-cell>
              <table:table-cell office:value-type="float" office:value="0.810266">
                <text:p>0.8102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532381">
                <text:p>6.532381</text:p>
              </table:table-cell>
              <table:table-cell office:value-type="float" office:value="1.62697">
                <text:p>1.62697</text:p>
              </table:table-cell>
              <table:table-cell office:value-type="float" office:value="0.816548">
                <text:p>0.8165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585362">
                <text:p>6.585362</text:p>
              </table:table-cell>
              <table:table-cell office:value-type="float" office:value="1.640846">
                <text:p>1.640846</text:p>
              </table:table-cell>
              <table:table-cell office:value-type="float" office:value="0.82317">
                <text:p>0.82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640104">
                <text:p>6.640104</text:p>
              </table:table-cell>
              <table:table-cell office:value-type="float" office:value="1.664245">
                <text:p>1.664245</text:p>
              </table:table-cell>
              <table:table-cell office:value-type="float" office:value="0.830013">
                <text:p>0.830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699775">
                <text:p>6.699775</text:p>
              </table:table-cell>
              <table:table-cell office:value-type="float" office:value="1.675693">
                <text:p>1.675693</text:p>
              </table:table-cell>
              <table:table-cell office:value-type="float" office:value="0.837472">
                <text:p>0.8374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749814">
                <text:p>6.749814</text:p>
              </table:table-cell>
              <table:table-cell office:value-type="float" office:value="1.694845">
                <text:p>1.694845</text:p>
              </table:table-cell>
              <table:table-cell office:value-type="float" office:value="0.843727">
                <text:p>0.843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00962">
                <text:p>6.800962</text:p>
              </table:table-cell>
              <table:table-cell office:value-type="float" office:value="1.708673">
                <text:p>1.708673</text:p>
              </table:table-cell>
              <table:table-cell office:value-type="float" office:value="0.85012">
                <text:p>0.850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851563">
                <text:p>6.851563</text:p>
              </table:table-cell>
              <table:table-cell office:value-type="float" office:value="1.72417">
                <text:p>1.72417</text:p>
              </table:table-cell>
              <table:table-cell office:value-type="float" office:value="0.856445">
                <text:p>0.8564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898343">
                <text:p>6.898343</text:p>
              </table:table-cell>
              <table:table-cell office:value-type="float" office:value="1.750116">
                <text:p>1.750116</text:p>
              </table:table-cell>
              <table:table-cell office:value-type="float" office:value="0.862293">
                <text:p>0.8622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946668">
                <text:p>6.946668</text:p>
              </table:table-cell>
              <table:table-cell office:value-type="float" office:value="1.760901">
                <text:p>1.760901</text:p>
              </table:table-cell>
              <table:table-cell office:value-type="float" office:value="0.868333">
                <text:p>0.868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00605">
                <text:p>7.000605</text:p>
              </table:table-cell>
              <table:table-cell office:value-type="float" office:value="1.770749">
                <text:p>1.770749</text:p>
              </table:table-cell>
              <table:table-cell office:value-type="float" office:value="0.875076">
                <text:p>0.8750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051573">
                <text:p>7.051573</text:p>
              </table:table-cell>
              <table:table-cell office:value-type="float" office:value="1.783792">
                <text:p>1.783792</text:p>
              </table:table-cell>
              <table:table-cell office:value-type="float" office:value="0.881447">
                <text:p>0.881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05323">
                <text:p>7.105323</text:p>
              </table:table-cell>
              <table:table-cell office:value-type="float" office:value="1.801343">
                <text:p>1.801343</text:p>
              </table:table-cell>
              <table:table-cell office:value-type="float" office:value="0.888165">
                <text:p>0.8881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159236">
                <text:p>7.159236</text:p>
              </table:table-cell>
              <table:table-cell office:value-type="float" office:value="1.812261">
                <text:p>1.812261</text:p>
              </table:table-cell>
              <table:table-cell office:value-type="float" office:value="0.894905">
                <text:p>0.8949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12613">
                <text:p>7.212613</text:p>
              </table:table-cell>
              <table:table-cell office:value-type="float" office:value="1.823291">
                <text:p>1.823291</text:p>
              </table:table-cell>
              <table:table-cell office:value-type="float" office:value="0.901577">
                <text:p>0.9015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263581">
                <text:p>7.263581</text:p>
              </table:table-cell>
              <table:table-cell office:value-type="float" office:value="1.834752">
                <text:p>1.834752</text:p>
              </table:table-cell>
              <table:table-cell office:value-type="float" office:value="0.907948">
                <text:p>0.907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17082">
                <text:p>7.317082</text:p>
              </table:table-cell>
              <table:table-cell office:value-type="float" office:value="1.84908">
                <text:p>1.84908</text:p>
              </table:table-cell>
              <table:table-cell office:value-type="float" office:value="0.914635">
                <text:p>0.9146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71709">
                <text:p>7.371709</text:p>
              </table:table-cell>
              <table:table-cell office:value-type="float" office:value="1.860797">
                <text:p>1.860797</text:p>
              </table:table-cell>
              <table:table-cell office:value-type="float" office:value="0.921464">
                <text:p>0.921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422697">
                <text:p>7.422697</text:p>
              </table:table-cell>
              <table:table-cell office:value-type="float" office:value="1.881655">
                <text:p>1.881655</text:p>
              </table:table-cell>
              <table:table-cell office:value-type="float" office:value="0.927837">
                <text:p>0.927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474167">
                <text:p>7.474167</text:p>
              </table:table-cell>
              <table:table-cell office:value-type="float" office:value="1.893109">
                <text:p>1.893109</text:p>
              </table:table-cell>
              <table:table-cell office:value-type="float" office:value="0.934271">
                <text:p>0.934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530248">
                <text:p>7.530248</text:p>
              </table:table-cell>
              <table:table-cell office:value-type="float" office:value="1.909204">
                <text:p>1.909204</text:p>
              </table:table-cell>
              <table:table-cell office:value-type="float" office:value="0.941281">
                <text:p>0.9412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582035">
                <text:p>7.582035</text:p>
              </table:table-cell>
              <table:table-cell office:value-type="float" office:value="1.919295">
                <text:p>1.919295</text:p>
              </table:table-cell>
              <table:table-cell office:value-type="float" office:value="0.947754">
                <text:p>0.9477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638056">
                <text:p>7.638056</text:p>
              </table:table-cell>
              <table:table-cell office:value-type="float" office:value="1.93693">
                <text:p>1.93693</text:p>
              </table:table-cell>
              <table:table-cell office:value-type="float" office:value="0.954757">
                <text:p>0.954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690041">
                <text:p>7.690041</text:p>
              </table:table-cell>
              <table:table-cell office:value-type="float" office:value="1.948282">
                <text:p>1.948282</text:p>
              </table:table-cell>
              <table:table-cell office:value-type="float" office:value="0.961255">
                <text:p>0.9612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744724">
                <text:p>7.744724</text:p>
              </table:table-cell>
              <table:table-cell office:value-type="float" office:value="1.959587">
                <text:p>1.959587</text:p>
              </table:table-cell>
              <table:table-cell office:value-type="float" office:value="0.968091">
                <text:p>0.968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80176">
                <text:p>7.80176</text:p>
              </table:table-cell>
              <table:table-cell office:value-type="float" office:value="1.971324">
                <text:p>1.971324</text:p>
              </table:table-cell>
              <table:table-cell office:value-type="float" office:value="0.97522">
                <text:p>0.97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85601">
                <text:p>7.85601</text:p>
              </table:table-cell>
              <table:table-cell office:value-type="float" office:value="1.982595">
                <text:p>1.982595</text:p>
              </table:table-cell>
              <table:table-cell office:value-type="float" office:value="0.982001">
                <text:p>0.982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908476">
                <text:p>7.908476</text:p>
              </table:table-cell>
              <table:table-cell office:value-type="float" office:value="1.993743">
                <text:p>1.993743</text:p>
              </table:table-cell>
              <table:table-cell office:value-type="float" office:value="0.988559">
                <text:p>0.988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98999">
                <text:p>7.98999</text:p>
              </table:table-cell>
              <table:table-cell office:value-type="float" office:value="2.014637">
                <text:p>2.014637</text:p>
              </table:table-cell>
              <table:table-cell office:value-type="float" office:value="0.998749">
                <text:p>0.9987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05393">
                <text:p>8.05393</text:p>
              </table:table-cell>
              <table:table-cell office:value-type="float" office:value="2.070494">
                <text:p>2.070494</text:p>
              </table:table-cell>
              <table:table-cell office:value-type="float" office:value="1.006741">
                <text:p>1.006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109296">
                <text:p>8.109296</text:p>
              </table:table-cell>
              <table:table-cell office:value-type="float" office:value="2.093754">
                <text:p>2.093754</text:p>
              </table:table-cell>
              <table:table-cell office:value-type="float" office:value="1.013662">
                <text:p>1.0136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163853">
                <text:p>8.163853</text:p>
              </table:table-cell>
              <table:table-cell office:value-type="float" office:value="2.112746">
                <text:p>2.112746</text:p>
              </table:table-cell>
              <table:table-cell office:value-type="float" office:value="1.020482">
                <text:p>1.0204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14709">
                <text:p>8.214709</text:p>
              </table:table-cell>
              <table:table-cell office:value-type="float" office:value="2.138554">
                <text:p>2.138554</text:p>
              </table:table-cell>
              <table:table-cell office:value-type="float" office:value="1.026839">
                <text:p>1.0268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266121">
                <text:p>8.266121</text:p>
              </table:table-cell>
              <table:table-cell office:value-type="float" office:value="2.15197">
                <text:p>2.15197</text:p>
              </table:table-cell>
              <table:table-cell office:value-type="float" office:value="1.033265">
                <text:p>1.0332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19521">
                <text:p>8.319521</text:p>
              </table:table-cell>
              <table:table-cell office:value-type="float" office:value="2.169644">
                <text:p>2.169644</text:p>
              </table:table-cell>
              <table:table-cell office:value-type="float" office:value="1.03994">
                <text:p>1.03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372928">
                <text:p>8.372928</text:p>
              </table:table-cell>
              <table:table-cell office:value-type="float" office:value="2.185625">
                <text:p>2.185625</text:p>
              </table:table-cell>
              <table:table-cell office:value-type="float" office:value="1.046616">
                <text:p>1.0466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428319">
                <text:p>8.428319</text:p>
              </table:table-cell>
              <table:table-cell office:value-type="float" office:value="2.195842">
                <text:p>2.195842</text:p>
              </table:table-cell>
              <table:table-cell office:value-type="float" office:value="1.05354">
                <text:p>1.053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481272">
                <text:p>8.481272</text:p>
              </table:table-cell>
              <table:table-cell office:value-type="float" office:value="2.208306">
                <text:p>2.208306</text:p>
              </table:table-cell>
              <table:table-cell office:value-type="float" office:value="1.060159">
                <text:p>1.060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533918">
                <text:p>8.533918</text:p>
              </table:table-cell>
              <table:table-cell office:value-type="float" office:value="2.229475">
                <text:p>2.229475</text:p>
              </table:table-cell>
              <table:table-cell office:value-type="float" office:value="1.06674">
                <text:p>1.066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588637">
                <text:p>8.588637</text:p>
              </table:table-cell>
              <table:table-cell office:value-type="float" office:value="2.257937">
                <text:p>2.257937</text:p>
              </table:table-cell>
              <table:table-cell office:value-type="float" office:value="1.07358">
                <text:p>1.073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640443">
                <text:p>8.640443</text:p>
              </table:table-cell>
              <table:table-cell office:value-type="float" office:value="2.271057">
                <text:p>2.271057</text:p>
              </table:table-cell>
              <table:table-cell office:value-type="float" office:value="1.080055">
                <text:p>1.080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695283">
                <text:p>8.695283</text:p>
              </table:table-cell>
              <table:table-cell office:value-type="float" office:value="2.28564">
                <text:p>2.28564</text:p>
              </table:table-cell>
              <table:table-cell office:value-type="float" office:value="1.08691">
                <text:p>1.086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745678">
                <text:p>8.745678</text:p>
              </table:table-cell>
              <table:table-cell office:value-type="float" office:value="2.299877">
                <text:p>2.299877</text:p>
              </table:table-cell>
              <table:table-cell office:value-type="float" office:value="1.09321">
                <text:p>1.09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806946">
                <text:p>8.806946</text:p>
              </table:table-cell>
              <table:table-cell office:value-type="float" office:value="2.314692">
                <text:p>2.314692</text:p>
              </table:table-cell>
              <table:table-cell office:value-type="float" office:value="1.100868">
                <text:p>1.1008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86219">
                <text:p>8.86219</text:p>
              </table:table-cell>
              <table:table-cell office:value-type="float" office:value="2.325476">
                <text:p>2.325476</text:p>
              </table:table-cell>
              <table:table-cell office:value-type="float" office:value="1.107774">
                <text:p>1.1077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915205">
                <text:p>8.915205</text:p>
              </table:table-cell>
              <table:table-cell office:value-type="float" office:value="2.337149">
                <text:p>2.337149</text:p>
              </table:table-cell>
              <table:table-cell office:value-type="float" office:value="1.114401">
                <text:p>1.1144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965933">
                <text:p>8.965933</text:p>
              </table:table-cell>
              <table:table-cell office:value-type="float" office:value="2.347284">
                <text:p>2.347284</text:p>
              </table:table-cell>
              <table:table-cell office:value-type="float" office:value="1.120742">
                <text:p>1.120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016776">
                <text:p>9.016776</text:p>
              </table:table-cell>
              <table:table-cell office:value-type="float" office:value="2.359296">
                <text:p>2.359296</text:p>
              </table:table-cell>
              <table:table-cell office:value-type="float" office:value="1.127097">
                <text:p>1.127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066391">
                <text:p>9.066391</text:p>
              </table:table-cell>
              <table:table-cell office:value-type="float" office:value="2.374827">
                <text:p>2.374827</text:p>
              </table:table-cell>
              <table:table-cell office:value-type="float" office:value="1.133299">
                <text:p>1.133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121982">
                <text:p>9.121982</text:p>
              </table:table-cell>
              <table:table-cell office:value-type="float" office:value="2.386275">
                <text:p>2.386275</text:p>
              </table:table-cell>
              <table:table-cell office:value-type="float" office:value="1.140248">
                <text:p>1.140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79962">
                <text:p>9.179962</text:p>
              </table:table-cell>
              <table:table-cell office:value-type="float" office:value="2.397153">
                <text:p>2.397153</text:p>
              </table:table-cell>
              <table:table-cell office:value-type="float" office:value="1.147495">
                <text:p>1.147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38961">
                <text:p>9.238961</text:p>
              </table:table-cell>
              <table:table-cell office:value-type="float" office:value="2.415389">
                <text:p>2.415389</text:p>
              </table:table-cell>
              <table:table-cell office:value-type="float" office:value="1.15487">
                <text:p>1.15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2935">
                <text:p>9.2935</text:p>
              </table:table-cell>
              <table:table-cell office:value-type="float" office:value="2.425952">
                <text:p>2.425952</text:p>
              </table:table-cell>
              <table:table-cell office:value-type="float" office:value="1.161687">
                <text:p>1.161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347291">
                <text:p>9.347291</text:p>
              </table:table-cell>
              <table:table-cell office:value-type="float" office:value="2.439161">
                <text:p>2.439161</text:p>
              </table:table-cell>
              <table:table-cell office:value-type="float" office:value="1.168411">
                <text:p>1.1684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397841">
                <text:p>9.397841</text:p>
              </table:table-cell>
              <table:table-cell office:value-type="float" office:value="2.455546">
                <text:p>2.455546</text:p>
              </table:table-cell>
              <table:table-cell office:value-type="float" office:value="1.17473">
                <text:p>1.174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449132">
                <text:p>9.449132</text:p>
              </table:table-cell>
              <table:table-cell office:value-type="float" office:value="2.467441">
                <text:p>2.467441</text:p>
              </table:table-cell>
              <table:table-cell office:value-type="float" office:value="1.181141">
                <text:p>1.1811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499143">
                <text:p>9.499143</text:p>
              </table:table-cell>
              <table:table-cell office:value-type="float" office:value="2.478509">
                <text:p>2.478509</text:p>
              </table:table-cell>
              <table:table-cell office:value-type="float" office:value="1.187393">
                <text:p>1.1873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550357">
                <text:p>9.550357</text:p>
              </table:table-cell>
              <table:table-cell office:value-type="float" office:value="2.493063">
                <text:p>2.493063</text:p>
              </table:table-cell>
              <table:table-cell office:value-type="float" office:value="1.193795">
                <text:p>1.1937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600394">
                <text:p>9.600394</text:p>
              </table:table-cell>
              <table:table-cell office:value-type="float" office:value="2.508937">
                <text:p>2.508937</text:p>
              </table:table-cell>
              <table:table-cell office:value-type="float" office:value="1.200049">
                <text:p>1.2000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653874">
                <text:p>9.653874</text:p>
              </table:table-cell>
              <table:table-cell office:value-type="float" office:value="2.5191">
                <text:p>2.5191</text:p>
              </table:table-cell>
              <table:table-cell office:value-type="float" office:value="1.206734">
                <text:p>1.2067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705383">
                <text:p>9.705383</text:p>
              </table:table-cell>
              <table:table-cell office:value-type="float" office:value="2.535935">
                <text:p>2.535935</text:p>
              </table:table-cell>
              <table:table-cell office:value-type="float" office:value="1.213173">
                <text:p>1.213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760915">
                <text:p>9.760915</text:p>
              </table:table-cell>
              <table:table-cell office:value-type="float" office:value="2.546377">
                <text:p>2.546377</text:p>
              </table:table-cell>
              <table:table-cell office:value-type="float" office:value="1.220114">
                <text:p>1.2201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816245">
                <text:p>9.816245</text:p>
              </table:table-cell>
              <table:table-cell office:value-type="float" office:value="2.556989">
                <text:p>2.556989</text:p>
              </table:table-cell>
              <table:table-cell office:value-type="float" office:value="1.227031">
                <text:p>1.2270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868525">
                <text:p>9.868525</text:p>
              </table:table-cell>
              <table:table-cell office:value-type="float" office:value="2.569616">
                <text:p>2.569616</text:p>
              </table:table-cell>
              <table:table-cell office:value-type="float" office:value="1.233566">
                <text:p>1.2335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920106">
                <text:p>9.920106</text:p>
              </table:table-cell>
              <table:table-cell office:value-type="float" office:value="2.581575">
                <text:p>2.581575</text:p>
              </table:table-cell>
              <table:table-cell office:value-type="float" office:value="1.240013">
                <text:p>1.2400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971872">
                <text:p>9.971872</text:p>
              </table:table-cell>
              <table:table-cell office:value-type="float" office:value="2.592857">
                <text:p>2.592857</text:p>
              </table:table-cell>
              <table:table-cell office:value-type="float" office:value="1.246484">
                <text:p>1.2464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021707">
                <text:p>10.021707</text:p>
              </table:table-cell>
              <table:table-cell office:value-type="float" office:value="2.602768">
                <text:p>2.602768</text:p>
              </table:table-cell>
              <table:table-cell office:value-type="float" office:value="1.252713">
                <text:p>1.2527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071959">
                <text:p>10.071959</text:p>
              </table:table-cell>
              <table:table-cell office:value-type="float" office:value="2.61376">
                <text:p>2.61376</text:p>
              </table:table-cell>
              <table:table-cell office:value-type="float" office:value="1.258995">
                <text:p>1.258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120928">
                <text:p>10.120928</text:p>
              </table:table-cell>
              <table:table-cell office:value-type="float" office:value="2.625937">
                <text:p>2.625937</text:p>
              </table:table-cell>
              <table:table-cell office:value-type="float" office:value="1.265116">
                <text:p>1.265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172369">
                <text:p>10.172369</text:p>
              </table:table-cell>
              <table:table-cell office:value-type="float" office:value="2.63699">
                <text:p>2.63699</text:p>
              </table:table-cell>
              <table:table-cell office:value-type="float" office:value="1.271546">
                <text:p>1.271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22199">
                <text:p>10.22199</text:p>
              </table:table-cell>
              <table:table-cell office:value-type="float" office:value="2.648994">
                <text:p>2.648994</text:p>
              </table:table-cell>
              <table:table-cell office:value-type="float" office:value="1.277749">
                <text:p>1.277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271957">
                <text:p>10.271957</text:p>
              </table:table-cell>
              <table:table-cell office:value-type="float" office:value="2.660251">
                <text:p>2.660251</text:p>
              </table:table-cell>
              <table:table-cell office:value-type="float" office:value="1.283995">
                <text:p>1.2839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321889">
                <text:p>10.321889</text:p>
              </table:table-cell>
              <table:table-cell office:value-type="float" office:value="2.670392">
                <text:p>2.670392</text:p>
              </table:table-cell>
              <table:table-cell office:value-type="float" office:value="1.290236">
                <text:p>1.290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37183">
                <text:p>10.37183</text:p>
              </table:table-cell>
              <table:table-cell office:value-type="float" office:value="2.680829">
                <text:p>2.680829</text:p>
              </table:table-cell>
              <table:table-cell office:value-type="float" office:value="1.296479">
                <text:p>1.2964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422184">
                <text:p>10.422184</text:p>
              </table:table-cell>
              <table:table-cell office:value-type="float" office:value="2.692282">
                <text:p>2.692282</text:p>
              </table:table-cell>
              <table:table-cell office:value-type="float" office:value="1.302773">
                <text:p>1.3027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472008">
                <text:p>10.472008</text:p>
              </table:table-cell>
              <table:table-cell office:value-type="float" office:value="2.702357">
                <text:p>2.702357</text:p>
              </table:table-cell>
              <table:table-cell office:value-type="float" office:value="1.309001">
                <text:p>1.309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522335">
                <text:p>10.522335</text:p>
              </table:table-cell>
              <table:table-cell office:value-type="float" office:value="2.714166">
                <text:p>2.714166</text:p>
              </table:table-cell>
              <table:table-cell office:value-type="float" office:value="1.315292">
                <text:p>1.3152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572195">
                <text:p>10.572195</text:p>
              </table:table-cell>
              <table:table-cell office:value-type="float" office:value="2.726344">
                <text:p>2.726344</text:p>
              </table:table-cell>
              <table:table-cell office:value-type="float" office:value="1.321524">
                <text:p>1.3215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22333">
                <text:p>10.622333</text:p>
              </table:table-cell>
              <table:table-cell office:value-type="float" office:value="2.737427">
                <text:p>2.737427</text:p>
              </table:table-cell>
              <table:table-cell office:value-type="float" office:value="1.327792">
                <text:p>1.3277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671472">
                <text:p>10.671472</text:p>
              </table:table-cell>
              <table:table-cell office:value-type="float" office:value="2.752683">
                <text:p>2.752683</text:p>
              </table:table-cell>
              <table:table-cell office:value-type="float" office:value="1.333934">
                <text:p>1.3339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721814">
                <text:p>10.721814</text:p>
              </table:table-cell>
              <table:table-cell office:value-type="float" office:value="2.763978">
                <text:p>2.763978</text:p>
              </table:table-cell>
              <table:table-cell office:value-type="float" office:value="1.340227">
                <text:p>1.3402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771008">
                <text:p>10.771008</text:p>
              </table:table-cell>
              <table:table-cell office:value-type="float" office:value="2.776136">
                <text:p>2.776136</text:p>
              </table:table-cell>
              <table:table-cell office:value-type="float" office:value="1.346376">
                <text:p>1.3463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823268">
                <text:p>10.823268</text:p>
              </table:table-cell>
              <table:table-cell office:value-type="float" office:value="2.785887">
                <text:p>2.785887</text:p>
              </table:table-cell>
              <table:table-cell office:value-type="float" office:value="1.352909">
                <text:p>1.3529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873759">
                <text:p>10.873759</text:p>
              </table:table-cell>
              <table:table-cell office:value-type="float" office:value="2.797609">
                <text:p>2.797609</text:p>
              </table:table-cell>
              <table:table-cell office:value-type="float" office:value="1.35922">
                <text:p>1.35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925466">
                <text:p>10.925466</text:p>
              </table:table-cell>
              <table:table-cell office:value-type="float" office:value="2.808528">
                <text:p>2.808528</text:p>
              </table:table-cell>
              <table:table-cell office:value-type="float" office:value="1.365683">
                <text:p>1.3656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76684">
                <text:p>10.976684</text:p>
              </table:table-cell>
              <table:table-cell office:value-type="float" office:value="2.820001">
                <text:p>2.820001</text:p>
              </table:table-cell>
              <table:table-cell office:value-type="float" office:value="1.372086">
                <text:p>1.372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027971">
                <text:p>11.027971</text:p>
              </table:table-cell>
              <table:table-cell office:value-type="float" office:value="2.830607">
                <text:p>2.830607</text:p>
              </table:table-cell>
              <table:table-cell office:value-type="float" office:value="1.378496">
                <text:p>1.3784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081342">
                <text:p>11.081342</text:p>
              </table:table-cell>
              <table:table-cell office:value-type="float" office:value="2.845605">
                <text:p>2.845605</text:p>
              </table:table-cell>
              <table:table-cell office:value-type="float" office:value="1.385168">
                <text:p>1.3851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132049">
                <text:p>11.132049</text:p>
              </table:table-cell>
              <table:table-cell office:value-type="float" office:value="2.858252">
                <text:p>2.858252</text:p>
              </table:table-cell>
              <table:table-cell office:value-type="float" office:value="1.391506">
                <text:p>1.3915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18271">
                <text:p>11.18271</text:p>
              </table:table-cell>
              <table:table-cell office:value-type="float" office:value="2.871537">
                <text:p>2.871537</text:p>
              </table:table-cell>
              <table:table-cell office:value-type="float" office:value="1.397839">
                <text:p>1.3978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233921">
                <text:p>11.233921</text:p>
              </table:table-cell>
              <table:table-cell office:value-type="float" office:value="2.881751">
                <text:p>2.881751</text:p>
              </table:table-cell>
              <table:table-cell office:value-type="float" office:value="1.40424">
                <text:p>1.404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285947">
                <text:p>11.285947</text:p>
              </table:table-cell>
              <table:table-cell office:value-type="float" office:value="2.891395">
                <text:p>2.891395</text:p>
              </table:table-cell>
              <table:table-cell office:value-type="float" office:value="1.410743">
                <text:p>1.4107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336316">
                <text:p>11.336316</text:p>
              </table:table-cell>
              <table:table-cell office:value-type="float" office:value="2.902879">
                <text:p>2.902879</text:p>
              </table:table-cell>
              <table:table-cell office:value-type="float" office:value="1.417039">
                <text:p>1.417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386762">
                <text:p>11.386762</text:p>
              </table:table-cell>
              <table:table-cell office:value-type="float" office:value="2.914328">
                <text:p>2.914328</text:p>
              </table:table-cell>
              <table:table-cell office:value-type="float" office:value="1.423345">
                <text:p>1.4233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43767">
                <text:p>11.43767</text:p>
              </table:table-cell>
              <table:table-cell office:value-type="float" office:value="2.925806">
                <text:p>2.925806</text:p>
              </table:table-cell>
              <table:table-cell office:value-type="float" office:value="1.429709">
                <text:p>1.4297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487861">
                <text:p>11.487861</text:p>
              </table:table-cell>
              <table:table-cell office:value-type="float" office:value="2.936328">
                <text:p>2.936328</text:p>
              </table:table-cell>
              <table:table-cell office:value-type="float" office:value="1.435983">
                <text:p>1.4359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539282">
                <text:p>11.539282</text:p>
              </table:table-cell>
              <table:table-cell office:value-type="float" office:value="2.950644">
                <text:p>2.950644</text:p>
              </table:table-cell>
              <table:table-cell office:value-type="float" office:value="1.44241">
                <text:p>1.442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589277">
                <text:p>11.589277</text:p>
              </table:table-cell>
              <table:table-cell office:value-type="float" office:value="2.962408">
                <text:p>2.962408</text:p>
              </table:table-cell>
              <table:table-cell office:value-type="float" office:value="1.44866">
                <text:p>1.448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39054">
                <text:p>11.639054</text:p>
              </table:table-cell>
              <table:table-cell office:value-type="float" office:value="2.973533">
                <text:p>2.973533</text:p>
              </table:table-cell>
              <table:table-cell office:value-type="float" office:value="1.454882">
                <text:p>1.454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690022">
                <text:p>11.690022</text:p>
              </table:table-cell>
              <table:table-cell office:value-type="float" office:value="2.983521">
                <text:p>2.983521</text:p>
              </table:table-cell>
              <table:table-cell office:value-type="float" office:value="1.461253">
                <text:p>1.4612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740965">
                <text:p>11.740965</text:p>
              </table:table-cell>
              <table:table-cell office:value-type="float" office:value="2.994731">
                <text:p>2.994731</text:p>
              </table:table-cell>
              <table:table-cell office:value-type="float" office:value="1.467621">
                <text:p>1.4676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791232">
                <text:p>11.791232</text:p>
              </table:table-cell>
              <table:table-cell office:value-type="float" office:value="3.005558">
                <text:p>3.005558</text:p>
              </table:table-cell>
              <table:table-cell office:value-type="float" office:value="1.473904">
                <text:p>1.4739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840122">
                <text:p>11.840122</text:p>
              </table:table-cell>
              <table:table-cell office:value-type="float" office:value="3.025675">
                <text:p>3.025675</text:p>
              </table:table-cell>
              <table:table-cell office:value-type="float" office:value="1.480015">
                <text:p>1.480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890378">
                <text:p>11.890378</text:p>
              </table:table-cell>
              <table:table-cell office:value-type="float" office:value="3.038392">
                <text:p>3.038392</text:p>
              </table:table-cell>
              <table:table-cell office:value-type="float" office:value="1.486297">
                <text:p>1.4862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941698">
                <text:p>11.941698</text:p>
              </table:table-cell>
              <table:table-cell office:value-type="float" office:value="3.049593">
                <text:p>3.049593</text:p>
              </table:table-cell>
              <table:table-cell office:value-type="float" office:value="1.492712">
                <text:p>1.4927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991215">
                <text:p>11.991215</text:p>
              </table:table-cell>
              <table:table-cell office:value-type="float" office:value="3.062653">
                <text:p>3.062653</text:p>
              </table:table-cell>
              <table:table-cell office:value-type="float" office:value="1.498902">
                <text:p>1.4989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0406">
                <text:p>12.0406</text:p>
              </table:table-cell>
              <table:table-cell office:value-type="float" office:value="3.07469">
                <text:p>3.07469</text:p>
              </table:table-cell>
              <table:table-cell office:value-type="float" office:value="1.505075">
                <text:p>1.5050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090651">
                <text:p>12.090651</text:p>
              </table:table-cell>
              <table:table-cell office:value-type="float" office:value="3.084406">
                <text:p>3.084406</text:p>
              </table:table-cell>
              <table:table-cell office:value-type="float" office:value="1.511331">
                <text:p>1.5113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4094">
                <text:p>12.14094</text:p>
              </table:table-cell>
              <table:table-cell office:value-type="float" office:value="3.095564">
                <text:p>3.095564</text:p>
              </table:table-cell>
              <table:table-cell office:value-type="float" office:value="1.517617">
                <text:p>1.5176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189638">
                <text:p>12.189638</text:p>
              </table:table-cell>
              <table:table-cell office:value-type="float" office:value="3.107638">
                <text:p>3.107638</text:p>
              </table:table-cell>
              <table:table-cell office:value-type="float" office:value="1.523705">
                <text:p>1.523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238666">
                <text:p>12.238666</text:p>
              </table:table-cell>
              <table:table-cell office:value-type="float" office:value="3.119424">
                <text:p>3.119424</text:p>
              </table:table-cell>
              <table:table-cell office:value-type="float" office:value="1.529833">
                <text:p>1.5298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286968">
                <text:p>12.286968</text:p>
              </table:table-cell>
              <table:table-cell office:value-type="float" office:value="3.131563">
                <text:p>3.131563</text:p>
              </table:table-cell>
              <table:table-cell office:value-type="float" office:value="1.535871">
                <text:p>1.535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33666">
                <text:p>12.33666</text:p>
              </table:table-cell>
              <table:table-cell office:value-type="float" office:value="3.143174">
                <text:p>3.143174</text:p>
              </table:table-cell>
              <table:table-cell office:value-type="float" office:value="1.542083">
                <text:p>1.5420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38688">
                <text:p>12.38688</text:p>
              </table:table-cell>
              <table:table-cell office:value-type="float" office:value="3.153614">
                <text:p>3.153614</text:p>
              </table:table-cell>
              <table:table-cell office:value-type="float" office:value="1.54836">
                <text:p>1.548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43631">
                <text:p>12.43631</text:p>
              </table:table-cell>
              <table:table-cell office:value-type="float" office:value="3.165107">
                <text:p>3.165107</text:p>
              </table:table-cell>
              <table:table-cell office:value-type="float" office:value="1.554539">
                <text:p>1.554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486922">
                <text:p>12.486922</text:p>
              </table:table-cell>
              <table:table-cell office:value-type="float" office:value="3.176527">
                <text:p>3.176527</text:p>
              </table:table-cell>
              <table:table-cell office:value-type="float" office:value="1.560865">
                <text:p>1.5608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535484">
                <text:p>12.535484</text:p>
              </table:table-cell>
              <table:table-cell office:value-type="float" office:value="3.190523">
                <text:p>3.190523</text:p>
              </table:table-cell>
              <table:table-cell office:value-type="float" office:value="1.566935">
                <text:p>1.5669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584836">
                <text:p>12.584836</text:p>
              </table:table-cell>
              <table:table-cell office:value-type="float" office:value="3.203033">
                <text:p>3.203033</text:p>
              </table:table-cell>
              <table:table-cell office:value-type="float" office:value="1.573105">
                <text:p>1.573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635209">
                <text:p>12.635209</text:p>
              </table:table-cell>
              <table:table-cell office:value-type="float" office:value="3.223775">
                <text:p>3.223775</text:p>
              </table:table-cell>
              <table:table-cell office:value-type="float" office:value="1.579401">
                <text:p>1.5794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68455">
                <text:p>12.68455</text:p>
              </table:table-cell>
              <table:table-cell office:value-type="float" office:value="3.237114">
                <text:p>3.237114</text:p>
              </table:table-cell>
              <table:table-cell office:value-type="float" office:value="1.585569">
                <text:p>1.5855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734049">
                <text:p>12.734049</text:p>
              </table:table-cell>
              <table:table-cell office:value-type="float" office:value="3.248314">
                <text:p>3.248314</text:p>
              </table:table-cell>
              <table:table-cell office:value-type="float" office:value="1.591756">
                <text:p>1.5917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783882">
                <text:p>12.783882</text:p>
              </table:table-cell>
              <table:table-cell office:value-type="float" office:value="3.25823">
                <text:p>3.25823</text:p>
              </table:table-cell>
              <table:table-cell office:value-type="float" office:value="1.597985">
                <text:p>1.5979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833162">
                <text:p>12.833162</text:p>
              </table:table-cell>
              <table:table-cell office:value-type="float" office:value="3.269737">
                <text:p>3.269737</text:p>
              </table:table-cell>
              <table:table-cell office:value-type="float" office:value="1.604145">
                <text:p>1.6041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887492">
                <text:p>12.887492</text:p>
              </table:table-cell>
              <table:table-cell office:value-type="float" office:value="3.281545">
                <text:p>3.281545</text:p>
              </table:table-cell>
              <table:table-cell office:value-type="float" office:value="1.610937">
                <text:p>1.6109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937468">
                <text:p>12.937468</text:p>
              </table:table-cell>
              <table:table-cell office:value-type="float" office:value="3.299853">
                <text:p>3.299853</text:p>
              </table:table-cell>
              <table:table-cell office:value-type="float" office:value="1.617184">
                <text:p>1.6171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987296">
                <text:p>12.987296</text:p>
              </table:table-cell>
              <table:table-cell office:value-type="float" office:value="3.31179">
                <text:p>3.31179</text:p>
              </table:table-cell>
              <table:table-cell office:value-type="float" office:value="1.623412">
                <text:p>1.6234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03664">
                <text:p>13.03664</text:p>
              </table:table-cell>
              <table:table-cell office:value-type="float" office:value="3.321788">
                <text:p>3.321788</text:p>
              </table:table-cell>
              <table:table-cell office:value-type="float" office:value="1.62958">
                <text:p>1.629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0857">
                <text:p>13.0857</text:p>
              </table:table-cell>
              <table:table-cell office:value-type="float" office:value="3.335409">
                <text:p>3.335409</text:p>
              </table:table-cell>
              <table:table-cell office:value-type="float" office:value="1.635712">
                <text:p>1.6357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135147">
                <text:p>13.135147</text:p>
              </table:table-cell>
              <table:table-cell office:value-type="float" office:value="3.349266">
                <text:p>3.349266</text:p>
              </table:table-cell>
              <table:table-cell office:value-type="float" office:value="1.641893">
                <text:p>1.6418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186165">
                <text:p>13.186165</text:p>
              </table:table-cell>
              <table:table-cell office:value-type="float" office:value="3.359715">
                <text:p>3.359715</text:p>
              </table:table-cell>
              <table:table-cell office:value-type="float" office:value="1.648271">
                <text:p>1.6482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23658">
                <text:p>13.23658</text:p>
              </table:table-cell>
              <table:table-cell office:value-type="float" office:value="3.370758">
                <text:p>3.370758</text:p>
              </table:table-cell>
              <table:table-cell office:value-type="float" office:value="1.654573">
                <text:p>1.6545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287904">
                <text:p>13.287904</text:p>
              </table:table-cell>
              <table:table-cell office:value-type="float" office:value="3.381954">
                <text:p>3.381954</text:p>
              </table:table-cell>
              <table:table-cell office:value-type="float" office:value="1.660988">
                <text:p>1.6609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34028">
                <text:p>13.34028</text:p>
              </table:table-cell>
              <table:table-cell office:value-type="float" office:value="3.392759">
                <text:p>3.392759</text:p>
              </table:table-cell>
              <table:table-cell office:value-type="float" office:value="1.667535">
                <text:p>1.6675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390615">
                <text:p>13.390615</text:p>
              </table:table-cell>
              <table:table-cell office:value-type="float" office:value="3.40241">
                <text:p>3.40241</text:p>
              </table:table-cell>
              <table:table-cell office:value-type="float" office:value="1.673827">
                <text:p>1.6738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440524">
                <text:p>13.440524</text:p>
              </table:table-cell>
              <table:table-cell office:value-type="float" office:value="3.41809">
                <text:p>3.41809</text:p>
              </table:table-cell>
              <table:table-cell office:value-type="float" office:value="1.680065">
                <text:p>1.6800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.491561">
                <text:p>13.491561</text:p>
              </table:table-cell>
              <table:table-cell office:value-type="float" office:value="3.429693">
                <text:p>3.429693</text:p>
              </table:table-cell>
              <table:table-cell office:value-type="float" office:value="1.686445">
                <text:p>1.6864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543868">
                <text:p>13.543868</text:p>
              </table:table-cell>
              <table:table-cell office:value-type="float" office:value="3.443265">
                <text:p>3.443265</text:p>
              </table:table-cell>
              <table:table-cell office:value-type="float" office:value="1.692983">
                <text:p>1.6929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94896">
                <text:p>13.594896</text:p>
              </table:table-cell>
              <table:table-cell office:value-type="float" office:value="3.454649">
                <text:p>3.454649</text:p>
              </table:table-cell>
              <table:table-cell office:value-type="float" office:value="1.699362">
                <text:p>1.6993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647605">
                <text:p>13.647605</text:p>
              </table:table-cell>
              <table:table-cell office:value-type="float" office:value="3.465687">
                <text:p>3.465687</text:p>
              </table:table-cell>
              <table:table-cell office:value-type="float" office:value="1.705951">
                <text:p>1.7059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698266">
                <text:p>13.698266</text:p>
              </table:table-cell>
              <table:table-cell office:value-type="float" office:value="3.476134">
                <text:p>3.476134</text:p>
              </table:table-cell>
              <table:table-cell office:value-type="float" office:value="1.712283">
                <text:p>1.7122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753123">
                <text:p>13.753123</text:p>
              </table:table-cell>
              <table:table-cell office:value-type="float" office:value="3.48858">
                <text:p>3.48858</text:p>
              </table:table-cell>
              <table:table-cell office:value-type="float" office:value="1.71914">
                <text:p>1.719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806012">
                <text:p>13.806012</text:p>
              </table:table-cell>
              <table:table-cell office:value-type="float" office:value="3.50117">
                <text:p>3.50117</text:p>
              </table:table-cell>
              <table:table-cell office:value-type="float" office:value="1.725752">
                <text:p>1.7257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859288">
                <text:p>13.859288</text:p>
              </table:table-cell>
              <table:table-cell office:value-type="float" office:value="3.513521">
                <text:p>3.513521</text:p>
              </table:table-cell>
              <table:table-cell office:value-type="float" office:value="1.732411">
                <text:p>1.7324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917279">
                <text:p>13.917279</text:p>
              </table:table-cell>
              <table:table-cell office:value-type="float" office:value="3.525538">
                <text:p>3.525538</text:p>
              </table:table-cell>
              <table:table-cell office:value-type="float" office:value="1.73966">
                <text:p>1.739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971181">
                <text:p>13.971181</text:p>
              </table:table-cell>
              <table:table-cell office:value-type="float" office:value="3.538508">
                <text:p>3.538508</text:p>
              </table:table-cell>
              <table:table-cell office:value-type="float" office:value="1.746398">
                <text:p>1.7463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024559">
                <text:p>14.024559</text:p>
              </table:table-cell>
              <table:table-cell office:value-type="float" office:value="3.552931">
                <text:p>3.552931</text:p>
              </table:table-cell>
              <table:table-cell office:value-type="float" office:value="1.75307">
                <text:p>1.75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.078143">
                <text:p>14.078143</text:p>
              </table:table-cell>
              <table:table-cell office:value-type="float" office:value="3.56563">
                <text:p>3.56563</text:p>
              </table:table-cell>
              <table:table-cell office:value-type="float" office:value="1.759768">
                <text:p>1.759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.129996">
                <text:p>14.129996</text:p>
              </table:table-cell>
              <table:table-cell office:value-type="float" office:value="3.581254">
                <text:p>3.581254</text:p>
              </table:table-cell>
              <table:table-cell office:value-type="float" office:value="1.76625">
                <text:p>1.76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.182241">
                <text:p>14.182241</text:p>
              </table:table-cell>
              <table:table-cell office:value-type="float" office:value="3.594038">
                <text:p>3.594038</text:p>
              </table:table-cell>
              <table:table-cell office:value-type="float" office:value="1.77278">
                <text:p>1.772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.238071">
                <text:p>14.238071</text:p>
              </table:table-cell>
              <table:table-cell office:value-type="float" office:value="3.607107">
                <text:p>3.607107</text:p>
              </table:table-cell>
              <table:table-cell office:value-type="float" office:value="1.779759">
                <text:p>1.7797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290322">
                <text:p>14.290322</text:p>
              </table:table-cell>
              <table:table-cell office:value-type="float" office:value="3.620566">
                <text:p>3.620566</text:p>
              </table:table-cell>
              <table:table-cell office:value-type="float" office:value="1.78629">
                <text:p>1.786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342204">
                <text:p>14.342204</text:p>
              </table:table-cell>
              <table:table-cell office:value-type="float" office:value="3.633266">
                <text:p>3.633266</text:p>
              </table:table-cell>
              <table:table-cell office:value-type="float" office:value="1.792775">
                <text:p>1.7927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394561">
                <text:p>14.394561</text:p>
              </table:table-cell>
              <table:table-cell office:value-type="float" office:value="3.646326">
                <text:p>3.646326</text:p>
              </table:table-cell>
              <table:table-cell office:value-type="float" office:value="1.79932">
                <text:p>1.799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445986">
                <text:p>14.445986</text:p>
              </table:table-cell>
              <table:table-cell office:value-type="float" office:value="3.658958">
                <text:p>3.658958</text:p>
              </table:table-cell>
              <table:table-cell office:value-type="float" office:value="1.805748">
                <text:p>1.8057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497265">
                <text:p>14.497265</text:p>
              </table:table-cell>
              <table:table-cell office:value-type="float" office:value="3.670846">
                <text:p>3.670846</text:p>
              </table:table-cell>
              <table:table-cell office:value-type="float" office:value="1.812158">
                <text:p>1.8121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548892">
                <text:p>14.548892</text:p>
              </table:table-cell>
              <table:table-cell office:value-type="float" office:value="3.682771">
                <text:p>3.682771</text:p>
              </table:table-cell>
              <table:table-cell office:value-type="float" office:value="1.818611">
                <text:p>1.8186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600977">
                <text:p>14.600977</text:p>
              </table:table-cell>
              <table:table-cell office:value-type="float" office:value="3.6932">
                <text:p>3.6932</text:p>
              </table:table-cell>
              <table:table-cell office:value-type="float" office:value="1.825122">
                <text:p>1.8251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653577">
                <text:p>14.653577</text:p>
              </table:table-cell>
              <table:table-cell office:value-type="float" office:value="3.704051">
                <text:p>3.704051</text:p>
              </table:table-cell>
              <table:table-cell office:value-type="float" office:value="1.831697">
                <text:p>1.8316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70598">
                <text:p>14.70598</text:p>
              </table:table-cell>
              <table:table-cell office:value-type="float" office:value="3.715404">
                <text:p>3.715404</text:p>
              </table:table-cell>
              <table:table-cell office:value-type="float" office:value="1.838247">
                <text:p>1.838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758216">
                <text:p>14.758216</text:p>
              </table:table-cell>
              <table:table-cell office:value-type="float" office:value="3.727637">
                <text:p>3.727637</text:p>
              </table:table-cell>
              <table:table-cell office:value-type="float" office:value="1.844777">
                <text:p>1.8447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809573">
                <text:p>14.809573</text:p>
              </table:table-cell>
              <table:table-cell office:value-type="float" office:value="3.740184">
                <text:p>3.740184</text:p>
              </table:table-cell>
              <table:table-cell office:value-type="float" office:value="1.851197">
                <text:p>1.8511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860406">
                <text:p>14.860406</text:p>
              </table:table-cell>
              <table:table-cell office:value-type="float" office:value="3.752375">
                <text:p>3.752375</text:p>
              </table:table-cell>
              <table:table-cell office:value-type="float" office:value="1.857551">
                <text:p>1.8575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911982">
                <text:p>14.911982</text:p>
              </table:table-cell>
              <table:table-cell office:value-type="float" office:value="3.763672">
                <text:p>3.763672</text:p>
              </table:table-cell>
              <table:table-cell office:value-type="float" office:value="1.863998">
                <text:p>1.863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963546">
                <text:p>14.963546</text:p>
              </table:table-cell>
              <table:table-cell office:value-type="float" office:value="3.776298">
                <text:p>3.776298</text:p>
              </table:table-cell>
              <table:table-cell office:value-type="float" office:value="1.870443">
                <text:p>1.8704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015533">
                <text:p>15.015533</text:p>
              </table:table-cell>
              <table:table-cell office:value-type="float" office:value="3.788593">
                <text:p>3.788593</text:p>
              </table:table-cell>
              <table:table-cell office:value-type="float" office:value="1.876942">
                <text:p>1.8769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.067206">
                <text:p>15.067206</text:p>
              </table:table-cell>
              <table:table-cell office:value-type="float" office:value="3.801038">
                <text:p>3.801038</text:p>
              </table:table-cell>
              <table:table-cell office:value-type="float" office:value="1.883401">
                <text:p>1.8834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119635">
                <text:p>15.119635</text:p>
              </table:table-cell>
              <table:table-cell office:value-type="float" office:value="3.812805">
                <text:p>3.812805</text:p>
              </table:table-cell>
              <table:table-cell office:value-type="float" office:value="1.889954">
                <text:p>1.8899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.171654">
                <text:p>15.171654</text:p>
              </table:table-cell>
              <table:table-cell office:value-type="float" office:value="3.822859">
                <text:p>3.822859</text:p>
              </table:table-cell>
              <table:table-cell office:value-type="float" office:value="1.896457">
                <text:p>1.8964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.223852">
                <text:p>15.223852</text:p>
              </table:table-cell>
              <table:table-cell office:value-type="float" office:value="3.833841">
                <text:p>3.833841</text:p>
              </table:table-cell>
              <table:table-cell office:value-type="float" office:value="1.902981">
                <text:p>1.9029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.275476">
                <text:p>15.275476</text:p>
              </table:table-cell>
              <table:table-cell office:value-type="float" office:value="3.844973">
                <text:p>3.844973</text:p>
              </table:table-cell>
              <table:table-cell office:value-type="float" office:value="1.909435">
                <text:p>1.9094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326918">
                <text:p>15.326918</text:p>
              </table:table-cell>
              <table:table-cell office:value-type="float" office:value="3.857426">
                <text:p>3.857426</text:p>
              </table:table-cell>
              <table:table-cell office:value-type="float" office:value="1.915865">
                <text:p>1.9158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378162">
                <text:p>15.378162</text:p>
              </table:table-cell>
              <table:table-cell office:value-type="float" office:value="3.869484">
                <text:p>3.869484</text:p>
              </table:table-cell>
              <table:table-cell office:value-type="float" office:value="1.92227">
                <text:p>1.922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429189">
                <text:p>15.429189</text:p>
              </table:table-cell>
              <table:table-cell office:value-type="float" office:value="3.881189">
                <text:p>3.881189</text:p>
              </table:table-cell>
              <table:table-cell office:value-type="float" office:value="1.928649">
                <text:p>1.9286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480524">
                <text:p>15.480524</text:p>
              </table:table-cell>
              <table:table-cell office:value-type="float" office:value="3.894816">
                <text:p>3.894816</text:p>
              </table:table-cell>
              <table:table-cell office:value-type="float" office:value="1.935066">
                <text:p>1.9350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531428">
                <text:p>15.531428</text:p>
              </table:table-cell>
              <table:table-cell office:value-type="float" office:value="3.90803">
                <text:p>3.90803</text:p>
              </table:table-cell>
              <table:table-cell office:value-type="float" office:value="1.941429">
                <text:p>1.9414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582206">
                <text:p>15.582206</text:p>
              </table:table-cell>
              <table:table-cell office:value-type="float" office:value="3.920183">
                <text:p>3.920183</text:p>
              </table:table-cell>
              <table:table-cell office:value-type="float" office:value="1.947776">
                <text:p>1.9477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633842">
                <text:p>15.633842</text:p>
              </table:table-cell>
              <table:table-cell office:value-type="float" office:value="3.932639">
                <text:p>3.932639</text:p>
              </table:table-cell>
              <table:table-cell office:value-type="float" office:value="1.95423">
                <text:p>1.954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686398">
                <text:p>15.686398</text:p>
              </table:table-cell>
              <table:table-cell office:value-type="float" office:value="3.943435">
                <text:p>3.943435</text:p>
              </table:table-cell>
              <table:table-cell office:value-type="float" office:value="1.9608">
                <text:p>1.96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737998">
                <text:p>15.737998</text:p>
              </table:table-cell>
              <table:table-cell office:value-type="float" office:value="3.953509">
                <text:p>3.953509</text:p>
              </table:table-cell>
              <table:table-cell office:value-type="float" office:value="1.96725">
                <text:p>1.967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789052">
                <text:p>15.789052</text:p>
              </table:table-cell>
              <table:table-cell office:value-type="float" office:value="3.9649">
                <text:p>3.9649</text:p>
              </table:table-cell>
              <table:table-cell office:value-type="float" office:value="1.973631">
                <text:p>1.9736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840084">
                <text:p>15.840084</text:p>
              </table:table-cell>
              <table:table-cell office:value-type="float" office:value="3.977223">
                <text:p>3.977223</text:p>
              </table:table-cell>
              <table:table-cell office:value-type="float" office:value="1.980011">
                <text:p>1.9800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891435">
                <text:p>15.891435</text:p>
              </table:table-cell>
              <table:table-cell office:value-type="float" office:value="3.989394">
                <text:p>3.989394</text:p>
              </table:table-cell>
              <table:table-cell office:value-type="float" office:value="1.986429">
                <text:p>1.9864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943694">
                <text:p>15.943694</text:p>
              </table:table-cell>
              <table:table-cell office:value-type="float" office:value="3.999926">
                <text:p>3.999926</text:p>
              </table:table-cell>
              <table:table-cell office:value-type="float" office:value="1.992962">
                <text:p>1.9929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996131">
                <text:p>15.996131</text:p>
              </table:table-cell>
              <table:table-cell office:value-type="float" office:value="4.011674">
                <text:p>4.011674</text:p>
              </table:table-cell>
              <table:table-cell office:value-type="float" office:value="1.999516">
                <text:p>1.9995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.047875">
                <text:p>16.047875</text:p>
              </table:table-cell>
              <table:table-cell office:value-type="float" office:value="4.023355">
                <text:p>4.023355</text:p>
              </table:table-cell>
              <table:table-cell office:value-type="float" office:value="2.005984">
                <text:p>2.0059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09953">
                <text:p>16.09953</text:p>
              </table:table-cell>
              <table:table-cell office:value-type="float" office:value="4.035821">
                <text:p>4.035821</text:p>
              </table:table-cell>
              <table:table-cell office:value-type="float" office:value="2.012441">
                <text:p>2.0124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151152">
                <text:p>16.151152</text:p>
              </table:table-cell>
              <table:table-cell office:value-type="float" office:value="4.048028">
                <text:p>4.048028</text:p>
              </table:table-cell>
              <table:table-cell office:value-type="float" office:value="2.018894">
                <text:p>2.0188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20224">
                <text:p>16.20224</text:p>
              </table:table-cell>
              <table:table-cell office:value-type="float" office:value="4.059089">
                <text:p>4.059089</text:p>
              </table:table-cell>
              <table:table-cell office:value-type="float" office:value="2.02528">
                <text:p>2.025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254117">
                <text:p>16.254117</text:p>
              </table:table-cell>
              <table:table-cell office:value-type="float" office:value="4.072545">
                <text:p>4.072545</text:p>
              </table:table-cell>
              <table:table-cell office:value-type="float" office:value="2.031765">
                <text:p>2.0317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.31502">
                <text:p>16.31502</text:p>
              </table:table-cell>
              <table:table-cell office:value-type="float" office:value="4.09897">
                <text:p>4.09897</text:p>
              </table:table-cell>
              <table:table-cell office:value-type="float" office:value="2.039378">
                <text:p>2.0393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37289">
                <text:p>16.37289</text:p>
              </table:table-cell>
              <table:table-cell office:value-type="float" office:value="4.116437">
                <text:p>4.116437</text:p>
              </table:table-cell>
              <table:table-cell office:value-type="float" office:value="2.046611">
                <text:p>2.0466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429786">
                <text:p>16.429786</text:p>
              </table:table-cell>
              <table:table-cell office:value-type="float" office:value="4.130219">
                <text:p>4.130219</text:p>
              </table:table-cell>
              <table:table-cell office:value-type="float" office:value="2.053723">
                <text:p>2.0537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48861">
                <text:p>16.48861</text:p>
              </table:table-cell>
              <table:table-cell office:value-type="float" office:value="4.143229">
                <text:p>4.143229</text:p>
              </table:table-cell>
              <table:table-cell office:value-type="float" office:value="2.061076">
                <text:p>2.0610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.540273">
                <text:p>16.540273</text:p>
              </table:table-cell>
              <table:table-cell office:value-type="float" office:value="4.168918">
                <text:p>4.168918</text:p>
              </table:table-cell>
              <table:table-cell office:value-type="float" office:value="2.067534">
                <text:p>2.0675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.594141">
                <text:p>16.594141</text:p>
              </table:table-cell>
              <table:table-cell office:value-type="float" office:value="4.180342">
                <text:p>4.180342</text:p>
              </table:table-cell>
              <table:table-cell office:value-type="float" office:value="2.074268">
                <text:p>2.0742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.647965">
                <text:p>16.647965</text:p>
              </table:table-cell>
              <table:table-cell office:value-type="float" office:value="4.191739">
                <text:p>4.191739</text:p>
              </table:table-cell>
              <table:table-cell office:value-type="float" office:value="2.080996">
                <text:p>2.0809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.698692">
                <text:p>16.698692</text:p>
              </table:table-cell>
              <table:table-cell office:value-type="float" office:value="4.210398">
                <text:p>4.210398</text:p>
              </table:table-cell>
              <table:table-cell office:value-type="float" office:value="2.087336">
                <text:p>2.0873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.751595">
                <text:p>16.751595</text:p>
              </table:table-cell>
              <table:table-cell office:value-type="float" office:value="4.220537">
                <text:p>4.220537</text:p>
              </table:table-cell>
              <table:table-cell office:value-type="float" office:value="2.093949">
                <text:p>2.093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.805177">
                <text:p>16.805177</text:p>
              </table:table-cell>
              <table:table-cell office:value-type="float" office:value="4.231351">
                <text:p>4.231351</text:p>
              </table:table-cell>
              <table:table-cell office:value-type="float" office:value="2.100647">
                <text:p>2.1006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857648">
                <text:p>16.857648</text:p>
              </table:table-cell>
              <table:table-cell office:value-type="float" office:value="4.249169">
                <text:p>4.249169</text:p>
              </table:table-cell>
              <table:table-cell office:value-type="float" office:value="2.107206">
                <text:p>2.1072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913849">
                <text:p>16.913849</text:p>
              </table:table-cell>
              <table:table-cell office:value-type="float" office:value="4.265239">
                <text:p>4.265239</text:p>
              </table:table-cell>
              <table:table-cell office:value-type="float" office:value="2.114231">
                <text:p>2.1142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968645">
                <text:p>16.968645</text:p>
              </table:table-cell>
              <table:table-cell office:value-type="float" office:value="4.278419">
                <text:p>4.278419</text:p>
              </table:table-cell>
              <table:table-cell office:value-type="float" office:value="2.121081">
                <text:p>2.1210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.019592">
                <text:p>17.019592</text:p>
              </table:table-cell>
              <table:table-cell office:value-type="float" office:value="4.296246">
                <text:p>4.296246</text:p>
              </table:table-cell>
              <table:table-cell office:value-type="float" office:value="2.127449">
                <text:p>2.1274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.068515">
                <text:p>17.068515</text:p>
              </table:table-cell>
              <table:table-cell office:value-type="float" office:value="4.31839">
                <text:p>4.31839</text:p>
              </table:table-cell>
              <table:table-cell office:value-type="float" office:value="2.133564">
                <text:p>2.1335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.127444">
                <text:p>17.127444</text:p>
              </table:table-cell>
              <table:table-cell office:value-type="float" office:value="4.337279">
                <text:p>4.337279</text:p>
              </table:table-cell>
              <table:table-cell office:value-type="float" office:value="2.14093">
                <text:p>2.140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.184991">
                <text:p>17.184991</text:p>
              </table:table-cell>
              <table:table-cell office:value-type="float" office:value="4.357335">
                <text:p>4.357335</text:p>
              </table:table-cell>
              <table:table-cell office:value-type="float" office:value="2.148124">
                <text:p>2.1481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.244848">
                <text:p>17.244848</text:p>
              </table:table-cell>
              <table:table-cell office:value-type="float" office:value="4.370839">
                <text:p>4.370839</text:p>
              </table:table-cell>
              <table:table-cell office:value-type="float" office:value="2.155606">
                <text:p>2.1556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.301489">
                <text:p>17.301489</text:p>
              </table:table-cell>
              <table:table-cell office:value-type="float" office:value="4.384295">
                <text:p>4.384295</text:p>
              </table:table-cell>
              <table:table-cell office:value-type="float" office:value="2.162686">
                <text:p>2.1626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.358">
                <text:p>17.358</text:p>
              </table:table-cell>
              <table:table-cell office:value-type="float" office:value="4.396708">
                <text:p>4.396708</text:p>
              </table:table-cell>
              <table:table-cell office:value-type="float" office:value="2.16975">
                <text:p>2.169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.41992">
                <text:p>17.41992</text:p>
              </table:table-cell>
              <table:table-cell office:value-type="float" office:value="4.411893">
                <text:p>4.411893</text:p>
              </table:table-cell>
              <table:table-cell office:value-type="float" office:value="2.17749">
                <text:p>2.177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.48543">
                <text:p>17.48543</text:p>
              </table:table-cell>
              <table:table-cell office:value-type="float" office:value="4.428756">
                <text:p>4.428756</text:p>
              </table:table-cell>
              <table:table-cell office:value-type="float" office:value="2.185679">
                <text:p>2.1856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.538973">
                <text:p>17.538973</text:p>
              </table:table-cell>
              <table:table-cell office:value-type="float" office:value="4.448288">
                <text:p>4.448288</text:p>
              </table:table-cell>
              <table:table-cell office:value-type="float" office:value="2.192372">
                <text:p>2.1923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.592445">
                <text:p>17.592445</text:p>
              </table:table-cell>
              <table:table-cell office:value-type="float" office:value="4.467384">
                <text:p>4.467384</text:p>
              </table:table-cell>
              <table:table-cell office:value-type="float" office:value="2.199056">
                <text:p>2.1990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.646951">
                <text:p>17.646951</text:p>
              </table:table-cell>
              <table:table-cell office:value-type="float" office:value="4.480165">
                <text:p>4.480165</text:p>
              </table:table-cell>
              <table:table-cell office:value-type="float" office:value="2.205869">
                <text:p>2.205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.700612">
                <text:p>17.700612</text:p>
              </table:table-cell>
              <table:table-cell office:value-type="float" office:value="4.495828">
                <text:p>4.495828</text:p>
              </table:table-cell>
              <table:table-cell office:value-type="float" office:value="2.212577">
                <text:p>2.2125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.754282">
                <text:p>17.754282</text:p>
              </table:table-cell>
              <table:table-cell office:value-type="float" office:value="4.51824">
                <text:p>4.51824</text:p>
              </table:table-cell>
              <table:table-cell office:value-type="float" office:value="2.219285">
                <text:p>2.2192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.809087">
                <text:p>17.809087</text:p>
              </table:table-cell>
              <table:table-cell office:value-type="float" office:value="4.534741">
                <text:p>4.534741</text:p>
              </table:table-cell>
              <table:table-cell office:value-type="float" office:value="2.226136">
                <text:p>2.2261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.866802">
                <text:p>17.866802</text:p>
              </table:table-cell>
              <table:table-cell office:value-type="float" office:value="4.546018">
                <text:p>4.546018</text:p>
              </table:table-cell>
              <table:table-cell office:value-type="float" office:value="2.23335">
                <text:p>2.233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.932669">
                <text:p>17.932669</text:p>
              </table:table-cell>
              <table:table-cell office:value-type="float" office:value="4.565959">
                <text:p>4.565959</text:p>
              </table:table-cell>
              <table:table-cell office:value-type="float" office:value="2.241584">
                <text:p>2.241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.993365">
                <text:p>17.993365</text:p>
              </table:table-cell>
              <table:table-cell office:value-type="float" office:value="4.586786">
                <text:p>4.586786</text:p>
              </table:table-cell>
              <table:table-cell office:value-type="float" office:value="2.249171">
                <text:p>2.2491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.050134">
                <text:p>18.050134</text:p>
              </table:table-cell>
              <table:table-cell office:value-type="float" office:value="4.600221">
                <text:p>4.600221</text:p>
              </table:table-cell>
              <table:table-cell office:value-type="float" office:value="2.256267">
                <text:p>2.2562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.102849">
                <text:p>18.102849</text:p>
              </table:table-cell>
              <table:table-cell office:value-type="float" office:value="4.613842">
                <text:p>4.613842</text:p>
              </table:table-cell>
              <table:table-cell office:value-type="float" office:value="2.262856">
                <text:p>2.2628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.155077">
                <text:p>18.155077</text:p>
              </table:table-cell>
              <table:table-cell office:value-type="float" office:value="4.628526">
                <text:p>4.628526</text:p>
              </table:table-cell>
              <table:table-cell office:value-type="float" office:value="2.269385">
                <text:p>2.2693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.20976">
                <text:p>18.20976</text:p>
              </table:table-cell>
              <table:table-cell office:value-type="float" office:value="4.649405">
                <text:p>4.649405</text:p>
              </table:table-cell>
              <table:table-cell office:value-type="float" office:value="2.27622">
                <text:p>2.276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.266795">
                <text:p>18.266795</text:p>
              </table:table-cell>
              <table:table-cell office:value-type="float" office:value="4.662835">
                <text:p>4.662835</text:p>
              </table:table-cell>
              <table:table-cell office:value-type="float" office:value="2.283349">
                <text:p>2.2833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.321712">
                <text:p>18.321712</text:p>
              </table:table-cell>
              <table:table-cell office:value-type="float" office:value="4.682793">
                <text:p>4.682793</text:p>
              </table:table-cell>
              <table:table-cell office:value-type="float" office:value="2.290214">
                <text:p>2.2902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.375824">
                <text:p>18.375824</text:p>
              </table:table-cell>
              <table:table-cell office:value-type="float" office:value="4.696971">
                <text:p>4.696971</text:p>
              </table:table-cell>
              <table:table-cell office:value-type="float" office:value="2.296978">
                <text:p>2.2969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.431287">
                <text:p>18.431287</text:p>
              </table:table-cell>
              <table:table-cell office:value-type="float" office:value="4.71044">
                <text:p>4.71044</text:p>
              </table:table-cell>
              <table:table-cell office:value-type="float" office:value="2.303911">
                <text:p>2.3039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.483748">
                <text:p>18.483748</text:p>
              </table:table-cell>
              <table:table-cell office:value-type="float" office:value="4.726587">
                <text:p>4.726587</text:p>
              </table:table-cell>
              <table:table-cell office:value-type="float" office:value="2.310468">
                <text:p>2.3104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.536154">
                <text:p>18.536154</text:p>
              </table:table-cell>
              <table:table-cell office:value-type="float" office:value="4.739316">
                <text:p>4.739316</text:p>
              </table:table-cell>
              <table:table-cell office:value-type="float" office:value="2.317019">
                <text:p>2.3170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.588363">
                <text:p>18.588363</text:p>
              </table:table-cell>
              <table:table-cell office:value-type="float" office:value="4.752295">
                <text:p>4.752295</text:p>
              </table:table-cell>
              <table:table-cell office:value-type="float" office:value="2.323545">
                <text:p>2.3235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.643417">
                <text:p>18.643417</text:p>
              </table:table-cell>
              <table:table-cell office:value-type="float" office:value="4.764714">
                <text:p>4.764714</text:p>
              </table:table-cell>
              <table:table-cell office:value-type="float" office:value="2.330427">
                <text:p>2.3304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.69797">
                <text:p>18.69797</text:p>
              </table:table-cell>
              <table:table-cell office:value-type="float" office:value="4.776726">
                <text:p>4.776726</text:p>
              </table:table-cell>
              <table:table-cell office:value-type="float" office:value="2.337246">
                <text:p>2.337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.75054">
                <text:p>18.75054</text:p>
              </table:table-cell>
              <table:table-cell office:value-type="float" office:value="4.788943">
                <text:p>4.788943</text:p>
              </table:table-cell>
              <table:table-cell office:value-type="float" office:value="2.343817">
                <text:p>2.3438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.80297">
                <text:p>18.80297</text:p>
              </table:table-cell>
              <table:table-cell office:value-type="float" office:value="4.801313">
                <text:p>4.801313</text:p>
              </table:table-cell>
              <table:table-cell office:value-type="float" office:value="2.350371">
                <text:p>2.3503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.856832">
                <text:p>18.856832</text:p>
              </table:table-cell>
              <table:table-cell office:value-type="float" office:value="4.813597">
                <text:p>4.813597</text:p>
              </table:table-cell>
              <table:table-cell office:value-type="float" office:value="2.357104">
                <text:p>2.3571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.91288">
                <text:p>18.91288</text:p>
              </table:table-cell>
              <table:table-cell office:value-type="float" office:value="4.826065">
                <text:p>4.826065</text:p>
              </table:table-cell>
              <table:table-cell office:value-type="float" office:value="2.36411">
                <text:p>2.364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.974259">
                <text:p>18.974259</text:p>
              </table:table-cell>
              <table:table-cell office:value-type="float" office:value="4.843331">
                <text:p>4.843331</text:p>
              </table:table-cell>
              <table:table-cell office:value-type="float" office:value="2.371782">
                <text:p>2.3717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.030665">
                <text:p>19.030665</text:p>
              </table:table-cell>
              <table:table-cell office:value-type="float" office:value="4.855118">
                <text:p>4.855118</text:p>
              </table:table-cell>
              <table:table-cell office:value-type="float" office:value="2.378833">
                <text:p>2.3788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.084926">
                <text:p>19.084926</text:p>
              </table:table-cell>
              <table:table-cell office:value-type="float" office:value="4.873419">
                <text:p>4.873419</text:p>
              </table:table-cell>
              <table:table-cell office:value-type="float" office:value="2.385616">
                <text:p>2.3856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.138429">
                <text:p>19.138429</text:p>
              </table:table-cell>
              <table:table-cell office:value-type="float" office:value="4.89145">
                <text:p>4.89145</text:p>
              </table:table-cell>
              <table:table-cell office:value-type="float" office:value="2.392304">
                <text:p>2.3923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.191892">
                <text:p>19.191892</text:p>
              </table:table-cell>
              <table:table-cell office:value-type="float" office:value="4.909436">
                <text:p>4.909436</text:p>
              </table:table-cell>
              <table:table-cell office:value-type="float" office:value="2.398986">
                <text:p>2.3989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.249345">
                <text:p>19.249345</text:p>
              </table:table-cell>
              <table:table-cell office:value-type="float" office:value="4.922327">
                <text:p>4.922327</text:p>
              </table:table-cell>
              <table:table-cell office:value-type="float" office:value="2.406168">
                <text:p>2.4061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.303965">
                <text:p>19.303965</text:p>
              </table:table-cell>
              <table:table-cell office:value-type="float" office:value="4.937043">
                <text:p>4.937043</text:p>
              </table:table-cell>
              <table:table-cell office:value-type="float" office:value="2.412996">
                <text:p>2.4129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.35917">
                <text:p>19.35917</text:p>
              </table:table-cell>
              <table:table-cell office:value-type="float" office:value="4.950203">
                <text:p>4.950203</text:p>
              </table:table-cell>
              <table:table-cell office:value-type="float" office:value="2.419896">
                <text:p>2.4198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.411958">
                <text:p>19.411958</text:p>
              </table:table-cell>
              <table:table-cell office:value-type="float" office:value="4.964346">
                <text:p>4.964346</text:p>
              </table:table-cell>
              <table:table-cell office:value-type="float" office:value="2.426495">
                <text:p>2.426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.465152">
                <text:p>19.465152</text:p>
              </table:table-cell>
              <table:table-cell office:value-type="float" office:value="4.979268">
                <text:p>4.979268</text:p>
              </table:table-cell>
              <table:table-cell office:value-type="float" office:value="2.433144">
                <text:p>2.4331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.518224">
                <text:p>19.518224</text:p>
              </table:table-cell>
              <table:table-cell office:value-type="float" office:value="4.992626">
                <text:p>4.992626</text:p>
              </table:table-cell>
              <table:table-cell office:value-type="float" office:value="2.439778">
                <text:p>2.4397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.579301">
                <text:p>19.579301</text:p>
              </table:table-cell>
              <table:table-cell office:value-type="float" office:value="5.005213">
                <text:p>5.005213</text:p>
              </table:table-cell>
              <table:table-cell office:value-type="float" office:value="2.447413">
                <text:p>2.4474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.670633">
                <text:p>19.670633</text:p>
              </table:table-cell>
              <table:table-cell office:value-type="float" office:value="5.071456">
                <text:p>5.071456</text:p>
              </table:table-cell>
              <table:table-cell office:value-type="float" office:value="2.458829">
                <text:p>2.4588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.733148">
                <text:p>19.733148</text:p>
              </table:table-cell>
              <table:table-cell office:value-type="float" office:value="5.121953">
                <text:p>5.121953</text:p>
              </table:table-cell>
              <table:table-cell office:value-type="float" office:value="2.466643">
                <text:p>2.4666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.786739">
                <text:p>19.786739</text:p>
              </table:table-cell>
              <table:table-cell office:value-type="float" office:value="5.137876">
                <text:p>5.137876</text:p>
              </table:table-cell>
              <table:table-cell office:value-type="float" office:value="2.473342">
                <text:p>2.4733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.840415">
                <text:p>19.840415</text:p>
              </table:table-cell>
              <table:table-cell office:value-type="float" office:value="5.151253">
                <text:p>5.151253</text:p>
              </table:table-cell>
              <table:table-cell office:value-type="float" office:value="2.480052">
                <text:p>2.4800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.893214">
                <text:p>19.893214</text:p>
              </table:table-cell>
              <table:table-cell office:value-type="float" office:value="5.163553">
                <text:p>5.163553</text:p>
              </table:table-cell>
              <table:table-cell office:value-type="float" office:value="2.486652">
                <text:p>2.4866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.945226">
                <text:p>19.945226</text:p>
              </table:table-cell>
              <table:table-cell office:value-type="float" office:value="5.175775">
                <text:p>5.175775</text:p>
              </table:table-cell>
              <table:table-cell office:value-type="float" office:value="2.493153">
                <text:p>2.4931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.998518">
                <text:p>19.998518</text:p>
              </table:table-cell>
              <table:table-cell office:value-type="float" office:value="5.191114">
                <text:p>5.191114</text:p>
              </table:table-cell>
              <table:table-cell office:value-type="float" office:value="2.499815">
                <text:p>2.4998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.050304">
                <text:p>20.050304</text:p>
              </table:table-cell>
              <table:table-cell office:value-type="float" office:value="5.20787">
                <text:p>5.20787</text:p>
              </table:table-cell>
              <table:table-cell office:value-type="float" office:value="2.506288">
                <text:p>2.5062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.102738">
                <text:p>20.102738</text:p>
              </table:table-cell>
              <table:table-cell office:value-type="float" office:value="5.225582">
                <text:p>5.225582</text:p>
              </table:table-cell>
              <table:table-cell office:value-type="float" office:value="2.512842">
                <text:p>2.5128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.155043">
                <text:p>20.155043</text:p>
              </table:table-cell>
              <table:table-cell office:value-type="float" office:value="5.2371">
                <text:p>5.2371</text:p>
              </table:table-cell>
              <table:table-cell office:value-type="float" office:value="2.51938">
                <text:p>2.519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.220254">
                <text:p>20.220254</text:p>
              </table:table-cell>
              <table:table-cell office:value-type="float" office:value="5.249474">
                <text:p>5.249474</text:p>
              </table:table-cell>
              <table:table-cell office:value-type="float" office:value="2.527532">
                <text:p>2.5275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.27824">
                <text:p>20.27824</text:p>
              </table:table-cell>
              <table:table-cell office:value-type="float" office:value="5.271834">
                <text:p>5.271834</text:p>
              </table:table-cell>
              <table:table-cell office:value-type="float" office:value="2.53478">
                <text:p>2.534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.334564">
                <text:p>20.334564</text:p>
              </table:table-cell>
              <table:table-cell office:value-type="float" office:value="5.28317">
                <text:p>5.28317</text:p>
              </table:table-cell>
              <table:table-cell office:value-type="float" office:value="2.541821">
                <text:p>2.5418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.390374">
                <text:p>20.390374</text:p>
              </table:table-cell>
              <table:table-cell office:value-type="float" office:value="5.295248">
                <text:p>5.295248</text:p>
              </table:table-cell>
              <table:table-cell office:value-type="float" office:value="2.548797">
                <text:p>2.5487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.446858">
                <text:p>20.446858</text:p>
              </table:table-cell>
              <table:table-cell office:value-type="float" office:value="5.308444">
                <text:p>5.308444</text:p>
              </table:table-cell>
              <table:table-cell office:value-type="float" office:value="2.555857">
                <text:p>2.5558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.500347">
                <text:p>20.500347</text:p>
              </table:table-cell>
              <table:table-cell office:value-type="float" office:value="5.320471">
                <text:p>5.320471</text:p>
              </table:table-cell>
              <table:table-cell office:value-type="float" office:value="2.562543">
                <text:p>2.5625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.557849">
                <text:p>20.557849</text:p>
              </table:table-cell>
              <table:table-cell office:value-type="float" office:value="5.336933">
                <text:p>5.336933</text:p>
              </table:table-cell>
              <table:table-cell office:value-type="float" office:value="2.569731">
                <text:p>2.5697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.618706">
                <text:p>20.618706</text:p>
              </table:table-cell>
              <table:table-cell office:value-type="float" office:value="5.36944">
                <text:p>5.36944</text:p>
              </table:table-cell>
              <table:table-cell office:value-type="float" office:value="2.577338">
                <text:p>2.5773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.706218">
                <text:p>20.706218</text:p>
              </table:table-cell>
              <table:table-cell office:value-type="float" office:value="5.383703">
                <text:p>5.383703</text:p>
              </table:table-cell>
              <table:table-cell office:value-type="float" office:value="2.588277">
                <text:p>2.5882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.803153">
                <text:p>20.803153</text:p>
              </table:table-cell>
              <table:table-cell office:value-type="float" office:value="5.410862">
                <text:p>5.410862</text:p>
              </table:table-cell>
              <table:table-cell office:value-type="float" office:value="2.600394">
                <text:p>2.6003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.859717">
                <text:p>20.859717</text:p>
              </table:table-cell>
              <table:table-cell office:value-type="float" office:value="5.425139">
                <text:p>5.425139</text:p>
              </table:table-cell>
              <table:table-cell office:value-type="float" office:value="2.607465">
                <text:p>2.6074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.913339">
                <text:p>20.913339</text:p>
              </table:table-cell>
              <table:table-cell office:value-type="float" office:value="5.436113">
                <text:p>5.436113</text:p>
              </table:table-cell>
              <table:table-cell office:value-type="float" office:value="2.614167">
                <text:p>2.6141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.965719">
                <text:p>20.965719</text:p>
              </table:table-cell>
              <table:table-cell office:value-type="float" office:value="5.447813">
                <text:p>5.447813</text:p>
              </table:table-cell>
              <table:table-cell office:value-type="float" office:value="2.620715">
                <text:p>2.6207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.01764">
                <text:p>21.01764</text:p>
              </table:table-cell>
              <table:table-cell office:value-type="float" office:value="5.460638">
                <text:p>5.460638</text:p>
              </table:table-cell>
              <table:table-cell office:value-type="float" office:value="2.627205">
                <text:p>2.6272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.070038">
                <text:p>21.070038</text:p>
              </table:table-cell>
              <table:table-cell office:value-type="float" office:value="5.472678">
                <text:p>5.472678</text:p>
              </table:table-cell>
              <table:table-cell office:value-type="float" office:value="2.633755">
                <text:p>2.6337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.121994">
                <text:p>21.121994</text:p>
              </table:table-cell>
              <table:table-cell office:value-type="float" office:value="5.484555">
                <text:p>5.484555</text:p>
              </table:table-cell>
              <table:table-cell office:value-type="float" office:value="2.640249">
                <text:p>2.6402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.174168">
                <text:p>21.174168</text:p>
              </table:table-cell>
              <table:table-cell office:value-type="float" office:value="5.49694">
                <text:p>5.49694</text:p>
              </table:table-cell>
              <table:table-cell office:value-type="float" office:value="2.646771">
                <text:p>2.6467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.226472">
                <text:p>21.226472</text:p>
              </table:table-cell>
              <table:table-cell office:value-type="float" office:value="5.50957">
                <text:p>5.50957</text:p>
              </table:table-cell>
              <table:table-cell office:value-type="float" office:value="2.653309">
                <text:p>2.6533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.281508">
                <text:p>21.281508</text:p>
              </table:table-cell>
              <table:table-cell office:value-type="float" office:value="5.521286">
                <text:p>5.521286</text:p>
              </table:table-cell>
              <table:table-cell office:value-type="float" office:value="2.660188">
                <text:p>2.6601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.333863">
                <text:p>21.333863</text:p>
              </table:table-cell>
              <table:table-cell office:value-type="float" office:value="5.538575">
                <text:p>5.538575</text:p>
              </table:table-cell>
              <table:table-cell office:value-type="float" office:value="2.666733">
                <text:p>2.6667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.386723">
                <text:p>21.386723</text:p>
              </table:table-cell>
              <table:table-cell office:value-type="float" office:value="5.550522">
                <text:p>5.550522</text:p>
              </table:table-cell>
              <table:table-cell office:value-type="float" office:value="2.67334">
                <text:p>2.673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.439863">
                <text:p>21.439863</text:p>
              </table:table-cell>
              <table:table-cell office:value-type="float" office:value="5.563516">
                <text:p>5.563516</text:p>
              </table:table-cell>
              <table:table-cell office:value-type="float" office:value="2.679983">
                <text:p>2.6799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.496065">
                <text:p>21.496065</text:p>
              </table:table-cell>
              <table:table-cell office:value-type="float" office:value="5.582711">
                <text:p>5.582711</text:p>
              </table:table-cell>
              <table:table-cell office:value-type="float" office:value="2.687008">
                <text:p>2.6870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.548915">
                <text:p>21.548915</text:p>
              </table:table-cell>
              <table:table-cell office:value-type="float" office:value="5.597667">
                <text:p>5.597667</text:p>
              </table:table-cell>
              <table:table-cell office:value-type="float" office:value="2.693614">
                <text:p>2.6936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.602797">
                <text:p>21.602797</text:p>
              </table:table-cell>
              <table:table-cell office:value-type="float" office:value="5.609465">
                <text:p>5.609465</text:p>
              </table:table-cell>
              <table:table-cell office:value-type="float" office:value="2.70035">
                <text:p>2.700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.655512">
                <text:p>21.655512</text:p>
              </table:table-cell>
              <table:table-cell office:value-type="float" office:value="5.621522">
                <text:p>5.621522</text:p>
              </table:table-cell>
              <table:table-cell office:value-type="float" office:value="2.706939">
                <text:p>2.7069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.712781">
                <text:p>21.712781</text:p>
              </table:table-cell>
              <table:table-cell office:value-type="float" office:value="5.634168">
                <text:p>5.634168</text:p>
              </table:table-cell>
              <table:table-cell office:value-type="float" office:value="2.714098">
                <text:p>2.7140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.766299">
                <text:p>21.766299</text:p>
              </table:table-cell>
              <table:table-cell office:value-type="float" office:value="5.645647">
                <text:p>5.645647</text:p>
              </table:table-cell>
              <table:table-cell office:value-type="float" office:value="2.720787">
                <text:p>2.720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.819923">
                <text:p>21.819923</text:p>
              </table:table-cell>
              <table:table-cell office:value-type="float" office:value="5.657246">
                <text:p>5.657246</text:p>
              </table:table-cell>
              <table:table-cell office:value-type="float" office:value="2.72749">
                <text:p>2.727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.873548">
                <text:p>21.873548</text:p>
              </table:table-cell>
              <table:table-cell office:value-type="float" office:value="5.668895">
                <text:p>5.668895</text:p>
              </table:table-cell>
              <table:table-cell office:value-type="float" office:value="2.734194">
                <text:p>2.7341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.926899">
                <text:p>21.926899</text:p>
              </table:table-cell>
              <table:table-cell office:value-type="float" office:value="5.682781">
                <text:p>5.682781</text:p>
              </table:table-cell>
              <table:table-cell office:value-type="float" office:value="2.740862">
                <text:p>2.7408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.97976">
                <text:p>21.97976</text:p>
              </table:table-cell>
              <table:table-cell office:value-type="float" office:value="5.694989">
                <text:p>5.694989</text:p>
              </table:table-cell>
              <table:table-cell office:value-type="float" office:value="2.74747">
                <text:p>2.74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.032898">
                <text:p>22.032898</text:p>
              </table:table-cell>
              <table:table-cell office:value-type="float" office:value="5.707423">
                <text:p>5.707423</text:p>
              </table:table-cell>
              <table:table-cell office:value-type="float" office:value="2.754112">
                <text:p>2.754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.084133">
                <text:p>22.084133</text:p>
              </table:table-cell>
              <table:table-cell office:value-type="float" office:value="5.719905">
                <text:p>5.719905</text:p>
              </table:table-cell>
              <table:table-cell office:value-type="float" office:value="2.760517">
                <text:p>2.7605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.138745">
                <text:p>22.138745</text:p>
              </table:table-cell>
              <table:table-cell office:value-type="float" office:value="5.731618">
                <text:p>5.731618</text:p>
              </table:table-cell>
              <table:table-cell office:value-type="float" office:value="2.767343">
                <text:p>2.7673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.191339">
                <text:p>22.191339</text:p>
              </table:table-cell>
              <table:table-cell office:value-type="float" office:value="5.743406">
                <text:p>5.743406</text:p>
              </table:table-cell>
              <table:table-cell office:value-type="float" office:value="2.773917">
                <text:p>2.7739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.244658">
                <text:p>22.244658</text:p>
              </table:table-cell>
              <table:table-cell office:value-type="float" office:value="5.754675">
                <text:p>5.754675</text:p>
              </table:table-cell>
              <table:table-cell office:value-type="float" office:value="2.780582">
                <text:p>2.7805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.297542">
                <text:p>22.297542</text:p>
              </table:table-cell>
              <table:table-cell office:value-type="float" office:value="5.765824">
                <text:p>5.765824</text:p>
              </table:table-cell>
              <table:table-cell office:value-type="float" office:value="2.787193">
                <text:p>2.7871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.34972">
                <text:p>22.34972</text:p>
              </table:table-cell>
              <table:table-cell office:value-type="float" office:value="5.778394">
                <text:p>5.778394</text:p>
              </table:table-cell>
              <table:table-cell office:value-type="float" office:value="2.793715">
                <text:p>2.7937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.400583">
                <text:p>22.400583</text:p>
              </table:table-cell>
              <table:table-cell office:value-type="float" office:value="5.791548">
                <text:p>5.791548</text:p>
              </table:table-cell>
              <table:table-cell office:value-type="float" office:value="2.800073">
                <text:p>2.8000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.453308">
                <text:p>22.453308</text:p>
              </table:table-cell>
              <table:table-cell office:value-type="float" office:value="5.803756">
                <text:p>5.803756</text:p>
              </table:table-cell>
              <table:table-cell office:value-type="float" office:value="2.806663">
                <text:p>2.806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.506166">
                <text:p>22.506166</text:p>
              </table:table-cell>
              <table:table-cell office:value-type="float" office:value="5.815693">
                <text:p>5.815693</text:p>
              </table:table-cell>
              <table:table-cell office:value-type="float" office:value="2.813271">
                <text:p>2.8132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.558542">
                <text:p>22.558542</text:p>
              </table:table-cell>
              <table:table-cell office:value-type="float" office:value="5.828247">
                <text:p>5.828247</text:p>
              </table:table-cell>
              <table:table-cell office:value-type="float" office:value="2.819818">
                <text:p>2.8198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.611034">
                <text:p>22.611034</text:p>
              </table:table-cell>
              <table:table-cell office:value-type="float" office:value="5.839624">
                <text:p>5.839624</text:p>
              </table:table-cell>
              <table:table-cell office:value-type="float" office:value="2.826379">
                <text:p>2.8263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.662967">
                <text:p>22.662967</text:p>
              </table:table-cell>
              <table:table-cell office:value-type="float" office:value="5.850128">
                <text:p>5.850128</text:p>
              </table:table-cell>
              <table:table-cell office:value-type="float" office:value="2.832871">
                <text:p>2.8328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.715774">
                <text:p>22.715774</text:p>
              </table:table-cell>
              <table:table-cell office:value-type="float" office:value="5.861897">
                <text:p>5.861897</text:p>
              </table:table-cell>
              <table:table-cell office:value-type="float" office:value="2.839472">
                <text:p>2.8394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.767661">
                <text:p>22.767661</text:p>
              </table:table-cell>
              <table:table-cell office:value-type="float" office:value="5.874004">
                <text:p>5.874004</text:p>
              </table:table-cell>
              <table:table-cell office:value-type="float" office:value="2.845958">
                <text:p>2.8459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.819795">
                <text:p>22.819795</text:p>
              </table:table-cell>
              <table:table-cell office:value-type="float" office:value="5.885978">
                <text:p>5.885978</text:p>
              </table:table-cell>
              <table:table-cell office:value-type="float" office:value="2.852474">
                <text:p>2.8524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.87183">
                <text:p>22.87183</text:p>
              </table:table-cell>
              <table:table-cell office:value-type="float" office:value="5.897913">
                <text:p>5.897913</text:p>
              </table:table-cell>
              <table:table-cell office:value-type="float" office:value="2.858979">
                <text:p>2.8589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.924077">
                <text:p>22.924077</text:p>
              </table:table-cell>
              <table:table-cell office:value-type="float" office:value="5.909012">
                <text:p>5.909012</text:p>
              </table:table-cell>
              <table:table-cell office:value-type="float" office:value="2.86551">
                <text:p>2.865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.976209">
                <text:p>22.976209</text:p>
              </table:table-cell>
              <table:table-cell office:value-type="float" office:value="5.920473">
                <text:p>5.920473</text:p>
              </table:table-cell>
              <table:table-cell office:value-type="float" office:value="2.872026">
                <text:p>2.8720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.027723">
                <text:p>23.027723</text:p>
              </table:table-cell>
              <table:table-cell office:value-type="float" office:value="5.933019">
                <text:p>5.933019</text:p>
              </table:table-cell>
              <table:table-cell office:value-type="float" office:value="2.878465">
                <text:p>2.8784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.079285">
                <text:p>23.079285</text:p>
              </table:table-cell>
              <table:table-cell office:value-type="float" office:value="5.944397">
                <text:p>5.944397</text:p>
              </table:table-cell>
              <table:table-cell office:value-type="float" office:value="2.884911">
                <text:p>2.8849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.130921">
                <text:p>23.130921</text:p>
              </table:table-cell>
              <table:table-cell office:value-type="float" office:value="5.957994">
                <text:p>5.957994</text:p>
              </table:table-cell>
              <table:table-cell office:value-type="float" office:value="2.891365">
                <text:p>2.8913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.182682">
                <text:p>23.182682</text:p>
              </table:table-cell>
              <table:table-cell office:value-type="float" office:value="5.969166">
                <text:p>5.969166</text:p>
              </table:table-cell>
              <table:table-cell office:value-type="float" office:value="2.897835">
                <text:p>2.8978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.23486">
                <text:p>23.23486</text:p>
              </table:table-cell>
              <table:table-cell office:value-type="float" office:value="5.979998">
                <text:p>5.979998</text:p>
              </table:table-cell>
              <table:table-cell office:value-type="float" office:value="2.904358">
                <text:p>2.9043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.286621">
                <text:p>23.286621</text:p>
              </table:table-cell>
              <table:table-cell office:value-type="float" office:value="5.990943">
                <text:p>5.990943</text:p>
              </table:table-cell>
              <table:table-cell office:value-type="float" office:value="2.910828">
                <text:p>2.9108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.339921">
                <text:p>23.339921</text:p>
              </table:table-cell>
              <table:table-cell office:value-type="float" office:value="6.003064">
                <text:p>6.003064</text:p>
              </table:table-cell>
              <table:table-cell office:value-type="float" office:value="2.91749">
                <text:p>2.917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392387">
                <text:p>23.392387</text:p>
              </table:table-cell>
              <table:table-cell office:value-type="float" office:value="6.015257">
                <text:p>6.015257</text:p>
              </table:table-cell>
              <table:table-cell office:value-type="float" office:value="2.924048">
                <text:p>2.924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.445341">
                <text:p>23.445341</text:p>
              </table:table-cell>
              <table:table-cell office:value-type="float" office:value="6.027054">
                <text:p>6.027054</text:p>
              </table:table-cell>
              <table:table-cell office:value-type="float" office:value="2.930668">
                <text:p>2.9306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.497834">
                <text:p>23.497834</text:p>
              </table:table-cell>
              <table:table-cell office:value-type="float" office:value="6.03937">
                <text:p>6.03937</text:p>
              </table:table-cell>
              <table:table-cell office:value-type="float" office:value="2.937229">
                <text:p>2.9372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.551656">
                <text:p>23.551656</text:p>
              </table:table-cell>
              <table:table-cell office:value-type="float" office:value="6.05087">
                <text:p>6.05087</text:p>
              </table:table-cell>
              <table:table-cell office:value-type="float" office:value="2.943957">
                <text:p>2.9439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.603964">
                <text:p>23.603964</text:p>
              </table:table-cell>
              <table:table-cell office:value-type="float" office:value="6.061703">
                <text:p>6.061703</text:p>
              </table:table-cell>
              <table:table-cell office:value-type="float" office:value="2.950495">
                <text:p>2.9504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.65584">
                <text:p>23.65584</text:p>
              </table:table-cell>
              <table:table-cell office:value-type="float" office:value="6.072409">
                <text:p>6.072409</text:p>
              </table:table-cell>
              <table:table-cell office:value-type="float" office:value="2.95698">
                <text:p>2.956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707254">
                <text:p>23.707254</text:p>
              </table:table-cell>
              <table:table-cell office:value-type="float" office:value="6.085005">
                <text:p>6.085005</text:p>
              </table:table-cell>
              <table:table-cell office:value-type="float" office:value="2.963407">
                <text:p>2.9634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75892">
                <text:p>23.75892</text:p>
              </table:table-cell>
              <table:table-cell office:value-type="float" office:value="6.10051">
                <text:p>6.10051</text:p>
              </table:table-cell>
              <table:table-cell office:value-type="float" office:value="2.969865">
                <text:p>2.9698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810742">
                <text:p>23.810742</text:p>
              </table:table-cell>
              <table:table-cell office:value-type="float" office:value="6.112924">
                <text:p>6.112924</text:p>
              </table:table-cell>
              <table:table-cell office:value-type="float" office:value="2.976343">
                <text:p>2.9763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.862635">
                <text:p>23.862635</text:p>
              </table:table-cell>
              <table:table-cell office:value-type="float" office:value="6.126716">
                <text:p>6.126716</text:p>
              </table:table-cell>
              <table:table-cell office:value-type="float" office:value="2.982829">
                <text:p>2.9828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.913318">
                <text:p>23.913318</text:p>
              </table:table-cell>
              <table:table-cell office:value-type="float" office:value="6.139559">
                <text:p>6.139559</text:p>
              </table:table-cell>
              <table:table-cell office:value-type="float" office:value="2.989165">
                <text:p>2.9891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965382">
                <text:p>23.965382</text:p>
              </table:table-cell>
              <table:table-cell office:value-type="float" office:value="6.152756">
                <text:p>6.152756</text:p>
              </table:table-cell>
              <table:table-cell office:value-type="float" office:value="2.995673">
                <text:p>2.9956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019827">
                <text:p>24.019827</text:p>
              </table:table-cell>
              <table:table-cell office:value-type="float" office:value="6.163445">
                <text:p>6.163445</text:p>
              </table:table-cell>
              <table:table-cell office:value-type="float" office:value="3.002478">
                <text:p>3.0024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073805">
                <text:p>24.073805</text:p>
              </table:table-cell>
              <table:table-cell office:value-type="float" office:value="6.174454">
                <text:p>6.174454</text:p>
              </table:table-cell>
              <table:table-cell office:value-type="float" office:value="3.009226">
                <text:p>3.0092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.126185">
                <text:p>24.126185</text:p>
              </table:table-cell>
              <table:table-cell office:value-type="float" office:value="6.186891">
                <text:p>6.186891</text:p>
              </table:table-cell>
              <table:table-cell office:value-type="float" office:value="3.015773">
                <text:p>3.0157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.179303">
                <text:p>24.179303</text:p>
              </table:table-cell>
              <table:table-cell office:value-type="float" office:value="6.200803">
                <text:p>6.200803</text:p>
              </table:table-cell>
              <table:table-cell office:value-type="float" office:value="3.022413">
                <text:p>3.022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232239">
                <text:p>24.232239</text:p>
              </table:table-cell>
              <table:table-cell office:value-type="float" office:value="6.214206">
                <text:p>6.214206</text:p>
              </table:table-cell>
              <table:table-cell office:value-type="float" office:value="3.02903">
                <text:p>3.029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28528">
                <text:p>24.28528</text:p>
              </table:table-cell>
              <table:table-cell office:value-type="float" office:value="6.227238">
                <text:p>6.227238</text:p>
              </table:table-cell>
              <table:table-cell office:value-type="float" office:value="3.03566">
                <text:p>3.035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.337602">
                <text:p>24.337602</text:p>
              </table:table-cell>
              <table:table-cell office:value-type="float" office:value="6.240034">
                <text:p>6.240034</text:p>
              </table:table-cell>
              <table:table-cell office:value-type="float" office:value="3.0422">
                <text:p>3.04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391057">
                <text:p>24.391057</text:p>
              </table:table-cell>
              <table:table-cell office:value-type="float" office:value="6.25289">
                <text:p>6.25289</text:p>
              </table:table-cell>
              <table:table-cell office:value-type="float" office:value="3.048882">
                <text:p>3.0488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444799">
                <text:p>24.444799</text:p>
              </table:table-cell>
              <table:table-cell office:value-type="float" office:value="6.266039">
                <text:p>6.266039</text:p>
              </table:table-cell>
              <table:table-cell office:value-type="float" office:value="3.0556">
                <text:p>3.05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.49767">
                <text:p>24.49767</text:p>
              </table:table-cell>
              <table:table-cell office:value-type="float" office:value="6.278521">
                <text:p>6.278521</text:p>
              </table:table-cell>
              <table:table-cell office:value-type="float" office:value="3.062209">
                <text:p>3.0622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.549764">
                <text:p>24.549764</text:p>
              </table:table-cell>
              <table:table-cell office:value-type="float" office:value="6.290589">
                <text:p>6.290589</text:p>
              </table:table-cell>
              <table:table-cell office:value-type="float" office:value="3.068721">
                <text:p>3.0687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.603294">
                <text:p>24.603294</text:p>
              </table:table-cell>
              <table:table-cell office:value-type="float" office:value="6.302599">
                <text:p>6.302599</text:p>
              </table:table-cell>
              <table:table-cell office:value-type="float" office:value="3.075412">
                <text:p>3.0754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.654293">
                <text:p>24.654293</text:p>
              </table:table-cell>
              <table:table-cell office:value-type="float" office:value="6.31455">
                <text:p>6.31455</text:p>
              </table:table-cell>
              <table:table-cell office:value-type="float" office:value="3.081787">
                <text:p>3.0817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.706547">
                <text:p>24.706547</text:p>
              </table:table-cell>
              <table:table-cell office:value-type="float" office:value="6.325829">
                <text:p>6.325829</text:p>
              </table:table-cell>
              <table:table-cell office:value-type="float" office:value="3.088318">
                <text:p>3.0883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.758148">
                <text:p>24.758148</text:p>
              </table:table-cell>
              <table:table-cell office:value-type="float" office:value="6.336825">
                <text:p>6.336825</text:p>
              </table:table-cell>
              <table:table-cell office:value-type="float" office:value="3.094768">
                <text:p>3.0947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810286">
                <text:p>24.810286</text:p>
              </table:table-cell>
              <table:table-cell office:value-type="float" office:value="6.349522">
                <text:p>6.349522</text:p>
              </table:table-cell>
              <table:table-cell office:value-type="float" office:value="3.101286">
                <text:p>3.1012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861898">
                <text:p>24.861898</text:p>
              </table:table-cell>
              <table:table-cell office:value-type="float" office:value="6.361766">
                <text:p>6.361766</text:p>
              </table:table-cell>
              <table:table-cell office:value-type="float" office:value="3.107737">
                <text:p>3.1077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913254">
                <text:p>24.913254</text:p>
              </table:table-cell>
              <table:table-cell office:value-type="float" office:value="6.373582">
                <text:p>6.373582</text:p>
              </table:table-cell>
              <table:table-cell office:value-type="float" office:value="3.114157">
                <text:p>3.1141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966363">
                <text:p>24.966363</text:p>
              </table:table-cell>
              <table:table-cell office:value-type="float" office:value="6.384368">
                <text:p>6.384368</text:p>
              </table:table-cell>
              <table:table-cell office:value-type="float" office:value="3.120795">
                <text:p>3.1207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.020657">
                <text:p>25.020657</text:p>
              </table:table-cell>
              <table:table-cell office:value-type="float" office:value="6.394636">
                <text:p>6.394636</text:p>
              </table:table-cell>
              <table:table-cell office:value-type="float" office:value="3.127582">
                <text:p>3.1275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.073997">
                <text:p>25.073997</text:p>
              </table:table-cell>
              <table:table-cell office:value-type="float" office:value="6.404954">
                <text:p>6.404954</text:p>
              </table:table-cell>
              <table:table-cell office:value-type="float" office:value="3.13425">
                <text:p>3.134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.127271">
                <text:p>25.127271</text:p>
              </table:table-cell>
              <table:table-cell office:value-type="float" office:value="6.416878">
                <text:p>6.416878</text:p>
              </table:table-cell>
              <table:table-cell office:value-type="float" office:value="3.140909">
                <text:p>3.1409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.180619">
                <text:p>25.180619</text:p>
              </table:table-cell>
              <table:table-cell office:value-type="float" office:value="6.427982">
                <text:p>6.427982</text:p>
              </table:table-cell>
              <table:table-cell office:value-type="float" office:value="3.147577">
                <text:p>3.1475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.23438">
                <text:p>25.23438</text:p>
              </table:table-cell>
              <table:table-cell office:value-type="float" office:value="6.439803">
                <text:p>6.439803</text:p>
              </table:table-cell>
              <table:table-cell office:value-type="float" office:value="3.154298">
                <text:p>3.1542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.287414">
                <text:p>25.287414</text:p>
              </table:table-cell>
              <table:table-cell office:value-type="float" office:value="6.452575">
                <text:p>6.452575</text:p>
              </table:table-cell>
              <table:table-cell office:value-type="float" office:value="3.160927">
                <text:p>3.1609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.340206">
                <text:p>25.340206</text:p>
              </table:table-cell>
              <table:table-cell office:value-type="float" office:value="6.465465">
                <text:p>6.465465</text:p>
              </table:table-cell>
              <table:table-cell office:value-type="float" office:value="3.167526">
                <text:p>3.1675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.392938">
                <text:p>25.392938</text:p>
              </table:table-cell>
              <table:table-cell office:value-type="float" office:value="6.478464">
                <text:p>6.478464</text:p>
              </table:table-cell>
              <table:table-cell office:value-type="float" office:value="3.174117">
                <text:p>3.1741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.445186">
                <text:p>25.445186</text:p>
              </table:table-cell>
              <table:table-cell office:value-type="float" office:value="6.490715">
                <text:p>6.490715</text:p>
              </table:table-cell>
              <table:table-cell office:value-type="float" office:value="3.180648">
                <text:p>3.1806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.497286">
                <text:p>25.497286</text:p>
              </table:table-cell>
              <table:table-cell office:value-type="float" office:value="6.502542">
                <text:p>6.502542</text:p>
              </table:table-cell>
              <table:table-cell office:value-type="float" office:value="3.187161">
                <text:p>3.1871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.548576">
                <text:p>25.548576</text:p>
              </table:table-cell>
              <table:table-cell office:value-type="float" office:value="6.514676">
                <text:p>6.514676</text:p>
              </table:table-cell>
              <table:table-cell office:value-type="float" office:value="3.193572">
                <text:p>3.1935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.599504">
                <text:p>25.599504</text:p>
              </table:table-cell>
              <table:table-cell office:value-type="float" office:value="6.529697">
                <text:p>6.529697</text:p>
              </table:table-cell>
              <table:table-cell office:value-type="float" office:value="3.199938">
                <text:p>3.1999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.650839">
                <text:p>25.650839</text:p>
              </table:table-cell>
              <table:table-cell office:value-type="float" office:value="6.542865">
                <text:p>6.542865</text:p>
              </table:table-cell>
              <table:table-cell office:value-type="float" office:value="3.206355">
                <text:p>3.2063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.701962">
                <text:p>25.701962</text:p>
              </table:table-cell>
              <table:table-cell office:value-type="float" office:value="6.555484">
                <text:p>6.555484</text:p>
              </table:table-cell>
              <table:table-cell office:value-type="float" office:value="3.212745">
                <text:p>3.2127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.753824">
                <text:p>25.753824</text:p>
              </table:table-cell>
              <table:table-cell office:value-type="float" office:value="6.567501">
                <text:p>6.567501</text:p>
              </table:table-cell>
              <table:table-cell office:value-type="float" office:value="3.219228">
                <text:p>3.2192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.805917">
                <text:p>25.805917</text:p>
              </table:table-cell>
              <table:table-cell office:value-type="float" office:value="6.579017">
                <text:p>6.579017</text:p>
              </table:table-cell>
              <table:table-cell office:value-type="float" office:value="3.22574">
                <text:p>3.225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.857058">
                <text:p>25.857058</text:p>
              </table:table-cell>
              <table:table-cell office:value-type="float" office:value="6.589249">
                <text:p>6.589249</text:p>
              </table:table-cell>
              <table:table-cell office:value-type="float" office:value="3.232132">
                <text:p>3.2321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908458">
                <text:p>25.908458</text:p>
              </table:table-cell>
              <table:table-cell office:value-type="float" office:value="6.600572">
                <text:p>6.600572</text:p>
              </table:table-cell>
              <table:table-cell office:value-type="float" office:value="3.238557">
                <text:p>3.2385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.960157">
                <text:p>25.960157</text:p>
              </table:table-cell>
              <table:table-cell office:value-type="float" office:value="6.611962">
                <text:p>6.611962</text:p>
              </table:table-cell>
              <table:table-cell office:value-type="float" office:value="3.24502">
                <text:p>3.245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.01143">
                <text:p>26.01143</text:p>
              </table:table-cell>
              <table:table-cell office:value-type="float" office:value="6.624121">
                <text:p>6.624121</text:p>
              </table:table-cell>
              <table:table-cell office:value-type="float" office:value="3.251429">
                <text:p>3.2514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.062398">
                <text:p>26.062398</text:p>
              </table:table-cell>
              <table:table-cell office:value-type="float" office:value="6.636206">
                <text:p>6.636206</text:p>
              </table:table-cell>
              <table:table-cell office:value-type="float" office:value="3.2578">
                <text:p>3.25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.113255">
                <text:p>26.113255</text:p>
              </table:table-cell>
              <table:table-cell office:value-type="float" office:value="6.648237">
                <text:p>6.648237</text:p>
              </table:table-cell>
              <table:table-cell office:value-type="float" office:value="3.264157">
                <text:p>3.2641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.164451">
                <text:p>26.164451</text:p>
              </table:table-cell>
              <table:table-cell office:value-type="float" office:value="6.660421">
                <text:p>6.660421</text:p>
              </table:table-cell>
              <table:table-cell office:value-type="float" office:value="3.270556">
                <text:p>3.2705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.21567">
                <text:p>26.21567</text:p>
              </table:table-cell>
              <table:table-cell office:value-type="float" office:value="6.673188">
                <text:p>6.673188</text:p>
              </table:table-cell>
              <table:table-cell office:value-type="float" office:value="3.276959">
                <text:p>3.2769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.267904">
                <text:p>26.267904</text:p>
              </table:table-cell>
              <table:table-cell office:value-type="float" office:value="6.685728">
                <text:p>6.685728</text:p>
              </table:table-cell>
              <table:table-cell office:value-type="float" office:value="3.283488">
                <text:p>3.2834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.32002">
                <text:p>26.32002</text:p>
              </table:table-cell>
              <table:table-cell office:value-type="float" office:value="6.695884">
                <text:p>6.695884</text:p>
              </table:table-cell>
              <table:table-cell office:value-type="float" office:value="3.290003">
                <text:p>3.2900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.37072">
                <text:p>26.37072</text:p>
              </table:table-cell>
              <table:table-cell office:value-type="float" office:value="6.70612">
                <text:p>6.70612</text:p>
              </table:table-cell>
              <table:table-cell office:value-type="float" office:value="3.29634">
                <text:p>3.296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.422117">
                <text:p>26.422117</text:p>
              </table:table-cell>
              <table:table-cell office:value-type="float" office:value="6.717602">
                <text:p>6.717602</text:p>
              </table:table-cell>
              <table:table-cell office:value-type="float" office:value="3.302765">
                <text:p>3.3027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.473221">
                <text:p>26.473221</text:p>
              </table:table-cell>
              <table:table-cell office:value-type="float" office:value="6.728801">
                <text:p>6.728801</text:p>
              </table:table-cell>
              <table:table-cell office:value-type="float" office:value="3.309153">
                <text:p>3.3091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.5245">
                <text:p>26.5245</text:p>
              </table:table-cell>
              <table:table-cell office:value-type="float" office:value="6.739137">
                <text:p>6.739137</text:p>
              </table:table-cell>
              <table:table-cell office:value-type="float" office:value="3.315563">
                <text:p>3.3155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.576024">
                <text:p>26.576024</text:p>
              </table:table-cell>
              <table:table-cell office:value-type="float" office:value="6.751203">
                <text:p>6.751203</text:p>
              </table:table-cell>
              <table:table-cell office:value-type="float" office:value="3.322003">
                <text:p>3.322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title svg:x="6.067cm" svg:y="0.316cm" chart:style-name="ch2">
          <text:p>Speedup 8 threads</text:p>
        </chart:title>
        <chart:legend chart:legend-position="end" svg:x="11.426cm" svg:y="3.955cm" style:legend-expansion="high" chart:style-name="ch3"/>
        <chart:plot-area chart:style-name="ch4" table:cell-range-address="data_8.E1:data_8.F501" chart:data-source-has-labels="row" svg:x="0.32cm" svg:y="1.275cm" svg:width="10.786cm" svg:height="7.551cm">
          <chart:coordinate-region svg:x="0.756cm" svg:y="1.396cm" svg:width="10.35cm" svg:height="6.4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8.E2:data_8.E501" chart:label-cell-address="data_8.E1:data_8.E1" chart:class="chart:line">
            <chart:data-point chart:repeated="500"/>
          </chart:series>
          <chart:series chart:style-name="ch8" chart:values-cell-range-address="data_8.F2:data_8.F501" chart:label-cell-address="data_8.F1:data_8.F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ta_8.E1:data_8.E1</svg:desc>
                </draw:g>
              </table:table-cell>
              <table:table-cell office:value-type="string">
                <text:p>speedup (linear)</text:p>
                <draw:g>
                  <svg:desc>data_8.F1:data_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20302">
                <text:p>5.020302</text:p>
                <draw:g>
                  <svg:desc>data_8.E2:data_8.E501</svg:desc>
                </draw:g>
              </table:table-cell>
              <table:table-cell office:value-type="float" office:value="8">
                <text:p>8</text:p>
                <draw:g>
                  <svg:desc>data_8.F2:data_8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86655">
                <text:p>4.386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9602">
                <text:p>4.1696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04556">
                <text:p>4.4045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06994">
                <text:p>4.506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07803">
                <text:p>4.5078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87884">
                <text:p>4.487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79506">
                <text:p>4.4795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63875">
                <text:p>4.463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73247">
                <text:p>4.4732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63685">
                <text:p>4.4636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49225">
                <text:p>4.4492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30995">
                <text:p>4.4309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61876">
                <text:p>4.361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96245">
                <text:p>4.3962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16273">
                <text:p>4.416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25027">
                <text:p>4.4250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73496">
                <text:p>4.3734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55293">
                <text:p>4.355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97418">
                <text:p>4.197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93739">
                <text:p>4.0937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10595">
                <text:p>4.1105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39099">
                <text:p>4.1390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51767">
                <text:p>4.151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46995">
                <text:p>4.1469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50074">
                <text:p>4.150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8689">
                <text:p>4.1686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84764">
                <text:p>4.1847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8621">
                <text:p>4.186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3666">
                <text:p>4.193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0923">
                <text:p>4.209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13601">
                <text:p>4.2136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10812">
                <text:p>4.210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25715">
                <text:p>4.225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40119">
                <text:p>4.240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46693">
                <text:p>4.246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48034">
                <text:p>4.248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54474">
                <text:p>4.254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51316">
                <text:p>4.251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63821">
                <text:p>4.2638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5444">
                <text:p>4.254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7339">
                <text:p>4.247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41575">
                <text:p>4.241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41124">
                <text:p>4.241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52674">
                <text:p>4.2526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4329">
                <text:p>4.24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43546">
                <text:p>4.2435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41074">
                <text:p>4.241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57874">
                <text:p>4.2578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66952">
                <text:p>4.2669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65437">
                <text:p>4.2654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5719">
                <text:p>4.257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54938">
                <text:p>4.2549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3794">
                <text:p>4.23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31148">
                <text:p>4.2311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27265">
                <text:p>4.2272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3693">
                <text:p>4.23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235769">
                <text:p>4.235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34282">
                <text:p>4.2342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36526">
                <text:p>4.2365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46619">
                <text:p>4.2466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4251">
                <text:p>4.24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3779">
                <text:p>4.23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41664">
                <text:p>4.2416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39571">
                <text:p>4.239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41188">
                <text:p>4.241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42899">
                <text:p>4.2428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44909">
                <text:p>4.244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4591">
                <text:p>4.254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25338">
                <text:p>4.2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49936">
                <text:p>4.2499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47583">
                <text:p>4.2475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244283">
                <text:p>4.244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47671">
                <text:p>4.2476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45841">
                <text:p>4.245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42861">
                <text:p>4.2428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44328">
                <text:p>4.244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01754">
                <text:p>4.201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98582">
                <text:p>4.1985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208703">
                <text:p>4.2087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60311">
                <text:p>4.160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52986">
                <text:p>4.152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17079">
                <text:p>4.117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1671">
                <text:p>4.116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92352">
                <text:p>4.092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85994">
                <text:p>4.085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86825">
                <text:p>4.086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79669">
                <text:p>4.0796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82915">
                <text:p>4.082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82286">
                <text:p>4.082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871">
                <text:p>4.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89936">
                <text:p>4.0899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91953">
                <text:p>4.09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95403">
                <text:p>4.095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99818">
                <text:p>4.099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24783">
                <text:p>4.1247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9217">
                <text:p>4.09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93238">
                <text:p>4.0932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9151">
                <text:p>4.09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94629">
                <text:p>4.0946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96391">
                <text:p>4.096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01153">
                <text:p>4.101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07207">
                <text:p>4.107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08283">
                <text:p>4.108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12804">
                <text:p>4.11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116198">
                <text:p>4.116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116026">
                <text:p>4.1160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2154">
                <text:p>4.12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27254">
                <text:p>4.127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36585">
                <text:p>4.1365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07481">
                <text:p>4.107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09189">
                <text:p>4.109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112309">
                <text:p>4.112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1344">
                <text:p>4.113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16908">
                <text:p>4.1169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110413">
                <text:p>4.110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0796">
                <text:p>4.107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75564">
                <text:p>4.0755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59245">
                <text:p>4.0592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39037">
                <text:p>4.0390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8482">
                <text:p>4.0384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25396">
                <text:p>4.0253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1506">
                <text:p>4.015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13394">
                <text:p>4.0133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8986">
                <text:p>3.98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98211">
                <text:p>3.9982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82556">
                <text:p>3.9825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8026">
                <text:p>3.980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73833">
                <text:p>3.9738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41648">
                <text:p>3.94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44951">
                <text:p>3.9449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5347">
                <text:p>3.953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53136">
                <text:p>3.953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4446">
                <text:p>3.94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950443">
                <text:p>3.9504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955822">
                <text:p>3.9558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958889">
                <text:p>3.958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957147">
                <text:p>3.957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61587">
                <text:p>3.9615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4477">
                <text:p>3.944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48091">
                <text:p>3.9480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944181">
                <text:p>3.944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50428">
                <text:p>3.950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43382">
                <text:p>3.9433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947087">
                <text:p>3.9470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952224">
                <text:p>3.9522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957625">
                <text:p>3.957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962489">
                <text:p>3.9624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966648">
                <text:p>3.966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6597">
                <text:p>3.965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89859">
                <text:p>3.8898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873089">
                <text:p>3.8730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64096">
                <text:p>3.8640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41246">
                <text:p>3.8412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41188">
                <text:p>3.841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3451">
                <text:p>3.834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30907">
                <text:p>3.830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38309">
                <text:p>3.838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40623">
                <text:p>3.8406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27771">
                <text:p>3.8277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03754">
                <text:p>3.803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804592">
                <text:p>3.8045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80431">
                <text:p>3.804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02672">
                <text:p>3.802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04802">
                <text:p>3.8048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10914">
                <text:p>3.8109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14565">
                <text:p>3.8145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19705">
                <text:p>3.8197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21808">
                <text:p>3.821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17706">
                <text:p>3.817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22687">
                <text:p>3.8226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829527">
                <text:p>3.8295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2504">
                <text:p>3.82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30867">
                <text:p>3.8308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32175">
                <text:p>3.832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2719">
                <text:p>3.827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829526">
                <text:p>3.8295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32603">
                <text:p>3.8326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30772">
                <text:p>3.8307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26478">
                <text:p>3.8264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32271">
                <text:p>3.832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827142">
                <text:p>3.8271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33257">
                <text:p>3.833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38986">
                <text:p>3.838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40468">
                <text:p>3.84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42656">
                <text:p>3.842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45901">
                <text:p>3.845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50403">
                <text:p>3.850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53437">
                <text:p>3.8534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54215">
                <text:p>3.854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57569">
                <text:p>3.8575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5882">
                <text:p>3.858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61273">
                <text:p>3.861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5308">
                <text:p>3.865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68889">
                <text:p>3.868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71134">
                <text:p>3.871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875139">
                <text:p>3.875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76821">
                <text:p>3.8768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877792">
                <text:p>3.877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80408">
                <text:p>3.8804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876753">
                <text:p>3.876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879125">
                <text:p>3.879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879856">
                <text:p>3.8798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885035">
                <text:p>3.8850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886804">
                <text:p>3.886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890103">
                <text:p>3.890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89244">
                <text:p>3.892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895974">
                <text:p>3.895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894196">
                <text:p>3.8941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894705">
                <text:p>3.8947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894329">
                <text:p>3.894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898297">
                <text:p>3.898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903288">
                <text:p>3.903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905198">
                <text:p>3.905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907166">
                <text:p>3.907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909237">
                <text:p>3.909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912322">
                <text:p>3.912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910767">
                <text:p>3.910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912113">
                <text:p>3.912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14218">
                <text:p>3.9142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18197">
                <text:p>3.918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20541">
                <text:p>3.920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23142">
                <text:p>3.9231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13217">
                <text:p>3.913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13378">
                <text:p>3.9133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915834">
                <text:p>3.9158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915303">
                <text:p>3.915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916038">
                <text:p>3.9160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919929">
                <text:p>3.919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22045">
                <text:p>3.9220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922477">
                <text:p>3.9224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923373">
                <text:p>3.9233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92359">
                <text:p>3.92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924905">
                <text:p>3.9249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27836">
                <text:p>3.927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929191">
                <text:p>3.929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930999">
                <text:p>3.930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928974">
                <text:p>3.928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29037">
                <text:p>3.9290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19383">
                <text:p>3.9193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18475">
                <text:p>3.9184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20203">
                <text:p>3.920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23567">
                <text:p>3.923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2483">
                <text:p>3.924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27264">
                <text:p>3.927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920619">
                <text:p>3.9206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921534">
                <text:p>3.9215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924585">
                <text:p>3.9245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923267">
                <text:p>3.923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21798">
                <text:p>3.9217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24787">
                <text:p>3.924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26885">
                <text:p>3.9268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29061">
                <text:p>3.929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31986">
                <text:p>3.931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35626">
                <text:p>3.935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32174">
                <text:p>3.9321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33752">
                <text:p>3.9337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33437">
                <text:p>3.9334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35247">
                <text:p>3.9352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937922">
                <text:p>3.9379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940661">
                <text:p>3.940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942328">
                <text:p>3.942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943256">
                <text:p>3.9432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944559">
                <text:p>3.9445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47562">
                <text:p>3.9475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948325">
                <text:p>3.948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947321">
                <text:p>3.947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948291">
                <text:p>3.948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45544">
                <text:p>3.9455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946047">
                <text:p>3.9460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947227">
                <text:p>3.9472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946986">
                <text:p>3.946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947468">
                <text:p>3.947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947689">
                <text:p>3.9476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948115">
                <text:p>3.948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949298">
                <text:p>3.949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50529">
                <text:p>3.9505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953476">
                <text:p>3.953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956095">
                <text:p>3.9560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958111">
                <text:p>3.958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959134">
                <text:p>3.959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59584">
                <text:p>3.9595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960267">
                <text:p>3.960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962083">
                <text:p>3.9620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962491">
                <text:p>3.962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963353">
                <text:p>3.963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963971">
                <text:p>3.9639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965489">
                <text:p>3.9654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968666">
                <text:p>3.968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970914">
                <text:p>3.9709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972843">
                <text:p>3.9728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973354">
                <text:p>3.9733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74215">
                <text:p>3.974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75377">
                <text:p>3.9753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74649">
                <text:p>3.974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74235">
                <text:p>3.974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74867">
                <text:p>3.9748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75407">
                <text:p>3.9754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977851">
                <text:p>3.9778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980767">
                <text:p>3.980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82207">
                <text:p>3.982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9827">
                <text:p>3.9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983421">
                <text:p>3.9834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985997">
                <text:p>3.985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987396">
                <text:p>3.9873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98868">
                <text:p>3.988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989158">
                <text:p>3.989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989881">
                <text:p>3.9898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991595">
                <text:p>3.9915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91144">
                <text:p>3.991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980273">
                <text:p>3.980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977443">
                <text:p>3.9774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977945">
                <text:p>3.977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979652">
                <text:p>3.9796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967522">
                <text:p>3.967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69565">
                <text:p>3.9695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71613">
                <text:p>3.9716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6606">
                <text:p>3.966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69068">
                <text:p>3.9690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71587">
                <text:p>3.9715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67281">
                <text:p>3.967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6551">
                <text:p>3.965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66102">
                <text:p>3.966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61504">
                <text:p>3.961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952518">
                <text:p>3.9525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948892">
                <text:p>3.9488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943923">
                <text:p>3.9439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945432">
                <text:p>3.9454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946242">
                <text:p>3.946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947954">
                <text:p>3.947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484">
                <text:p>3.9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948158">
                <text:p>3.948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942859">
                <text:p>3.9428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937974">
                <text:p>3.937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38907">
                <text:p>3.938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93712">
                <text:p>3.93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929468">
                <text:p>3.929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927255">
                <text:p>3.927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930209">
                <text:p>3.930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27471">
                <text:p>3.927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92287">
                <text:p>3.92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923754">
                <text:p>3.923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923595">
                <text:p>3.9235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922431">
                <text:p>3.9224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916578">
                <text:p>3.9165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91753">
                <text:p>3.91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912561">
                <text:p>3.9125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12271">
                <text:p>3.912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12859">
                <text:p>3.9128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910591">
                <text:p>3.910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911145">
                <text:p>3.91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91145">
                <text:p>3.9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91281">
                <text:p>3.91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914391">
                <text:p>3.914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915382">
                <text:p>3.9153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916214">
                <text:p>3.916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91741">
                <text:p>3.917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18903">
                <text:p>3.9189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917605">
                <text:p>3.9176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919712">
                <text:p>3.919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916127">
                <text:p>3.916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912629">
                <text:p>3.9126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909185">
                <text:p>3.909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910619">
                <text:p>3.9106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910025">
                <text:p>3.910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910783">
                <text:p>3.9107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910275">
                <text:p>3.910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90924">
                <text:p>3.90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90941">
                <text:p>3.909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911782">
                <text:p>3.9117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78695">
                <text:p>3.8786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52661">
                <text:p>3.852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51151">
                <text:p>3.851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851571">
                <text:p>3.851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52621">
                <text:p>3.8526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53573">
                <text:p>3.8535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52452">
                <text:p>3.8524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50001">
                <text:p>3.850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46986">
                <text:p>3.846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48512">
                <text:p>3.8485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51863">
                <text:p>3.8518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46525">
                <text:p>3.8465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48932">
                <text:p>3.8489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50693">
                <text:p>3.850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1761">
                <text:p>3.8517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3108">
                <text:p>3.853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51997">
                <text:p>3.851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40011">
                <text:p>3.840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46092">
                <text:p>3.8460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44702">
                <text:p>3.844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45011">
                <text:p>3.845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847113">
                <text:p>3.847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848465">
                <text:p>3.848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848935">
                <text:p>3.848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850042">
                <text:p>3.850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51177">
                <text:p>3.851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851992">
                <text:p>3.8519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852655">
                <text:p>3.852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54447">
                <text:p>3.8544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851869">
                <text:p>3.851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853101">
                <text:p>3.853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853653">
                <text:p>3.8536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850471">
                <text:p>3.850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849624">
                <text:p>3.8496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851133">
                <text:p>3.851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852251">
                <text:p>3.852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853769">
                <text:p>3.853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855413">
                <text:p>3.855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856987">
                <text:p>3.856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858521">
                <text:p>3.8585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85848">
                <text:p>3.85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859491">
                <text:p>3.859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60393">
                <text:p>3.8603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860926">
                <text:p>3.860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862565">
                <text:p>3.8625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863795">
                <text:p>3.863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865493">
                <text:p>3.8654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867191">
                <text:p>3.867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867808">
                <text:p>3.867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867806">
                <text:p>3.8678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868754">
                <text:p>3.868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869903">
                <text:p>3.8699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870554">
                <text:p>3.870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872002">
                <text:p>3.8720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873927">
                <text:p>3.8739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875158">
                <text:p>3.875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876004">
                <text:p>3.8760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876976">
                <text:p>3.8769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877953">
                <text:p>3.877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879511">
                <text:p>3.879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880807">
                <text:p>3.8808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881283">
                <text:p>3.881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882527">
                <text:p>3.8825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882334">
                <text:p>3.882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883739">
                <text:p>3.8837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885429">
                <text:p>3.885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886971">
                <text:p>3.8869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888001">
                <text:p>3.888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888843">
                <text:p>3.8888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890017">
                <text:p>3.890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890776">
                <text:p>3.890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892276">
                <text:p>3.892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893949">
                <text:p>3.8939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895627">
                <text:p>3.895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896012">
                <text:p>3.8960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894579">
                <text:p>3.894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895148">
                <text:p>3.8951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894849">
                <text:p>3.8948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894957">
                <text:p>3.8949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895065">
                <text:p>3.8950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897143">
                <text:p>3.8971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898937">
                <text:p>3.8989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99565">
                <text:p>3.8995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899383">
                <text:p>3.8993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899491">
                <text:p>3.899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899848">
                <text:p>3.899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900235">
                <text:p>3.900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900766">
                <text:p>3.900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901157">
                <text:p>3.901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901822">
                <text:p>3.9018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902618">
                <text:p>3.902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903675">
                <text:p>3.903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904363">
                <text:p>3.904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905661">
                <text:p>3.905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907027">
                <text:p>3.9070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907426">
                <text:p>3.907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908018">
                <text:p>3.90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908831">
                <text:p>3.908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910546">
                <text:p>3.9105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912757">
                <text:p>3.9127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914782">
                <text:p>3.9147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15809">
                <text:p>3.9158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917345">
                <text:p>3.9173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918502">
                <text:p>3.918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918965">
                <text:p>3.918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919317">
                <text:p>3.919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19593">
                <text:p>3.9195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920244">
                <text:p>3.9202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921126">
                <text:p>3.921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921696">
                <text:p>3.9216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920474">
                <text:p>3.920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20429">
                <text:p>3.920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920681">
                <text:p>3.9206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921404">
                <text:p>3.921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922458">
                <text:p>3.922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924128">
                <text:p>3.924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925184">
                <text:p>3.9251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926241">
                <text:p>3.9262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926775">
                <text:p>3.926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927304">
                <text:p>3.927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27846">
                <text:p>3.927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928348">
                <text:p>3.9283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928508">
                <text:p>3.9285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928952">
                <text:p>3.9289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30776">
                <text:p>3.930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932336">
                <text:p>3.932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933266">
                <text:p>3.9332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934315">
                <text:p>3.93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3589">
                <text:p>3.935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936487">
                <text:p>3.93648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5.895cm" svg:y="0.316cm" chart:style-name="ch2">
          <text:p>Efficiência 8 threads</text:p>
        </chart:title>
        <chart:legend chart:legend-position="end" svg:x="11.242cm" svg:y="3.955cm" style:legend-expansion="high" chart:style-name="ch3"/>
        <chart:plot-area chart:style-name="ch4" table:cell-range-address="data_8.G1:data_8.H501" chart:data-source-has-labels="row" svg:x="0.32cm" svg:y="1.275cm" svg:width="10.602cm" svg:height="7.551cm">
          <chart:coordinate-region svg:x="1.047cm" svg:y="1.396cm" svg:width="9.853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8.G2:data_8.G501" chart:label-cell-address="data_8.G1:data_8.G1" chart:class="chart:line">
            <chart:data-point chart:repeated="500"/>
          </chart:series>
          <chart:series chart:style-name="ch8" chart:values-cell-range-address="data_8.H2:data_8.H501" chart:label-cell-address="data_8.H1:data_8.H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data_8.G1:data_8.G1</svg:desc>
                </draw:g>
              </table:table-cell>
              <table:table-cell office:value-type="string">
                <text:p>efficiency (linear)</text:p>
                <draw:g>
                  <svg:desc>data_8.H1:data_8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538">
                <text:p>0.627538</text:p>
                <draw:g>
                  <svg:desc>data_8.G2:data_8.G501</svg:desc>
                </draw:g>
              </table:table-cell>
              <table:table-cell office:value-type="float" office:value="1">
                <text:p>1</text:p>
                <draw:g>
                  <svg:desc>data_8.H2:data_8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8332">
                <text:p>0.548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12">
                <text:p>0.5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057">
                <text:p>0.5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3374">
                <text:p>0.563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3475">
                <text:p>0.563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0985">
                <text:p>0.560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9938">
                <text:p>0.559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7984">
                <text:p>0.557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9156">
                <text:p>0.559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7961">
                <text:p>0.557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6153">
                <text:p>0.556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3874">
                <text:p>0.553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235">
                <text:p>0.545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9531">
                <text:p>0.549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2034">
                <text:p>0.55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3128">
                <text:p>0.553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6687">
                <text:p>0.546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4412">
                <text:p>0.544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4677">
                <text:p>0.524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1717">
                <text:p>0.51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3824">
                <text:p>0.513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7387">
                <text:p>0.517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8971">
                <text:p>0.518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8374">
                <text:p>0.518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8759">
                <text:p>0.518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1086">
                <text:p>0.52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3096">
                <text:p>0.523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3276">
                <text:p>0.523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4208">
                <text:p>0.524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6154">
                <text:p>0.526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7">
                <text:p>0.5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6352">
                <text:p>0.526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8214">
                <text:p>0.528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015">
                <text:p>0.530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0837">
                <text:p>0.530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1004">
                <text:p>0.53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1809">
                <text:p>0.531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1415">
                <text:p>0.531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32978">
                <text:p>0.532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1805">
                <text:p>0.531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0917">
                <text:p>0.530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0197">
                <text:p>0.530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0141">
                <text:p>0.530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31584">
                <text:p>0.531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0411">
                <text:p>0.530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0443">
                <text:p>0.530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30134">
                <text:p>0.530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32234">
                <text:p>0.532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33369">
                <text:p>0.533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318">
                <text:p>0.53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2149">
                <text:p>0.532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1867">
                <text:p>0.531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9743">
                <text:p>0.529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8894">
                <text:p>0.528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8408">
                <text:p>0.528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9616">
                <text:p>0.52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9471">
                <text:p>0.529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29285">
                <text:p>0.529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9566">
                <text:p>0.529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0827">
                <text:p>0.530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0314">
                <text:p>0.530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9724">
                <text:p>0.529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0208">
                <text:p>0.530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9946">
                <text:p>0.529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0148">
                <text:p>0.530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0362">
                <text:p>0.530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0614">
                <text:p>0.530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1824">
                <text:p>0.531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1672">
                <text:p>0.531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1242">
                <text:p>0.531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0948">
                <text:p>0.530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0535">
                <text:p>0.530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0959">
                <text:p>0.530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073">
                <text:p>0.53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0358">
                <text:p>0.530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0541">
                <text:p>0.530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5219">
                <text:p>0.525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4823">
                <text:p>0.524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26088">
                <text:p>0.526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0039">
                <text:p>0.520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123">
                <text:p>0.519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4635">
                <text:p>0.514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4589">
                <text:p>0.514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1544">
                <text:p>0.51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0749">
                <text:p>0.510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0853">
                <text:p>0.510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09959">
                <text:p>0.509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0364">
                <text:p>0.510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0286">
                <text:p>0.510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0888">
                <text:p>0.51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1242">
                <text:p>0.511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1494">
                <text:p>0.51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1925">
                <text:p>0.511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2477">
                <text:p>0.512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5598">
                <text:p>0.515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1521">
                <text:p>0.511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1655">
                <text:p>0.51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1439">
                <text:p>0.511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1829">
                <text:p>0.511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2049">
                <text:p>0.512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2644">
                <text:p>0.512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3401">
                <text:p>0.513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3535">
                <text:p>0.513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4101">
                <text:p>0.514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4525">
                <text:p>0.514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4503">
                <text:p>0.514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193">
                <text:p>0.515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5907">
                <text:p>0.515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7073">
                <text:p>0.517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3435">
                <text:p>0.513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3649">
                <text:p>0.513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4039">
                <text:p>0.514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418">
                <text:p>0.51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4614">
                <text:p>0.514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3802">
                <text:p>0.513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3495">
                <text:p>0.513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09445">
                <text:p>0.50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07406">
                <text:p>0.507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0488">
                <text:p>0.50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81">
                <text:p>0.50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3175">
                <text:p>0.503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01882">
                <text:p>0.501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1674">
                <text:p>0.501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8733">
                <text:p>0.498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9776">
                <text:p>0.499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7819">
                <text:p>0.497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7533">
                <text:p>0.497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96729">
                <text:p>0.496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92706">
                <text:p>0.492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93119">
                <text:p>0.493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4184">
                <text:p>0.494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4142">
                <text:p>0.494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93057">
                <text:p>0.493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93805">
                <text:p>0.493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4478">
                <text:p>0.494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94861">
                <text:p>0.494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94643">
                <text:p>0.494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95198">
                <text:p>0.495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3096">
                <text:p>0.493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93511">
                <text:p>0.493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3023">
                <text:p>0.493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93803">
                <text:p>0.49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92923">
                <text:p>0.492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93386">
                <text:p>0.493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94028">
                <text:p>0.494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94703">
                <text:p>0.494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95311">
                <text:p>0.495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5831">
                <text:p>0.495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5746">
                <text:p>0.495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86232">
                <text:p>0.486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84136">
                <text:p>0.484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83012">
                <text:p>0.483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80156">
                <text:p>0.480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80148">
                <text:p>0.480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79314">
                <text:p>0.479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8863">
                <text:p>0.478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9789">
                <text:p>0.479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80078">
                <text:p>0.480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8471">
                <text:p>0.478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5469">
                <text:p>0.475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5574">
                <text:p>0.475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75539">
                <text:p>0.475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75334">
                <text:p>0.475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756">
                <text:p>0.4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76364">
                <text:p>0.47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6821">
                <text:p>0.476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7463">
                <text:p>0.477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7726">
                <text:p>0.477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7213">
                <text:p>0.477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77836">
                <text:p>0.477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78691">
                <text:p>0.478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813">
                <text:p>0.47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8858">
                <text:p>0.478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9022">
                <text:p>0.479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8399">
                <text:p>0.478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8691">
                <text:p>0.478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79075">
                <text:p>0.479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78847">
                <text:p>0.478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7831">
                <text:p>0.47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9034">
                <text:p>0.4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8393">
                <text:p>0.478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9157">
                <text:p>0.479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79873">
                <text:p>0.479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80058">
                <text:p>0.480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80332">
                <text:p>0.480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80738">
                <text:p>0.480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813">
                <text:p>0.4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8168">
                <text:p>0.48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81777">
                <text:p>0.481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82196">
                <text:p>0.482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82353">
                <text:p>0.482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2659">
                <text:p>0.482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3164">
                <text:p>0.483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3611">
                <text:p>0.483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3892">
                <text:p>0.483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84392">
                <text:p>0.484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84603">
                <text:p>0.484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4724">
                <text:p>0.484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85051">
                <text:p>0.485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84594">
                <text:p>0.484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84891">
                <text:p>0.484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84982">
                <text:p>0.484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85629">
                <text:p>0.485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85851">
                <text:p>0.48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86263">
                <text:p>0.486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86555">
                <text:p>0.486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86997">
                <text:p>0.486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86774">
                <text:p>0.48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86838">
                <text:p>0.486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86791">
                <text:p>0.486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87287">
                <text:p>0.487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87911">
                <text:p>0.487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8815">
                <text:p>0.48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88396">
                <text:p>0.488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88655">
                <text:p>0.488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8904">
                <text:p>0.48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8846">
                <text:p>0.488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89014">
                <text:p>0.489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89277">
                <text:p>0.489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89775">
                <text:p>0.489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90068">
                <text:p>0.490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0393">
                <text:p>0.490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89152">
                <text:p>0.489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89172">
                <text:p>0.489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89479">
                <text:p>0.489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89413">
                <text:p>0.489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89505">
                <text:p>0.489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89991">
                <text:p>0.48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0256">
                <text:p>0.49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9031">
                <text:p>0.49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90422">
                <text:p>0.490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90449">
                <text:p>0.490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90613">
                <text:p>0.490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9098">
                <text:p>0.49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91149">
                <text:p>0.49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91375">
                <text:p>0.491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91122">
                <text:p>0.49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9113">
                <text:p>0.49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89923">
                <text:p>0.489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9809">
                <text:p>0.489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90025">
                <text:p>0.490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90446">
                <text:p>0.490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90604">
                <text:p>0.490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90908">
                <text:p>0.490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0077">
                <text:p>0.490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0192">
                <text:p>0.490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0573">
                <text:p>0.490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0408">
                <text:p>0.490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0225">
                <text:p>0.490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90598">
                <text:p>0.490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90861">
                <text:p>0.490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91133">
                <text:p>0.49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91498">
                <text:p>0.49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1953">
                <text:p>0.491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91522">
                <text:p>0.49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91719">
                <text:p>0.491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9168">
                <text:p>0.49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91906">
                <text:p>0.491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9224">
                <text:p>0.49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92583">
                <text:p>0.492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92791">
                <text:p>0.492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2907">
                <text:p>0.492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307">
                <text:p>0.49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3445">
                <text:p>0.493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93541">
                <text:p>0.493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3415">
                <text:p>0.493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3536">
                <text:p>0.493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93193">
                <text:p>0.493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3256">
                <text:p>0.49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93403">
                <text:p>0.493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93373">
                <text:p>0.493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93434">
                <text:p>0.493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93461">
                <text:p>0.493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93514">
                <text:p>0.493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93662">
                <text:p>0.493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93816">
                <text:p>0.493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94185">
                <text:p>0.494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94512">
                <text:p>0.494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94764">
                <text:p>0.494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94892">
                <text:p>0.49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94948">
                <text:p>0.494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95033">
                <text:p>0.495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9526">
                <text:p>0.49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95311">
                <text:p>0.495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95419">
                <text:p>0.495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95496">
                <text:p>0.495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95686">
                <text:p>0.495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96083">
                <text:p>0.496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96364">
                <text:p>0.49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96605">
                <text:p>0.496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96669">
                <text:p>0.496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96777">
                <text:p>0.496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6922">
                <text:p>0.496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6831">
                <text:p>0.496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96779">
                <text:p>0.496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96858">
                <text:p>0.496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96926">
                <text:p>0.496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97231">
                <text:p>0.497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97596">
                <text:p>0.497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97776">
                <text:p>0.497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97838">
                <text:p>0.497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97928">
                <text:p>0.497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9825">
                <text:p>0.49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98424">
                <text:p>0.498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98585">
                <text:p>0.498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98645">
                <text:p>0.498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98735">
                <text:p>0.498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98949">
                <text:p>0.498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98893">
                <text:p>0.498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97534">
                <text:p>0.497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9718">
                <text:p>0.49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97243">
                <text:p>0.497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97457">
                <text:p>0.497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9594">
                <text:p>0.49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6196">
                <text:p>0.496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96452">
                <text:p>0.496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95758">
                <text:p>0.495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6133">
                <text:p>0.496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96448">
                <text:p>0.496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9591">
                <text:p>0.49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95689">
                <text:p>0.495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95763">
                <text:p>0.495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95188">
                <text:p>0.495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94065">
                <text:p>0.494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93611">
                <text:p>0.493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299">
                <text:p>0.49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93179">
                <text:p>0.493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9328">
                <text:p>0.49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93494">
                <text:p>0.493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9355">
                <text:p>0.49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9352">
                <text:p>0.49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92857">
                <text:p>0.49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92247">
                <text:p>0.492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2363">
                <text:p>0.492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9214">
                <text:p>0.49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91184">
                <text:p>0.49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90907">
                <text:p>0.490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91276">
                <text:p>0.49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90934">
                <text:p>0.4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90359">
                <text:p>0.490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90469">
                <text:p>0.490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90449">
                <text:p>0.490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90304">
                <text:p>0.490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89572">
                <text:p>0.489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89691">
                <text:p>0.489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8907">
                <text:p>0.48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89034">
                <text:p>0.48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9107">
                <text:p>0.489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88824">
                <text:p>0.488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88893">
                <text:p>0.488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88931">
                <text:p>0.488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89101">
                <text:p>0.489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89299">
                <text:p>0.489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89423">
                <text:p>0.489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89527">
                <text:p>0.489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89676">
                <text:p>0.48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89863">
                <text:p>0.489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89701">
                <text:p>0.489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89964">
                <text:p>0.489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89516">
                <text:p>0.489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89079">
                <text:p>0.489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88648">
                <text:p>0.488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88827">
                <text:p>0.488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88753">
                <text:p>0.488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88848">
                <text:p>0.488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88784">
                <text:p>0.488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88655">
                <text:p>0.488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88676">
                <text:p>0.488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88973">
                <text:p>0.488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84837">
                <text:p>0.484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81583">
                <text:p>0.481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81394">
                <text:p>0.481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81446">
                <text:p>0.481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81578">
                <text:p>0.48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81697">
                <text:p>0.481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81557">
                <text:p>0.48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8125">
                <text:p>0.4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80873">
                <text:p>0.480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81064">
                <text:p>0.48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81483">
                <text:p>0.48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80816">
                <text:p>0.480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81117">
                <text:p>0.48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81337">
                <text:p>0.481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8147">
                <text:p>0.48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81638">
                <text:p>0.481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815">
                <text:p>0.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80001">
                <text:p>0.48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0762">
                <text:p>0.480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80588">
                <text:p>0.480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80626">
                <text:p>0.480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80889">
                <text:p>0.480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81058">
                <text:p>0.48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81117">
                <text:p>0.48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81255">
                <text:p>0.481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81397">
                <text:p>0.481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81499">
                <text:p>0.481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81582">
                <text:p>0.48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81806">
                <text:p>0.48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81484">
                <text:p>0.481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81638">
                <text:p>0.481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81707">
                <text:p>0.481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81309">
                <text:p>0.48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81203">
                <text:p>0.481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81392">
                <text:p>0.481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81531">
                <text:p>0.481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81721">
                <text:p>0.48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81927">
                <text:p>0.48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82123">
                <text:p>0.48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82315">
                <text:p>0.482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8231">
                <text:p>0.48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82436">
                <text:p>0.48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82549">
                <text:p>0.48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82616">
                <text:p>0.482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82821">
                <text:p>0.482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82974">
                <text:p>0.482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83187">
                <text:p>0.483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83399">
                <text:p>0.483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83476">
                <text:p>0.483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83476">
                <text:p>0.483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83594">
                <text:p>0.483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83738">
                <text:p>0.483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83819">
                <text:p>0.483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84">
                <text:p>0.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84241">
                <text:p>0.48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84395">
                <text:p>0.484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845">
                <text:p>0.4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84622">
                <text:p>0.484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84744">
                <text:p>0.484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84939">
                <text:p>0.484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85101">
                <text:p>0.485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8516">
                <text:p>0.48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85316">
                <text:p>0.485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85292">
                <text:p>0.485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85467">
                <text:p>0.48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85679">
                <text:p>0.485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85871">
                <text:p>0.485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86">
                <text:p>0.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86105">
                <text:p>0.486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86252">
                <text:p>0.486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86347">
                <text:p>0.486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86534">
                <text:p>0.486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86744">
                <text:p>0.486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86953">
                <text:p>0.486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87002">
                <text:p>0.487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6822">
                <text:p>0.486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86893">
                <text:p>0.486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86856">
                <text:p>0.486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8687">
                <text:p>0.48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6883">
                <text:p>0.486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7143">
                <text:p>0.48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7367">
                <text:p>0.487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87446">
                <text:p>0.487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87423">
                <text:p>0.487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7436">
                <text:p>0.487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87481">
                <text:p>0.487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87529">
                <text:p>0.487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87596">
                <text:p>0.487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87645">
                <text:p>0.487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87728">
                <text:p>0.487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87827">
                <text:p>0.487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87959">
                <text:p>0.487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88045">
                <text:p>0.488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88208">
                <text:p>0.488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88378">
                <text:p>0.488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88428">
                <text:p>0.488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88502">
                <text:p>0.488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88604">
                <text:p>0.488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88818">
                <text:p>0.488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89095">
                <text:p>0.489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89348">
                <text:p>0.489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89476">
                <text:p>0.489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89668">
                <text:p>0.489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89813">
                <text:p>0.489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89871">
                <text:p>0.489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89915">
                <text:p>0.489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89949">
                <text:p>0.48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9003">
                <text:p>0.49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90141">
                <text:p>0.490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90212">
                <text:p>0.490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90059">
                <text:p>0.490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90054">
                <text:p>0.490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90085">
                <text:p>0.490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90175">
                <text:p>0.490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90307">
                <text:p>0.490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90516">
                <text:p>0.490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90648">
                <text:p>0.490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9078">
                <text:p>0.49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90847">
                <text:p>0.490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0913">
                <text:p>0.490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0981">
                <text:p>0.490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044">
                <text:p>0.49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1063">
                <text:p>0.49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1119">
                <text:p>0.49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1347">
                <text:p>0.491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1542">
                <text:p>0.49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1658">
                <text:p>0.49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1789">
                <text:p>0.491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1986">
                <text:p>0.49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2061">
                <text:p>0.49206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